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iroFont201" svg:font-family="CairoFont20"/>
    <style:font-face style:name="Mathematica1" svg:font-family="Mathematica"/>
    <style:font-face style:name="TimesNewRoman1" svg:font-family="TimesNewRoman"/>
    <style:font-face style:name="CairoFont20" svg:font-family="CairoFont20" style:font-pitch="variable"/>
    <style:font-face style:name="Liberation Serif1" svg:font-family="'Liberation Serif'" style:font-pitch="variable"/>
    <style:font-face style:name="Mathematica" svg:font-family="Mathematica" style:font-pitch="variable"/>
    <style:font-face style:name="Tahoma1" svg:font-family="Tahoma" style:font-pitch="variable"/>
    <style:font-face style:name="TimesNewRoman" svg:font-family="TimesNew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12cm" svg:stroke-color="#808080" svg:stroke-opacity="40%" draw:stroke-linejoin="miter" svg:stroke-linecap="butt" draw:fill="none" fo:padding-top="0.006cm" fo:padding-bottom="0.006cm" fo:padding-left="0.006cm" fo:padding-right="0.006cm"/>
    </style:style>
    <style:style style:name="gr2" style:family="graphic" style:parent-style-name="standard">
      <style:graphic-properties draw:stroke="solid" svg:stroke-width="0.001cm" svg:stroke-color="#aaaaaa" draw:stroke-linejoin="miter" svg:stroke-linecap="square" draw:fill="solid" draw:fill-color="#aaaaaa"/>
    </style:style>
    <style:style style:name="gr3" style:family="graphic" style:parent-style-name="standard">
      <style:graphic-properties draw:stroke="none" draw:fill="solid" draw:fill-color="#000000" draw:opacity="10%"/>
    </style:style>
    <style:style style:name="gr4" style:family="graphic" style:parent-style-name="standard">
      <style:graphic-properties draw:stroke="dash" draw:stroke-dash="stroke-dash20" svg:stroke-width="0.04cm" svg:stroke-color="#000000" draw:stroke-linejoin="miter" svg:stroke-linecap="square" draw:fill="none" fo:padding-top="0.02cm" fo:padding-bottom="0.02cm" fo:padding-left="0.02cm" fo:padding-right="0.02cm"/>
    </style:style>
    <style:style style:name="gr5" style:family="graphic" style:parent-style-name="standard">
      <style:graphic-properties draw:stroke="solid" svg:stroke-width="0.04cm" svg:stroke-color="#000000" draw:stroke-linejoin="miter" svg:stroke-linecap="square" draw:fill="none" fo:padding-top="0.02cm" fo:padding-bottom="0.02cm" fo:padding-left="0.02cm" fo:padding-right="0.02cm"/>
    </style:style>
    <style:style style:name="gr6" style:family="graphic" style:parent-style-name="standard">
      <style:graphic-properties draw:stroke="solid" svg:stroke-width="0.04cm" svg:stroke-color="#aaaaaa" svg:stroke-opacity="10%" draw:stroke-linejoin="miter" svg:stroke-linecap="square" draw:fill="none" fo:padding-top="0.02cm" fo:padding-bottom="0.02cm" fo:padding-left="0.02cm" fo:padding-right="0.02cm"/>
    </style:style>
    <style:style style:name="gr7" style:family="graphic" style:parent-style-name="standard">
      <style:graphic-properties draw:stroke="none" draw:fill="none" draw:textarea-horizontal-align="left" draw:textarea-vertical-align="top" draw:auto-grow-height="true" draw:auto-grow-width="true" fo:min-height="0.456cm" fo:min-width="0.456cm" fo:padding-top="0cm" fo:padding-bottom="0cm" fo:padding-left="0cm" fo:padding-right="0cm"/>
    </style:style>
    <style:style style:name="gr8" style:family="graphic" style:parent-style-name="standard">
      <style:graphic-properties draw:stroke="solid" svg:stroke-width="0.005cm" svg:stroke-color="#000000" draw:stroke-linejoin="miter" svg:stroke-linecap="square" draw:fill="none" fo:padding-top="0.002cm" fo:padding-bottom="0.002cm" fo:padding-left="0.002cm" fo:padding-right="0.002cm"/>
    </style:style>
    <style:style style:name="gr9" style:family="graphic" style:parent-style-name="standard">
      <style:graphic-properties draw:stroke="solid" svg:stroke-width="0.005cm" svg:stroke-color="#000000" draw:stroke-linejoin="miter" svg:stroke-linecap="butt" draw:fill="none" fo:padding-top="0.002cm" fo:padding-bottom="0.002cm" fo:padding-left="0.002cm" fo:padding-right="0.002cm"/>
    </style:style>
    <style:style style:name="gr10" style:family="graphic" style:parent-style-name="standard">
      <style:graphic-properties draw:stroke="none" draw:fill="solid" draw:fill-color="#000000" draw:opacity="30%"/>
    </style:style>
    <style:style style:name="gr11" style:family="graphic" style:parent-style-name="standard">
      <style:graphic-properties draw:stroke="solid" svg:stroke-width="0.04cm" svg:stroke-color="#aaaaaa" svg:stroke-opacity="30%" draw:stroke-linejoin="miter" svg:stroke-linecap="square" draw:fill="none" fo:padding-top="0.02cm" fo:padding-bottom="0.02cm" fo:padding-left="0.02cm" fo:padding-right="0.02cm"/>
    </style:style>
    <style:style style:name="gr12" style:family="graphic" style:parent-style-name="standard">
      <style:graphic-properties draw:stroke="none" draw:fill="none" draw:textarea-horizontal-align="left" draw:textarea-vertical-align="top" draw:auto-grow-height="true" draw:auto-grow-width="true" fo:min-height="0.609cm" fo:min-width="0.609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32cm" fo:min-width="0.432cm" fo:padding-top="0cm" fo:padding-bottom="0cm" fo:padding-left="0cm" fo:padding-right="0cm"/>
    </style:style>
    <style:style style:name="gr14" style:family="graphic" style:parent-style-name="standard">
      <style:graphic-properties draw:stroke="none" svg:stroke-color="#000000" draw:fill="none" draw:fill-color="#ffffff" fo:min-height="0.889cm"/>
    </style:style>
    <style:style style:name="P1" style:family="paragraph">
      <loext:graphic-properties draw:fill="none"/>
    </style:style>
    <style:style style:name="P2" style:family="paragraph">
      <loext:graphic-properties draw:fill="solid" draw:fill-color="#aaaaaa"/>
    </style:style>
    <style:style style:name="P3" style:family="paragraph">
      <loext:graphic-properties draw:fill="solid" draw:fill-color="#000000" draw:opacity="10%"/>
    </style:style>
    <style:style style:name="P4" style:family="paragraph">
      <style:paragraph-properties fo:text-align="start" style:writing-mode="lr-tb"/>
    </style:style>
    <style:style style:name="P5" style:family="paragraph">
      <loext:graphic-properties draw:fill="none"/>
      <style:text-properties fo:font-size="13pt" style:font-size-asian="13pt" style:font-size-complex="13pt"/>
    </style:style>
    <style:style style:name="P6" style:family="paragraph">
      <loext:graphic-properties draw:fill="solid" draw:fill-color="#000000" draw:opacity="30%"/>
    </style:style>
    <style:style style:name="P7" style:family="paragraph">
      <loext:graphic-properties draw:fill="none"/>
      <style:text-properties fo:font-size="17.2999992370605pt" style:font-size-asian="17.2999992370605pt" style:font-size-complex="17.2999992370605pt"/>
    </style:style>
    <style:style style:name="P8" style:family="paragraph">
      <loext:graphic-properties draw:fill="none"/>
      <style:text-properties fo:font-size="12.3000001907349pt" style:font-size-asian="12.3000001907349pt" style:font-size-complex="12.3000001907349pt"/>
    </style:style>
    <style:style style:name="P9" style:family="paragraph">
      <style:text-properties fo:color="#0000ff" fo:font-size="24pt"/>
    </style:style>
    <style:style style:name="P10" style:family="paragraph">
      <loext:graphic-properties draw:fill="none" draw:fill-color="#ffffff"/>
      <style:text-properties fo:color="#0000ff" fo:font-size="24pt"/>
    </style:style>
    <style:style style:name="T1" style:family="text">
      <style:text-properties fo:color="#000000" style:font-name="TimesNewRoman1" fo:font-size="13pt" style:font-size-asian="13pt" style:font-name-complex="TimesNewRoman1" style:font-size-complex="13pt"/>
    </style:style>
    <style:style style:name="T2" style:family="text">
      <style:text-properties fo:color="#000000" style:font-name="Mathematica1" fo:font-size="13pt" style:font-size-asian="13pt" style:font-name-complex="Mathematica1" style:font-size-complex="13pt"/>
    </style:style>
    <style:style style:name="T3" style:family="text">
      <style:text-properties fo:color="#000000" style:font-name="TimesNewRoman1" fo:font-size="17.2999992370605pt" style:font-size-asian="17.2999992370605pt" style:font-name-complex="TimesNewRoman1" style:font-size-complex="17.2999992370605pt"/>
    </style:style>
    <style:style style:name="T4" style:family="text">
      <style:text-properties fo:color="#000000" style:font-name="TimesNewRoman1" fo:font-size="12.3000001907349pt" style:font-size-asian="12.3000001907349pt" style:font-name-complex="TimesNewRoman1" style:font-size-complex="12.3000001907349pt"/>
    </style:style>
    <style:style style:name="T5" style:family="text">
      <style:text-properties fo:color="#000000" style:font-name="Mathematica1" fo:font-size="17.2999992370605pt" style:font-size-asian="17.2999992370605pt" style:font-name-complex="Mathematica1" style:font-size-complex="17.2999992370605pt"/>
    </style:style>
    <style:style style:name="T6" style:family="text">
      <style:text-properties fo:color="#000000" style:font-name="CairoFont201" fo:font-size="17.2999992370605pt" style:font-size-asian="17.2999992370605pt" style:font-name-complex="CairoFont201" style:font-size-complex="17.2999992370605pt"/>
    </style:style>
    <style:style style:name="T7" style:family="text">
      <style:text-properties fo:color="#000000" style:font-name="Mathematica1" fo:font-size="12.3000001907349pt" style:font-size-asian="12.3000001907349pt" style:font-name-complex="Mathematica1" style:font-size-complex="12.300000190734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2.327cm" svg:y1="10.342cm" svg:x2="2.327cm" svg:y2="0.06cm">
          <text:p/>
        </draw:line>
        <draw:line draw:style-name="gr1" draw:text-style-name="P1" draw:layer="layout" svg:x1="3.13cm" svg:y1="10.342cm" svg:x2="3.13cm" svg:y2="0.06cm">
          <text:p/>
        </draw:line>
        <draw:line draw:style-name="gr1" draw:text-style-name="P1" draw:layer="layout" svg:x1="3.933cm" svg:y1="10.342cm" svg:x2="3.933cm" svg:y2="0.06cm">
          <text:p/>
        </draw:line>
        <draw:line draw:style-name="gr1" draw:text-style-name="P1" draw:layer="layout" svg:x1="4.737cm" svg:y1="10.342cm" svg:x2="4.737cm" svg:y2="0.06cm">
          <text:p/>
        </draw:line>
        <draw:line draw:style-name="gr1" draw:text-style-name="P1" draw:layer="layout" svg:x1="5.54cm" svg:y1="10.342cm" svg:x2="5.54cm" svg:y2="0.06cm">
          <text:p/>
        </draw:line>
        <draw:line draw:style-name="gr1" draw:text-style-name="P1" draw:layer="layout" svg:x1="6.343cm" svg:y1="10.342cm" svg:x2="6.343cm" svg:y2="0.06cm">
          <text:p/>
        </draw:line>
        <draw:line draw:style-name="gr1" draw:text-style-name="P1" draw:layer="layout" svg:x1="7.146cm" svg:y1="10.342cm" svg:x2="7.146cm" svg:y2="0.06cm">
          <text:p/>
        </draw:line>
        <draw:line draw:style-name="gr1" draw:text-style-name="P1" draw:layer="layout" svg:x1="7.95cm" svg:y1="10.342cm" svg:x2="7.95cm" svg:y2="0.06cm">
          <text:p/>
        </draw:line>
        <draw:line draw:style-name="gr1" draw:text-style-name="P1" draw:layer="layout" svg:x1="8.753cm" svg:y1="10.342cm" svg:x2="8.753cm" svg:y2="0.06cm">
          <text:p/>
        </draw:line>
        <draw:line draw:style-name="gr1" draw:text-style-name="P1" draw:layer="layout" svg:x1="9.556cm" svg:y1="10.342cm" svg:x2="9.556cm" svg:y2="0.06cm">
          <text:p/>
        </draw:line>
        <draw:line draw:style-name="gr1" draw:text-style-name="P1" draw:layer="layout" svg:x1="10.36cm" svg:y1="10.342cm" svg:x2="10.36cm" svg:y2="0.06cm">
          <text:p/>
        </draw:line>
        <draw:line draw:style-name="gr1" draw:text-style-name="P1" draw:layer="layout" svg:x1="11.163cm" svg:y1="10.342cm" svg:x2="11.163cm" svg:y2="0.06cm">
          <text:p/>
        </draw:line>
        <draw:line draw:style-name="gr1" draw:text-style-name="P1" draw:layer="layout" svg:x1="11.966cm" svg:y1="10.342cm" svg:x2="11.966cm" svg:y2="0.06cm">
          <text:p/>
        </draw:line>
        <draw:line draw:style-name="gr1" draw:text-style-name="P1" draw:layer="layout" svg:x1="12.769cm" svg:y1="10.342cm" svg:x2="12.769cm" svg:y2="0.06cm">
          <text:p/>
        </draw:line>
        <draw:line draw:style-name="gr1" draw:text-style-name="P1" draw:layer="layout" svg:x1="13.573cm" svg:y1="10.342cm" svg:x2="13.573cm" svg:y2="0.06cm">
          <text:p/>
        </draw:line>
        <draw:line draw:style-name="gr1" draw:text-style-name="P1" draw:layer="layout" svg:x1="1.523cm" svg:y1="9.862cm" svg:x2="14.376cm" svg:y2="9.862cm">
          <text:p/>
        </draw:line>
        <draw:line draw:style-name="gr1" draw:text-style-name="P1" draw:layer="layout" svg:x1="1.523cm" svg:y1="9.372cm" svg:x2="14.376cm" svg:y2="9.372cm">
          <text:p/>
        </draw:line>
        <draw:line draw:style-name="gr1" draw:text-style-name="P1" draw:layer="layout" svg:x1="1.523cm" svg:y1="8.882cm" svg:x2="14.376cm" svg:y2="8.882cm">
          <text:p/>
        </draw:line>
        <draw:line draw:style-name="gr1" draw:text-style-name="P1" draw:layer="layout" svg:x1="1.523cm" svg:y1="8.392cm" svg:x2="14.376cm" svg:y2="8.392cm">
          <text:p/>
        </draw:line>
        <draw:line draw:style-name="gr1" draw:text-style-name="P1" draw:layer="layout" svg:x1="1.523cm" svg:y1="7.901cm" svg:x2="14.376cm" svg:y2="7.901cm">
          <text:p/>
        </draw:line>
        <draw:line draw:style-name="gr1" draw:text-style-name="P1" draw:layer="layout" svg:x1="1.523cm" svg:y1="7.411cm" svg:x2="14.376cm" svg:y2="7.411cm">
          <text:p/>
        </draw:line>
        <draw:line draw:style-name="gr1" draw:text-style-name="P1" draw:layer="layout" svg:x1="1.523cm" svg:y1="6.921cm" svg:x2="14.376cm" svg:y2="6.921cm">
          <text:p/>
        </draw:line>
        <draw:line draw:style-name="gr1" draw:text-style-name="P1" draw:layer="layout" svg:x1="1.523cm" svg:y1="6.431cm" svg:x2="14.376cm" svg:y2="6.431cm">
          <text:p/>
        </draw:line>
        <draw:line draw:style-name="gr1" draw:text-style-name="P1" draw:layer="layout" svg:x1="1.523cm" svg:y1="5.941cm" svg:x2="14.376cm" svg:y2="5.941cm">
          <text:p/>
        </draw:line>
        <draw:line draw:style-name="gr1" draw:text-style-name="P1" draw:layer="layout" svg:x1="1.523cm" svg:y1="5.451cm" svg:x2="14.376cm" svg:y2="5.451cm">
          <text:p/>
        </draw:line>
        <draw:line draw:style-name="gr1" draw:text-style-name="P1" draw:layer="layout" svg:x1="1.523cm" svg:y1="4.961cm" svg:x2="14.376cm" svg:y2="4.961cm">
          <text:p/>
        </draw:line>
        <draw:line draw:style-name="gr1" draw:text-style-name="P1" draw:layer="layout" svg:x1="1.523cm" svg:y1="4.471cm" svg:x2="14.376cm" svg:y2="4.471cm">
          <text:p/>
        </draw:line>
        <draw:line draw:style-name="gr1" draw:text-style-name="P1" draw:layer="layout" svg:x1="1.523cm" svg:y1="3.981cm" svg:x2="14.376cm" svg:y2="3.981cm">
          <text:p/>
        </draw:line>
        <draw:line draw:style-name="gr1" draw:text-style-name="P1" draw:layer="layout" svg:x1="1.523cm" svg:y1="3.491cm" svg:x2="14.376cm" svg:y2="3.491cm">
          <text:p/>
        </draw:line>
        <draw:line draw:style-name="gr1" draw:text-style-name="P1" draw:layer="layout" svg:x1="1.523cm" svg:y1="3.001cm" svg:x2="14.376cm" svg:y2="3.001cm">
          <text:p/>
        </draw:line>
        <draw:line draw:style-name="gr1" draw:text-style-name="P1" draw:layer="layout" svg:x1="1.523cm" svg:y1="2.511cm" svg:x2="14.376cm" svg:y2="2.511cm">
          <text:p/>
        </draw:line>
        <draw:line draw:style-name="gr1" draw:text-style-name="P1" draw:layer="layout" svg:x1="1.523cm" svg:y1="2.021cm" svg:x2="14.376cm" svg:y2="2.021cm">
          <text:p/>
        </draw:line>
        <draw:line draw:style-name="gr1" draw:text-style-name="P1" draw:layer="layout" svg:x1="1.523cm" svg:y1="1.53cm" svg:x2="14.376cm" svg:y2="1.53cm">
          <text:p/>
        </draw:line>
        <draw:line draw:style-name="gr1" draw:text-style-name="P1" draw:layer="layout" svg:x1="1.523cm" svg:y1="1.04cm" svg:x2="14.376cm" svg:y2="1.04cm">
          <text:p/>
        </draw:line>
        <draw:line draw:style-name="gr1" draw:text-style-name="P1" draw:layer="layout" svg:x1="1.523cm" svg:y1="0.55cm" svg:x2="14.376cm" svg:y2="0.55cm">
          <text:p/>
        </draw:line>
        <draw:line draw:style-name="gr1" draw:text-style-name="P1" draw:layer="layout" svg:x1="1.523cm" svg:y1="0.06cm" svg:x2="14.376cm" svg:y2="0.06cm">
          <text:p/>
        </draw:line>
        <draw:polygon draw:style-name="gr2" draw:text-style-name="P2" draw:layer="layout" svg:width="2.812cm" svg:height="0.011cm" svg:x="1.523cm" svg:y="10.33cm" svg:viewBox="0 0 2813 12" draw:points="0,12 12,12 16,11 20,8 24,4 28,1 32,2 36,6 40,9 44,12 48,9 52,6 56,2 60,1 64,4 67,8 71,11 75,9 79,6 95,8 127,10 131,11 135,8 138,4 142,1 146,2 150,6 154,9 158,12 162,9 166,6 170,2 174,1 178,4 186,11 190,10 194,7 198,3 202,0 206,3 209,7 213,10 217,11 225,4 229,1 233,2 237,6 241,9 245,12 249,9 253,6 257,1 261,2 266,6 270,9 274,11 283,4 287,0 291,3 296,7 300,10 304,10 308,7 313,3 317,1 321,4 325,8 330,11 334,9 338,6 343,2 347,2 351,6 355,9 360,12 364,8 368,4 372,1 377,2 385,10 390,11 394,7 398,3 402,0 407,3 415,11 419,10 424,6 428,2 432,1 441,9 445,12 449,9 458,1 462,2 466,6 471,9 475,11 483,4 488,0 492,3 496,7 501,10 505,10 514,3 518,1 522,4 526,8 530,11 534,10 542,3 546,1 558,11 562,10 574,0 578,3 586,10 590,11 602,1 606,2 614,9 618,11 622,8 654,6 658,2 662,1 670,8 674,11 678,9 686,2 690,1 702,11 706,10 710,7 714,3 718,0 730,10 734,11 746,1 750,3 758,10 762,11 766,8 774,1 778,2 782,6 786,9 789,12 793,9 797,6 801,2 805,1 809,4 813,8 817,11 821,10 825,7 829,3 833,0 836,3 840,7 844,10 848,11 852,8 860,1 864,2 868,6 872,9 876,12 879,9 883,6 887,2 891,1 895,4 899,8 903,11 907,10 911,7 915,3 919,0 923,3 930,10 934,11 938,8 969,6 973,2 977,1 981,4 985,8 989,11 993,10 997,7 1001,3 1005,0 1008,3 1013,7 1016,10 1020,11 1024,8 1028,4 1032,1 1036,2 1040,6 1045,10 1049,11 1053,8 1057,3 1062,0 1066,3 1070,7 1074,10 1079,10 1083,7 1087,3 1091,1 1096,4 1100,8 1104,11 1108,9 1113,6 1117,2 1121,1 1125,6 1130,9 1134,12 1138,9 1142,4 1147,1 1151,2 1155,6 1159,10 1164,11 1168,8 1172,4 1176,0 1180,3 1185,7 1189,10 1193,10 1197,7 1202,3 1206,1 1210,4 1215,8 1219,11 1223,9 1227,6 1231,2 1236,1 1240,6 1244,9 1248,12 1253,9 1257,6 1261,1 1265,2 1270,6 1274,9 1278,11 1282,8 1287,4 1291,1 1295,3 1299,7 1304,10 1308,11 1316,4 1319,1 1323,2 1327,6 1331,9 1335,11 1343,4 1347,1 1351,2 1359,9 1363,12 1367,9 1375,2 1379,1 1383,4 1391,11 1395,10 1399,7 1430,4 1434,1 1438,3 1446,10 1450,11 1454,8 1462,1 1466,2 1470,6 1478,12 1482,9 1486,6 1490,2 1494,1 1498,4 1506,11 1510,10 1513,7 1517,3 1521,0 1525,3 1529,7 1533,10 1537,10 1541,7 1545,3 1549,0 1553,3 1557,7 1561,10 1566,11 1574,3 1578,0 1583,3 1587,8 1591,11 1596,10 1600,6 1604,2 1608,1 1613,4 1617,9 1621,12 1634,1 1639,2 1643,6 1647,10 1652,11 1656,8 1660,3 1664,0 1673,7 1677,11 1682,10 1690,2 1694,1 1703,9 1707,12 1712,9 1716,6 1720,1 1724,2 1729,6 1733,9 1737,11 1742,8 1750,0 1754,3 1763,11 1767,10 1776,2 1780,1 1789,8 1793,12 1797,9 1802,6 1806,1 1810,2 1815,6 1819,9 1823,11 1832,4 1836,1 1840,3 1844,7 1849,10 1853,10 1857,7 1861,3 1865,0 1870,3 1874,8 1878,11 1882,10 1886,7 1891,2 1895,1 1899,4 1903,8 1908,11 1912,9 1916,6 1920,2 1924,1 1929,6 1933,9 1937,12 1941,9 1945,6 1950,1 1954,2 1958,6 1962,9 1967,11 1971,8 1975,4 1979,1 1983,3 1988,7 1992,10 1996,11 2000,7 2004,3 2009,0 2013,3 2017,7 2021,11 2026,10 2030,7 2034,3 2038,1 2042,4 2047,8 2051,11 2055,9 2064,2 2068,1 2072,6 2076,9 2080,12 2084,9 2089,6 2093,1 2097,2 2101,6 2105,9 2109,12 2113,9 2117,6 2121,2 2125,1 2129,4 2133,8 2137,11 2141,10 2145,7 2149,3 2152,0 2160,7 2164,10 2168,11 2172,8 2176,4 2180,1 2184,2 2188,6 2192,9 2196,12 2200,9 2204,6 2208,1 2211,1 2215,6 2219,9 2223,11 2227,9 2231,6 2235,2 2239,1 2243,4 2251,11 2255,10 2259,7 2290,4 2294,1 2298,2 2302,6 2306,9 2310,12 2314,9 2318,6 2321,2 2325,1 2329,4 2333,8 2337,11 2341,10 2345,7 2349,3 2353,0 2361,8 2366,11 2370,10 2374,7 2379,2 2383,1 2387,4 2391,8 2396,12 2400,9 2408,1 2413,2 2417,6 2421,9 2425,11 2430,8 2434,4 2438,1 2442,3 2447,7 2451,10 2455,10 2459,7 2464,3 2468,0 2472,4 2481,11 2485,10 2489,6 2494,2 2498,1 2502,4 2506,9 2511,10 2515,9 2519,6 2523,1 2528,2 2532,6 2536,9 2540,9 2545,8 2549,4 2553,0 2558,3 2562,7 2566,9 2570,9 2575,7 2579,3 2583,1 2587,4 2592,8 2596,8 2600,8 2604,6 2609,2 2613,1 2617,6 2621,8 2630,8 2634,6 2638,2 2642,1 2646,4 2650,7 2654,7 2657,7 2661,6 2665,2 2669,1 2673,4 2677,6 2681,6 2685,6 2689,6 2693,3 2698,0 2702,3 2706,6 2710,6 2714,6 2718,6 2722,4 2726,1 2734,4 2742,4 2746,4 2750,4 2754,1 2758,2 2762,4 2766,4 2774,4 2778,4 2782,2 2786,1 2790,3 2794,3 2798,3 2806,3 2810,2 2813,1 2802,1 2794,1 2790,1 2782,1 2774,1 2770,1 2762,1 2758,1 2754,1 2750,2 2746,2 2742,2 2734,2 2730,2 2726,1 2722,2 2718,2 2714,2 2710,2 2706,2 2702,2 2698,0 2693,2 2689,3 2681,3 2677,3 2673,3 2669,1 2665,2 2661,3 2657,3 2654,3 2650,3 2646,3 2642,1 2638,2 2634,3 2630,4 2626,4 2621,4 2617,4 2613,1 2609,2 2604,4 2600,4 2592,4 2587,4 2583,1 2579,3 2575,6 2570,6 2562,6 2558,3 2553,0 2549,4 2545,6 2540,6 2532,6 2528,2 2523,1 2519,6 2515,7 2511,7 2506,7 2502,4 2498,1 2494,2 2489,6 2485,7 2481,7 2477,7 2472,4 2468,0 2464,3 2459,7 2455,8 2451,8 2447,7 2442,3 2438,1 2434,4 2430,8 2425,9 2421,9 2417,6 2413,2 2408,1 2400,9 2396,9 2391,8 2387,4 2383,1 2379,2 2370,10 2366,10 2361,8 2353,0 2349,3 2345,7 2341,10 2337,11 2333,8 2329,4 2325,1 2321,2 2318,6 2314,9 2310,11 2306,9 2302,6 2298,2 2294,1 2290,4 2259,7 2255,10 2251,11 2243,4 2239,1 2235,2 2231,6 2227,9 2223,11 2219,9 2215,6 2211,1 2208,1 2204,6 2200,9 2196,12 2192,9 2188,6 2184,2 2180,1 2176,4 2172,8 2168,11 2164,10 2160,7 2152,0 2149,3 2145,7 2141,10 2137,11 2133,8 2129,4 2125,1 2121,2 2117,6 2113,9 2109,12 2105,9 2101,6 2097,2 2093,1 2089,6 2084,9 2080,12 2076,9 2072,6 2068,1 2064,2 2055,9 2051,11 2047,8 2042,4 2038,1 2034,3 2030,7 2026,10 2021,11 2017,7 2013,3 2009,0 2004,3 2000,7 1996,11 1992,10 1988,7 1983,3 1979,1 1975,4 1971,8 1967,11 1962,9 1958,6 1954,2 1950,1 1945,6 1941,9 1937,12 1933,9 1929,6 1924,1 1920,2 1916,6 1912,9 1908,11 1903,8 1899,4 1895,1 1891,2 1886,7 1882,10 1878,11 1874,8 1870,3 1865,0 1861,3 1857,7 1853,10 1849,10 1844,7 1840,3 1836,1 1832,4 1823,11 1819,9 1815,6 1810,2 1806,1 1802,6 1797,9 1793,12 1789,8 1780,1 1776,2 1767,10 1763,11 1754,3 1750,0 1742,8 1737,11 1733,9 1729,6 1724,2 1720,1 1716,6 1712,9 1707,12 1703,9 1694,1 1690,2 1682,10 1677,11 1673,7 1664,0 1660,3 1656,8 1652,11 1647,10 1643,6 1639,2 1634,1 1621,12 1617,9 1613,4 1608,1 1604,2 1600,6 1596,10 1591,11 1587,8 1583,3 1578,0 1574,3 1566,11 1561,10 1557,7 1553,3 1549,0 1545,3 1541,7 1537,10 1533,10 1529,7 1525,3 1521,0 1517,3 1513,7 1510,10 1506,11 1498,4 1494,1 1490,2 1486,6 1482,9 1478,12 1470,6 1466,2 1462,1 1454,8 1450,11 1446,10 1438,3 1434,1 1430,4 1399,7 1395,10 1391,11 1383,4 1379,1 1375,2 1367,9 1363,12 1359,9 1351,2 1347,1 1343,4 1335,11 1331,9 1327,6 1323,2 1319,1 1316,4 1308,11 1304,10 1299,7 1295,3 1291,1 1287,4 1282,8 1278,11 1274,9 1270,6 1265,2 1261,1 1257,6 1253,9 1248,12 1244,9 1240,6 1236,1 1231,2 1227,6 1223,9 1219,11 1215,8 1210,4 1206,1 1202,3 1197,7 1193,10 1189,10 1185,7 1180,3 1176,0 1172,4 1168,8 1164,11 1159,10 1155,6 1151,2 1147,1 1142,4 1138,9 1134,12 1130,9 1125,6 1121,1 1117,2 1113,6 1108,9 1104,11 1100,8 1096,4 1091,1 1087,3 1083,7 1079,10 1074,10 1070,7 1066,3 1062,0 1057,3 1053,8 1049,11 1045,10 1040,6 1036,2 1032,1 1028,4 1024,8 1020,11 1016,10 1013,7 1008,3 1005,0 1001,3 997,7 993,10 989,11 985,8 981,4 977,1 973,2 969,6 938,8 934,11 930,10 923,3 919,0 915,3 911,7 907,10 903,11 899,8 895,4 891,1 887,2 883,6 879,9 876,12 872,9 868,6 864,2 860,1 852,8 848,11 844,10 840,7 836,3 833,0 829,3 825,7 821,10 817,11 813,8 809,4 805,1 801,2 797,6 793,9 789,12 786,9 782,6 778,2 774,1 766,8 762,11 758,10 750,3 746,1 734,11 730,10 718,0 714,3 710,7 706,10 702,11 690,1 686,2 678,9 674,11 670,8 662,1 658,2 654,6 622,8 618,11 614,9 606,2 602,1 590,11 586,10 578,3 574,0 562,10 558,11 546,1 542,3 534,10 530,11 526,8 522,4 518,1 514,3 505,10 501,10 496,7 492,3 488,0 483,4 475,11 471,9 466,6 462,2 458,1 449,9 445,12 441,9 432,1 428,2 424,6 419,10 415,11 407,3 402,0 398,3 394,7 390,11 385,10 377,2 372,1 368,4 364,8 360,12 355,9 351,6 347,2 343,2 338,6 334,9 330,11 325,8 321,4 317,1 313,3 308,7 304,10 300,10 296,7 291,3 287,0 283,4 274,11 270,9 266,6 261,2 257,1 253,6 249,9 245,12 241,9 237,6 233,2 229,1 225,4 217,11 213,10 209,7 206,3 202,0 198,3 194,7 190,10 186,11 178,4 174,1 170,2 166,6 162,9 158,12 154,9 150,6 146,2 142,1 138,4 135,8 131,11 127,10 95,8 79,6 75,9 71,11 67,8 64,4 60,1 56,2 52,6 48,9 44,12 40,9 36,6 32,2 28,1 24,4 20,8 16,11 12,12">
          <text:p/>
        </draw:polygon>
        <draw:polygon draw:style-name="gr2" draw:text-style-name="P2" draw:layer="layout" svg:width="10.04cm" svg:height="9.405cm" svg:x="4.336cm" svg:y="0.928cm" svg:viewBox="0 0 10041 9406" draw:points="0,9404 4,9406 8,9406 16,9406 20,9406 24,9406 28,9403 31,9406 35,9405 67,9405 71,9405 75,9405 79,9405 83,9405 87,9404 91,9405 95,9405 99,9404 130,9404 134,9404 138,9404 141,9404 145,9404 161,9404 165,9404 169,9404 177,9403 180,9403 184,9403 192,9403 196,9403 204,9403 208,9403 212,9403 216,9402 223,9402 227,9402 231,9402 239,9401 255,9400 317,9398 321,9397 325,9397 334,9397 338,9397 342,9396 351,9396 355,9396 359,9396 364,9395 368,9395 376,9395 380,9395 385,9395 452,9392 588,9387 596,9387 604,9386 608,9386 611,9386 615,9386 619,9386 623,9386 627,9386 631,9385 639,9385 643,9385 651,9385 655,9385 659,9385 667,9384 671,9384 675,9384 679,9384 688,9384 691,9384 699,9383 703,9383 707,9383 715,9383 719,9383 723,9383 731,9383 747,9382 755,9382 763,9382 767,9382 770,9381 774,9381 778,9381 782,9381 790,9381 794,9380 810,9379 842,9377 846,9376 859,9375 876,9374 880,9374 884,9374 893,9373 910,9372 978,9367 983,9367 987,9367 996,9366 1000,9366 1004,9366 1009,9365 1013,9365 1017,9365 1021,9365 1030,9364 1034,9364 1038,9364 1047,9363 1051,9363 1060,9363 1064,9362 1068,9362 1073,9362 1081,9361 1090,9361 1098,9360 1103,9360 1107,9360 1120,9359 1124,9359 1128,9358 1132,9358 1149,9356 1250,9347 1254,9346 1258,9346 1263,9345 1267,9345 1271,9344 1275,9344 1284,9343 1288,9343 1292,9343 1300,9342 1305,9342 1309,9341 1313,9341 1317,9341 1321,9340 1326,9340 1330,9340 1334,9339 1338,9339 1342,9339 1351,9338 1355,9338 1359,9337 1363,9337 1368,9336 1372,9335 1376,9335 1384,9334 1388,9333 1392,9333 1400,9332 1416,9330 1447,9326 1451,9326 1455,9325 1463,9324 1478,9322 1510,9319 1514,9318 1518,9318 1526,9317 1533,9316 1537,9316 1541,9315 1545,9314 1549,9314 1557,9313 1573,9310 1635,9301 1644,9300 1652,9298 1669,9296 1703,9290 1771,9278 1780,9277 1788,9276 1792,9275 1797,9274 1805,9273 1809,9272 1814,9271 1822,9269 1839,9266 1907,9252 1911,9251 1915,9250 1919,9249 1927,9247 1931,9246 1939,9244 1971,9237 2034,9221 2038,9220 2042,9219 2050,9217 2066,9213 2098,9204 2161,9186 2166,9185 2170,9183 2178,9180 2196,9174 2230,9163 2299,9139 2307,9135 2316,9132 2333,9125 2368,9111 2436,9080 2441,9078 2445,9077 2453,9073 2470,9064 2504,9047 2508,9045 2512,9043 2521,9038 2538,9029 2571,9010 2576,9007 2580,9005 2588,8999 2605,8989 2639,8967 2706,8920 2710,8917 2714,8914 2722,8908 2738,8896 2769,8869 2773,8866 2777,8863 2785,8857 2801,8843 2832,8814 2836,8811 2840,8807 2848,8799 2864,8783 2895,8751 2958,8679 2963,8673 2967,8668 2976,8657 2993,8635 3027,8588 3031,8582 3035,8576 3044,8563 3061,8538 3095,8483 3099,8476 3104,8469 3112,8453 3129,8422 3163,8359 3172,8341 3180,8323 3198,8288 3232,8208 3236,8198 3240,8188 3248,8169 3264,8131 3295,8044 3299,8033 3303,8022 3311,7999 3327,7952 3359,7846 3363,7832 3375,7791 3391,7731 3423,7601 3427,7582 3431,7568 3439,7537 3455,7463 3487,7304 3495,7264 3502,7223 3518,7134 3549,6941 3553,6913 3557,6881 3561,6861 3565,6838 3581,6726 3612,6489 3616,6459 3620,6426 3627,6360 3643,6223 3674,5923 3737,5295 3741,5247 3745,5204 3754,5111 3771,4927 3805,4556 3809,4509 3813,4467 3822,4377 3839,4200 3873,3862 3877,3822 3881,3782 3889,3703 3906,3551 3911,3515 3915,3483 3923,3410 3940,3273 3945,3241 3949,3210 3957,3145 3974,3029 3978,3001 3983,2972 3991,2920 4008,2815 4012,2792 4016,2769 4024,2728 4040,2648 4044,2630 4048,2612 4056,2573 4071,2502 4075,2486 4079,2471 4087,2442 4091,2427 4095,2413 4103,2385 4107,2373 4111,2361 4119,2339 4123,2328 4127,2315 4135,2293 4139,2284 4143,2275 4151,2258 4154,2252 4158,2244 4162,2232 4166,2224 4170,2218 4174,2212 4178,2206 4182,2198 4186,2191 4190,2186 4194,2181 4198,2177 4202,2172 4206,2169 4214,2165 4218,2162 4222,2159 4230,2150 4234,2148 4238,2145 4242,2144 4246,2141 4249,2141 4257,2142 4261,2142 4266,2142 4270,2142 4274,2142 4278,2143 4283,2145 4287,2147 4291,2149 4300,2154 4304,2157 4309,2161 4317,2168 4321,2172 4326,2177 4330,2182 4334,2187 4338,2193 4347,2205 4351,2211 4356,2217 4360,2223 4364,2231 4368,2240 4373,2249 4377,2255 4381,2262 4399,2295 4403,2303 4407,2314 4411,2322 4416,2332 4433,2375 4467,2467 4476,2490 4484,2517 4501,2569 4536,2682 4540,2696 4544,2712 4569,2802 4603,2929 4670,3191 4805,3748 4809,3764 4813,3781 4821,3813 4836,3878 4868,4006 4931,4247 4935,4265 4939,4281 4946,4314 4962,4371 4994,4498 5056,4719 5061,4740 5065,4756 5069,4767 5073,4778 5090,4843 5124,4955 5193,5170 5197,5180 5201,5196 5210,5220 5227,5269 5261,5359 5329,5531 5333,5541 5337,5551 5345,5568 5361,5601 5392,5670 5396,5678 5400,5685 5408,5700 5424,5731 5456,5787 5460,5793 5464,5800 5472,5814 5488,5837 5492,5843 5496,5850 5504,5863 5520,5885 5524,5890 5528,5896 5536,5905 5551,5924 5555,5932 5559,5937 5563,5943 5567,5948 5571,5952 5583,5965 5587,5969 5591,5973 5599,5982 5614,5996 5646,6028 5649,6033 5653,6037 5657,6040 5661,6044 5665,6048 5669,6051 5677,6058 5681,6062 5684,6065 5692,6071 5708,6083 5716,6088 5723,6093 5739,6104 5770,6128 5833,6167 5841,6173 5849,6178 5866,6188 5900,6208 5968,6248 5976,6254 5985,6260 6002,6270 6035,6293 6103,6342 6107,6345 6111,6348 6119,6354 6135,6367 6166,6394 6229,6451 6233,6455 6237,6459 6245,6466 6261,6482 6292,6515 6356,6584 6364,6594 6373,6603 6390,6624 6424,6665 6492,6752 6629,6939 6885,7308 7135,7662 7407,8009 7411,8013 7415,8018 7423,8028 7439,8047 7470,8084 7534,8155 7661,8289 7665,8294 7669,8298 7678,8307 7695,8324 7729,8358 7798,8423 7936,8543 7940,8547 7944,8550 7952,8557 7969,8571 8003,8598 8070,8650 8205,8747 8213,8753 8221,8758 8237,8768 8268,8789 8331,8828 8457,8902 8461,8904 8466,8906 8474,8911 8491,8920 8525,8938 8594,8973 8730,9036 8734,9038 8738,9040 8746,9043 8762,9050 8794,9064 8857,9089 8865,9092 8877,9096 8881,9097 8885,9099 8889,9100 8921,9113 8985,9136 8989,9137 8993,9139 9000,9142 9016,9147 9047,9157 9110,9178 9235,9213 9239,9214 9247,9217 9252,9218 9256,9220 9260,9221 9268,9223 9302,9232 9370,9249 9374,9250 9379,9251 9387,9253 9404,9257 9438,9265 9506,9279 9510,9280 9514,9281 9522,9283 9525,9283 9529,9284 9533,9285 9537,9285 9541,9286 9545,9287 9553,9289 9557,9290 9561,9291 9565,9292 9573,9294 9577,9294 9581,9295 9585,9296 9600,9298 9632,9304 9636,9304 9640,9305 9648,9307 9664,9310 9672,9311 9676,9312 9680,9313 9684,9314 9687,9315 9691,9315 9695,9316 9699,9317 9703,9317 9711,9318 9727,9321 9759,9325 9763,9326 9767,9326 9772,9327 9803,9333 9816,9335 9820,9336 9825,9337 9829,9338 9838,9339 9865,9342 9900,9346 9913,9348 9917,9349 9922,9349 9926,9350 9935,9352 9939,9352 9944,9353 9953,9354 9970,9357 9979,9359 9984,9359 9992,9360 9997,9361 10010,9362 10014,9362 10023,9363 10028,9364 10032,9364 10041,9365 10032,9364 10028,9364 10023,9363 10014,9362 10010,9362 9997,9361 9992,9360 9984,9359 9979,9359 9970,9357 9953,9354 9944,9353 9939,9352 9935,9352 9926,9350 9922,9349 9917,9349 9913,9348 9900,9346 9865,9342 9838,9339 9829,9338 9825,9337 9820,9336 9816,9335 9803,9333 9772,9327 9767,9326 9763,9326 9759,9325 9727,9321 9711,9318 9703,9317 9699,9317 9695,9316 9691,9315 9687,9315 9684,9314 9680,9313 9676,9312 9672,9311 9664,9310 9648,9307 9640,9305 9636,9304 9632,9304 9600,9298 9585,9296 9581,9295 9577,9294 9573,9294 9565,9292 9561,9291 9557,9290 9553,9289 9545,9287 9541,9286 9537,9285 9533,9285 9529,9284 9525,9283 9522,9283 9514,9281 9510,9280 9506,9279 9438,9265 9404,9257 9387,9253 9379,9251 9374,9250 9370,9249 9302,9232 9268,9223 9260,9221 9256,9220 9252,9218 9247,9217 9239,9214 9235,9213 9110,9178 9047,9157 9016,9147 9000,9142 8993,9139 8989,9137 8985,9136 8921,9113 8889,9100 8885,9099 8881,9097 8877,9096 8865,9092 8857,9089 8794,9064 8762,9050 8746,9043 8738,9040 8734,9038 8730,9036 8594,8973 8525,8938 8491,8920 8474,8911 8466,8906 8461,8904 8457,8902 8331,8828 8268,8789 8237,8768 8221,8758 8213,8753 8205,8747 8070,8650 8003,8598 7969,8571 7952,8557 7944,8550 7940,8547 7936,8543 7798,8423 7729,8358 7695,8324 7678,8306 7669,8298 7661,8289 7534,8155 7470,8084 7439,8046 7423,8027 7415,8018 7411,8013 7407,8008 7135,7660 6885,7305 6629,6933 6492,6743 6424,6656 6390,6614 6373,6591 6364,6581 6360,6577 6356,6572 6292,6501 6261,6467 6233,6440 6229,6436 6166,6377 6135,6348 6119,6335 6111,6329 6107,6326 6103,6323 6035,6272 6002,6247 5985,6236 5976,6230 5972,6227 5968,6225 5900,6182 5866,6160 5849,6150 5841,6144 5833,6139 5770,6096 5739,6074 5723,6062 5716,6056 5712,6053 5708,6050 5692,6037 5684,6031 5681,6028 5677,6024 5673,6020 5665,6011 5661,6007 5649,5996 5646,5993 5630,5979 5622,5971 5618,5968 5614,5963 5607,5954 5603,5949 5591,5934 5587,5929 5583,5924 5551,5886 5547,5880 5544,5874 5536,5863 5528,5852 5524,5847 5520,5842 5504,5819 5496,5804 5492,5798 5488,5791 5472,5766 5464,5753 5456,5740 5424,5681 5408,5648 5400,5633 5396,5625 5392,5617 5361,5546 5345,5508 5337,5491 5333,5481 5329,5470 5261,5283 5227,5188 5210,5132 5201,5106 5193,5076 5158,4951 5154,4942 5150,4933 5146,4921 5142,4907 5137,4883 5133,4865 5124,4839 5090,4714 5073,4655 5069,4633 5065,4607 5056,4585 4994,4336 4962,4192 4946,4125 4939,4093 4935,4076 4931,4057 4868,3759 4836,3604 4821,3525 4813,3485 4809,3465 4805,3444 4670,2717 4603,2335 4569,2140 4553,2042 4544,1993 4540,1968 4536,1944 4399,1161 4330,807 4296,632 4287,594 4283,580 4278,560 4270,524 4266,504 4261,483 4253,447 4249,427 4246,408 4238,379 4234,363 4230,348 4226,335 4222,326 4218,314 4214,300 4210,285 4206,269 4202,254 4198,239 4194,224 4190,208 4182,184 4178,173 4174,163 4170,155 4166,149 4151,110 4143,90 4139,79 4135,68 4131,57 4127,52 4123,46 4115,35 4111,30 4107,28 4103,25 4099,23 4095,20 4091,18 4087,11 4083,5 4075,0 4071,0 4067,1 4064,2 4060,3 4056,5 4052,6 4048,8 4044,11 4040,16 4032,27 4028,33 4024,39 4020,45 4016,51 4012,63 4008,74 4000,100 3995,115 3991,129 3983,153 3978,162 3974,179 3970,197 3966,214 3962,232 3957,252 3953,276 3949,297 3945,325 3940,344 3932,398 3928,433 3923,457 3915,512 3911,543 3906,575 3898,645 3894,683 3889,723 3881,797 3877,838 3873,879 3856,1065 3847,1159 3843,1209 3839,1262 3822,1484 3813,1599 3809,1660 3805,1719 3788,1972 3779,2102 3775,2169 3771,2238 3754,2515 3745,2658 3741,2729 3737,2802 3674,3840 3643,4358 3627,4596 3620,4712 3616,4770 3612,4824 3581,5225 3577,5274 3573,5319 3569,5365 3565,5433 3561,5470 3557,5530 3553,5561 3549,5600 3518,5945 3502,6108 3495,6179 3491,6214 3487,6247 3455,6516 3439,6637 3435,6676 3431,6704 3427,6732 3423,6761 3407,6871 3399,6923 3395,6949 3391,6974 3383,7025 3379,7049 3367,7113 3363,7134 3359,7149 3327,7326 3311,7404 3303,7440 3295,7480 3264,7623 3248,7686 3240,7717 3236,7731 3232,7746 3198,7866 3180,7922 3172,7948 3163,7974 3129,8072 3112,8115 3104,8139 3099,8152 3095,8162 3061,8242 3044,8282 3035,8300 3031,8309 3027,8317 2993,8385 2976,8417 2967,8433 2963,8440 2958,8448 2895,8550 2864,8597 2840,8629 2836,8634 2832,8639 2801,8679 2785,8698 2777,8708 2773,8712 2769,8717 2738,8751 2722,8768 2714,8776 2710,8780 2706,8784 2639,8847 2605,8876 2588,8890 2580,8897 2576,8900 2571,8903 2538,8928 2521,8941 2512,8947 2508,8949 2504,8952 2470,8975 2453,8986 2445,8991 2441,8993 2436,8996 2368,9036 2333,9054 2316,9063 2307,9067 2299,9071 2264,9087 2247,9095 2239,9099 2230,9102 2196,9117 2178,9124 2170,9127 2166,9129 2161,9131 2098,9154 2066,9166 2050,9171 2042,9173 2034,9176 1971,9195 1955,9200 1947,9202 1943,9204 1939,9205 1923,9209 1915,9211 1911,9212 1907,9213 1839,9231 1805,9239 1788,9243 1784,9244 1780,9245 1776,9246 1771,9247 1737,9254 1720,9258 1712,9260 1707,9260 1703,9261 1669,9268 1661,9270 1657,9271 1652,9272 1648,9273 1644,9273 1635,9275 1573,9286 1541,9291 1533,9293 1529,9294 1526,9294 1522,9295 1518,9295 1514,9296 1510,9296 1478,9301 1463,9303 1455,9304 1451,9305 1447,9305 1416,9310 1400,9312 1392,9314 1388,9314 1384,9315 1380,9316 1376,9316 1372,9317 1368,9317 1359,9318 1355,9318 1351,9319 1334,9321 1326,9322 1321,9322 1317,9323 1284,9327 1258,9330 1254,9330 1250,9331 1242,9332 1237,9332 1233,9333 1225,9334 1221,9334 1216,9335 1208,9336 1204,9337 1200,9337 1195,9338 1191,9338 1187,9338 1183,9339 1166,9340 1157,9341 1153,9341 1149,9342 1132,9343 1124,9344 1120,9344 1115,9344 1047,9350 1013,9354 1009,9355 1004,9355 1000,9355 996,9356 987,9357 983,9357 978,9357 970,9358 961,9359 957,9360 953,9360 944,9360 936,9361 932,9361 927,9361 919,9362 914,9362 910,9362 876,9364 859,9365 850,9365 846,9366 842,9366 715,9374 683,9377 667,9378 659,9378 655,9379 651,9379 643,9380 639,9380 631,9381 627,9381 623,9381 619,9381 615,9381 611,9381 608,9382 604,9382 596,9382 588,9382 554,9383 537,9384 529,9384 524,9384 520,9384 486,9385 482,9385 469,9386 465,9386 461,9386 457,9386 452,9386 385,9389 380,9389 376,9389 368,9389 364,9389 359,9389 355,9389 351,9390 347,9390 338,9390 334,9390 330,9391 325,9391 321,9391 317,9391 255,9393 251,9393 247,9394 243,9394 239,9394 235,9394 231,9394 227,9395 223,9395 216,9395 212,9395 208,9396 204,9396 200,9396 196,9396 192,9396 130,9399 99,9400 95,9401 91,9401 83,9401 75,9402 71,9402 67,9402 59,9402 55,9403 43,9403 39,9403 35,9403 31,9403 28,9403 24,9403 20,9403 12,9404 8,9404 4,9404">
          <text:p/>
        </draw:polygon>
        <draw:polygon draw:style-name="gr3" draw:text-style-name="P3" draw:layer="layout" svg:width="0cm" svg:height="0cm" svg:x="4.335cm" svg:y="10.331cm" svg:viewBox="0 0 1 0" draw:points="0,0 1,0">
          <text:p/>
        </draw:polygon>
        <draw:polyline draw:style-name="gr4" draw:text-style-name="P1" draw:layer="layout" svg:width="12.853cm" svg:height="10.109cm" svg:x="1.523cm" svg:y="0.231cm" svg:viewBox="0 0 12854 10110" draw:points="0,10110 12,10110 16,10109 20,10105 24,10102 28,10099 32,10100 36,10104 40,10107 44,10110 48,10106 56,10100 60,10099 64,10103 67,10106 71,10109 75,10107 79,10104 95,10105 127,10107 131,10109 135,10106 138,10102 142,10099 146,10100 150,10103 154,10106 158,10110 162,10107 166,10103 170,10100 174,10099 178,10102 182,10106 186,10109 190,10108 194,10104 198,10101 202,10098 206,10101 209,10105 213,10108 217,10108 225,10102 229,10099 233,10100 237,10104 241,10107 245,10109 249,10106 253,10103 257,10099 261,10100 270,10107 274,10109 287,10098 291,10101 300,10108 304,10108 313,10101 317,10098 330,10109 334,10107 343,10100 347,10100 355,10107 360,10109 372,10099 377,10101 385,10108 390,10108 398,10101 402,10098 415,10109 419,10107 428,10100 432,10099 445,10110 449,10106 458,10099 462,10100 471,10107 475,10109 488,10098 492,10101 501,10108 505,10108 509,10104 514,10101 518,10099 526,10106 530,10109 534,10107 538,10104 542,10101 546,10098 550,10102 558,10108 562,10108 570,10101 574,10098 578,10101 582,10104 586,10108 590,10109 594,10105 602,10099 606,10101 614,10107 618,10109 622,10106 654,10103 658,10100 662,10099 666,10103 674,10109 678,10107 686,10101 690,10099 698,10105 702,10109 706,10108 710,10105 714,10101 718,10098 722,10101 726,10105 730,10108 734,10108 746,10098 750,10101 758,10107 762,10109 770,10102 774,10099 778,10100 782,10103 789,10110 793,10107 797,10103 801,10100 805,10099 809,10102 813,10105 817,10109 821,10108 829,10101 833,10098 836,10101 840,10104 844,10108 848,10109 852,10105 860,10099 864,10100 868,10103 872,10107 876,10110 879,10107 883,10103 887,10100 891,10099 895,10102 899,10105 903,10109 907,10108 911,10104 915,10101 919,10098 923,10101 926,10104 930,10108 934,10109 938,10105 969,10103 973,10100 977,10099 981,10102 985,10105 989,10109 993,10108 1001,10101 1005,10098 1008,10101 1013,10104 1016,10108 1020,10109 1024,10105 1028,10102 1032,10099 1036,10100 1040,10104 1045,10107 1049,10109 1053,10105 1062,10098 1066,10101 1070,10105 1074,10108 1079,10108 1083,10104 1087,10101 1091,10098 1096,10102 1104,10109 1108,10107 1113,10103 1117,10100 1121,10099 1130,10106 1134,10110 1138,10106 1147,10099 1151,10100 1155,10104 1159,10107 1164,10109 1172,10102 1176,10098 1180,10101 1185,10105 1189,10108 1193,10108 1197,10105 1202,10101 1206,10098 1215,10105 1219,10109 1223,10107 1227,10104 1231,10100 1236,10099 1240,10103 1248,10110 1257,10103 1261,10099 1265,10100 1274,10107 1278,10109 1282,10105 1291,10098 1295,10101 1299,10104 1304,10108 1308,10108 1316,10102 1319,10098 1323,10101 1327,10104 1331,10107 1335,10109 1343,10103 1347,10099 1351,10100 1359,10106 1363,10110 1367,10107 1375,10100 1379,10099 1383,10102 1387,10106 1391,10109 1395,10108 1399,10104 1430,10102 1434,10098 1438,10101 1446,10107 1450,10109 1454,10106 1458,10102 1462,10099 1466,10100 1470,10103 1478,10110 1482,10107 1486,10103 1490,10100 1494,10099 1498,10102 1506,10109 1510,10107 1513,10104 1517,10101 1521,10098 1525,10101 1529,10105 1533,10108 1537,10108 1541,10105 1545,10102 1549,10098 1553,10101 1557,10104 1561,10108 1566,10108 1574,10101 1578,10098 1583,10102 1587,10105 1591,10109 1596,10107 1604,10100 1608,10099 1613,10103 1617,10106 1621,10110 1626,10106 1630,10103 1634,10099 1639,10100 1643,10104 1647,10107 1652,10109 1664,10098 1669,10101 1673,10105 1677,10108 1682,10108 1690,10100 1694,10099 1699,10102 1703,10106 1707,10110 1712,10106 1720,10099 1724,10100 1729,10104 1733,10107 1737,10109 1746,10102 1750,10098 1754,10101 1763,10108 1767,10108 1772,10104 1776,10101 1780,10099 1789,10106 1793,10109 1797,10107 1806,10099 1810,10100 1819,10107 1823,10109 1832,10102 1836,10098 1840,10101 1844,10104 1849,10108 1853,10108 1857,10105 1861,10101 1865,10098 1870,10101 1874,10105 1878,10109 1882,10108 1886,10104 1891,10101 1895,10099 1899,10102 1903,10106 1908,10109 1912,10107 1916,10103 1920,10100 1924,10099 1933,10106 1937,10110 1941,10106 1945,10103 1950,10099 1954,10100 1958,10104 1962,10107 1967,10109 1971,10106 1975,10102 1979,10098 1983,10101 1988,10104 1992,10108 1996,10108 2000,10105 2004,10101 2009,10098 2013,10101 2017,10105 2021,10108 2026,10108 2030,10104 2034,10101 2038,10098 2042,10102 2047,10106 2051,10109 2055,10107 2064,10100 2068,10099 2072,10103 2076,10106 2080,10110 2084,10106 2093,10099 2097,10100 2101,10103 2105,10107 2109,10110 2113,10106 2117,10103 2121,10100 2125,10099 2129,10102 2133,10106 2137,10109 2141,10107 2145,10104 2149,10101 2152,10098 2160,10105 2164,10108 2168,10108 2172,10105 2176,10102 2180,10099 2184,10100 2188,10104 2192,10107 2196,10109 2200,10106 2204,10103 2208,10100 2211,10099 2215,10103 2219,10106 2223,10109 2227,10107 2231,10104 2235,10101 2239,10098 2243,10102 2251,10108 2255,10108 2259,10105 2290,10102 2294,10099 2298,10100 2302,10103 2306,10106 2310,10110 2314,10107 2318,10103 2321,10100 2325,10099 2329,10102 2333,10105 2337,10109 2341,10108 2345,10104 2349,10101 2353,10098 2357,10101 2366,10108 2370,10108 2374,10104 2379,10101 2383,10099 2387,10102 2391,10106 2396,10108 2400,10107 2408,10100 2413,10100 2421,10107 2425,10107 2430,10106 2438,10099 2442,10101 2447,10104 2451,10106 2455,10106 2459,10105 2464,10101 2468,10098 2477,10105 2481,10106 2485,10106 2489,10104 2494,10100 2498,10099 2502,10103 2506,10105 2515,10105 2519,10103 2523,10099 2528,10100 2532,10104 2536,10104 2540,10104 2545,10104 2549,10102 2553,10098 2558,10101 2562,10104 2570,10104 2575,10104 2583,10098 2587,10102 2592,10103 2596,10103 2600,10103 2604,10103 2609,10100 2613,10099 2617,10103 2621,10103 2626,10102 2630,10102 2634,10102 2638,10100 2642,10099 2646,10102 2650,10102 2654,10102 2657,10102 2661,10102 2665,10100 2669,10099 2673,10101 2677,10101 2681,10101 2685,10101 2689,10101 2693,10101 2697,10098 2701,10101 2709,10101 2713,10101 2717,10101 2721,10101 2725,10098 2729,10101 2733,10100 2741,10100 2745,10100 2749,10100 2753,10099 2757,10100 2761,10100 2765,10100 2773,10100 2777,10100 2781,10100 2785,10099 2789,10100 2793,10099 2797,10099 2801,10099 2805,10099 2809,10099 2813,10098 2817,10099 2821,10099 2825,10099 2833,10099 2837,10099 2841,10098 2844,10099 2848,10099 2852,10098 2860,10098 2864,10098 2868,10098 2872,10098 2896,10098 2900,10098 2908,10097 2912,10097 2915,10097 2919,10097 2927,10096 2931,10096 2935,10096 2943,10095 2947,10095 2951,10095 2958,10094 2962,10094 2966,10094 2974,10094 2978,10093 2982,10093 2990,10093 2997,10092 3001,10092 3005,10092 3009,10092 3013,10092 3017,10092 3021,10091 3025,10091 3029,10091 3036,10090 3068,10089 3130,10086 3134,10086 3138,10086 3143,10086 3147,10085 3151,10085 3155,10085 3160,10085 3164,10085 3168,10084 3177,10084 3181,10084 3185,10084 3189,10084 3193,10084 3198,10083 3265,10081 3270,10081 3278,10080 3282,10080 3287,10080 3291,10080 3295,10080 3299,10079 3333,10078 3337,10078 3342,10078 3350,10078 3367,10077 3401,10076 3409,10076 3417,10075 3432,10075 3436,10075 3440,10075 3444,10075 3452,10074 3456,10074 3464,10074 3468,10074 3476,10074 3480,10073 3484,10073 3488,10073 3496,10072 3527,10069 3531,10069 3535,10069 3539,10068 3543,10068 3547,10068 3551,10067 3555,10067 3559,10067 3590,10064 3654,10060 3658,10059 3662,10059 3671,10058 3675,10058 3679,10058 3684,10058 3692,10057 3696,10057 3701,10057 3709,10056 3713,10056 3731,10054 3739,10054 3756,10053 3761,10053 3769,10052 3773,10052 3790,10051 3795,10051 3808,10050 3812,10049 3816,10049 3825,10048 3829,10047 3833,10047 3842,10046 3859,10044 3927,10037 3932,10036 3936,10036 3940,10036 3944,10035 3949,10035 3953,10035 3957,10034 3961,10033 3995,10030 3999,10030 4003,10030 4012,10029 4028,10027 4033,10027 4037,10026 4041,10026 4045,10026 4049,10025 4054,10024 4062,10023 4066,10023 4070,10022 4075,10022 4079,10021 4096,10019 4129,10014 4196,10005 4200,10005 4204,10004 4212,10004 4216,10003 4220,10003 4224,10002 4228,10002 4232,10001 4236,10000 4243,9999 4259,9996 4322,9986 4326,9985 4330,9984 4338,9983 4353,9981 4385,9975 4388,9975 4392,9974 4400,9972 4416,9969 4447,9963 4452,9962 4456,9961 4464,9960 4481,9957 4515,9949 4583,9934 4592,9932 4596,9931 4600,9930 4617,9926 4651,9917 4719,9898 4723,9897 4727,9896 4735,9894 4751,9889 4783,9880 4846,9859 4850,9858 4854,9856 4862,9853 4878,9847 4911,9836 4974,9811 4979,9809 4983,9807 4991,9803 5009,9795 5043,9780 5112,9746 5116,9744 5120,9742 5129,9738 5146,9728 5181,9709 5249,9666 5254,9664 5258,9661 5266,9655 5283,9643 5317,9619 5321,9616 5325,9613 5334,9606 5351,9593 5384,9565 5389,9562 5393,9558 5401,9551 5418,9536 5452,9505 5519,9436 5523,9431 5527,9427 5535,9418 5551,9400 5582,9362 5586,9357 5590,9352 5598,9342 5614,9321 5645,9277 5649,9272 5653,9266 5677,9231 5708,9180 5771,9065 5780,9049 5789,9032 5806,8996 5840,8920 5844,8910 5848,8901 5857,8880 5874,8837 5908,8745 5912,8734 5917,8723 5921,8709 5925,8695 5942,8644 5976,8535 5981,8520 5985,8505 5993,8474 6011,8412 6045,8276 6049,8258 6053,8242 6061,8206 6077,8134 6081,8117 6085,8099 6093,8058 6108,7978 6112,7956 6116,7934 6124,7889 6140,7791 6172,7597 6180,7548 6188,7497 6204,7384 6212,7320 6220,7256 6236,7124 6240,7089 6244,7056 6252,6990 6268,6844 6300,6535 6304,6496 6308,6457 6315,6373 6331,6181 6362,5780 6366,5745 6370,5665 6378,5560 6394,5336 6425,4861 6429,4795 6433,4728 6440,4590 6456,4298 6487,3709 6550,2516 6554,2434 6558,2355 6567,2201 6584,1902 6588,1829 6592,1757 6601,1619 6618,1373 6622,1306 6626,1245 6635,1132 6639,1078 6643,1023 6652,919 6656,868 6660,823 6669,737 6686,583 6690,547 6694,510 6698,477 6702,441 6707,408 6711,376 6715,385 6719,349 6724,300 6728,278 6732,257 6736,239 6741,218 6745,197 6749,199 6758,151 6762,127 6766,103 6770,88 6775,78 6779,71 6783,65 6787,51 6791,40 6796,32 6800,28 6813,18 6817,14 6821,10 6825,5 6829,0 6833,3 6841,12 6845,15 6849,17 6853,19 6857,22 6861,24 6869,28 6873,34 6880,45 6884,50 6888,58 6892,67 6900,86 6904,99 6908,114 6912,120 6916,127 6920,136 6924,159 6928,165 6932,173 6936,185 6940,197 6944,209 6948,226 6952,244 6956,260 6964,294 6979,357 7011,497 7074,817 7079,838 7083,856 7087,890 7091,914 7109,1002 7143,1212 7212,1632 7349,2496 7353,2523 7357,2550 7366,2603 7382,2709 7416,2915 7483,3321 7488,3345 7492,3370 7500,3421 7517,3521 7551,3710 7618,4082 7622,4103 7626,4124 7634,4167 7649,4245 7681,4409 7744,4715 7748,4735 7752,4751 7759,4786 7775,4854 7807,5002 7869,5264 7874,5277 7882,5299 7886,5312 7891,5343 7895,5361 7899,5379 7903,5395 7937,5514 8006,5735 8023,5806 8027,5823 8031,5841 8035,5856 8040,5866 8044,5876 8048,5882 8052,5902 8057,5912 8074,5953 8082,5973 8091,5993 8095,6003 8099,6013 8104,6024 8108,6039 8116,6069 8125,6097 8129,6111 8142,6152 8146,6165 8150,6177 8154,6185 8158,6194 8162,6202 8166,6210 8174,6227 8205,6294 8209,6308 8213,6319 8217,6327 8221,6335 8225,6342 8229,6350 8233,6357 8237,6365 8241,6374 8245,6384 8249,6391 8253,6399 8269,6429 8273,6435 8277,6442 8285,6455 8301,6481 8333,6532 8337,6537 8341,6542 8349,6553 8364,6575 8396,6617 8400,6622 8404,6627 8412,6637 8427,6653 8459,6686 8462,6689 8466,6693 8474,6700 8490,6715 8521,6741 8525,6744 8529,6748 8536,6754 8552,6766 8583,6788 8646,6830 8654,6835 8662,6841 8679,6852 8713,6873 8781,6918 8785,6921 8789,6924 8798,6929 8815,6941 8848,6964 8916,7017 8920,7020 8924,7024 8932,7030 8948,7042 8979,7071 9042,7132 9046,7135 9050,7139 9054,7142 9058,7145 9074,7162 9078,7166 9082,7171 9090,7180 9105,7198 9169,7267 9173,7271 9177,7276 9186,7286 9203,7309 9237,7352 9305,7439 9442,7629 9698,8001 9948,8358 10220,8706 10228,8715 10236,8725 10252,8742 10283,8780 10347,8852 10474,8987 10478,8991 10482,8995 10491,9004 10508,9021 10542,9055 10611,9119 10749,9240 10753,9244 10757,9247 10765,9254 10782,9268 10816,9295 10883,9348 11018,9444 11022,9447 11026,9450 11050,9465 11081,9486 11144,9525 11270,9598 11274,9601 11287,9607 11304,9617 11338,9635 11407,9670 11543,9733 11547,9735 11551,9737 11559,9740 11575,9747 11607,9761 11670,9786 11678,9789 11686,9791 11694,9794 11702,9797 11706,9798 11710,9800 11718,9803 11722,9805 11726,9807 11734,9810 11798,9833 11802,9835 11806,9836 11813,9839 11829,9844 11860,9854 11923,9874 11927,9876 11931,9877 11938,9879 11954,9884 11985,9893 12048,9911 12052,9912 12056,9913 12060,9914 12065,9915 12081,9920 12115,9930 12183,9946 12187,9947 12192,9948 12200,9950 12204,9951 12209,9952 12213,9953 12217,9954 12221,9955 12234,9958 12251,9961 12255,9962 12259,9963 12264,9964 12268,9965 12276,9966 12281,9966 12285,9968 12289,9969 12293,9970 12302,9972 12310,9974 12315,9976 12319,9977 12323,9978 12327,9978 12331,9979 12335,9980 12350,9983 12354,9984 12358,9984 12366,9986 12374,9987 12378,9988 12382,9988 12386,9989 12390,9990 12398,9992 12413,9995 12417,9996 12421,9997 12425,9998 12433,9999 12437,10000 12441,10001 12445,10002 12449,10002 12453,10003 12457,10004 12461,10005 12477,10007 12508,10012 12572,10023 12580,10025 12585,10026 12589,10026 12607,10029 12642,10034 12713,10044 12717,10044 12744,10049 12748,10050 12757,10051 12761,10051 12766,10051 12770,10052 12775,10052 12779,10053 12814,10056 12819,10057 12823,10058 12836,10060 12841,10060 12845,10061 12849,10061 12854,10062">
          <text:p/>
        </draw:polyline>
        <draw:polyline draw:style-name="gr5" draw:text-style-name="P1" draw:layer="layout" svg:width="12.853cm" svg:height="8.214cm" svg:x="1.523cm" svg:y="2.127cm" svg:viewBox="0 0 12854 8215" draw:points="0,8215 12,8215 16,8214 20,8211 24,8208 28,8205 32,8206 36,8209 40,8212 44,8215 48,8212 52,8209 56,8206 60,8205 64,8208 67,8211 71,8214 75,8212 79,8209 95,8211 127,8213 131,8214 135,8211 138,8208 142,8205 146,8206 150,8209 154,8212 158,8215 162,8212 166,8209 170,8206 174,8205 178,8208 186,8214 190,8213 194,8210 198,8207 202,8204 206,8207 209,8210 213,8213 217,8214 225,8208 229,8205 233,8206 237,8209 241,8212 245,8215 249,8212 253,8209 257,8205 261,8206 266,8209 270,8212 274,8214 283,8208 287,8204 291,8207 296,8210 300,8213 304,8213 308,8210 313,8207 317,8205 321,8208 325,8211 330,8214 334,8212 338,8209 343,8206 347,8206 351,8209 355,8212 360,8215 364,8211 368,8208 372,8205 377,8206 385,8213 390,8214 394,8210 398,8207 402,8204 407,8207 415,8214 419,8213 424,8209 428,8206 432,8205 441,8212 445,8215 449,8212 458,8205 462,8206 466,8209 471,8212 475,8214 483,8208 488,8204 492,8207 496,8210 501,8213 505,8213 514,8207 518,8205 522,8208 526,8211 530,8214 534,8213 542,8207 546,8205 558,8214 562,8213 574,8204 578,8207 586,8213 590,8214 602,8205 606,8206 614,8212 618,8214 622,8211 654,8209 658,8206 662,8205 670,8211 674,8214 678,8212 686,8206 690,8205 702,8214 706,8213 710,8210 714,8207 718,8204 730,8213 734,8214 746,8205 750,8207 758,8213 762,8214 766,8211 774,8205 778,8206 782,8209 786,8212 789,8215 793,8212 797,8209 801,8206 805,8205 809,8208 813,8211 817,8214 821,8213 825,8210 829,8207 833,8204 836,8207 840,8210 844,8213 848,8214 852,8211 860,8205 864,8206 868,8209 872,8212 876,8215 879,8212 883,8209 887,8206 891,8205 895,8208 899,8211 903,8214 907,8213 911,8210 915,8207 919,8204 923,8207 930,8213 934,8214 938,8211 969,8209 973,8206 977,8205 981,8208 985,8211 989,8214 993,8213 997,8210 1001,8207 1005,8204 1008,8207 1013,8210 1016,8213 1020,8214 1024,8211 1028,8208 1032,8205 1036,8206 1040,8209 1045,8213 1049,8214 1053,8211 1057,8207 1062,8204 1066,8207 1070,8210 1074,8213 1079,8213 1083,8210 1087,8207 1091,8205 1096,8208 1100,8211 1104,8214 1108,8212 1113,8209 1117,8206 1121,8205 1125,8209 1130,8212 1134,8215 1138,8212 1142,8208 1147,8205 1151,8206 1155,8209 1159,8213 1164,8214 1168,8211 1172,8208 1176,8204 1180,8207 1185,8210 1189,8213 1193,8213 1197,8210 1202,8207 1206,8205 1210,8208 1215,8211 1219,8214 1223,8212 1227,8209 1231,8206 1236,8205 1240,8209 1244,8212 1248,8215 1253,8212 1257,8209 1261,8205 1265,8206 1270,8209 1274,8212 1278,8214 1282,8211 1287,8208 1291,8205 1295,8207 1299,8210 1304,8213 1308,8214 1316,8208 1319,8205 1323,8206 1327,8209 1331,8212 1335,8214 1343,8208 1347,8205 1351,8206 1359,8212 1363,8215 1367,8212 1375,8206 1379,8205 1383,8208 1391,8214 1395,8213 1399,8210 1430,8208 1434,8205 1438,8207 1446,8213 1450,8214 1454,8211 1462,8205 1466,8206 1470,8209 1478,8215 1482,8212 1486,8209 1490,8206 1494,8205 1498,8208 1506,8214 1510,8213 1513,8210 1517,8207 1521,8204 1525,8207 1529,8210 1533,8213 1537,8213 1541,8210 1545,8207 1549,8204 1553,8207 1557,8210 1561,8213 1566,8214 1574,8207 1578,8204 1583,8207 1587,8211 1591,8214 1596,8213 1600,8209 1604,8206 1608,8205 1613,8208 1617,8212 1621,8215 1634,8205 1639,8206 1643,8209 1647,8213 1652,8214 1656,8211 1660,8207 1664,8204 1673,8210 1677,8214 1682,8213 1690,8206 1694,8205 1703,8212 1707,8215 1712,8212 1716,8209 1720,8205 1724,8206 1729,8209 1733,8212 1737,8214 1742,8211 1750,8204 1754,8207 1763,8214 1767,8213 1776,8206 1780,8205 1789,8211 1793,8215 1797,8212 1802,8209 1806,8205 1810,8206 1815,8209 1819,8212 1823,8214 1832,8208 1836,8205 1840,8207 1844,8210 1849,8213 1853,8213 1857,8210 1861,8207 1865,8204 1870,8207 1874,8211 1878,8214 1882,8213 1886,8210 1891,8206 1895,8205 1899,8208 1903,8211 1908,8214 1912,8212 1916,8209 1920,8206 1924,8205 1929,8209 1933,8212 1937,8215 1941,8212 1945,8209 1950,8205 1954,8206 1958,8209 1962,8212 1967,8214 1971,8211 1975,8208 1979,8205 1983,8207 1988,8210 1992,8213 1996,8214 2000,8210 2004,8207 2009,8204 2013,8207 2017,8210 2021,8214 2026,8213 2030,8210 2034,8207 2038,8205 2042,8208 2047,8211 2051,8214 2055,8212 2064,8206 2068,8205 2072,8209 2076,8212 2080,8215 2084,8212 2089,8209 2093,8205 2097,8206 2101,8209 2105,8212 2109,8215 2113,8212 2117,8209 2121,8206 2125,8205 2129,8208 2133,8211 2137,8214 2141,8213 2145,8210 2149,8207 2152,8204 2160,8210 2164,8213 2168,8214 2172,8211 2176,8208 2180,8205 2184,8206 2188,8209 2192,8212 2196,8215 2200,8212 2204,8209 2208,8205 2211,8205 2215,8209 2219,8212 2223,8214 2227,8212 2231,8209 2235,8206 2239,8205 2243,8208 2251,8214 2255,8213 2259,8210 2290,8208 2294,8205 2298,8206 2302,8209 2306,8212 2310,8215 2314,8212 2318,8209 2321,8206 2325,8205 2329,8208 2333,8211 2337,8214 2341,8213 2345,8210 2349,8207 2353,8204 2361,8211 2366,8214 2370,8213 2374,8210 2379,8206 2383,8205 2387,8208 2391,8211 2396,8214 2400,8212 2408,8205 2413,8206 2417,8209 2421,8212 2425,8213 2430,8211 2434,8208 2438,8205 2442,8207 2447,8210 2451,8213 2455,8213 2459,8210 2464,8207 2468,8204 2472,8208 2477,8211 2481,8212 2485,8212 2489,8209 2494,8206 2498,8205 2502,8208 2506,8212 2511,8211 2515,8211 2519,8209 2523,8205 2528,8206 2532,8209 2536,8211 2540,8211 2545,8211 2549,8208 2553,8204 2558,8207 2562,8210 2566,8210 2575,8210 2579,8207 2583,8205 2587,8208 2592,8210 2596,8210 2600,8210 2604,8209 2609,8206 2613,8205 2617,8209 2621,8209 2626,8209 2630,8209 2634,8209 2638,8206 2642,8205 2646,8208 2650,8209 2654,8209 2661,8209 2665,8206 2669,8205 2673,8208 2677,8208 2681,8208 2685,8208 2689,8208 2693,8207 2697,8204 2701,8207 2705,8208 2713,8208 2717,8207 2721,8207 2725,8205 2729,8206 2733,8207 2737,8207 2741,8207 2745,8207 2749,8207 2753,8205 2757,8206 2761,8207 2765,8207 2769,8207 2773,8206 2777,8206 2781,8206 2785,8205 2789,8206 2797,8206 2801,8206 2805,8206 2809,8206 2813,8205 2817,8206 2821,8206 2825,8206 2833,8206 2837,8205 2841,8204 2844,8205 2848,8205 2880,8205 2884,8205 2888,8205 2896,8205 2912,8204 2919,8204 2923,8204 2927,8204 2943,8204 2947,8204 2951,8204 2958,8203 2974,8202 2978,8202 2982,8202 2990,8202 2993,8201 2997,8201 3001,8201 3005,8201 3009,8201 3013,8201 3021,8200 3025,8200 3029,8200 3036,8199 3068,8198 3130,8195 3134,8195 3138,8195 3143,8195 3147,8195 3151,8194 3155,8194 3164,8194 3168,8193 3177,8193 3181,8193 3185,8193 3189,8193 3193,8193 3198,8193 3265,8190 3270,8190 3278,8189 3282,8189 3287,8189 3291,8189 3295,8189 3299,8189 3333,8188 3401,8186 3409,8185 3417,8185 3432,8185 3464,8184 3468,8184 3472,8183 3480,8183 3488,8183 3496,8183 3500,8183 3503,8183 3511,8182 3515,8182 3519,8182 3523,8182 3527,8181 3535,8181 3539,8181 3543,8180 3547,8180 3551,8180 3555,8179 3559,8178 3563,8179 3567,8179 3571,8178 3575,8178 3579,8178 3582,8177 3590,8177 3654,8172 3671,8171 3675,8171 3684,8170 3688,8170 3692,8170 3696,8170 3701,8169 3709,8169 3713,8168 3718,8168 3722,8168 3726,8168 3731,8167 3739,8167 3756,8166 3790,8164 3795,8164 3808,8163 3825,8162 3829,8162 3833,8162 3842,8161 3846,8161 3859,8160 3863,8159 3876,8158 3893,8156 3927,8153 3932,8153 3936,8152 3940,8152 3944,8152 3949,8151 3953,8151 3961,8150 3995,8147 3999,8146 4003,8146 4012,8145 4016,8145 4020,8144 4028,8144 4062,8141 4066,8141 4070,8140 4079,8139 4083,8139 4087,8139 4091,8139 4096,8138 4100,8138 4104,8137 4129,8134 4196,8125 4200,8125 4204,8125 4212,8124 4216,8123 4220,8123 4228,8122 4232,8121 4236,8121 4243,8120 4259,8118 4263,8118 4267,8117 4271,8117 4275,8117 4279,8116 4283,8115 4290,8114 4294,8114 4298,8113 4306,8112 4310,8111 4314,8110 4322,8109 4326,8108 4330,8108 4338,8107 4353,8105 4385,8100 4447,8090 4452,8089 4456,8088 4460,8087 4464,8086 4469,8085 4473,8084 4477,8084 4481,8083 4485,8083 4490,8082 4494,8082 4498,8081 4503,8080 4507,8080 4515,8078 4537,8075 4541,8074 4549,8072 4554,8072 4558,8071 4566,8069 4583,8065 4588,8064 4592,8063 4596,8063 4600,8062 4617,8058 4651,8051 4719,8035 4723,8034 4727,8034 4735,8032 4751,8028 4783,8019 4846,8002 4854,7999 4862,7997 4878,7993 4911,7983 4974,7962 4979,7960 4991,7956 5009,7950 5043,7937 5112,7909 5116,7908 5120,7906 5129,7902 5146,7894 5181,7879 5249,7844 5254,7842 5258,7839 5266,7835 5283,7826 5317,7806 5321,7804 5325,7801 5334,7796 5351,7786 5384,7764 5389,7761 5393,7758 5401,7752 5418,7740 5452,7715 5519,7661 5523,7658 5527,7655 5535,7648 5551,7633 5582,7603 5586,7599 5590,7595 5598,7587 5614,7570 5645,7538 5649,7533 5653,7529 5677,7502 5708,7465 5771,7380 5776,7374 5780,7368 5789,7355 5806,7328 5840,7273 5844,7266 5848,7258 5857,7244 5874,7212 5908,7147 5912,7138 5917,7130 5925,7111 5942,7074 5976,6997 5981,6986 5985,6975 5993,6953 6011,6910 6045,6815 6049,6803 6053,6791 6061,6768 6077,6719 6108,6611 6112,6597 6116,6581 6124,6551 6140,6490 6172,6359 6176,6343 6180,6327 6188,6291 6204,6215 6236,6050 6240,6027 6244,6003 6252,5960 6268,5868 6300,5671 6304,5646 6308,5621 6315,5568 6331,5447 6335,5416 6339,5383 6347,5322 6351,5290 6354,5256 6358,5231 6362,5204 6366,5157 6370,5125 6374,5089 6378,5060 6394,4923 6425,4616 6429,4576 6433,4534 6440,4448 6456,4270 6487,3881 6550,3088 6554,3031 6558,2973 6567,2859 6584,2625 6618,2185 6622,2136 6626,2081 6635,1975 6652,1772 6686,1397 6690,1353 6694,1316 6698,1267 6702,1225 6719,1071 6724,1035 6728,993 6736,920 6753,783 6758,750 6762,718 6770,657 6787,546 6791,520 6796,495 6804,446 6821,358 6825,338 6829,319 6837,285 6841,268 6845,252 6853,221 6857,205 6861,191 6869,165 6873,154 6877,142 6880,131 6884,118 6888,108 6892,99 6896,91 6900,86 6904,73 6908,64 6912,58 6916,53 6920,48 6924,43 6928,33 6932,27 6936,22 6940,17 6944,12 6948,9 6952,7 6956,5 6960,5 6964,4 6967,4 6971,3 6979,3 6983,2 6987,2 6991,1 6995,1 6999,0 7003,2 7007,7 7015,16 7019,20 7031,34 7035,38 7039,43 7043,46 7047,49 7051,53 7055,58 7059,63 7062,72 7066,81 7070,89 7074,95 7079,102 7083,110 7087,118 7091,129 7096,138 7100,149 7109,169 7113,180 7117,191 7126,216 7143,264 7147,277 7151,291 7160,319 7177,374 7212,499 7216,515 7220,532 7229,564 7246,634 7280,780 7349,1087 7353,1107 7357,1127 7366,1167 7382,1247 7416,1410 7483,1737 7618,2384 7622,2403 7626,2421 7634,2458 7649,2530 7681,2673 7744,2949 7748,2967 7752,2982 7759,3013 7775,3077 7807,3211 7869,3454 7874,3468 7878,3479 7882,3490 7886,3504 7891,3528 7899,3562 7903,3577 7937,3698 8006,3919 8010,3928 8014,3937 8018,3953 8023,3969 8040,4024 8074,4120 8142,4299 8146,4309 8150,4319 8158,4336 8174,4370 8205,4442 8209,4449 8213,4457 8221,4471 8237,4500 8269,4562 8277,4574 8285,4587 8289,4593 8293,4601 8297,4608 8301,4615 8333,4662 8337,4667 8341,4672 8349,4683 8364,4706 8396,4745 8400,4749 8404,4754 8412,4762 8416,4767 8420,4771 8427,4779 8431,4783 8435,4786 8443,4793 8447,4797 8451,4800 8459,4807 8462,4811 8466,4815 8474,4825 8478,4829 8482,4833 8490,4840 8494,4844 8497,4847 8505,4853 8521,4865 8525,4869 8529,4872 8536,4877 8552,4888 8583,4911 8646,4952 8650,4955 8654,4958 8662,4963 8679,4974 8713,4994 8781,5036 8789,5042 8798,5048 8815,5059 8848,5082 8916,5132 8920,5136 8924,5138 8932,5145 8948,5157 8979,5185 9042,5244 9046,5248 9050,5251 9058,5259 9074,5275 9105,5308 9169,5378 9173,5383 9177,5388 9186,5398 9203,5419 9237,5460 9305,5548 9442,5736 9698,6107 9948,6462 10220,6809 10224,6814 10228,6819 10236,6828 10252,6848 10283,6885 10347,6956 10474,7090 10478,7095 10482,7099 10491,7108 10508,7125 10542,7159 10611,7224 10749,7344 10753,7348 10757,7351 10765,7358 10782,7372 10816,7399 10883,7451 11018,7548 11026,7554 11034,7559 11050,7569 11081,7590 11144,7629 11270,7703 11274,7705 11279,7707 11287,7712 11304,7721 11338,7739 11407,7774 11543,7837 11547,7839 11551,7841 11559,7844 11575,7851 11607,7865 11670,7890 11678,7893 11690,7897 11694,7898 11698,7900 11702,7901 11734,7914 11798,7937 11802,7938 11806,7940 11813,7943 11829,7948 11860,7958 11923,7979 12048,8014 12052,8015 12060,8018 12065,8019 12069,8021 12073,8022 12081,8024 12115,8033 12183,8050 12187,8051 12192,8052 12200,8054 12217,8058 12251,8066 12319,8080 12323,8081 12327,8082 12335,8084 12338,8084 12342,8085 12346,8086 12350,8086 12354,8087 12358,8088 12366,8090 12370,8091 12374,8092 12378,8093 12386,8095 12390,8095 12394,8096 12398,8097 12413,8099 12445,8105 12449,8105 12453,8106 12461,8108 12477,8111 12485,8112 12489,8113 12493,8114 12497,8115 12500,8116 12504,8116 12508,8117 12512,8118 12516,8118 12524,8119 12540,8122 12572,8126 12576,8127 12580,8127 12585,8128 12616,8134 12629,8136 12633,8137 12638,8138 12642,8139 12651,8140 12678,8143 12713,8147 12726,8149 12730,8150 12735,8150 12739,8151 12748,8153 12752,8153 12757,8154 12766,8155 12783,8158 12792,8160 12797,8160 12805,8161 12810,8162 12823,8163 12827,8163 12836,8164 12841,8165 12845,8165 12854,8166">
          <text:p/>
        </draw:polyline>
        <draw:polyline draw:style-name="gr6" draw:text-style-name="P1" draw:layer="layout" svg:width="12.853cm" svg:height="7.272cm" svg:x="1.523cm" svg:y="3.069cm" svg:viewBox="0 0 12854 7273" draw:points="0,7273 12,7273 16,7272 20,7269 24,7266 28,7263 32,7264 36,7267 40,7270 44,7273 48,7270 52,7267 56,7264 60,7263 64,7266 67,7269 71,7272 75,7270 79,7267 95,7269 127,7271 131,7272 135,7269 138,7266 142,7263 146,7264 150,7267 154,7270 158,7273 162,7270 166,7267 170,7264 174,7263 178,7266 186,7272 190,7271 194,7268 198,7265 202,7262 206,7265 209,7268 213,7271 217,7272 225,7266 229,7263 233,7264 237,7267 241,7270 245,7273 249,7270 253,7267 257,7263 261,7264 266,7267 270,7270 274,7272 283,7266 287,7262 291,7265 296,7268 300,7271 304,7271 308,7268 313,7265 317,7263 321,7266 325,7269 330,7272 334,7270 338,7267 343,7264 347,7264 351,7267 355,7270 360,7273 364,7269 368,7266 372,7263 377,7264 385,7271 390,7272 394,7268 398,7265 402,7262 407,7265 415,7272 419,7271 424,7267 428,7264 432,7263 441,7270 445,7273 449,7270 458,7263 462,7264 466,7267 471,7270 475,7272 483,7266 488,7262 492,7265 496,7268 501,7271 505,7271 514,7265 518,7263 522,7266 526,7269 530,7272 534,7271 542,7265 546,7263 558,7272 562,7271 574,7262 578,7265 586,7271 590,7272 602,7263 606,7264 614,7270 618,7272 622,7269 654,7267 658,7264 662,7263 670,7269 674,7272 678,7270 686,7264 690,7263 702,7272 706,7271 710,7268 714,7265 718,7262 730,7271 734,7272 746,7263 750,7265 758,7271 762,7272 766,7269 774,7263 778,7264 782,7267 786,7270 789,7273 793,7270 797,7267 801,7264 805,7263 809,7266 813,7269 817,7272 821,7271 825,7268 829,7265 833,7262 836,7265 840,7268 844,7271 848,7272 852,7269 860,7263 864,7264 868,7267 872,7270 876,7273 879,7270 883,7267 887,7264 891,7263 895,7266 899,7269 903,7272 907,7271 911,7268 915,7265 919,7262 923,7265 930,7271 934,7272 938,7269 969,7267 973,7264 977,7263 981,7266 985,7269 989,7272 993,7271 997,7268 1001,7265 1005,7262 1008,7265 1013,7268 1016,7271 1020,7272 1024,7269 1028,7266 1032,7263 1036,7264 1040,7267 1045,7271 1049,7272 1053,7269 1057,7265 1062,7262 1066,7265 1070,7268 1074,7271 1079,7271 1083,7268 1087,7265 1091,7263 1096,7266 1100,7269 1104,7272 1108,7270 1113,7267 1117,7264 1121,7263 1125,7267 1130,7270 1134,7273 1138,7270 1142,7266 1147,7263 1151,7264 1155,7267 1159,7271 1164,7272 1168,7269 1172,7266 1176,7262 1180,7265 1185,7268 1189,7271 1193,7271 1197,7268 1202,7265 1206,7263 1210,7266 1215,7269 1219,7272 1223,7270 1227,7267 1231,7264 1236,7263 1240,7267 1244,7270 1248,7273 1253,7270 1257,7267 1261,7263 1265,7264 1270,7267 1274,7270 1278,7272 1282,7269 1287,7266 1291,7263 1295,7265 1299,7268 1304,7271 1308,7272 1316,7266 1319,7263 1323,7264 1327,7267 1331,7270 1335,7272 1343,7266 1347,7263 1351,7264 1359,7270 1363,7273 1367,7270 1375,7264 1379,7263 1383,7266 1391,7272 1395,7271 1399,7268 1430,7266 1434,7263 1438,7265 1446,7271 1450,7272 1454,7269 1462,7263 1466,7264 1470,7267 1478,7273 1482,7270 1486,7267 1490,7264 1494,7263 1498,7266 1506,7272 1510,7271 1513,7268 1517,7265 1521,7262 1525,7265 1529,7268 1533,7271 1537,7271 1541,7268 1545,7265 1549,7262 1553,7265 1557,7268 1561,7271 1566,7272 1574,7265 1578,7262 1583,7265 1587,7269 1591,7272 1596,7271 1600,7267 1604,7264 1608,7263 1613,7266 1617,7270 1621,7273 1634,7263 1639,7264 1643,7267 1647,7271 1652,7272 1656,7269 1660,7265 1664,7262 1673,7268 1677,7272 1682,7271 1690,7264 1694,7263 1703,7270 1707,7273 1712,7270 1716,7267 1720,7263 1724,7264 1729,7267 1733,7270 1737,7272 1742,7269 1750,7262 1754,7265 1763,7272 1767,7271 1776,7264 1780,7263 1789,7269 1793,7273 1797,7270 1802,7267 1806,7263 1810,7264 1815,7267 1819,7270 1823,7272 1832,7266 1836,7263 1840,7265 1844,7268 1849,7271 1853,7271 1857,7268 1861,7265 1865,7262 1870,7265 1874,7269 1878,7272 1882,7271 1886,7268 1891,7264 1895,7263 1899,7266 1903,7269 1908,7272 1912,7270 1916,7267 1920,7264 1924,7263 1929,7267 1933,7270 1937,7273 1941,7270 1945,7267 1950,7263 1954,7264 1958,7267 1962,7270 1967,7272 1971,7269 1975,7266 1979,7263 1983,7265 1988,7268 1992,7271 1996,7272 2000,7268 2004,7265 2009,7262 2013,7265 2017,7268 2021,7272 2026,7271 2030,7268 2034,7265 2038,7263 2042,7266 2047,7269 2051,7272 2055,7270 2064,7264 2068,7263 2072,7267 2076,7270 2080,7273 2084,7270 2089,7267 2093,7263 2097,7264 2101,7267 2105,7270 2109,7273 2113,7270 2117,7267 2121,7264 2125,7263 2129,7266 2133,7269 2137,7272 2141,7271 2145,7268 2149,7265 2152,7262 2160,7268 2164,7271 2168,7272 2172,7269 2176,7266 2180,7263 2184,7264 2188,7267 2192,7270 2196,7273 2200,7270 2204,7267 2208,7263 2211,7263 2215,7267 2219,7270 2223,7272 2227,7270 2231,7267 2235,7264 2239,7263 2243,7266 2251,7272 2255,7271 2259,7268 2290,7266 2294,7263 2298,7264 2302,7267 2306,7270 2310,7273 2314,7270 2318,7267 2321,7264 2325,7263 2329,7266 2333,7269 2337,7272 2341,7271 2345,7268 2349,7265 2353,7262 2361,7269 2366,7272 2370,7271 2374,7268 2379,7264 2383,7263 2387,7266 2391,7269 2396,7273 2400,7270 2408,7263 2413,7264 2417,7267 2421,7270 2425,7272 2430,7269 2434,7266 2438,7263 2442,7265 2447,7268 2451,7271 2455,7271 2459,7268 2464,7265 2468,7262 2472,7266 2481,7272 2485,7271 2489,7267 2494,7264 2498,7263 2502,7266 2506,7270 2511,7271 2515,7270 2519,7267 2523,7263 2528,7264 2532,7267 2536,7270 2540,7270 2545,7269 2549,7266 2553,7262 2558,7265 2562,7268 2566,7270 2570,7270 2575,7268 2579,7265 2583,7263 2587,7266 2592,7269 2596,7269 2600,7269 2604,7267 2609,7264 2613,7263 2617,7267 2621,7269 2630,7269 2634,7267 2638,7264 2642,7263 2646,7266 2650,7268 2654,7268 2657,7268 2661,7267 2665,7264 2669,7263 2673,7266 2677,7267 2681,7267 2685,7267 2689,7267 2693,7265 2697,7262 2701,7265 2705,7267 2709,7267 2713,7267 2717,7267 2721,7266 2725,7263 2733,7266 2741,7266 2745,7266 2749,7266 2753,7263 2757,7264 2761,7266 2765,7266 2773,7266 2777,7266 2781,7264 2785,7263 2789,7265 2793,7265 2797,7265 2805,7265 2809,7264 2812,7263 2813,7263 2817,7265 2821,7265 2829,7265 2833,7265 2837,7265 2841,7262 2844,7265 2848,7264 2880,7264 2884,7264 2888,7264 2892,7264 2896,7264 2900,7263 2904,7264 2908,7264 2912,7263 2943,7263 2947,7263 2951,7263 2954,7263 2958,7263 2974,7263 2978,7263 2982,7263 2990,7262 2993,7262 2997,7262 3005,7262 3009,7262 3017,7262 3021,7262 3025,7262 3029,7261 3036,7261 3040,7261 3044,7261 3052,7260 3068,7259 3130,7257 3134,7256 3138,7256 3147,7256 3151,7256 3155,7255 3164,7255 3168,7255 3172,7255 3177,7254 3181,7254 3189,7254 3193,7254 3198,7254 3265,7251 3401,7246 3409,7246 3417,7245 3421,7245 3424,7245 3428,7245 3432,7245 3436,7245 3440,7245 3444,7244 3452,7244 3456,7244 3464,7244 3468,7244 3472,7244 3480,7243 3484,7243 3488,7243 3492,7243 3500,7243 3503,7243 3511,7242 3515,7242 3519,7242 3527,7242 3531,7242 3535,7242 3543,7242 3559,7241 3567,7241 3575,7241 3579,7241 3582,7240 3586,7240 3590,7240 3594,7240 3602,7240 3606,7239 3622,7238 3654,7236 3658,7235 3671,7234 3688,7233 3692,7233 3696,7233 3705,7232 3722,7231 3790,7226 3795,7226 3799,7226 3808,7225 3812,7225 3816,7225 3821,7224 3825,7224 3829,7224 3833,7224 3842,7223 3846,7223 3850,7223 3859,7222 3863,7222 3872,7222 3876,7221 3880,7221 3885,7221 3893,7220 3902,7220 3910,7219 3915,7219 3919,7219 3932,7218 3936,7218 3940,7217 3944,7217 3961,7215 4062,7206 4066,7205 4070,7205 4075,7204 4079,7204 4083,7203 4087,7203 4096,7202 4100,7202 4104,7202 4112,7201 4117,7201 4121,7200 4125,7200 4129,7200 4133,7199 4138,7199 4142,7199 4146,7198 4150,7198 4154,7198 4163,7197 4167,7197 4171,7196 4175,7196 4180,7195 4184,7194 4188,7194 4196,7193 4200,7192 4204,7192 4212,7191 4228,7189 4259,7185 4263,7185 4267,7184 4275,7183 4290,7181 4322,7178 4326,7177 4330,7177 4338,7176 4345,7175 4349,7175 4353,7174 4357,7173 4361,7173 4369,7172 4385,7169 4447,7160 4456,7159 4464,7157 4481,7155 4515,7149 4583,7137 4592,7136 4600,7135 4604,7134 4609,7133 4617,7132 4621,7131 4626,7130 4634,7128 4651,7125 4719,7111 4723,7110 4727,7109 4731,7108 4739,7106 4743,7105 4751,7103 4783,7096 4846,7080 4850,7079 4854,7078 4862,7076 4878,7072 4911,7063 4974,7045 4979,7044 4983,7042 4991,7039 5009,7033 5043,7022 5112,6998 5120,6994 5129,6991 5146,6984 5181,6970 5249,6939 5254,6937 5258,6936 5266,6932 5283,6923 5317,6906 5321,6904 5325,6902 5334,6897 5351,6888 5384,6869 5389,6866 5393,6864 5401,6858 5418,6848 5452,6826 5519,6779 5523,6776 5527,6773 5535,6767 5551,6755 5582,6728 5586,6725 5590,6722 5598,6716 5614,6702 5645,6673 5649,6670 5653,6666 5661,6658 5677,6642 5708,6610 5771,6538 5776,6532 5780,6527 5789,6516 5806,6494 5840,6447 5844,6441 5848,6435 5857,6422 5874,6397 5908,6342 5912,6335 5917,6328 5925,6312 5942,6281 5976,6218 5985,6200 5993,6182 6011,6147 6045,6067 6049,6057 6053,6047 6061,6028 6077,5990 6108,5903 6112,5892 6116,5881 6124,5858 6140,5811 6172,5705 6176,5691 6188,5650 6204,5590 6236,5460 6240,5441 6244,5427 6252,5396 6268,5322 6300,5163 6308,5123 6315,5082 6331,4993 6362,4800 6366,4772 6370,4740 6374,4720 6378,4697 6394,4585 6425,4348 6429,4318 6433,4285 6440,4219 6456,4082 6487,3782 6550,3154 6554,3106 6558,3063 6567,2970 6584,2786 6618,2415 6622,2368 6626,2326 6635,2236 6652,2059 6686,1721 6690,1681 6694,1641 6702,1563 6719,1411 6724,1375 6728,1343 6736,1270 6753,1133 6758,1101 6762,1070 6770,1005 6787,889 6791,861 6796,832 6804,780 6821,675 6825,652 6829,629 6837,588 6853,507 6857,489 6861,471 6869,432 6884,361 6888,345 6892,330 6900,301 6904,286 6908,272 6916,244 6920,232 6924,220 6932,198 6936,187 6940,174 6948,152 6952,143 6956,134 6964,117 6967,111 6971,103 6975,91 6979,83 6983,77 6987,71 6991,65 6995,57 6999,50 7003,45 7007,40 7011,36 7015,31 7019,28 7027,24 7031,21 7035,18 7043,9 7047,7 7051,4 7055,3 7059,0 7062,0 7070,1 7074,1 7079,1 7083,1 7087,1 7091,2 7096,4 7100,6 7104,8 7113,13 7117,16 7122,20 7130,27 7134,31 7139,36 7143,41 7147,46 7151,52 7160,64 7164,70 7169,76 7173,82 7177,90 7181,99 7186,108 7190,114 7194,121 7212,154 7216,162 7220,173 7224,181 7229,191 7246,234 7280,326 7289,349 7297,376 7314,428 7349,541 7353,555 7357,572 7382,662 7416,789 7483,1051 7618,1608 7622,1624 7626,1640 7634,1672 7649,1737 7681,1865 7744,2106 7748,2124 7752,2140 7759,2173 7775,2230 7807,2357 7869,2578 7874,2599 7878,2615 7882,2626 7886,2637 7903,2702 7937,2814 8006,3029 8010,3039 8014,3055 8023,3079 8040,3128 8074,3218 8142,3390 8146,3400 8150,3410 8158,3427 8174,3460 8205,3529 8209,3537 8213,3544 8221,3559 8237,3590 8269,3646 8273,3652 8277,3659 8285,3673 8301,3696 8305,3702 8309,3709 8317,3722 8333,3744 8337,3749 8341,3755 8349,3764 8364,3783 8368,3791 8372,3796 8376,3802 8380,3807 8384,3811 8396,3824 8400,3828 8404,3832 8412,3841 8427,3855 8459,3887 8462,3892 8466,3896 8470,3899 8474,3903 8478,3907 8482,3910 8490,3917 8494,3921 8497,3924 8505,3930 8521,3942 8529,3947 8536,3952 8552,3963 8583,3987 8646,4026 8654,4032 8662,4037 8679,4047 8713,4067 8781,4107 8789,4113 8798,4119 8815,4129 8848,4152 8916,4201 8920,4204 8924,4207 8932,4213 8948,4226 8979,4253 9042,4310 9046,4314 9050,4318 9058,4325 9074,4341 9105,4374 9169,4443 9177,4453 9186,4462 9203,4483 9237,4524 9305,4611 9442,4798 9698,5167 9948,5521 10220,5868 10224,5872 10228,5877 10236,5887 10252,5906 10283,5943 10347,6014 10474,6148 10478,6153 10482,6157 10491,6166 10508,6183 10542,6217 10611,6282 10749,6402 10753,6406 10757,6409 10765,6416 10782,6430 10816,6457 10883,6509 11018,6606 11026,6612 11034,6617 11050,6627 11081,6648 11144,6687 11270,6761 11274,6763 11279,6765 11287,6770 11304,6779 11338,6797 11407,6832 11543,6895 11547,6897 11551,6899 11559,6902 11575,6909 11607,6923 11670,6948 11678,6951 11690,6955 11694,6956 11698,6958 11702,6959 11734,6972 11798,6995 11802,6996 11806,6998 11813,7001 11829,7006 11860,7016 11923,7037 12048,7072 12052,7073 12060,7076 12065,7077 12069,7079 12073,7080 12081,7082 12115,7091 12183,7108 12187,7109 12192,7110 12200,7112 12217,7116 12251,7124 12319,7138 12323,7139 12327,7140 12335,7142 12338,7142 12342,7143 12346,7144 12350,7144 12354,7145 12358,7146 12366,7148 12370,7149 12374,7150 12378,7151 12386,7153 12390,7153 12394,7154 12398,7155 12413,7157 12445,7163 12449,7163 12453,7164 12461,7166 12477,7169 12485,7170 12489,7171 12493,7172 12497,7173 12500,7174 12504,7174 12508,7175 12512,7176 12516,7176 12524,7177 12540,7180 12572,7184 12576,7185 12580,7185 12585,7186 12616,7192 12629,7194 12633,7195 12638,7196 12642,7197 12651,7198 12678,7201 12713,7205 12726,7207 12730,7208 12735,7208 12739,7209 12748,7211 12752,7211 12757,7212 12766,7213 12783,7216 12792,7218 12797,7218 12805,7219 12810,7220 12823,7221 12827,7221 12836,7222 12841,7223 12845,7223 12854,7224">
          <text:p/>
        </draw:polyline>
        <draw:polyline draw:style-name="gr6" draw:text-style-name="P1" draw:layer="layout" svg:width="12.853cm" svg:height="9.413cm" svg:x="1.523cm" svg:y="0.928cm" svg:viewBox="0 0 12854 9414" draw:points="0,9414 12,9414 16,9413 20,9410 24,9407 28,9404 32,9405 36,9408 40,9411 44,9414 48,9411 52,9408 56,9405 60,9404 64,9407 67,9410 71,9413 75,9411 79,9408 95,9410 127,9412 131,9413 135,9410 138,9407 142,9404 146,9405 150,9408 154,9411 158,9414 162,9411 166,9408 170,9405 174,9404 178,9407 186,9413 190,9412 194,9409 198,9406 202,9403 206,9406 209,9409 213,9412 217,9413 225,9407 229,9404 233,9405 237,9408 241,9411 245,9414 249,9411 253,9408 257,9404 261,9405 266,9408 270,9411 274,9413 283,9407 287,9403 291,9406 296,9409 300,9412 304,9412 308,9409 313,9406 317,9404 321,9407 325,9410 330,9413 334,9411 338,9408 343,9405 347,9405 351,9408 355,9411 360,9414 364,9410 368,9407 372,9404 377,9405 385,9412 390,9413 394,9409 398,9406 402,9403 407,9406 415,9413 419,9412 424,9408 428,9405 432,9404 441,9411 445,9414 449,9411 458,9404 462,9405 466,9408 471,9411 475,9413 483,9407 488,9403 492,9406 496,9409 501,9412 505,9412 514,9406 518,9404 522,9407 526,9410 530,9413 534,9412 542,9406 546,9404 558,9413 562,9412 574,9403 578,9406 586,9412 590,9413 602,9404 606,9405 614,9411 618,9413 622,9410 654,9408 658,9405 662,9404 670,9410 674,9413 678,9411 686,9405 690,9404 702,9413 706,9412 710,9409 714,9406 718,9403 730,9412 734,9413 746,9404 750,9406 758,9412 762,9413 766,9410 774,9404 778,9405 782,9408 786,9411 789,9414 793,9411 797,9408 801,9405 805,9404 809,9407 813,9410 817,9413 821,9412 825,9409 829,9406 833,9403 836,9406 840,9409 844,9412 848,9413 852,9410 860,9404 864,9405 868,9408 872,9411 876,9414 879,9411 883,9408 887,9405 891,9404 895,9407 899,9410 903,9413 907,9412 911,9409 915,9406 919,9403 923,9406 930,9412 934,9413 938,9410 969,9408 973,9405 977,9404 981,9407 985,9410 989,9413 993,9412 997,9409 1001,9406 1005,9403 1008,9406 1013,9409 1016,9412 1020,9413 1024,9410 1028,9407 1032,9404 1036,9405 1040,9408 1045,9412 1049,9413 1053,9410 1057,9406 1062,9403 1066,9406 1070,9409 1074,9412 1079,9412 1083,9409 1087,9406 1091,9404 1096,9407 1100,9410 1104,9413 1108,9411 1113,9408 1117,9405 1121,9404 1125,9408 1130,9411 1134,9414 1138,9411 1142,9407 1147,9404 1151,9405 1155,9408 1159,9412 1164,9413 1168,9410 1172,9407 1176,9403 1180,9406 1185,9409 1189,9412 1193,9412 1197,9409 1202,9406 1206,9404 1210,9407 1215,9410 1219,9413 1223,9411 1227,9408 1231,9405 1236,9404 1240,9408 1244,9411 1248,9414 1253,9411 1257,9408 1261,9404 1265,9405 1270,9408 1274,9411 1278,9413 1282,9410 1287,9407 1291,9404 1295,9406 1299,9409 1304,9412 1308,9413 1316,9407 1319,9404 1323,9405 1327,9408 1331,9411 1335,9413 1343,9407 1347,9404 1351,9405 1359,9411 1363,9414 1367,9411 1375,9405 1379,9404 1383,9407 1391,9413 1395,9412 1399,9409 1430,9407 1434,9404 1438,9406 1446,9412 1450,9413 1454,9410 1462,9404 1466,9405 1470,9408 1478,9414 1482,9411 1486,9408 1490,9405 1494,9404 1498,9407 1506,9413 1510,9412 1513,9409 1517,9406 1521,9403 1525,9406 1529,9409 1533,9412 1537,9412 1541,9409 1545,9406 1549,9403 1553,9406 1557,9409 1561,9412 1566,9413 1574,9406 1578,9403 1583,9406 1587,9410 1591,9413 1596,9412 1600,9408 1604,9405 1608,9404 1613,9407 1617,9411 1621,9414 1634,9404 1639,9405 1643,9408 1647,9412 1652,9413 1656,9410 1660,9406 1664,9403 1673,9409 1677,9413 1682,9412 1690,9405 1694,9404 1703,9411 1707,9414 1712,9411 1716,9408 1720,9404 1724,9405 1729,9408 1733,9411 1737,9413 1742,9410 1750,9403 1754,9406 1763,9413 1767,9412 1776,9405 1780,9404 1789,9410 1793,9414 1797,9411 1802,9408 1806,9404 1810,9405 1815,9408 1819,9411 1823,9413 1832,9407 1836,9404 1840,9406 1844,9409 1849,9412 1853,9412 1857,9409 1861,9406 1865,9403 1870,9406 1874,9410 1878,9413 1882,9412 1886,9409 1891,9405 1895,9404 1899,9407 1903,9410 1908,9413 1912,9411 1916,9408 1920,9405 1924,9404 1929,9408 1933,9411 1937,9414 1941,9411 1945,9408 1950,9404 1954,9405 1958,9408 1962,9411 1967,9413 1971,9410 1975,9407 1979,9404 1983,9406 1988,9409 1992,9412 1996,9413 2000,9409 2004,9406 2009,9403 2013,9406 2017,9409 2021,9413 2026,9412 2030,9409 2034,9406 2038,9404 2042,9407 2047,9410 2051,9413 2055,9411 2064,9405 2068,9404 2072,9408 2076,9411 2080,9414 2084,9411 2089,9408 2093,9404 2097,9405 2101,9408 2105,9411 2109,9414 2113,9411 2117,9408 2121,9405 2125,9404 2129,9407 2133,9410 2137,9413 2141,9412 2145,9409 2149,9406 2152,9403 2160,9409 2164,9412 2168,9413 2172,9410 2176,9407 2180,9404 2184,9405 2188,9408 2192,9411 2196,9414 2200,9411 2204,9408 2208,9404 2211,9404 2215,9408 2219,9411 2223,9413 2227,9411 2231,9408 2235,9405 2239,9404 2243,9407 2251,9413 2255,9412 2259,9409 2290,9407 2294,9404 2298,9405 2302,9408 2306,9411 2310,9413 2314,9411 2318,9408 2321,9405 2325,9404 2329,9407 2333,9410 2337,9413 2341,9412 2345,9409 2349,9406 2353,9403 2361,9410 2366,9412 2370,9412 2379,9405 2383,9404 2387,9407 2391,9410 2396,9411 2400,9411 2408,9404 2413,9405 2417,9408 2421,9411 2425,9411 2430,9410 2434,9407 2438,9404 2442,9406 2447,9409 2451,9410 2455,9410 2459,9409 2464,9406 2468,9403 2472,9407 2477,9409 2481,9409 2485,9409 2489,9408 2494,9405 2498,9404 2502,9407 2506,9409 2511,9409 2515,9409 2519,9408 2523,9404 2528,9405 2532,9408 2540,9408 2545,9408 2549,9407 2553,9403 2558,9406 2562,9408 2570,9408 2575,9408 2579,9406 2583,9404 2587,9407 2592,9407 2600,9407 2604,9407 2609,9405 2613,9404 2617,9407 2621,9407 2626,9407 2630,9407 2634,9406 2638,9405 2642,9404 2646,9406 2650,9406 2654,9406 2657,9406 2661,9406 2665,9405 2669,9404 2673,9406 2677,9406 2681,9406 2689,9406 2693,9405 2697,9403 2701,9405 2705,9405 2709,9405 2713,9405 2717,9405 2721,9405 2725,9404 2729,9405 2733,9405 2741,9405 2745,9405 2749,9405 2753,9404 2757,9404 2761,9404 2769,9404 2773,9404 2781,9404 2789,9404 2793,9404 2801,9404 2812,9404 2817,9404 2821,9404 2825,9404 2833,9403 2837,9403 2841,9403 2844,9403 2848,9403 2852,9403 2856,9403 2868,9403 2872,9402 2880,9402 2884,9402 2888,9402 2896,9401 2904,9401 2908,9401 2912,9400 2943,9399 3005,9396 3009,9396 3013,9396 3017,9396 3021,9396 3025,9395 3029,9395 3036,9395 3040,9395 3044,9394 3048,9394 3052,9394 3056,9394 3060,9394 3064,9393 3068,9393 3130,9391 3134,9391 3138,9391 3143,9391 3147,9390 3151,9390 3160,9390 3164,9390 3168,9389 3172,9389 3177,9389 3181,9389 3189,9389 3193,9389 3198,9389 3265,9386 3270,9386 3274,9386 3278,9386 3282,9386 3295,9385 3299,9385 3333,9384 3337,9384 3342,9384 3350,9384 3367,9383 3401,9382 3409,9382 3417,9382 3421,9382 3424,9381 3428,9381 3432,9381 3436,9381 3440,9381 3444,9381 3452,9380 3456,9380 3464,9379 3468,9379 3472,9378 3480,9378 3496,9377 3527,9374 3654,9366 3658,9366 3662,9365 3671,9365 3688,9364 3722,9362 3726,9362 3731,9362 3739,9361 3744,9361 3748,9361 3756,9360 3765,9360 3769,9360 3773,9359 3782,9358 3790,9357 3795,9357 3799,9357 3808,9356 3812,9355 3816,9355 3821,9355 3825,9354 3859,9350 3927,9344 3932,9344 3936,9344 3944,9343 3961,9342 3965,9341 3969,9341 3978,9340 3995,9339 3999,9338 4003,9338 4007,9338 4012,9337 4016,9337 4020,9336 4028,9335 4033,9334 4037,9334 4045,9333 4049,9332 4054,9332 4062,9331 4066,9330 4070,9330 4096,9327 4129,9323 4133,9322 4138,9322 4146,9321 4163,9319 4167,9318 4171,9318 4180,9317 4184,9317 4188,9316 4192,9316 4196,9315 4200,9314 4204,9314 4212,9312 4228,9310 4259,9305 4263,9305 4267,9304 4275,9303 4290,9301 4322,9296 4326,9296 4330,9295 4334,9295 4338,9294 4341,9294 4345,9293 4353,9291 4385,9286 4447,9275 4456,9273 4460,9273 4464,9272 4469,9271 4473,9270 4481,9268 4515,9261 4519,9260 4524,9260 4532,9258 4549,9254 4583,9247 4588,9246 4592,9245 4596,9244 4600,9243 4617,9239 4651,9231 4719,9213 4723,9212 4727,9211 4735,9209 4751,9205 4755,9204 4759,9202 4767,9200 4783,9195 4846,9176 4854,9173 4862,9171 4878,9166 4911,9154 4974,9131 4979,9129 4983,9127 4991,9124 5009,9117 5043,9102 5052,9099 5060,9095 5077,9087 5112,9071 5120,9067 5129,9063 5146,9054 5181,9036 5249,8996 5254,8993 5258,8991 5266,8986 5283,8975 5317,8952 5321,8949 5325,8947 5334,8941 5351,8928 5384,8903 5389,8900 5393,8897 5401,8890 5418,8876 5452,8847 5519,8784 5523,8780 5527,8776 5535,8768 5551,8751 5582,8717 5586,8712 5590,8708 5598,8698 5614,8679 5645,8639 5649,8634 5653,8629 5677,8597 5708,8550 5771,8448 5776,8440 5780,8433 5789,8417 5806,8385 5840,8317 5844,8309 5848,8300 5857,8282 5874,8242 5908,8162 5912,8152 5917,8139 5925,8115 5942,8072 5976,7974 5985,7948 5993,7922 6011,7866 6045,7746 6049,7731 6053,7717 6061,7686 6077,7623 6108,7480 6116,7440 6124,7404 6140,7326 6172,7149 6176,7134 6180,7113 6192,7049 6196,7025 6204,6974 6208,6949 6212,6923 6220,6871 6236,6761 6240,6732 6244,6704 6248,6676 6252,6637 6268,6516 6300,6247 6304,6214 6308,6179 6315,6108 6331,5945 6362,5600 6366,5561 6370,5530 6374,5470 6378,5433 6382,5365 6386,5319 6390,5274 6394,5225 6425,4824 6429,4770 6433,4712 6440,4596 6456,4358 6487,3840 6550,2802 6554,2729 6558,2658 6567,2515 6584,2238 6588,2169 6592,2102 6601,1972 6618,1719 6622,1660 6626,1599 6635,1484 6652,1262 6656,1209 6660,1159 6669,1065 6686,879 6690,838 6694,797 6702,723 6707,683 6711,645 6719,575 6724,543 6728,512 6736,457 6741,433 6745,398 6753,344 6758,325 6762,297 6766,276 6770,252 6775,232 6779,214 6783,197 6787,179 6791,162 6796,153 6804,129 6808,115 6813,100 6821,74 6825,63 6829,51 6833,45 6837,39 6841,33 6845,27 6853,16 6857,11 6861,8 6865,6 6869,5 6873,3 6877,2 6880,1 6884,0 6888,0 6896,5 6900,11 6904,18 6908,20 6912,23 6916,25 6920,28 6924,30 6928,35 6936,46 6940,52 6944,57 6948,68 6952,79 6956,90 6964,110 6979,149 6983,155 6987,163 6991,173 6995,184 7003,208 7007,224 7011,239 7015,254 7019,269 7023,285 7027,300 7031,314 7035,326 7039,335 7043,348 7047,363 7051,379 7059,408 7062,427 7066,447 7074,483 7079,504 7083,524 7091,560 7096,580 7100,594 7109,632 7143,807 7212,1161 7349,1944 7353,1968 7357,1993 7366,2042 7382,2140 7416,2335 7483,2717 7618,3444 7622,3465 7626,3485 7634,3525 7649,3604 7681,3759 7744,4057 7748,4076 7752,4093 7759,4125 7775,4192 7807,4336 7869,4585 7878,4607 7882,4633 7886,4655 7903,4714 7937,4839 7946,4865 7950,4883 7955,4907 7959,4921 7963,4933 7967,4942 7971,4951 8006,5076 8014,5106 8023,5132 8040,5188 8074,5283 8142,5470 8146,5481 8150,5491 8158,5508 8174,5546 8205,5617 8209,5625 8213,5633 8221,5648 8237,5681 8269,5740 8277,5753 8285,5766 8301,5791 8305,5798 8309,5804 8317,5819 8333,5842 8337,5847 8341,5852 8349,5863 8357,5874 8360,5880 8364,5886 8396,5924 8400,5929 8404,5934 8416,5949 8420,5954 8427,5963 8431,5968 8435,5971 8443,5979 8459,5993 8462,5996 8474,6007 8478,6011 8486,6020 8490,6024 8494,6028 8497,6031 8505,6037 8521,6050 8525,6053 8529,6056 8536,6062 8552,6074 8583,6096 8646,6139 8654,6144 8662,6150 8679,6160 8713,6182 8781,6225 8785,6227 8789,6230 8798,6236 8815,6247 8848,6272 8916,6323 8920,6326 8924,6329 8932,6335 8948,6348 8979,6377 9042,6436 9046,6440 9074,6467 9105,6501 9169,6572 9173,6577 9177,6581 9186,6591 9203,6614 9237,6656 9305,6743 9442,6933 9698,7305 9948,7660 10220,8008 10224,8013 10228,8018 10236,8027 10252,8046 10283,8084 10347,8155 10474,8289 10482,8298 10491,8306 10508,8324 10542,8358 10611,8423 10749,8543 10753,8547 10757,8550 10765,8557 10782,8571 10816,8598 10883,8650 11018,8747 11026,8753 11034,8758 11050,8768 11081,8789 11144,8828 11270,8902 11274,8904 11279,8906 11287,8911 11304,8920 11338,8938 11407,8973 11543,9036 11547,9038 11551,9040 11559,9043 11575,9050 11607,9064 11670,9089 11678,9092 11690,9096 11694,9097 11698,9099 11702,9100 11734,9113 11798,9136 11802,9137 11806,9139 11813,9142 11829,9147 11860,9157 11923,9178 12048,9213 12052,9214 12060,9217 12065,9218 12069,9220 12073,9221 12081,9223 12115,9232 12183,9249 12187,9250 12192,9251 12200,9253 12217,9257 12251,9265 12319,9279 12323,9280 12327,9281 12335,9283 12338,9283 12342,9284 12346,9285 12350,9285 12354,9286 12358,9287 12366,9289 12370,9290 12374,9291 12378,9292 12386,9294 12390,9294 12394,9295 12398,9296 12413,9298 12445,9304 12449,9304 12453,9305 12461,9307 12477,9310 12485,9311 12489,9312 12493,9313 12497,9314 12500,9315 12504,9315 12508,9316 12512,9317 12516,9317 12524,9318 12540,9321 12572,9325 12576,9326 12580,9326 12585,9327 12616,9333 12629,9335 12633,9336 12638,9337 12642,9338 12651,9339 12678,9342 12713,9346 12726,9348 12730,9349 12735,9349 12739,9350 12748,9352 12752,9352 12757,9353 12766,9354 12783,9357 12792,9359 12797,9359 12805,9360 12810,9361 12823,9362 12827,9362 12836,9363 12841,9364 12845,9364 12854,9365">
          <text:p/>
        </draw:polyline>
        <draw:frame draw:style-name="gr7" draw:text-style-name="P5" draw:layer="layout" svg:width="0.891cm" svg:height="0.505cm" svg:x="6.115cm" svg:y="2.813cm">
          <draw:text-box>
            <text:p text:style-name="P4"><text:span text:style-name="T1">SNR</text:span></text:p>
          </draw:text-box>
        </draw:frame>
        <draw:frame draw:style-name="gr7" draw:text-style-name="P5" draw:layer="layout" svg:width="0.456cm" svg:height="0.53cm" svg:x="7.004cm" svg:y="2.796cm">
          <draw:text-box>
            <text:p text:style-name="P4"><text:span text:style-name="T2">=</text:span></text:p>
          </draw:text-box>
        </draw:frame>
        <draw:polygon draw:style-name="gr2" draw:text-style-name="P2" draw:layer="layout" svg:width="0.054cm" svg:height="0.005cm" svg:x="5.571cm" svg:y="10.33cm" svg:viewBox="0 0 55 6" draw:points="0,2 1,3 6,6 10,6 14,6 18,6 23,3 28,0 32,3 36,5 40,5 44,5 49,5 53,2 55,1 49,2 40,2 36,2 32,2 28,0 23,2 18,2 14,2">
          <text:p/>
        </draw:polygon>
        <draw:polygon draw:style-name="gr2" draw:text-style-name="P2" draw:layer="layout" svg:width="0.388cm" svg:height="0.011cm" svg:x="5.177cm" svg:y="10.33cm" svg:viewBox="0 0 389 12" draw:points="0,8 4,12 8,9 17,1 21,2 30,9 34,11 38,8 47,1 51,3 59,10 65,10 69,7 73,3 78,1 82,4 86,8 91,11 95,9 99,6 103,2 108,1 112,6 116,9 120,12 129,4 133,1 137,2 142,7 146,10 150,11 155,7 159,3 163,0 172,8 176,11 180,10 189,2 193,1 202,9 206,10 210,9 219,1 223,2 227,6 232,9 236,9 240,8 249,0 253,3 257,7 262,9 266,9 270,7 274,3 279,1 283,4 287,8 296,8 300,6 304,2 308,1 312,6 316,8 325,8 329,6 333,1 338,2 342,6 346,7 350,7 354,7 359,4 363,1 367,2 371,6 375,6 380,6 384,6 388,4 389,2 375,3 371,3 367,2 363,1 359,3 354,3 350,3 342,3 338,2 333,1 329,3 325,4 321,4 316,4 312,4 308,1 304,2 300,4 296,4 287,4 283,4 279,1 270,6 266,6 262,6 257,6 253,3 249,0 245,4 240,6 236,6 232,6 227,6 223,2 219,1 215,6 210,7 206,7 202,7 197,4 193,1 189,2 185,6 180,7 172,7 168,3 163,0 159,3 155,7 150,8 146,8 142,7 137,2 133,1 129,4 125,8 120,9 116,9 112,6 108,1 103,2 99,6 95,9 91,9 86,8 82,4 78,1 73,3 69,7 65,10 59,10 55,7 51,3 47,1 38,8 34,10 30,9 21,2 17,1 8,9 4,11">
          <text:p/>
        </draw:polygon>
        <draw:polygon draw:style-name="gr2" draw:text-style-name="P2" draw:layer="layout" svg:width="8.748cm" svg:height="2.274cm" svg:x="5.628cm" svg:y="8.061cm" svg:viewBox="0 0 8749 2275" draw:points="0,2271 3,2274 7,2274 16,2274 20,2274 24,2272 28,2271 33,2273 37,2273 41,2273 49,2273 54,2271 58,2272 62,2273 66,2273 70,2273 75,2273 79,2273 83,2271 87,2272 95,2272 99,2272 107,2272 111,2271 115,2272 119,2272 123,2272 154,2271 158,2271 162,2271 166,2271 170,2270 174,2271 178,2271 182,2271 185,2271 217,2271 221,2271 225,2271 233,2270 236,2270 240,2270 248,2270 252,2270 256,2270 260,2270 264,2270 268,2270 272,2269 276,2269 280,2269 283,2269 287,2269 291,2268 295,2268 311,2267 342,2266 351,2266 355,2265 359,2265 364,2265 368,2265 376,2264 380,2264 385,2264 389,2264 406,2263 410,2263 478,2260 614,2255 618,2255 622,2255 630,2254 638,2254 642,2254 646,2254 650,2254 654,2254 658,2253 662,2253 670,2253 674,2253 678,2253 682,2253 686,2252 694,2252 698,2252 702,2252 706,2252 713,2252 717,2252 729,2251 733,2251 741,2251 745,2251 749,2251 757,2250 773,2250 777,2250 781,2250 789,2249 805,2249 809,2249 813,2249 829,2248 832,2248 836,2248 844,2248 852,2247 868,2246 873,2245 877,2245 885,2244 903,2243 907,2243 911,2243 920,2242 937,2241 1006,2236 1014,2236 1019,2235 1023,2235 1027,2235 1032,2234 1036,2234 1040,2234 1044,2234 1049,2233 1057,2233 1066,2232 1075,2232 1087,2231 1092,2231 1096,2230 1100,2230 1109,2230 1143,2228 1148,2228 1152,2227 1156,2227 1160,2227 1164,2227 1169,2227 1173,2226 1181,2225 1185,2225 1194,2224 1211,2223 1215,2222 1219,2222 1228,2221 1232,2220 1236,2220 1245,2219 1249,2218 1253,2218 1257,2218 1262,2217 1266,2217 1270,2217 1274,2216 1283,2216 1287,2215 1291,2215 1295,2214 1312,2213 1346,2210 1350,2209 1354,2209 1359,2209 1363,2208 1380,2207 1384,2207 1388,2206 1397,2205 1401,2205 1405,2205 1409,2205 1413,2204 1417,2204 1421,2203 1425,2202 1429,2202 1433,2201 1437,2201 1441,2201 1445,2200 1476,2196 1539,2189 1543,2188 1547,2188 1551,2187 1555,2187 1559,2186 1563,2186 1571,2185 1575,2185 1579,2184 1583,2184 1587,2183 1591,2183 1595,2182 1598,2182 1602,2181 1606,2180 1610,2180 1634,2176 1665,2170 1674,2169 1683,2168 1700,2165 1708,2164 1717,2163 1725,2162 1734,2161 1738,2160 1742,2159 1751,2158 1768,2155 1802,2148 1819,2146 1836,2142 1840,2142 1845,2141 1853,2140 1862,2138 1870,2137 1875,2136 1879,2135 1887,2133 1905,2130 1939,2122 1943,2121 1947,2121 1955,2119 1959,2118 1963,2118 1967,2117 1971,2116 1975,2115 1979,2114 1987,2112 2002,2108 2066,2093 2070,2092 2074,2091 2078,2089 2082,2088 2086,2087 2090,2086 2094,2084 2098,2084 2102,2083 2106,2083 2110,2081 2118,2079 2122,2078 2130,2076 2194,2058 2202,2056 2209,2053 2225,2049 2256,2038 2319,2017 2323,2015 2327,2014 2334,2011 2350,2006 2381,1993 2444,1967 2452,1964 2461,1960 2478,1952 2512,1936 2516,1934 2520,1932 2529,1927 2546,1919 2580,1901 2584,1898 2588,1896 2596,1891 2613,1881 2647,1861 2715,1817 2723,1811 2731,1805 2747,1794 2778,1769 2786,1763 2794,1757 2810,1744 2842,1716 2846,1712 2850,1709 2858,1701 2873,1686 2905,1655 2968,1586 2973,1581 2977,1576 2985,1566 3003,1545 3037,1500 3106,1401 3114,1387 3123,1374 3140,1347 3174,1292 3243,1170 3247,1162 3251,1155 3260,1140 3276,1107 3310,1044 3377,921 3382,913 3386,906 3394,891 3411,861 3445,805 3449,798 3453,791 3462,777 3478,750 3512,703 3516,697 3520,692 3528,681 3543,662 3547,657 3551,653 3559,643 3575,624 3579,620 3583,615 3591,608 3606,593 3610,589 3614,585 3622,578 3626,574 3630,570 3638,564 3642,560 3646,558 3653,552 3669,542 3673,539 3677,536 3681,534 3685,531 3689,528 3693,526 3701,522 3704,520 3708,518 3712,516 3716,514 3720,513 3724,511 3732,508 3736,507 3740,506 3744,504 3748,503 3752,501 3756,500 3759,499 3763,498 3772,497 3780,496 3806,492 3810,491 3815,491 3819,492 3823,492 3857,495 3861,496 3870,496 3874,497 3878,499 3883,500 3891,503 3900,505 3904,506 3908,508 3912,509 3917,510 3921,512 3925,513 3929,515 3938,519 3942,521 3951,525 3976,539 3981,541 3985,543 3989,546 4010,560 4019,566 4036,578 4040,581 4044,584 4052,590 4068,603 4099,630 4163,690 4167,694 4171,698 4179,707 4195,723 4227,756 4290,825 4294,829 4298,833 4306,842 4321,859 4353,893 4415,961 4419,965 4423,969 4430,977 4446,994 4477,1026 4540,1089 4544,1093 4548,1097 4556,1106 4573,1121 4607,1152 4616,1160 4624,1167 4641,1182 4675,1209 4683,1216 4692,1223 4709,1235 4742,1260 4747,1263 4751,1266 4759,1272 4776,1283 4810,1304 4814,1307 4818,1309 4826,1314 4842,1322 4873,1339 4877,1341 4881,1342 4889,1346 4905,1354 4936,1367 4940,1369 4944,1370 4952,1373 4968,1379 4999,1390 5003,1391 5007,1392 5015,1395 5031,1399 5063,1408 5071,1410 5080,1412 5097,1416 5131,1423 5148,1427 5165,1430 5199,1436 5204,1437 5234,1442 5268,1447 5336,1457 5340,1458 5344,1458 5368,1462 5400,1467 5408,1468 5416,1469 5432,1472 5464,1478 5472,1479 5496,1484 5504,1485 5512,1487 5528,1490 5536,1491 5540,1492 5544,1493 5560,1497 5592,1504 5596,1505 5600,1506 5607,1507 5623,1511 5654,1519 5717,1536 5721,1537 5725,1538 5733,1541 5748,1546 5780,1555 5842,1576 5847,1577 5851,1579 5859,1582 5876,1588 5910,1600 5978,1626 6114,1682 6368,1790 6643,1903 6647,1905 6651,1906 6659,1910 6676,1915 6710,1929 6777,1954 6912,2000 6920,2003 6928,2006 6944,2011 6975,2020 7038,2040 7042,2041 7046,2042 7054,2045 7070,2050 7101,2058 7164,2076 7168,2077 7173,2078 7181,2080 7198,2085 7232,2094 7301,2111 7309,2113 7318,2115 7335,2119 7369,2126 7437,2141 7441,2142 7445,2142 7453,2144 7457,2145 7465,2147 7469,2148 7477,2148 7481,2149 7485,2149 7502,2153 7565,2166 7573,2167 7581,2168 7597,2171 7605,2174 7613,2175 7629,2178 7693,2188 7697,2189 7701,2189 7708,2191 7712,2191 7716,2192 7724,2193 7728,2193 7736,2194 7740,2195 7755,2198 7759,2199 7763,2199 7771,2201 7775,2201 7779,2202 7787,2203 7790,2204 7794,2204 7798,2205 7802,2205 7806,2206 7810,2206 7818,2207 7822,2208 7826,2208 7829,2208 7833,2209 7837,2209 7845,2210 7849,2210 7857,2211 7865,2212 7868,2212 7872,2213 7876,2213 7880,2214 7884,2215 7888,2215 7896,2216 7911,2218 7943,2222 7947,2223 7951,2224 7955,2224 7960,2225 7964,2225 7968,2226 7972,2227 7976,2227 7981,2227 7985,2228 7993,2228 8010,2229 8019,2230 8023,2230 8032,2231 8036,2232 8040,2232 8044,2232 8053,2233 8061,2234 8065,2234 8070,2234 8074,2235 8078,2235 8082,2235 8087,2236 8095,2237 8099,2237 8104,2238 8108,2238 8112,2239 8146,2242 8150,2243 8154,2243 8159,2244 8163,2244 8171,2245 8176,2244 8180,2246 8184,2246 8193,2247 8197,2248 8201,2248 8210,2248 8214,2249 8218,2249 8222,2249 8226,2249 8230,2249 8233,2250 8237,2250 8241,2250 8245,2250 8249,2250 8253,2250 8261,2251 8265,2251 8269,2251 8277,2251 8281,2252 8285,2252 8289,2252 8293,2252 8297,2253 8305,2253 8308,2253 8312,2253 8316,2253 8324,2254 8332,2254 8336,2254 8344,2255 8348,2255 8352,2255 8356,2256 8360,2256 8364,2256 8368,2256 8372,2256 8380,2257 8384,2257 8388,2257 8392,2257 8395,2258 8399,2258 8403,2258 8467,2263 8475,2263 8480,2264 8484,2264 8493,2264 8502,2265 8520,2267 8537,2268 8546,2269 8550,2269 8559,2270 8573,2270 8577,2270 8581,2271 8586,2271 8590,2271 8612,2271 8617,2271 8630,2272 8634,2270 8639,2272 8643,2272 8647,2272 8656,2272 8661,2272 8665,2272 8670,2273 8687,2273 8692,2270 8696,2273 8700,2274 8705,2274 8714,2274 8718,2272 8722,2272 8727,2275 8736,2275 8740,2275 8744,2273 8749,2270 8744,2273 8740,2275 8736,2275 8727,2275 8722,2272 8718,2272 8714,2274 8705,2274 8700,2274 8696,2273 8692,2270 8687,2273 8670,2273 8665,2272 8661,2272 8656,2272 8647,2272 8643,2272 8639,2272 8634,2270 8630,2272 8617,2271 8612,2271 8590,2271 8586,2271 8581,2271 8577,2270 8573,2270 8559,2270 8550,2269 8546,2269 8537,2268 8520,2267 8502,2265 8493,2264 8484,2264 8480,2264 8475,2263 8467,2263 8403,2258 8399,2258 8395,2258 8392,2257 8388,2257 8384,2257 8380,2257 8372,2256 8368,2256 8364,2256 8360,2256 8356,2256 8352,2255 8348,2255 8344,2255 8336,2254 8332,2254 8324,2254 8316,2253 8312,2253 8308,2253 8305,2253 8297,2253 8293,2252 8289,2252 8285,2252 8281,2252 8277,2251 8269,2251 8265,2251 8261,2251 8253,2250 8249,2250 8245,2250 8241,2250 8237,2250 8233,2250 8230,2249 8226,2249 8222,2249 8218,2249 8214,2249 8210,2248 8201,2248 8197,2248 8193,2247 8184,2246 8180,2246 8176,2244 8171,2245 8163,2244 8159,2244 8154,2243 8150,2243 8146,2242 8112,2239 8108,2238 8104,2238 8099,2237 8095,2237 8087,2236 8082,2235 8078,2235 8074,2235 8070,2234 8065,2234 8061,2234 8053,2233 8044,2232 8040,2232 8036,2232 8032,2231 8023,2230 8019,2230 8010,2229 7993,2228 7985,2228 7981,2227 7976,2227 7972,2227 7968,2226 7964,2225 7960,2225 7955,2224 7951,2224 7947,2223 7943,2222 7911,2218 7896,2216 7888,2215 7884,2215 7880,2214 7876,2213 7872,2213 7868,2212 7865,2212 7857,2211 7849,2210 7845,2210 7837,2209 7833,2209 7829,2208 7826,2208 7822,2208 7818,2207 7810,2206 7806,2206 7802,2205 7798,2205 7794,2204 7790,2204 7787,2203 7779,2202 7775,2201 7771,2201 7763,2199 7759,2199 7755,2198 7740,2195 7736,2194 7728,2193 7724,2193 7716,2192 7712,2191 7708,2191 7701,2189 7697,2189 7693,2188 7629,2178 7613,2175 7605,2174 7597,2171 7581,2168 7573,2167 7565,2166 7502,2153 7485,2149 7481,2149 7477,2148 7469,2148 7465,2147 7457,2145 7453,2144 7445,2142 7441,2142 7437,2141 7369,2126 7335,2119 7318,2115 7309,2113 7301,2111 7232,2094 7198,2085 7181,2080 7173,2078 7168,2077 7164,2076 7101,2058 7070,2050 7054,2045 7046,2042 7042,2041 7038,2040 6975,2020 6944,2011 6928,2006 6920,2003 6912,2000 6777,1954 6710,1929 6676,1915 6659,1909 6651,1906 6647,1905 6643,1903 6368,1790 6114,1681 5978,1624 5910,1598 5876,1585 5859,1579 5851,1576 5842,1573 5780,1552 5748,1542 5733,1537 5725,1535 5721,1534 5717,1532 5654,1515 5623,1507 5607,1503 5600,1501 5596,1500 5592,1499 5528,1484 5524,1484 5516,1482 5512,1481 5504,1480 5496,1478 5480,1475 5472,1474 5468,1473 5464,1472 5432,1466 5416,1464 5408,1462 5400,1461 5368,1455 5352,1453 5344,1452 5340,1451 5336,1450 5268,1440 5234,1434 5217,1431 5208,1430 5199,1428 5165,1422 5148,1418 5135,1416 5097,1407 5080,1403 5063,1398 5031,1389 5015,1385 5007,1382 5003,1381 4999,1379 4968,1368 4952,1362 4944,1359 4940,1357 4936,1355 4905,1341 4889,1333 4881,1329 4877,1327 4873,1325 4842,1308 4826,1298 4818,1293 4814,1291 4810,1288 4776,1266 4759,1254 4751,1248 4747,1244 4742,1241 4709,1215 4692,1200 4683,1193 4679,1190 4675,1186 4641,1155 4624,1139 4616,1131 4611,1127 4607,1123 4573,1087 4556,1069 4548,1060 4544,1056 4540,1051 4477,978 4446,941 4430,921 4423,911 4415,901 4353,818 4321,775 4306,753 4298,742 4294,736 4290,731 4163,542 4099,446 4068,399 4052,375 4044,363 4040,357 4036,352 3968,255 3934,209 3917,188 3904,173 3900,167 3883,147 3874,136 3870,131 3865,127 3857,118 3840,102 3836,97 3831,93 3797,62 3780,47 3772,40 3763,34 3759,32 3756,29 3752,27 3748,25 3740,21 3736,18 3732,16 3728,14 3724,13 3720,11 3716,10 3708,7 3704,6 3701,4 3697,3 3689,2 3685,1 3681,0 3677,0 3673,0 3669,0 3665,0 3661,0 3657,0 3653,0 3650,0 3646,0 3642,1 3638,2 3634,4 3630,5 3626,7 3622,8 3614,12 3610,13 3606,15 3598,18 3595,19 3591,21 3587,23 3583,26 3579,30 3575,33 3559,48 3551,55 3547,59 3543,62 3540,66 3536,70 3532,75 3528,79 3524,85 3520,90 3516,96 3512,102 3495,126 3491,133 3487,141 3483,148 3478,154 3470,169 3466,177 3462,185 3453,202 3449,211 3445,219 3428,256 3419,276 3415,285 3411,295 3394,338 3386,360 3382,370 3377,380 3344,472 3327,518 3318,543 3314,556 3310,568 3276,664 3260,713 3251,736 3247,749 3243,761 3174,946 3140,1030 3123,1072 3114,1091 3110,1101 3106,1110 3071,1185 3054,1219 3045,1236 3041,1244 3037,1252 3003,1316 2985,1346 2977,1361 2973,1368 2968,1375 2905,1471 2873,1515 2858,1535 2846,1550 2842,1555 2810,1592 2794,1610 2786,1619 2778,1627 2747,1661 2731,1676 2723,1683 2715,1691 2647,1750 2613,1777 2596,1790 2588,1796 2584,1799 2580,1802 2546,1826 2529,1838 2516,1846 2512,1849 2478,1869 2461,1880 2452,1885 2448,1887 2444,1889 2381,1923 2350,1938 2334,1946 2327,1949 2323,1951 2319,1953 2256,1981 2225,1993 2209,1999 2202,2002 2194,2005 2130,2029 2098,2039 2082,2044 2074,2047 2066,2049 2002,2068 1971,2077 1955,2081 1947,2083 1943,2084 1939,2085 1870,2103 1836,2111 1819,2115 1811,2117 1806,2117 1802,2118 1734,2132 1717,2136 1708,2138 1700,2139 1691,2141 1670,2144 1665,2145 1602,2156 1595,2157 1591,2158 1587,2159 1583,2160 1579,2160 1575,2161 1571,2161 1563,2162 1559,2163 1555,2164 1547,2165 1543,2165 1539,2166 1476,2176 1461,2179 1453,2180 1449,2180 1445,2181 1441,2182 1437,2182 1433,2183 1429,2183 1425,2184 1421,2184 1417,2185 1413,2185 1380,2189 1376,2189 1367,2190 1363,2191 1354,2192 1350,2192 1346,2193 1312,2197 1295,2199 1287,2200 1283,2201 1278,2201 1274,2202 1270,2202 1266,2203 1262,2203 1257,2204 1253,2204 1249,2205 1240,2205 1236,2206 1232,2206 1228,2207 1219,2207 1215,2208 1211,2208 1177,2211 1173,2211 1169,2212 1164,2212 1160,2212 1156,2213 1152,2213 1148,2213 1143,2214 1075,2220 1057,2222 1049,2223 1044,2223 1027,2225 1023,2226 1019,2226 1014,2226 1010,2227 1006,2227 997,2227 989,2228 984,2228 980,2228 976,2228 971,2229 954,2230 946,2230 937,2231 903,2233 894,2233 890,2234 885,2234 877,2234 873,2234 868,2235 805,2239 773,2241 769,2241 765,2242 761,2242 757,2242 753,2243 749,2243 745,2243 741,2244 733,2244 729,2244 721,2245 717,2245 713,2245 702,2246 698,2246 690,2247 686,2247 682,2248 678,2248 670,2248 666,2248 662,2249 658,2249 650,2249 646,2249 630,2249 622,2250 618,2250 614,2250 580,2251 563,2251 546,2252 512,2253 499,2253 495,2253 491,2254 487,2254 483,2254 478,2254 410,2257 406,2257 393,2257 389,2257 385,2257 380,2258 376,2258 368,2258 359,2259 355,2259 351,2259 347,2259 342,2259 280,2262 276,2262 272,2262 268,2262 264,2262 260,2263 256,2263 252,2263 248,2263 244,2263 240,2263 236,2264 233,2264 229,2264 225,2264 221,2264 217,2264 154,2267 131,2269 127,2269 123,2269 115,2269 111,2270 107,2270 103,2270 87,2270 83,2270 79,2270 75,2270 70,2271 62,2271 58,2271 54,2271 49,2271 45,2271 41,2271 33,2271 28,2271 24,2271">
          <text:p/>
        </draw:polygon>
        <draw:polygon draw:style-name="gr2" draw:text-style-name="P2" draw:layer="layout" svg:width="3.636cm" svg:height="0.011cm" svg:x="1.523cm" svg:y="10.33cm" svg:viewBox="0 0 3637 12" draw:points="0,12 12,12 16,11 20,8 24,4 28,1 32,2 36,6 40,9 44,12 48,9 52,6 56,2 60,1 64,4 67,8 71,11 75,9 79,6 95,8 127,10 131,11 135,8 138,4 142,1 146,2 150,6 154,9 158,12 162,9 166,6 170,2 174,1 178,4 186,11 190,10 194,7 198,3 202,0 206,3 209,7 213,10 217,11 225,4 229,1 233,2 237,6 241,9 245,12 249,9 253,6 257,1 261,2 266,6 270,9 274,11 283,4 287,0 291,3 297,7 301,10 305,10 309,7 314,3 318,1 322,4 326,8 331,11 335,9 339,6 344,2 348,2 352,6 356,9 361,12 365,8 369,4 373,1 378,2 386,10 391,11 395,7 399,3 403,0 408,3 416,11 420,10 425,6 429,2 433,1 442,9 446,12 450,9 459,1 463,2 467,6 472,9 476,11 484,4 489,0 493,3 497,7 502,10 506,10 515,3 519,1 523,4 527,8 531,11 535,10 543,3 547,1 559,11 563,10 575,0 579,3 587,10 591,11 603,1 607,2 615,9 619,11 623,8 655,6 659,2 663,1 671,8 675,11 679,9 687,2 691,1 703,11 707,10 711,7 715,3 719,0 731,10 735,11 747,1 751,3 759,10 763,11 767,8 775,1 779,2 783,6 787,9 790,12 794,9 798,6 802,2 806,1 810,4 814,8 818,11 822,10 826,7 830,3 834,0 837,3 841,7 845,10 849,11 853,8 861,1 865,2 869,6 873,9 877,12 880,9 884,6 888,2 892,1 896,4 900,8 904,11 908,10 912,7 916,3 920,0 924,3 931,10 935,11 939,8 970,6 974,2 978,1 982,4 986,8 990,11 994,10 998,7 1002,3 1006,0 1009,3 1014,7 1017,10 1021,11 1025,8 1029,4 1033,1 1037,2 1041,6 1046,10 1050,11 1054,8 1058,3 1063,0 1067,3 1071,7 1075,10 1080,10 1084,7 1088,3 1092,1 1097,4 1101,8 1105,11 1109,9 1114,6 1118,2 1122,1 1126,6 1131,9 1135,12 1139,9 1143,4 1148,1 1152,2 1156,6 1160,10 1165,11 1169,8 1173,4 1177,0 1181,3 1186,7 1190,10 1194,10 1198,7 1203,3 1207,1 1211,4 1216,8 1220,11 1224,9 1228,6 1232,2 1237,1 1241,6 1245,9 1249,12 1254,9 1258,6 1262,1 1266,2 1271,6 1275,9 1279,11 1283,8 1288,4 1292,1 1296,3 1300,7 1305,10 1309,11 1317,4 1320,1 1324,2 1328,6 1332,9 1336,11 1344,4 1348,1 1352,2 1360,9 1364,12 1368,9 1376,2 1380,1 1384,4 1392,11 1396,10 1400,7 1431,4 1435,1 1439,3 1447,10 1451,11 1455,8 1463,1 1467,2 1471,6 1479,12 1483,9 1487,6 1491,2 1495,1 1499,4 1507,11 1511,10 1514,7 1518,3 1522,0 1526,3 1530,7 1534,10 1538,10 1542,7 1546,3 1550,0 1554,3 1558,7 1562,10 1567,11 1575,3 1579,0 1584,3 1588,8 1592,11 1597,10 1601,6 1605,2 1609,1 1614,4 1618,9 1622,12 1635,1 1640,2 1644,6 1648,10 1653,11 1657,8 1661,3 1665,0 1674,7 1678,11 1683,10 1691,2 1695,1 1704,9 1708,12 1713,9 1717,6 1721,1 1725,2 1730,6 1734,9 1738,11 1743,8 1751,0 1755,3 1764,11 1768,10 1777,2 1781,1 1790,8 1794,12 1798,9 1803,6 1807,1 1811,2 1816,6 1820,9 1824,11 1833,4 1837,1 1841,3 1845,7 1850,10 1854,10 1858,7 1862,3 1866,0 1871,3 1875,8 1879,11 1883,10 1887,7 1892,2 1896,1 1900,4 1904,8 1909,11 1913,9 1917,6 1921,2 1925,1 1930,6 1934,9 1938,12 1942,9 1946,6 1951,1 1955,2 1959,6 1963,9 1968,11 1972,8 1976,4 1980,1 1984,3 1989,7 1993,10 1997,11 2001,7 2005,3 2010,0 2014,3 2018,7 2022,11 2027,10 2031,7 2035,3 2039,1 2043,4 2048,8 2052,11 2056,9 2065,2 2069,1 2073,6 2077,9 2081,12 2085,9 2090,6 2094,1 2098,2 2102,6 2106,9 2110,12 2114,9 2118,6 2122,2 2126,1 2130,4 2134,8 2138,11 2142,10 2146,7 2150,3 2153,0 2161,7 2165,10 2169,11 2173,8 2177,4 2181,1 2185,2 2189,6 2193,9 2197,12 2201,9 2205,6 2209,1 2212,1 2216,6 2220,9 2224,11 2228,9 2232,6 2236,2 2240,1 2244,4 2252,11 2256,10 2260,7 2291,4 2295,1 2299,2 2303,6 2307,9 2311,12 2315,9 2319,6 2322,2 2326,1 2330,4 2334,8 2338,11 2342,10 2346,7 2350,3 2354,0 2362,8 2367,11 2371,10 2375,7 2380,2 2384,1 2388,4 2392,8 2397,12 2401,9 2409,1 2414,2 2418,6 2422,9 2426,11 2431,8 2435,4 2439,1 2443,3 2448,7 2452,10 2456,10 2460,7 2465,3 2469,0 2473,4 2478,8 2482,11 2486,10 2490,6 2495,2 2499,1 2503,4 2507,9 2512,12 2516,9 2520,6 2524,1 2529,2 2533,6 2537,9 2541,11 2546,8 2550,4 2554,0 2559,3 2563,7 2567,10 2571,10 2576,7 2580,3 2584,1 2588,4 2597,11 2601,9 2605,6 2610,2 2614,1 2618,6 2622,9 2627,12 2639,2 2643,1 2655,11 2658,9 2690,7 2694,3 2698,0 2710,10 2714,11 2718,8 2722,4 2726,1 2730,2 2738,9 2742,11 2750,4 2754,1 2758,2 2770,12 2778,6 2782,2 2786,1 2798,11 2802,9 2810,2 2814,1 2818,4 2826,11 2830,10 2842,0 2845,3 2853,10 2857,11 2869,1 2873,2 2877,6 2881,9 2885,12 2889,9 2893,6 2897,2 2901,1 2909,8 2913,11 2916,10 2920,7 2924,3 2928,0 2932,3 2936,7 2940,10 2944,11 2948,8 2952,4 2955,1 2959,2 2963,6 2967,9 2971,12 2975,9 3006,7 3010,3 3014,0 3022,7 3026,10 3030,11 3033,8 3037,4 3041,1 3045,2 3049,6 3053,9 3057,12 3061,9 3065,6 3069,2 3072,1 3076,4 3080,8 3084,11 3088,10 3092,7 3096,3 3100,0 3104,3 3108,7 3111,10 3115,11 3119,8 3123,4 3127,1 3131,2 3135,6 3139,9 3144,11 3148,8 3152,4 3156,1 3161,3 3165,7 3169,10 3173,11 3178,7 3182,3 3186,0 3190,3 3194,8 3199,11 3203,10 3207,7 3211,2 3216,1 3220,4 3224,8 3228,11 3233,9 3237,6 3241,2 3245,1 3250,6 3254,9 3258,12 3262,9 3266,4 3271,1 3275,2 3279,6 3283,10 3288,11 3292,8 3296,4 3300,0 3304,3 3309,7 3313,10 3317,10 3321,7 3326,3 3330,0 3334,4 3338,8 3343,11 3347,10 3351,6 3355,2 3359,1 3364,4 3368,9 3372,12 3376,9 3381,6 3385,1 3389,2 3393,6 3398,9 3402,11 3410,4 3414,1 3418,2 3422,6 3425,9 3429,12 3433,9 3465,7 3469,3 3473,0 3477,3 3481,7 3485,10 3489,11 3493,8 3497,4 3501,1 3504,2 3512,9 3516,12 3524,6 3528,1 3532,1 3536,6 3540,9 3544,12 3548,9 3552,6 3556,2 3560,1 3568,8 3572,11 3576,10 3580,7 3583,3 3587,0 3591,3 3595,7 3599,10 3603,11 3607,8 3615,1 3619,2 3623,6 3627,9 3631,12 3635,9 3637,7 3623,6 3619,2 3615,1 3607,8 3603,11 3599,10 3595,7 3591,3 3587,0 3583,3 3580,7 3576,10 3572,11 3568,8 3560,1 3556,2 3552,6 3548,9 3544,12 3540,9 3536,6 3532,1 3528,1 3524,6 3516,12 3512,9 3504,2 3501,1 3497,4 3493,8 3489,11 3485,10 3481,7 3477,3 3473,0 3469,3 3465,7 3433,9 3429,12 3425,9 3422,6 3418,2 3414,1 3410,4 3402,11 3398,9 3393,6 3389,2 3385,1 3381,6 3376,9 3372,12 3368,9 3364,4 3359,1 3355,2 3351,6 3347,10 3343,11 3338,8 3334,4 3330,0 3326,3 3321,7 3317,10 3313,10 3309,7 3304,3 3300,0 3296,4 3292,8 3288,11 3283,10 3279,6 3275,2 3271,1 3266,4 3262,9 3258,12 3254,9 3250,6 3245,1 3241,2 3237,6 3233,9 3228,11 3224,8 3220,4 3216,1 3211,2 3207,7 3203,10 3199,11 3194,8 3190,3 3186,0 3182,3 3178,7 3173,11 3169,10 3165,7 3161,3 3156,1 3152,4 3148,8 3144,11 3139,9 3135,6 3131,2 3127,1 3123,4 3119,8 3115,11 3111,10 3108,7 3104,3 3100,0 3096,3 3092,7 3088,10 3084,11 3080,8 3076,4 3072,1 3069,2 3065,6 3061,9 3057,12 3053,9 3049,6 3045,2 3041,1 3037,4 3033,8 3030,11 3026,10 3022,7 3014,0 3010,3 3006,7 2975,9 2971,12 2967,9 2963,6 2959,2 2955,1 2952,4 2948,8 2944,11 2940,10 2936,7 2932,3 2928,0 2924,3 2920,7 2916,10 2913,11 2909,8 2901,1 2897,2 2893,6 2889,9 2885,12 2881,9 2877,6 2873,2 2869,1 2857,11 2853,10 2845,3 2842,0 2830,10 2826,11 2818,4 2814,1 2810,2 2802,9 2798,11 2786,1 2782,2 2778,6 2770,12 2758,2 2754,1 2750,4 2742,11 2738,9 2730,2 2726,1 2722,4 2718,8 2714,11 2710,10 2698,0 2694,3 2690,7 2658,9 2655,11 2643,1 2639,2 2627,12 2622,9 2618,6 2614,1 2610,2 2605,6 2601,9 2597,11 2588,4 2584,1 2580,3 2576,7 2571,10 2567,10 2563,7 2559,3 2554,0 2550,4 2546,8 2541,11 2537,9 2533,6 2529,2 2524,1 2520,6 2516,9 2512,12 2507,9 2503,4 2499,1 2495,2 2490,6 2486,10 2482,11 2478,8 2473,4 2469,0 2465,3 2460,7 2456,10 2452,10 2448,7 2443,3 2439,1 2435,4 2431,8 2426,11 2422,9 2418,6 2414,2 2409,1 2401,9 2397,12 2392,8 2388,4 2384,1 2380,2 2375,7 2371,10 2367,11 2362,8 2354,0 2350,3 2346,7 2342,10 2338,11 2334,8 2330,4 2326,1 2322,2 2319,6 2315,9 2311,12 2307,9 2303,6 2299,2 2295,1 2291,4 2260,7 2256,10 2252,11 2244,4 2240,1 2236,2 2232,6 2228,9 2224,11 2220,9 2216,6 2212,1 2209,1 2205,6 2201,9 2197,12 2193,9 2189,6 2185,2 2181,1 2177,4 2173,8 2169,11 2165,10 2161,7 2153,0 2150,3 2146,7 2142,10 2138,11 2134,8 2130,4 2126,1 2122,2 2118,6 2114,9 2110,12 2106,9 2102,6 2098,2 2094,1 2090,6 2085,9 2081,12 2077,9 2073,6 2069,1 2065,2 2056,9 2052,11 2048,8 2043,4 2039,1 2035,3 2031,7 2027,10 2022,11 2018,7 2014,3 2010,0 2005,3 2001,7 1997,11 1993,10 1989,7 1984,3 1980,1 1976,4 1972,8 1968,11 1963,9 1959,6 1955,2 1951,1 1946,6 1942,9 1938,12 1934,9 1930,6 1925,1 1921,2 1917,6 1913,9 1909,11 1904,8 1900,4 1896,1 1892,2 1887,7 1883,10 1879,11 1875,8 1871,3 1866,0 1862,3 1858,7 1854,10 1850,10 1845,7 1841,3 1837,1 1833,4 1824,11 1820,9 1816,6 1811,2 1807,1 1803,6 1798,9 1794,12 1790,8 1781,1 1777,2 1768,10 1764,11 1755,3 1751,0 1743,8 1738,11 1734,9 1730,6 1725,2 1721,1 1717,6 1713,9 1708,12 1704,9 1695,1 1691,2 1683,10 1678,11 1674,7 1665,0 1661,3 1657,8 1653,11 1648,10 1644,6 1640,2 1635,1 1622,12 1618,9 1614,4 1609,1 1605,2 1601,6 1597,10 1592,11 1588,8 1584,3 1579,0 1575,3 1567,11 1562,10 1558,7 1554,3 1550,0 1546,3 1542,7 1538,10 1534,10 1530,7 1526,3 1522,0 1518,3 1514,7 1511,10 1507,11 1499,4 1495,1 1491,2 1487,6 1483,9 1479,12 1471,6 1467,2 1463,1 1455,8 1451,11 1447,10 1439,3 1435,1 1431,4 1400,7 1396,10 1392,11 1384,4 1380,1 1376,2 1368,9 1364,12 1360,9 1352,2 1348,1 1344,4 1336,11 1332,9 1328,6 1324,2 1320,1 1317,4 1309,11 1305,10 1300,7 1296,3 1292,1 1288,4 1283,8 1279,11 1275,9 1271,6 1266,2 1262,1 1258,6 1254,9 1249,12 1245,9 1241,6 1237,1 1232,2 1228,6 1224,9 1220,11 1216,8 1211,4 1207,1 1203,3 1198,7 1194,10 1190,10 1186,7 1181,3 1177,0 1173,4 1169,8 1165,11 1160,10 1156,6 1152,2 1148,1 1143,4 1139,9 1135,12 1131,9 1126,6 1122,1 1118,2 1114,6 1109,9 1105,11 1101,8 1097,4 1092,1 1088,3 1084,7 1080,10 1075,10 1071,7 1067,3 1063,0 1058,3 1054,8 1050,11 1046,10 1041,6 1037,2 1033,1 1029,4 1025,8 1021,11 1017,10 1014,7 1009,3 1006,0 1002,3 998,7 994,10 990,11 986,8 982,4 978,1 974,2 970,6 939,8 935,11 931,10 924,3 920,0 916,3 912,7 908,10 904,11 900,8 896,4 892,1 888,2 884,6 880,9 877,12 873,9 869,6 865,2 861,1 853,8 849,11 845,10 841,7 837,3 834,0 830,3 826,7 822,10 818,11 814,8 810,4 806,1 802,2 798,6 794,9 790,12 787,9 783,6 779,2 775,1 767,8 763,11 759,10 751,3 747,1 735,11 731,10 719,0 715,3 711,7 707,10 703,11 691,1 687,2 679,9 675,11 671,8 663,1 659,2 655,6 623,8 619,11 615,9 607,2 603,1 591,11 587,10 579,3 575,0 563,10 559,11 547,1 543,3 535,10 531,11 527,8 523,4 519,1 515,3 506,10 502,10 497,7 493,3 489,0 484,4 476,11 472,9 467,6 463,2 459,1 450,9 446,12 442,9 433,1 429,2 425,6 420,10 416,11 408,3 403,0 399,3 395,7 391,11 386,10 378,2 373,1 369,4 365,8 361,12 356,9 352,6 348,2 344,2 339,6 335,9 331,11 326,8 322,4 318,1 314,3 309,7 305,10 301,10 297,7 291,3 287,0 283,4 274,11 270,9 266,6 261,2 257,1 253,6 249,9 245,12 241,9 237,6 233,2 229,1 225,4 217,11 213,10 209,7 206,3 202,0 198,3 194,7 190,10 186,11 178,4 174,1 170,2 166,6 162,9 158,12 154,9 150,6 146,2 142,1 138,4 135,8 131,11 127,10 95,8 79,6 75,9 71,11 67,8 64,4 60,1 56,2 52,6 48,9 44,12 40,9 36,6 32,2 28,1 24,4 20,8 16,11 12,12">
          <text:p/>
        </draw:polygon>
        <draw:polygon draw:style-name="gr3" draw:text-style-name="P3" draw:layer="layout" svg:width="0.002cm" svg:height="0cm" svg:x="5.625cm" svg:y="10.331cm" svg:viewBox="0 0 3 0" draw:points="0,0 3,0 2,0">
          <text:p/>
        </draw:polygon>
        <draw:polygon draw:style-name="gr3" draw:text-style-name="P3" draw:layer="layout" svg:width="0.006cm" svg:height="0.002cm" svg:x="5.565cm" svg:y="10.33cm" svg:viewBox="0 0 7 3" draw:points="0,3 7,3 3,0">
          <text:p/>
        </draw:polygon>
        <draw:polygon draw:style-name="gr3" draw:text-style-name="P3" draw:layer="layout" svg:width="0.019cm" svg:height="0.006cm" svg:x="5.159cm" svg:y="10.331cm" svg:viewBox="0 0 20 7" draw:points="0,6 20,7 15,3 11,0 7,1 3,5">
          <text:p/>
        </draw:polygon>
        <draw:polyline draw:style-name="gr4" draw:text-style-name="P1" draw:layer="layout" svg:width="9.46cm" svg:height="2.441cm" svg:x="4.916cm" svg:y="7.901cm" svg:viewBox="0 0 9461 2442" draw:points="0,2442 8,2442 16,2442 24,2442 35,2442 39,2442 43,2442 47,2442 55,2442 59,2441 67,2441 71,2441 134,2441 138,2441 150,2441 154,2440 162,2440 166,2440 197,2440 261,2439 269,2439 278,2439 282,2439 286,2439 299,2439 303,2439 312,2439 329,2439 333,2439 338,2439 346,2439 351,2439 355,2438 363,2438 372,2438 376,2438 385,2438 389,2438 393,2437 397,2437 402,2438 410,2437 415,2437 419,2437 423,2437 428,2437 432,2437 466,2436 534,2435 539,2435 543,2435 547,2435 551,2434 560,2434 564,2434 568,2434 602,2434 606,2433 610,2433 635,2433 640,2433 644,2433 669,2432 673,2432 677,2432 682,2432 686,2432 690,2432 694,2432 703,2432 707,2431 711,2431 719,2431 736,2431 803,2429 807,2429 811,2428 815,2428 819,2428 835,2428 866,2427 870,2427 874,2427 882,2427 897,2426 901,2426 905,2426 913,2426 917,2426 921,2426 925,2426 929,2425 933,2425 937,2425 945,2425 960,2424 992,2423 1054,2421 1063,2421 1067,2420 1088,2420 1092,2420 1114,2419 1118,2419 1122,2419 1126,2418 1131,2418 1139,2418 1156,2417 1190,2415 1195,2415 1199,2415 1203,2415 1207,2415 1216,2414 1224,2414 1228,2414 1233,2414 1241,2413 1254,2413 1258,2413 1262,2412 1275,2412 1280,2412 1284,2411 1309,2410 1313,2409 1322,2409 1326,2409 1330,2409 1334,2409 1342,2408 1358,2407 1362,2407 1366,2407 1374,2407 1382,2406 1386,2406 1390,2406 1394,2406 1398,2405 1406,2405 1453,2402 1457,2402 1461,2402 1469,2401 1485,2400 1517,2398 1580,2394 1585,2394 1602,2393 1606,2392 1615,2392 1649,2389 1718,2384 1722,2383 1726,2383 1735,2382 1752,2381 1787,2378 1855,2371 1860,2371 1864,2370 1872,2370 1889,2368 1923,2364 1990,2357 1995,2356 1999,2356 2007,2355 2024,2353 2058,2349 2125,2340 2129,2339 2133,2339 2141,2337 2157,2335 2188,2331 2251,2321 2255,2320 2259,2320 2267,2318 2283,2316 2314,2310 2377,2299 2395,2295 2412,2292 2446,2285 2514,2270 2531,2266 2548,2262 2582,2253 2651,2235 2655,2234 2659,2233 2667,2231 2683,2226 2714,2217 2778,2197 2782,2195 2786,2194 2794,2191 2810,2186 2842,2174 2906,2149 2914,2146 2921,2143 2937,2136 2968,2123 3031,2094 3035,2092 3039,2090 3046,2086 3062,2078 3093,2061 3156,2025 3164,2020 3173,2015 3190,2004 3224,1981 3228,1978 3232,1975 3241,1969 3258,1958 3292,1932 3296,1928 3300,1925 3308,1919 3325,1905 3359,1875 3427,1811 3431,1807 3435,1803 3443,1794 3459,1777 3490,1742 3498,1732 3506,1722 3522,1703 3554,1662 3558,1657 3562,1651 3570,1640 3585,1618 3617,1570 3680,1461 3685,1453 3689,1445 3697,1430 3715,1399 3749,1328 3753,1318 3757,1310 3766,1291 3783,1253 3818,1169 3822,1158 3826,1148 3835,1126 3852,1080 3886,984 3955,774 3959,760 3963,747 3972,719 3988,664 4022,553 4026,539 4030,525 4039,498 4056,445 4089,344 4094,332 4098,320 4106,298 4123,253 4127,243 4131,233 4140,213 4157,175 4161,167 4165,159 4174,142 4178,134 4182,126 4190,112 4195,106 4199,99 4203,92 4207,86 4211,80 4216,75 4224,64 4228,59 4232,55 4236,50 4240,46 4244,42 4248,39 4255,31 4259,29 4263,25 4267,22 4271,20 4275,17 4279,16 4283,13 4287,11 4291,10 4295,8 4299,6 4303,5 4307,4 4310,4 4314,3 4318,2 4322,1 4326,0 4330,1 4334,1 4338,1 4342,1 4346,1 4350,2 4354,2 4358,3 4362,5 4365,7 4369,9 4373,10 4377,11 4381,12 4385,13 4389,14 4393,16 4397,18 4401,20 4405,22 4409,24 4413,26 4416,29 4420,32 4428,37 4432,40 4436,43 4444,49 4448,53 4452,56 4460,63 4475,78 4480,82 4484,87 4492,95 4509,115 4543,156 4548,161 4552,166 4561,178 4577,201 4612,249 4616,256 4620,262 4646,301 4680,354 4748,464 4756,477 4764,490 4780,516 4811,568 4875,673 5002,873 5006,879 5010,885 5018,896 5033,919 5065,964 5127,1051 5131,1056 5135,1061 5142,1071 5158,1091 5189,1131 5252,1205 5256,1209 5260,1214 5268,1224 5285,1242 5319,1278 5323,1282 5328,1287 5336,1295 5353,1311 5387,1343 5395,1349 5404,1357 5421,1372 5454,1399 5522,1447 5526,1449 5530,1452 5538,1456 5554,1466 5585,1484 5589,1486 5593,1488 5601,1492 5617,1500 5648,1514 5652,1516 5656,1517 5664,1521 5680,1527 5684,1528 5688,1530 5696,1533 5711,1538 5715,1540 5719,1541 5727,1544 5743,1549 5775,1558 5779,1559 5792,1562 5809,1566 5843,1574 5847,1575 5851,1576 5860,1578 5877,1581 5911,1588 5916,1589 5920,1589 5929,1591 5946,1594 5980,1599 6048,1610 6052,1611 6056,1612 6064,1613 6080,1615 6112,1621 6176,1632 6180,1633 6184,1634 6192,1635 6208,1638 6240,1645 6304,1659 6308,1660 6312,1661 6319,1663 6335,1667 6366,1675 6429,1693 6433,1694 6437,1695 6445,1698 6460,1703 6492,1713 6554,1734 6559,1735 6563,1737 6571,1740 6588,1746 6622,1759 6690,1785 6826,1841 7080,1951 7355,2064 7359,2066 7363,2068 7371,2071 7388,2077 7422,2090 7489,2115 7624,2162 7628,2163 7632,2164 7640,2167 7656,2172 7687,2182 7750,2201 7876,2237 7885,2240 7893,2242 7910,2246 7944,2255 8013,2272 8017,2273 8021,2274 8030,2276 8047,2280 8081,2288 8149,2303 8153,2303 8157,2304 8165,2306 8181,2309 8213,2315 8276,2328 8292,2330 8308,2333 8340,2339 8404,2349 8408,2350 8412,2350 8419,2352 8435,2354 8466,2359 8529,2368 8533,2368 8537,2369 8544,2370 8560,2372 8591,2376 8654,2383 8658,2383 8662,2384 8671,2385 8687,2387 8721,2391 8789,2397 8793,2398 8798,2398 8806,2399 8823,2400 8857,2404 8925,2409 8929,2409 8933,2410 8941,2410 8956,2412 8988,2414 9051,2418 9055,2418 9059,2419 9067,2419 9071,2419 9075,2420 9083,2420 9087,2420 9091,2420 9095,2421 9099,2421 9103,2421 9106,2421 9114,2422 9118,2422 9122,2422 9126,2423 9130,2423 9138,2423 9142,2423 9146,2423 9150,2424 9154,2424 9158,2424 9162,2425 9166,2425 9170,2425 9178,2425 9182,2426 9186,2426 9191,2426 9204,2427 9209,2427 9213,2427 9248,2429 9257,2429 9261,2429 9270,2429 9280,2430 9285,2430 9293,2431 9302,2431 9311,2432 9315,2432 9324,2432 9329,2432 9355,2433 9390,2434 9408,2435 9412,2435 9417,2435 9421,2435 9426,2435 9430,2436 9434,2436 9443,2436 9448,2437 9461,2437">
          <text:p/>
        </draw:polyline>
        <draw:polyline draw:style-name="gr5" draw:text-style-name="P1" draw:layer="layout" svg:width="12.853cm" svg:height="2.001cm" svg:x="1.523cm" svg:y="8.34cm" svg:viewBox="0 0 12854 2002" draw:points="0,2002 12,2002 16,2001 20,1998 24,1995 28,1992 32,1993 36,1996 40,1999 44,2002 48,1999 52,1996 56,1993 60,1992 64,1995 67,1998 71,2001 75,1999 79,1996 95,1998 127,2000 131,2001 135,1998 138,1995 142,1992 146,1993 150,1996 154,1999 158,2002 162,1999 166,1996 170,1993 174,1992 178,1995 186,2001 190,2000 194,1997 198,1994 202,1991 206,1994 209,1997 213,2000 217,2001 225,1995 229,1992 233,1993 237,1996 241,1999 245,2002 249,1999 253,1996 257,1992 261,1993 266,1996 270,1999 274,2001 283,1995 287,1991 291,1994 296,1997 300,2000 304,2000 308,1997 313,1994 317,1992 321,1995 325,1998 330,2001 334,1999 338,1996 343,1993 347,1993 351,1996 355,1999 360,2002 364,1998 368,1995 372,1992 377,1993 385,2000 390,2001 394,1997 398,1994 402,1991 407,1994 415,2001 419,2000 424,1996 428,1993 432,1992 441,1999 445,2002 449,1999 458,1992 462,1993 466,1996 471,1999 475,2001 483,1995 488,1991 492,1994 496,1997 501,2000 505,2000 514,1994 518,1992 522,1995 526,1998 530,2001 534,2000 542,1994 546,1992 558,2001 562,2000 574,1991 578,1994 586,2000 590,2001 602,1992 606,1993 614,1999 618,2001 622,1998 654,1996 658,1993 662,1992 670,1998 674,2001 678,1999 686,1993 690,1992 702,2001 706,2000 710,1997 714,1994 718,1991 730,2000 734,2001 746,1992 750,1994 758,2000 762,2001 766,1998 774,1992 778,1993 782,1996 786,1999 789,2002 793,1999 797,1996 801,1993 805,1992 809,1995 813,1998 817,2001 821,2000 825,1997 829,1994 833,1991 836,1994 840,1997 844,2000 848,2001 852,1998 860,1992 864,1993 868,1996 872,1999 876,2002 879,1999 883,1996 887,1993 891,1992 895,1995 899,1998 903,2001 907,2000 911,1997 915,1994 919,1991 923,1994 930,2000 934,2001 938,1998 969,1996 973,1993 977,1992 981,1995 985,1998 989,2001 993,2000 997,1997 1001,1994 1005,1991 1008,1994 1013,1997 1016,2000 1020,2001 1024,1998 1028,1995 1032,1992 1036,1993 1040,1996 1045,2000 1049,2001 1053,1998 1057,1994 1062,1991 1066,1994 1070,1997 1074,2000 1079,2000 1083,1997 1087,1994 1091,1992 1096,1995 1100,1998 1104,2001 1108,1999 1113,1996 1117,1993 1121,1992 1125,1996 1130,1999 1134,2002 1138,1999 1142,1995 1147,1992 1151,1993 1155,1996 1159,2000 1164,2001 1168,1998 1172,1995 1176,1991 1180,1994 1185,1997 1189,2000 1193,2000 1197,1997 1202,1994 1206,1992 1210,1995 1215,1998 1219,2001 1223,1999 1227,1996 1231,1993 1236,1992 1240,1996 1244,1999 1248,2002 1253,1999 1257,1996 1261,1992 1265,1993 1270,1996 1274,1999 1278,2001 1282,1998 1287,1995 1291,1992 1295,1994 1299,1997 1304,2000 1308,2001 1316,1995 1319,1992 1323,1993 1327,1996 1331,1999 1335,2001 1343,1995 1347,1992 1351,1993 1359,1999 1363,2002 1367,1999 1375,1993 1379,1992 1383,1995 1391,2001 1395,2000 1399,1997 1430,1995 1434,1992 1438,1994 1446,2000 1450,2001 1454,1998 1462,1992 1466,1993 1470,1996 1478,2002 1482,1999 1486,1996 1490,1993 1494,1992 1498,1995 1506,2001 1510,2000 1513,1997 1517,1994 1521,1991 1525,1994 1529,1997 1533,2000 1537,2000 1541,1997 1545,1994 1549,1991 1553,1994 1557,1997 1561,2000 1566,2001 1574,1994 1578,1991 1583,1994 1587,1998 1591,2001 1596,2000 1600,1996 1604,1993 1608,1992 1613,1995 1617,1999 1621,2002 1634,1992 1639,1993 1643,1996 1647,2000 1652,2001 1656,1998 1660,1994 1664,1991 1673,1997 1677,2001 1682,2000 1690,1993 1694,1992 1703,1999 1707,2002 1712,1999 1716,1996 1720,1992 1724,1993 1729,1996 1733,1999 1737,2001 1742,1998 1750,1991 1754,1994 1763,2001 1767,2000 1776,1993 1780,1992 1789,1998 1793,2002 1797,1999 1802,1996 1806,1992 1810,1993 1815,1996 1819,1999 1823,2001 1832,1995 1836,1992 1840,1994 1844,1997 1849,2000 1853,2000 1857,1997 1861,1994 1865,1991 1870,1994 1874,1998 1878,2001 1882,2000 1886,1997 1891,1993 1895,1992 1899,1995 1903,1998 1908,2001 1912,1999 1916,1996 1920,1993 1924,1992 1929,1996 1933,1999 1937,2002 1941,1999 1945,1996 1950,1992 1954,1993 1958,1996 1962,1999 1967,2001 1971,1998 1975,1995 1979,1992 1983,1994 1988,1997 1992,2000 1996,2001 2000,1997 2004,1994 2009,1991 2013,1994 2017,1997 2021,2001 2026,2000 2030,1997 2034,1994 2038,1992 2042,1995 2047,1998 2051,2001 2055,1999 2064,1993 2068,1992 2072,1996 2076,1999 2080,2002 2084,1999 2089,1996 2093,1992 2097,1993 2101,1996 2105,1999 2109,2002 2113,1999 2117,1996 2121,1993 2125,1992 2129,1995 2133,1998 2137,2001 2141,2000 2145,1997 2149,1994 2152,1991 2160,1997 2164,2000 2168,2001 2172,1998 2176,1995 2180,1992 2184,1993 2188,1996 2192,1999 2196,2002 2200,1999 2204,1996 2208,1992 2211,1992 2215,1996 2219,1999 2223,2001 2227,1999 2231,1996 2235,1993 2239,1992 2243,1995 2251,2001 2255,2000 2259,1997 2290,1995 2294,1992 2298,1993 2302,1996 2306,1999 2310,2002 2314,1999 2318,1996 2321,1993 2325,1992 2329,1995 2333,1998 2337,2001 2341,2000 2345,1997 2349,1994 2353,1991 2361,1998 2366,2001 2370,2000 2374,1997 2379,1993 2383,1992 2387,1995 2391,1998 2396,2002 2400,1999 2408,1992 2413,1993 2417,1996 2421,1999 2425,2001 2430,1998 2434,1995 2438,1992 2442,1994 2447,1997 2451,2000 2455,2000 2459,1997 2464,1994 2468,1991 2472,1995 2477,1998 2481,2001 2485,2000 2489,1996 2494,1993 2498,1992 2502,1995 2506,1999 2511,2002 2515,1999 2519,1996 2523,1992 2528,1993 2532,1996 2536,1999 2540,2001 2545,1998 2549,1995 2553,1991 2558,1994 2562,1997 2566,2000 2570,2000 2575,1997 2579,1994 2583,1992 2587,1995 2596,2001 2600,1999 2604,1996 2609,1993 2613,1992 2617,1996 2621,1999 2626,2002 2638,1993 2642,1992 2654,2001 2657,1999 2689,1997 2693,1994 2697,1991 2709,2000 2713,2001 2717,1998 2721,1995 2725,1992 2729,1993 2737,1999 2741,2001 2749,1995 2753,1992 2757,1993 2769,2002 2777,1996 2781,1993 2785,1992 2797,2001 2801,1999 2809,1993 2813,1992 2817,1995 2825,2001 2829,2000 2841,1991 2844,1994 2852,2000 2856,2001 2868,1992 2872,1993 2876,1996 2880,1999 2884,2002 2888,1999 2892,1996 2896,1993 2900,1992 2908,1998 2912,2001 2915,2000 2919,1997 2923,1994 2927,1991 2931,1994 2935,1997 2939,2000 2943,2001 2947,1998 2951,1995 2954,1992 2958,1993 2962,1996 2966,1999 2970,2002 2974,1999 3005,1997 3009,1994 3013,1991 3021,1997 3025,2000 3029,2001 3032,1998 3036,1995 3040,1992 3044,1993 3048,1996 3052,1999 3056,2002 3060,1999 3064,1996 3068,1993 3071,1992 3075,1995 3079,1998 3083,2001 3087,2000 3091,1997 3095,1994 3099,1991 3103,1994 3107,1997 3110,2000 3114,2001 3118,1998 3122,1995 3126,1992 3130,1993 3134,1996 3138,1999 3143,2001 3147,1998 3151,1995 3155,1992 3160,1994 3164,1997 3168,2000 3172,2001 3177,1997 3181,1994 3185,1991 3189,1994 3193,1998 3198,2001 3202,2000 3206,1997 3210,1993 3215,1992 3219,1995 3223,1998 3227,2001 3232,1999 3236,1996 3240,1993 3244,1992 3249,1996 3253,1999 3257,2002 3261,1999 3265,1995 3270,1992 3274,1993 3278,1996 3282,2000 3287,2001 3291,1998 3295,1995 3299,1991 3303,1994 3308,1997 3312,2000 3316,2000 3320,1997 3325,1994 3329,1991 3333,1995 3337,1998 3342,2001 3346,2000 3350,1996 3354,1993 3358,1992 3363,1995 3367,1999 3371,2002 3375,1999 3380,1996 3384,1992 3388,1993 3392,1996 3397,1999 3401,2001 3409,1995 3413,1992 3417,1993 3421,1996 3424,1999 3428,2002 3432,1999 3464,1997 3468,1994 3472,1991 3476,1994 3480,1997 3484,2000 3488,2001 3492,1998 3496,1995 3500,1992 3503,1993 3511,1999 3515,2002 3523,1996 3527,1992 3531,1992 3535,1996 3539,1999 3543,2002 3547,1999 3551,1996 3555,1993 3559,1992 3567,1998 3571,2001 3575,2000 3579,1997 3582,1994 3586,1991 3590,1994 3594,1997 3598,2000 3602,2001 3606,1998 3614,1992 3618,1993 3622,1996 3626,1999 3630,2002 3634,1999 3638,1996 3642,1993 3646,1992 3650,1995 3654,1998 3658,2002 3662,1999 3671,1992 3675,1993 3684,1999 3688,2001 3692,1998 3701,1992 3705,1994 3713,2000 3718,2000 3722,1997 3726,1994 3731,1992 3735,1995 3739,1998 3744,2001 3748,1999 3752,1996 3756,1993 3761,1992 3765,1996 3769,1999 3773,2000 3778,1998 3782,1995 3786,1992 3790,1993 3795,1997 3799,2000 3803,2000 3808,1997 3812,1994 3816,1991 3825,1998 3829,1999 3833,1999 3838,1996 3842,1993 3846,1992 3850,1995 3855,1999 3859,1998 3863,1998 3868,1996 3872,1992 3876,1993 3880,1996 3885,1998 3889,1998 3893,1998 3898,1995 3902,1991 3906,1994 3910,1997 3915,1997 3919,1997 3923,1997 3927,1994 3932,1992 3936,1995 3940,1997 3944,1997 3949,1997 3953,1996 3957,1993 3961,1992 3965,1996 3969,1996 3978,1996 3982,1996 3986,1992 3991,1993 3995,1996 3999,1996 4007,1996 4012,1995 4016,1992 4020,1993 4024,1995 4028,1995 4062,1994 4066,1994 4070,1994 4075,1991 4079,1994 4083,1994 4087,1994 4091,1994 4096,1994 4100,1993 4104,1992 4108,1994 4112,1994 4117,1994 4121,1993 4125,1993 4129,1993 4133,1992 4138,1993 4142,1993 4146,1993 4154,1993 4159,1992 4163,1993 4171,1993 4175,1993 4180,1993 4184,1992 4188,1992 4192,1992 4196,1992 4200,1992 4204,1992 4212,1992 4228,1992 4232,1992 4236,1992 4259,1991 4267,1991 4275,1991 4279,1991 4283,1991 4287,1991 4290,1991 4294,1991 4298,1991 4306,1990 4310,1990 4314,1990 4322,1989 4326,1989 4330,1989 4334,1989 4338,1989 4353,1988 4357,1988 4361,1988 4385,1986 4447,1984 4456,1983 4460,1983 4464,1983 4469,1983 4473,1982 4481,1982 4485,1982 4511,1981 4515,1981 4583,1978 4588,1978 4592,1978 4596,1977 4617,1977 4651,1976 4719,1973 4723,1973 4727,1973 4739,1973 4743,1973 4751,1973 4763,1972 4767,1972 4783,1971 4787,1971 4799,1971 4815,1971 4818,1971 4822,1970 4826,1970 4838,1970 4846,1970 4854,1969 4858,1969 4862,1969 4866,1969 4878,1968 4882,1968 4886,1968 4894,1967 4911,1966 4915,1966 4919,1965 4935,1964 4938,1964 4950,1963 4958,1962 4966,1962 4974,1961 4979,1961 4983,1961 4987,1960 4996,1960 5000,1960 5009,1959 5013,1959 5017,1958 5022,1958 5030,1957 5034,1957 5039,1957 5043,1957 5052,1956 5056,1956 5060,1956 5065,1955 5069,1955 5073,1955 5077,1955 5112,1953 5120,1952 5125,1952 5129,1952 5138,1951 5142,1951 5146,1950 5150,1950 5155,1950 5163,1949 5181,1949 5185,1948 5193,1948 5198,1948 5202,1947 5206,1947 5211,1947 5215,1946 5219,1946 5224,1945 5232,1944 5249,1943 5254,1942 5258,1942 5266,1941 5283,1939 5317,1936 5321,1936 5325,1936 5330,1935 5334,1935 5338,1934 5342,1934 5346,1933 5351,1933 5355,1933 5359,1932 5368,1932 5372,1931 5376,1931 5384,1930 5389,1930 5393,1929 5401,1929 5405,1928 5410,1928 5418,1927 5422,1927 5427,1927 5431,1926 5435,1926 5439,1926 5443,1925 5448,1925 5456,1923 5460,1923 5469,1922 5486,1920 5519,1916 5523,1915 5527,1915 5535,1914 5539,1913 5543,1913 5547,1912 5551,1912 5555,1911 5559,1911 5567,1910 5582,1908 5645,1900 5649,1899 5653,1899 5661,1898 5677,1895 5708,1890 5712,1890 5716,1889 5720,1889 5728,1888 5732,1887 5736,1886 5740,1885 5744,1885 5748,1884 5756,1883 5760,1883 5764,1883 5767,1882 5771,1882 5789,1878 5806,1875 5840,1869 5848,1868 5857,1866 5874,1864 5908,1857 5912,1856 5917,1856 5925,1854 5942,1850 5976,1843 6045,1828 6061,1824 6077,1820 6108,1812 6172,1795 6176,1794 6180,1793 6188,1791 6204,1786 6236,1777 6300,1757 6308,1754 6315,1751 6331,1746 6362,1734 6425,1710 6429,1709 6433,1707 6440,1704 6456,1697 6487,1684 6550,1655 6554,1653 6558,1650 6567,1646 6584,1637 6618,1619 6622,1617 6635,1609 6652,1600 6686,1579 6690,1577 6694,1574 6702,1569 6719,1557 6753,1534 6821,1483 6825,1480 6829,1477 6837,1470 6853,1457 6884,1428 6892,1421 6900,1414 6916,1399 6948,1367 6952,1363 6956,1359 6964,1350 6979,1333 7011,1296 7074,1216 7079,1209 7083,1203 7091,1192 7109,1167 7143,1115 7151,1102 7160,1087 7177,1059 7212,999 7216,991 7220,983 7229,968 7246,935 7280,866 7349,719 7353,709 7357,700 7366,681 7382,642 7416,565 7420,556 7424,546 7433,526 7450,487 7483,414 7488,405 7492,395 7500,377 7517,342 7551,277 7555,269 7559,261 7563,252 7568,244 7584,217 7618,165 7622,159 7626,152 7630,146 7634,140 7638,134 7642,129 7649,120 7653,115 7657,110 7665,101 7669,96 7673,91 7681,81 7685,77 7689,73 7693,69 7697,66 7712,53 7716,49 7720,46 7728,39 7732,36 7736,33 7740,30 7744,27 7748,25 7752,23 7759,18 7763,16 7767,14 7771,12 7775,11 7779,9 7783,8 7791,5 7795,3 7803,0 7807,0 7810,0 7814,0 7838,1 7869,3 7874,3 7878,4 7886,4 7891,4 7895,4 7912,6 7916,6 7921,7 7925,9 7929,11 7937,15 7942,17 7946,19 7955,24 7971,33 7976,36 7980,38 7984,41 7989,44 8006,55 8010,58 8014,61 8023,67 8040,81 8074,111 8082,119 8091,127 8108,145 8142,181 8146,185 8150,189 8158,199 8174,217 8205,254 8269,333 8396,495 8400,500 8404,505 8412,515 8427,535 8459,574 8521,650 8529,659 8536,669 8552,687 8583,723 8646,789 8654,799 8662,807 8679,825 8713,858 8717,862 8722,866 8730,874 8747,889 8781,919 8785,922 8789,926 8798,933 8815,946 8848,972 8853,975 8857,978 8865,984 8882,996 8916,1018 8920,1020 8924,1023 8932,1027 8948,1036 8979,1053 8983,1055 8987,1057 8995,1061 9011,1069 9042,1083 9046,1084 9050,1086 9058,1089 9074,1095 9105,1106 9109,1107 9113,1109 9121,1111 9137,1116 9169,1125 9177,1127 9186,1129 9203,1133 9237,1141 9241,1142 9245,1142 9254,1144 9271,1147 9305,1154 9310,1154 9314,1155 9323,1157 9340,1159 9374,1165 9442,1175 9450,1177 9474,1180 9506,1186 9514,1187 9522,1188 9538,1191 9570,1197 9574,1197 9578,1198 9586,1200 9602,1203 9606,1204 9610,1204 9618,1206 9622,1206 9626,1207 9634,1209 9698,1223 9702,1224 9706,1225 9713,1227 9729,1231 9760,1239 9823,1256 9827,1257 9831,1259 9839,1261 9854,1266 9886,1275 9948,1296 9957,1299 9965,1302 9982,1309 10016,1321 10084,1347 10220,1403 10474,1512 10749,1625 10753,1627 10757,1628 10765,1631 10782,1637 10816,1651 10883,1676 11018,1722 11026,1725 11034,1728 11081,1742 11144,1762 11148,1763 11152,1764 11160,1767 11176,1772 11207,1780 11270,1798 11274,1799 11279,1800 11287,1802 11304,1807 11338,1816 11407,1833 11415,1835 11424,1837 11441,1841 11475,1848 11543,1863 11547,1864 11551,1864 11559,1866 11563,1867 11571,1869 11575,1870 11583,1870 11587,1871 11591,1871 11607,1875 11670,1888 11678,1889 11686,1890 11702,1893 11710,1895 11718,1896 11734,1899 11798,1909 11802,1910 11806,1910 11813,1912 11817,1912 11821,1913 11829,1914 11833,1914 11841,1915 11845,1916 11860,1919 11864,1920 11868,1920 11876,1922 11880,1922 11884,1923 11892,1924 11895,1925 11899,1925 11903,1926 11907,1926 11911,1927 11915,1927 11923,1928 11927,1929 11931,1929 11934,1929 11938,1930 11942,1930 11950,1931 11954,1931 11962,1932 11970,1933 11973,1933 11977,1934 11981,1934 11985,1935 11989,1936 11993,1936 12001,1937 12016,1939 12048,1943 12052,1944 12056,1945 12060,1945 12065,1946 12069,1946 12073,1947 12077,1948 12081,1948 12086,1948 12090,1949 12098,1949 12115,1950 12124,1951 12128,1951 12137,1952 12141,1953 12145,1953 12149,1953 12158,1954 12166,1955 12170,1955 12175,1955 12179,1956 12183,1956 12187,1956 12192,1957 12200,1958 12204,1958 12209,1959 12213,1959 12217,1960 12251,1963 12255,1964 12259,1964 12264,1965 12268,1965 12276,1966 12281,1965 12285,1967 12289,1967 12298,1968 12302,1969 12306,1969 12315,1969 12319,1970 12323,1970 12327,1970 12331,1970 12335,1970 12338,1971 12342,1971 12346,1971 12350,1971 12354,1971 12358,1971 12366,1972 12370,1972 12374,1972 12382,1972 12386,1973 12390,1973 12394,1973 12398,1973 12402,1974 12410,1974 12413,1974 12417,1974 12421,1974 12429,1975 12437,1975 12441,1975 12449,1976 12453,1976 12457,1976 12461,1977 12465,1977 12469,1977 12473,1977 12477,1977 12485,1978 12489,1978 12493,1978 12497,1978 12500,1979 12504,1979 12508,1979 12572,1984 12580,1984 12585,1985 12589,1985 12598,1985 12607,1986 12625,1988 12642,1989 12651,1990 12655,1990 12664,1991 12678,1991 12682,1991 12686,1992 12691,1992 12695,1992 12717,1992 12722,1992 12735,1993 12739,1991 12744,1993 12748,1993 12752,1993 12761,1993 12766,1993 12770,1993 12775,1994 12792,1994 12797,1991 12801,1994 12805,1995 12810,1995 12819,1995 12823,1993 12827,1993 12832,1996 12841,1996 12845,1996 12849,1994 12854,1991">
          <text:p/>
        </draw:polyline>
        <draw:polyline draw:style-name="gr6" draw:text-style-name="P1" draw:layer="layout" svg:width="12.853cm" svg:height="1.789cm" svg:x="1.523cm" svg:y="8.552cm" svg:viewBox="0 0 12854 1790" draw:points="0,1790 12,1790 16,1789 20,1786 24,1783 28,1780 32,1781 36,1784 40,1787 44,1790 48,1787 52,1784 56,1781 60,1780 64,1783 67,1786 71,1789 75,1787 79,1784 95,1786 127,1788 131,1789 135,1786 138,1783 142,1780 146,1781 150,1784 154,1787 158,1790 162,1787 166,1784 170,1781 174,1780 178,1783 186,1789 190,1788 194,1785 198,1782 202,1779 206,1782 209,1785 213,1788 217,1789 225,1783 229,1780 233,1781 237,1784 241,1787 245,1790 249,1787 253,1784 257,1780 261,1781 266,1784 270,1787 274,1789 283,1783 287,1779 291,1782 296,1785 300,1788 304,1788 308,1785 313,1782 317,1780 321,1783 325,1786 330,1789 334,1787 338,1784 343,1781 347,1781 351,1784 355,1787 360,1790 364,1786 368,1783 372,1780 377,1781 385,1788 390,1789 394,1785 398,1782 402,1779 407,1782 415,1789 419,1788 424,1784 428,1781 432,1780 441,1787 445,1790 449,1787 458,1780 462,1781 466,1784 471,1787 475,1789 483,1783 488,1779 492,1782 496,1785 501,1788 505,1788 514,1782 518,1780 522,1783 526,1786 530,1789 534,1788 542,1782 546,1780 558,1789 562,1788 574,1779 578,1782 586,1788 590,1789 602,1780 606,1781 614,1787 618,1789 622,1786 654,1784 658,1781 662,1780 670,1786 674,1789 678,1787 686,1781 690,1780 702,1789 706,1788 710,1785 714,1782 718,1779 730,1788 734,1789 746,1780 750,1782 758,1788 762,1789 766,1786 774,1780 778,1781 782,1784 786,1787 789,1790 793,1787 797,1784 801,1781 805,1780 809,1783 813,1786 817,1789 821,1788 825,1785 829,1782 833,1779 836,1782 840,1785 844,1788 848,1789 852,1786 860,1780 864,1781 868,1784 872,1787 876,1790 879,1787 883,1784 887,1781 891,1780 895,1783 899,1786 903,1789 907,1788 911,1785 915,1782 919,1779 923,1782 930,1788 934,1789 938,1786 969,1784 973,1781 977,1780 981,1783 985,1786 989,1789 993,1788 997,1785 1001,1782 1005,1779 1008,1782 1013,1785 1016,1788 1020,1789 1024,1786 1028,1783 1032,1780 1036,1781 1040,1784 1045,1788 1049,1789 1053,1786 1057,1782 1062,1779 1066,1782 1070,1785 1074,1788 1079,1788 1083,1785 1087,1782 1091,1780 1096,1783 1100,1786 1104,1789 1108,1787 1113,1784 1117,1781 1121,1780 1125,1784 1130,1787 1134,1790 1138,1787 1142,1783 1147,1780 1151,1781 1155,1784 1159,1788 1164,1789 1168,1786 1172,1783 1176,1779 1180,1782 1185,1785 1189,1788 1193,1788 1197,1785 1202,1782 1206,1780 1210,1783 1215,1786 1219,1789 1223,1787 1227,1784 1231,1781 1236,1780 1240,1784 1244,1787 1248,1790 1253,1787 1257,1784 1261,1780 1265,1781 1270,1784 1274,1787 1278,1789 1282,1786 1287,1783 1291,1780 1295,1782 1299,1785 1304,1788 1308,1789 1316,1783 1319,1780 1323,1781 1327,1784 1331,1787 1335,1789 1343,1783 1347,1780 1351,1781 1359,1787 1363,1790 1367,1787 1375,1781 1379,1780 1383,1783 1391,1789 1395,1788 1399,1785 1430,1783 1434,1780 1438,1782 1446,1788 1450,1789 1454,1786 1462,1780 1466,1781 1470,1784 1478,1790 1482,1787 1486,1784 1490,1781 1494,1780 1498,1783 1506,1789 1510,1788 1513,1785 1517,1782 1521,1779 1525,1782 1529,1785 1533,1788 1537,1788 1541,1785 1545,1782 1549,1779 1553,1782 1557,1785 1561,1788 1566,1789 1574,1782 1578,1779 1583,1782 1587,1786 1591,1789 1596,1788 1600,1784 1604,1781 1608,1780 1613,1783 1617,1787 1621,1790 1634,1780 1639,1781 1643,1784 1647,1788 1652,1789 1656,1786 1660,1782 1664,1779 1673,1785 1677,1789 1682,1788 1690,1781 1694,1780 1703,1787 1707,1790 1712,1787 1716,1784 1720,1780 1724,1781 1729,1784 1733,1787 1737,1789 1742,1786 1750,1779 1754,1782 1763,1789 1767,1788 1776,1781 1780,1780 1789,1786 1793,1790 1797,1787 1802,1784 1806,1780 1810,1781 1815,1784 1819,1787 1823,1789 1832,1783 1836,1780 1840,1782 1844,1785 1849,1788 1853,1788 1857,1785 1861,1782 1865,1779 1870,1782 1874,1786 1878,1789 1882,1788 1886,1785 1891,1781 1895,1780 1899,1783 1903,1786 1908,1789 1912,1787 1916,1784 1920,1781 1924,1780 1929,1784 1933,1787 1937,1790 1941,1787 1945,1784 1950,1780 1954,1781 1958,1784 1962,1787 1967,1789 1971,1786 1975,1783 1979,1780 1983,1782 1988,1785 1992,1788 1996,1789 2000,1785 2004,1782 2009,1779 2013,1782 2017,1785 2021,1789 2026,1788 2030,1785 2034,1782 2038,1780 2042,1783 2047,1786 2051,1789 2055,1787 2064,1781 2068,1780 2072,1784 2076,1787 2080,1790 2084,1787 2089,1784 2093,1780 2097,1781 2101,1784 2105,1787 2109,1790 2113,1787 2117,1784 2121,1781 2125,1780 2129,1783 2133,1786 2137,1789 2141,1788 2145,1785 2149,1782 2152,1779 2160,1785 2164,1788 2168,1789 2172,1786 2176,1783 2180,1780 2184,1781 2188,1784 2192,1787 2196,1790 2200,1787 2204,1784 2208,1780 2211,1780 2215,1784 2219,1787 2223,1789 2227,1787 2231,1784 2235,1781 2239,1780 2243,1783 2251,1789 2255,1788 2259,1785 2290,1783 2294,1780 2298,1781 2302,1784 2306,1787 2310,1790 2314,1787 2318,1784 2321,1781 2325,1780 2329,1783 2333,1786 2337,1789 2341,1788 2345,1785 2349,1782 2353,1779 2361,1786 2366,1789 2370,1788 2374,1785 2379,1781 2383,1780 2387,1783 2391,1786 2396,1790 2400,1787 2408,1780 2413,1781 2417,1784 2421,1787 2425,1789 2430,1786 2434,1783 2438,1780 2442,1782 2447,1785 2451,1788 2455,1788 2459,1785 2464,1782 2468,1779 2472,1783 2477,1786 2481,1789 2485,1788 2489,1784 2494,1781 2498,1780 2502,1783 2506,1787 2511,1790 2515,1787 2519,1784 2523,1780 2528,1781 2532,1784 2536,1787 2540,1789 2545,1786 2549,1783 2553,1779 2558,1782 2562,1785 2566,1788 2570,1788 2575,1785 2579,1782 2583,1780 2587,1783 2596,1789 2600,1787 2604,1784 2609,1781 2613,1780 2617,1784 2621,1787 2626,1790 2638,1781 2642,1780 2654,1789 2657,1787 2689,1785 2693,1782 2697,1779 2709,1788 2713,1789 2717,1786 2721,1783 2725,1780 2729,1781 2737,1787 2741,1789 2749,1783 2753,1780 2757,1781 2769,1790 2777,1784 2781,1781 2785,1780 2797,1789 2801,1787 2809,1781 2813,1780 2817,1783 2825,1789 2829,1788 2841,1779 2844,1782 2852,1788 2856,1789 2868,1780 2872,1781 2876,1784 2880,1787 2884,1790 2888,1787 2892,1784 2896,1781 2900,1780 2908,1786 2912,1789 2915,1788 2919,1785 2923,1782 2927,1779 2931,1782 2935,1785 2939,1788 2943,1789 2947,1786 2951,1783 2954,1780 2958,1781 2962,1784 2966,1787 2970,1790 2974,1787 3005,1785 3009,1782 3013,1779 3021,1785 3025,1788 3029,1789 3032,1786 3036,1783 3040,1780 3044,1781 3048,1784 3052,1787 3056,1790 3060,1787 3064,1784 3068,1781 3071,1780 3075,1783 3079,1786 3083,1789 3087,1788 3091,1785 3095,1782 3099,1779 3103,1782 3107,1785 3110,1788 3114,1789 3118,1786 3122,1783 3126,1780 3130,1781 3134,1784 3138,1787 3143,1789 3147,1786 3151,1783 3155,1780 3160,1782 3164,1785 3168,1788 3172,1789 3177,1785 3181,1782 3185,1779 3189,1782 3193,1786 3198,1789 3202,1788 3206,1785 3210,1781 3215,1780 3219,1783 3223,1786 3227,1789 3232,1787 3236,1784 3240,1781 3244,1780 3249,1784 3253,1787 3257,1790 3261,1787 3265,1783 3270,1780 3274,1781 3278,1784 3282,1788 3287,1789 3291,1786 3295,1783 3299,1779 3303,1782 3308,1785 3312,1788 3316,1788 3320,1785 3325,1782 3329,1779 3333,1783 3337,1786 3342,1789 3346,1788 3350,1784 3354,1781 3358,1780 3363,1783 3367,1787 3371,1790 3375,1787 3380,1784 3384,1780 3388,1781 3392,1784 3397,1787 3401,1789 3409,1783 3413,1780 3417,1781 3421,1784 3424,1787 3428,1790 3432,1787 3464,1785 3468,1782 3472,1779 3476,1782 3480,1785 3484,1788 3488,1789 3492,1786 3496,1783 3500,1780 3503,1781 3511,1787 3515,1790 3523,1784 3527,1780 3531,1780 3535,1784 3539,1787 3543,1790 3547,1787 3551,1784 3555,1781 3559,1780 3567,1786 3571,1789 3575,1788 3579,1785 3582,1782 3586,1779 3590,1782 3594,1785 3598,1788 3602,1789 3606,1786 3614,1780 3618,1781 3622,1784 3626,1787 3630,1790 3634,1787 3636,1785 3638,1784 3642,1781 3646,1780 3650,1783 3654,1786 3658,1790 3662,1787 3671,1780 3675,1781 3684,1787 3688,1789 3692,1786 3701,1780 3705,1782 3713,1788 3718,1788 3722,1785 3726,1782 3731,1780 3735,1783 3739,1786 3744,1789 3748,1787 3752,1784 3756,1781 3761,1780 3765,1784 3769,1787 3773,1790 3782,1783 3786,1780 3790,1781 3795,1785 3799,1788 3803,1789 3808,1785 3812,1782 3816,1779 3825,1786 3829,1789 3833,1788 3842,1781 3846,1780 3855,1787 3859,1788 3863,1787 3872,1780 3876,1781 3880,1784 3885,1787 3889,1787 3893,1786 3902,1779 3906,1782 3910,1785 3915,1787 3919,1787 3923,1785 3927,1782 3932,1780 3936,1783 3940,1786 3949,1786 3953,1784 3957,1781 3961,1780 3965,1784 3969,1786 3978,1786 3982,1784 3986,1780 3991,1781 3995,1784 3999,1785 4003,1785 4007,1785 4012,1783 4016,1780 4020,1781 4024,1784 4028,1784 4033,1784 4037,1784 4041,1783 4042,1781 4045,1779 4048,1781 4049,1782 4054,1784 4058,1784 4062,1784 4066,1784 4070,1782 4075,1779 4079,1782 4083,1783 4087,1783 4091,1783 4096,1783 4100,1781 4102,1780 4104,1780 4105,1780 4108,1783 4112,1783 4121,1783 4125,1783 4129,1781 4133,1780 4138,1782 4142,1782 4146,1782 4154,1782 4159,1780 4163,1781 4167,1782 4171,1782 4175,1782 4180,1782 4184,1782 4188,1780 4192,1781 4200,1781 4204,1781 4212,1781 4216,1780 4220,1781 4224,1781 4228,1781 4259,1780 4263,1780 4267,1780 4271,1780 4275,1779 4279,1780 4283,1780 4287,1780 4290,1780 4322,1780 4326,1780 4330,1780 4338,1779 4341,1779 4345,1779 4353,1779 4357,1779 4361,1779 4365,1779 4369,1779 4373,1779 4377,1778 4381,1778 4385,1778 4388,1778 4392,1778 4396,1777 4400,1777 4416,1776 4447,1775 4456,1775 4460,1774 4464,1774 4469,1774 4473,1774 4481,1773 4485,1773 4490,1773 4494,1773 4511,1772 4515,1772 4583,1769 4719,1764 4723,1764 4727,1764 4735,1763 4743,1763 4747,1763 4751,1763 4755,1763 4759,1763 4763,1762 4767,1762 4775,1762 4779,1762 4783,1762 4787,1762 4791,1761 4799,1761 4803,1761 4807,1761 4811,1761 4818,1761 4822,1761 4834,1760 4838,1760 4846,1760 4850,1760 4854,1760 4862,1759 4878,1759 4882,1759 4886,1759 4894,1758 4911,1758 4915,1758 4919,1758 4935,1757 4938,1757 4942,1757 4950,1757 4958,1756 4974,1755 4979,1754 4983,1754 4991,1753 5009,1752 5013,1752 5017,1752 5026,1751 5043,1750 5112,1745 5120,1745 5125,1744 5129,1744 5133,1744 5138,1743 5142,1743 5146,1743 5150,1743 5155,1742 5163,1742 5172,1741 5181,1741 5193,1740 5198,1740 5202,1739 5206,1739 5215,1739 5249,1737 5254,1737 5258,1736 5262,1736 5266,1736 5270,1736 5275,1736 5279,1735 5287,1734 5291,1734 5300,1733 5317,1732 5321,1731 5325,1731 5334,1730 5338,1729 5342,1729 5351,1728 5355,1727 5359,1727 5363,1727 5368,1726 5372,1726 5376,1726 5380,1725 5389,1725 5393,1724 5397,1724 5401,1723 5418,1722 5452,1719 5456,1718 5460,1718 5465,1718 5469,1717 5486,1716 5490,1716 5494,1715 5503,1714 5507,1714 5511,1714 5515,1714 5519,1713 5523,1713 5527,1712 5531,1711 5535,1711 5539,1710 5543,1710 5547,1710 5551,1709 5582,1705 5645,1698 5649,1697 5653,1697 5657,1696 5661,1696 5665,1695 5669,1695 5677,1694 5681,1694 5685,1693 5689,1693 5693,1692 5697,1692 5701,1691 5704,1691 5708,1690 5712,1689 5716,1689 5740,1685 5771,1680 5780,1679 5789,1678 5806,1675 5814,1674 5823,1673 5831,1672 5840,1671 5844,1670 5848,1669 5857,1668 5874,1665 5908,1658 5925,1656 5942,1652 5946,1652 5951,1651 5959,1650 5968,1648 5976,1647 5981,1646 5985,1645 5993,1643 6011,1640 6045,1632 6049,1631 6053,1631 6061,1629 6065,1628 6069,1628 6073,1627 6077,1626 6081,1625 6085,1624 6093,1622 6108,1618 6172,1603 6176,1602 6180,1601 6184,1599 6188,1598 6192,1597 6196,1596 6200,1594 6204,1594 6208,1593 6212,1593 6216,1591 6224,1589 6228,1588 6236,1586 6300,1568 6308,1566 6315,1563 6331,1559 6362,1548 6425,1527 6429,1525 6433,1524 6440,1521 6456,1516 6487,1503 6550,1477 6558,1474 6567,1470 6584,1462 6618,1446 6622,1444 6626,1442 6635,1437 6652,1429 6686,1411 6690,1408 6694,1406 6702,1401 6719,1391 6753,1371 6821,1327 6829,1321 6837,1315 6853,1304 6884,1278 6892,1272 6900,1266 6916,1253 6948,1225 6952,1221 6956,1218 6964,1210 6979,1195 7011,1164 7074,1095 7079,1090 7083,1085 7091,1075 7109,1054 7143,1009 7212,910 7220,896 7229,883 7246,856 7280,801 7349,679 7353,671 7357,664 7366,649 7382,616 7416,553 7483,430 7488,422 7492,415 7500,400 7517,370 7551,314 7555,307 7559,300 7568,286 7584,259 7618,212 7622,206 7626,201 7634,190 7649,171 7653,166 7657,162 7665,152 7681,133 7685,129 7689,124 7697,117 7712,102 7716,98 7720,94 7728,87 7732,83 7736,79 7744,73 7748,69 7752,67 7759,61 7775,51 7779,48 7783,45 7787,43 7791,40 7795,37 7799,35 7807,31 7810,29 7814,27 7818,25 7822,23 7826,22 7830,20 7838,17 7842,16 7846,15 7850,13 7854,12 7858,10 7862,9 7865,8 7869,7 7878,6 7886,5 7912,1 7916,0 7921,0 7925,1 7929,1 7963,4 7967,5 7976,5 7980,6 7984,8 7989,9 7997,12 8006,14 8010,15 8014,17 8018,18 8023,19 8027,21 8031,22 8035,24 8044,28 8048,30 8057,34 8082,48 8087,50 8091,52 8095,55 8116,69 8125,75 8142,87 8146,90 8150,93 8158,99 8174,112 8205,139 8269,199 8273,203 8277,207 8285,216 8301,232 8333,265 8396,334 8400,338 8404,342 8412,351 8427,368 8459,402 8521,470 8525,474 8529,478 8536,486 8552,503 8583,535 8646,598 8650,602 8654,606 8662,615 8679,630 8713,661 8722,669 8730,676 8747,691 8781,718 8789,725 8798,732 8815,744 8848,769 8853,772 8857,775 8865,781 8882,792 8916,813 8920,816 8924,818 8932,823 8948,831 8979,848 8983,850 8987,851 8995,855 9011,863 9042,876 9046,878 9050,879 9058,882 9074,888 9105,899 9109,900 9113,901 9121,904 9137,908 9169,917 9177,919 9186,921 9203,925 9237,932 9254,936 9271,939 9305,945 9310,946 9340,951 9374,956 9442,966 9446,967 9450,967 9474,971 9506,976 9514,977 9522,978 9538,981 9570,987 9578,988 9602,993 9610,994 9618,996 9634,999 9642,1000 9646,1001 9650,1002 9666,1006 9698,1013 9702,1014 9706,1015 9713,1016 9729,1020 9760,1028 9823,1045 9827,1046 9831,1047 9839,1050 9854,1055 9886,1064 9948,1085 9953,1086 9957,1088 9965,1091 9982,1097 10016,1109 10084,1135 10220,1191 10474,1300 10749,1413 10753,1415 10757,1416 10765,1420 10782,1425 10816,1439 10883,1464 11018,1510 11026,1513 11034,1516 11050,1521 11081,1530 11144,1550 11148,1551 11152,1552 11160,1555 11176,1560 11207,1568 11270,1586 11274,1587 11279,1588 11287,1590 11304,1595 11338,1604 11407,1621 11415,1623 11424,1625 11441,1629 11475,1636 11543,1651 11547,1652 11551,1652 11559,1654 11563,1655 11571,1657 11575,1658 11583,1658 11587,1659 11591,1659 11607,1663 11670,1676 11678,1677 11686,1678 11702,1681 11710,1683 11718,1684 11734,1687 11798,1697 11802,1698 11806,1698 11813,1700 11817,1700 11821,1701 11829,1702 11833,1702 11841,1703 11845,1704 11860,1707 11864,1708 11868,1708 11876,1710 11880,1710 11884,1711 11892,1712 11895,1713 11899,1713 11903,1714 11907,1714 11911,1715 11915,1715 11923,1716 11927,1717 11931,1717 11934,1717 11938,1718 11942,1718 11950,1719 11954,1719 11962,1720 11970,1721 11973,1721 11977,1722 11981,1722 11985,1723 11989,1724 11993,1724 12001,1725 12016,1727 12048,1731 12052,1732 12056,1733 12060,1733 12065,1734 12069,1734 12073,1735 12077,1736 12081,1736 12086,1736 12090,1737 12098,1737 12115,1738 12124,1739 12128,1739 12137,1740 12141,1741 12145,1741 12149,1741 12158,1742 12166,1743 12170,1743 12175,1743 12179,1744 12183,1744 12187,1744 12192,1745 12200,1746 12204,1746 12209,1747 12213,1747 12217,1748 12251,1751 12255,1752 12259,1752 12264,1753 12268,1753 12276,1754 12281,1753 12285,1755 12289,1755 12298,1756 12302,1757 12306,1757 12315,1757 12319,1758 12323,1758 12327,1758 12331,1758 12335,1758 12338,1759 12342,1759 12346,1759 12350,1759 12354,1759 12358,1759 12366,1760 12370,1760 12374,1760 12382,1760 12386,1761 12390,1761 12394,1761 12398,1761 12402,1762 12410,1762 12413,1762 12417,1762 12421,1762 12429,1763 12437,1763 12441,1763 12449,1764 12453,1764 12457,1764 12461,1765 12465,1765 12469,1765 12473,1765 12477,1765 12485,1766 12489,1766 12493,1766 12497,1766 12500,1767 12504,1767 12508,1767 12572,1772 12580,1772 12585,1773 12589,1773 12598,1773 12607,1774 12625,1776 12642,1777 12651,1778 12655,1778 12664,1779 12678,1779 12682,1779 12686,1780 12691,1780 12695,1780 12717,1780 12722,1780 12735,1781 12739,1779 12744,1781 12748,1781 12752,1781 12761,1781 12766,1781 12770,1781 12775,1782 12792,1782 12797,1779 12801,1782 12805,1783 12810,1783 12819,1783 12823,1781 12827,1781 12832,1784 12841,1784 12845,1784 12849,1782 12854,1779">
          <text:p/>
        </draw:polyline>
        <draw:polyline draw:style-name="gr6" draw:text-style-name="P1" draw:layer="layout" svg:width="12.853cm" svg:height="2.28cm" svg:x="1.523cm" svg:y="8.061cm" svg:viewBox="0 0 12854 2281" draw:points="0,2281 12,2281 16,2280 20,2277 24,2274 28,2271 32,2272 36,2275 40,2278 44,2281 48,2278 52,2275 56,2272 60,2271 64,2274 67,2277 71,2280 75,2278 79,2275 95,2277 127,2279 131,2280 135,2277 138,2274 142,2271 146,2272 150,2275 154,2278 158,2281 162,2278 166,2275 170,2272 174,2271 178,2274 186,2280 190,2279 194,2276 198,2273 202,2270 206,2273 209,2276 213,2279 217,2280 225,2274 229,2271 233,2272 237,2275 241,2278 245,2281 249,2278 253,2275 257,2271 261,2272 266,2275 270,2278 274,2280 283,2274 287,2270 291,2273 296,2276 300,2279 304,2279 308,2276 313,2273 317,2271 321,2274 325,2277 330,2280 334,2278 338,2275 343,2272 347,2272 351,2275 355,2278 360,2281 364,2277 368,2274 372,2271 377,2272 385,2279 390,2280 394,2276 398,2273 402,2270 407,2273 415,2280 419,2279 424,2275 428,2272 432,2271 441,2278 445,2281 449,2278 458,2271 462,2272 466,2275 471,2278 475,2280 483,2274 488,2270 492,2273 496,2276 501,2279 505,2279 514,2273 518,2271 522,2274 526,2277 530,2280 534,2279 542,2273 546,2271 558,2280 562,2279 574,2270 578,2273 586,2279 590,2280 602,2271 606,2272 614,2278 618,2280 622,2277 654,2275 658,2272 662,2271 670,2277 674,2280 678,2278 686,2272 690,2271 702,2280 706,2279 710,2276 714,2273 718,2270 730,2279 734,2280 746,2271 750,2273 758,2279 762,2280 766,2277 774,2271 778,2272 782,2275 786,2278 789,2281 793,2278 797,2275 801,2272 805,2271 809,2274 813,2277 817,2280 821,2279 825,2276 829,2273 833,2270 836,2273 840,2276 844,2279 848,2280 852,2277 860,2271 864,2272 868,2275 872,2278 876,2281 879,2278 883,2275 887,2272 891,2271 895,2274 899,2277 903,2280 907,2279 911,2276 915,2273 919,2270 923,2273 930,2279 934,2280 938,2277 969,2275 973,2272 977,2271 981,2274 985,2277 989,2280 993,2279 997,2276 1001,2273 1005,2270 1008,2273 1013,2276 1016,2279 1020,2280 1024,2277 1028,2274 1032,2271 1036,2272 1040,2275 1045,2279 1049,2280 1053,2277 1057,2273 1062,2270 1066,2273 1070,2276 1074,2279 1079,2279 1083,2276 1087,2273 1091,2271 1096,2274 1100,2277 1104,2280 1108,2278 1113,2275 1117,2272 1121,2271 1125,2275 1130,2278 1134,2281 1138,2278 1142,2274 1147,2271 1151,2272 1155,2275 1159,2279 1164,2280 1168,2277 1172,2274 1176,2270 1180,2273 1185,2276 1189,2279 1193,2279 1197,2276 1202,2273 1206,2271 1210,2274 1215,2277 1219,2280 1223,2278 1227,2275 1231,2272 1236,2271 1240,2275 1244,2278 1248,2281 1253,2278 1257,2275 1261,2271 1265,2272 1270,2275 1274,2278 1278,2280 1282,2277 1287,2274 1291,2271 1295,2273 1299,2276 1304,2279 1308,2280 1316,2274 1319,2271 1323,2272 1327,2275 1331,2278 1335,2280 1343,2274 1347,2271 1351,2272 1359,2278 1363,2281 1367,2278 1375,2272 1379,2271 1383,2274 1391,2280 1395,2279 1399,2276 1430,2274 1434,2271 1438,2273 1446,2279 1450,2280 1454,2277 1462,2271 1466,2272 1470,2275 1478,2281 1482,2278 1486,2275 1490,2272 1494,2271 1498,2274 1506,2280 1510,2279 1513,2276 1517,2273 1521,2270 1525,2273 1529,2276 1533,2279 1537,2279 1541,2276 1545,2273 1549,2270 1553,2273 1557,2276 1561,2279 1566,2280 1574,2273 1578,2270 1583,2273 1587,2277 1591,2280 1596,2279 1600,2275 1604,2272 1608,2271 1613,2274 1617,2278 1621,2281 1634,2271 1639,2272 1643,2275 1647,2279 1652,2280 1656,2277 1660,2273 1664,2270 1673,2276 1677,2280 1682,2279 1690,2272 1694,2271 1703,2278 1707,2281 1712,2278 1716,2275 1720,2271 1724,2272 1729,2275 1733,2278 1737,2280 1742,2277 1750,2270 1754,2273 1763,2280 1767,2279 1776,2272 1780,2271 1789,2277 1793,2281 1797,2278 1802,2275 1806,2271 1810,2272 1815,2275 1819,2278 1823,2280 1832,2274 1836,2271 1840,2273 1844,2276 1849,2279 1853,2279 1857,2276 1861,2273 1865,2270 1870,2273 1874,2277 1878,2280 1882,2279 1886,2276 1891,2272 1895,2271 1899,2274 1903,2277 1908,2280 1912,2278 1916,2275 1920,2272 1924,2271 1929,2275 1933,2278 1937,2281 1941,2278 1945,2275 1950,2271 1954,2272 1958,2275 1962,2278 1967,2280 1971,2277 1975,2274 1979,2271 1983,2273 1988,2276 1992,2279 1996,2280 2000,2276 2004,2273 2009,2270 2013,2273 2017,2276 2021,2280 2026,2279 2030,2276 2034,2273 2038,2271 2042,2274 2047,2277 2051,2280 2055,2278 2064,2272 2068,2271 2072,2275 2076,2278 2080,2281 2084,2278 2089,2275 2093,2271 2097,2272 2101,2275 2105,2278 2109,2281 2113,2278 2117,2275 2121,2272 2125,2271 2129,2274 2133,2277 2137,2280 2141,2279 2145,2276 2149,2273 2152,2270 2160,2276 2164,2279 2168,2280 2172,2277 2176,2274 2180,2271 2184,2272 2188,2275 2192,2278 2196,2281 2200,2278 2204,2275 2208,2271 2211,2271 2215,2275 2219,2278 2223,2280 2227,2278 2231,2275 2235,2272 2239,2271 2243,2274 2251,2280 2255,2279 2259,2276 2290,2274 2294,2271 2298,2272 2302,2275 2306,2278 2310,2281 2314,2278 2318,2275 2321,2272 2325,2271 2329,2274 2333,2277 2337,2280 2341,2279 2345,2276 2349,2273 2353,2270 2361,2277 2366,2280 2370,2279 2374,2276 2379,2272 2383,2271 2387,2274 2391,2277 2396,2281 2400,2278 2408,2271 2413,2272 2417,2275 2421,2278 2425,2280 2430,2277 2434,2274 2438,2271 2442,2273 2447,2276 2451,2279 2455,2279 2459,2276 2464,2273 2468,2270 2472,2274 2477,2277 2481,2280 2485,2279 2489,2275 2494,2272 2498,2271 2502,2274 2506,2278 2511,2281 2515,2278 2519,2275 2523,2271 2528,2272 2532,2275 2536,2278 2540,2280 2545,2277 2549,2274 2553,2270 2558,2273 2562,2276 2566,2279 2570,2279 2575,2276 2579,2273 2583,2271 2587,2274 2596,2280 2600,2278 2604,2275 2609,2272 2613,2271 2617,2275 2621,2278 2626,2281 2638,2272 2642,2271 2654,2280 2657,2278 2689,2276 2693,2273 2697,2270 2709,2279 2713,2280 2717,2277 2721,2274 2725,2271 2729,2272 2737,2278 2741,2280 2749,2274 2753,2271 2757,2272 2769,2281 2777,2275 2781,2272 2785,2271 2797,2280 2801,2278 2809,2272 2813,2271 2817,2274 2825,2280 2829,2279 2841,2270 2844,2273 2852,2279 2856,2280 2868,2271 2872,2272 2876,2275 2880,2278 2884,2281 2888,2278 2892,2275 2896,2272 2900,2271 2908,2277 2912,2280 2915,2279 2919,2276 2923,2273 2927,2270 2931,2273 2935,2276 2939,2279 2943,2280 2947,2277 2951,2274 2954,2271 2958,2272 2962,2275 2966,2278 2970,2281 2974,2278 3005,2276 3009,2273 3013,2270 3021,2276 3025,2279 3029,2280 3032,2277 3036,2274 3040,2271 3044,2272 3048,2275 3052,2278 3056,2281 3060,2278 3064,2275 3068,2272 3071,2271 3075,2274 3079,2277 3083,2280 3087,2279 3091,2276 3095,2273 3099,2270 3103,2273 3107,2276 3110,2279 3114,2280 3118,2277 3122,2274 3126,2271 3130,2272 3134,2275 3138,2278 3143,2280 3147,2277 3151,2274 3155,2271 3160,2273 3164,2276 3168,2279 3172,2280 3177,2276 3181,2273 3185,2270 3189,2273 3193,2277 3198,2280 3202,2279 3206,2276 3210,2272 3215,2271 3219,2274 3223,2277 3227,2280 3232,2278 3236,2275 3240,2272 3244,2271 3249,2275 3253,2278 3257,2281 3261,2278 3265,2274 3270,2271 3274,2272 3278,2275 3282,2279 3287,2280 3291,2277 3295,2274 3299,2270 3303,2273 3308,2276 3312,2279 3316,2279 3320,2276 3325,2273 3329,2270 3333,2274 3337,2277 3342,2280 3346,2279 3350,2275 3354,2272 3358,2271 3363,2274 3367,2278 3371,2281 3375,2278 3380,2275 3384,2271 3388,2272 3392,2275 3397,2278 3401,2280 3409,2274 3413,2271 3417,2272 3421,2275 3424,2278 3428,2281 3432,2278 3464,2276 3468,2273 3472,2270 3476,2273 3480,2276 3484,2279 3488,2280 3492,2277 3496,2274 3500,2271 3503,2272 3511,2278 3515,2281 3523,2275 3527,2271 3531,2271 3535,2275 3539,2278 3543,2281 3547,2278 3551,2275 3555,2272 3559,2271 3567,2277 3571,2280 3575,2279 3579,2276 3582,2273 3586,2270 3590,2273 3594,2276 3598,2279 3602,2280 3606,2277 3614,2271 3618,2272 3622,2275 3636,2276 3654,2277 3658,2280 3662,2278 3671,2271 3675,2272 3684,2278 3688,2279 3692,2277 3701,2271 3705,2273 3709,2276 3713,2279 3718,2279 3722,2276 3726,2273 3731,2271 3735,2274 3739,2277 3744,2278 3748,2278 3752,2275 3756,2272 3761,2271 3765,2275 3769,2278 3773,2278 3778,2277 3782,2274 3786,2271 3790,2272 3795,2276 3799,2277 3803,2277 3808,2276 3812,2273 3816,2270 3821,2273 3825,2276 3833,2276 3838,2275 3842,2272 3846,2271 3850,2274 3855,2276 3859,2276 3863,2276 3868,2275 3872,2271 3876,2272 3880,2275 3885,2275 3889,2275 3893,2275 3898,2274 3902,2270 3906,2273 3910,2275 3915,2275 3919,2275 3923,2275 3932,2271 3936,2274 3940,2274 3949,2274 3953,2274 3957,2272 3961,2271 3965,2274 3969,2274 3974,2274 3978,2274 3982,2273 3986,2271 3991,2272 3995,2273 4003,2273 4007,2273 4012,2273 4016,2271 4020,2272 4024,2273 4028,2273 4042,2272 4048,2272 4062,2272 4066,2272 4070,2272 4075,2270 4079,2272 4083,2272 4087,2272 4096,2272 4102,2271 4105,2271 4129,2271 4133,2271 4138,2271 4146,2271 4150,2271 4154,2271 4159,2271 4163,2271 4167,2271 4175,2271 4180,2270 4184,2270 4188,2270 4192,2270 4208,2270 4212,2270 4216,2270 4220,2269 4228,2269 4232,2269 4236,2269 4259,2267 4322,2264 4326,2264 4330,2264 4334,2264 4338,2264 4341,2264 4345,2263 4349,2263 4353,2263 4357,2263 4361,2263 4365,2263 4369,2262 4373,2262 4377,2262 4381,2262 4385,2262 4447,2259 4452,2259 4456,2259 4460,2259 4464,2259 4473,2258 4481,2258 4485,2258 4490,2257 4494,2257 4498,2257 4511,2257 4515,2257 4583,2254 4588,2254 4592,2254 4596,2254 4600,2253 4604,2253 4617,2253 4651,2252 4668,2251 4685,2251 4719,2250 4723,2250 4727,2250 4735,2249 4751,2249 4755,2249 4763,2249 4767,2249 4771,2248 4775,2248 4783,2248 4787,2248 4791,2247 4795,2247 4803,2246 4807,2246 4818,2245 4822,2245 4826,2245 4834,2244 4838,2244 4846,2244 4850,2243 4854,2243 4858,2243 4862,2242 4866,2242 4870,2242 4874,2241 4878,2241 4911,2239 4974,2235 4979,2234 4983,2234 4991,2234 4996,2234 5000,2233 5009,2233 5043,2231 5052,2230 5060,2230 5077,2229 5082,2228 5086,2228 5090,2228 5095,2228 5103,2227 5112,2227 5116,2227 5120,2226 5125,2226 5129,2226 5133,2225 5150,2223 5155,2223 5163,2222 5181,2220 5249,2214 5254,2213 5258,2213 5262,2213 5266,2212 5270,2212 5275,2212 5279,2211 5283,2211 5317,2208 5321,2208 5325,2207 5334,2207 5338,2206 5342,2206 5346,2205 5355,2205 5359,2204 5363,2204 5368,2203 5372,2203 5376,2202 5380,2202 5384,2201 5389,2201 5393,2200 5401,2198 5418,2196 5452,2192 5456,2191 5460,2191 5469,2190 5473,2189 5482,2188 5486,2188 5519,2184 5523,2184 5527,2183 5531,2183 5535,2182 5539,2182 5543,2181 5547,2181 5551,2180 5555,2179 5559,2179 5567,2178 5582,2175 5645,2166 5649,2165 5653,2165 5661,2164 5665,2163 5669,2162 5677,2161 5681,2161 5685,2160 5689,2160 5693,2159 5697,2158 5701,2157 5708,2156 5771,2145 5776,2144 5797,2141 5806,2139 5814,2138 5823,2136 5840,2132 5908,2118 5912,2117 5917,2117 5925,2115 5942,2111 5976,2103 6045,2085 6049,2084 6053,2083 6061,2081 6077,2077 6108,2068 6172,2049 6180,2047 6188,2044 6204,2039 6236,2029 6300,2005 6308,2002 6315,1999 6331,1993 6362,1981 6425,1953 6429,1951 6433,1949 6440,1946 6456,1938 6487,1923 6550,1889 6554,1887 6558,1885 6567,1880 6584,1869 6618,1849 6622,1846 6635,1838 6652,1826 6686,1802 6690,1799 6694,1796 6702,1790 6719,1777 6753,1750 6821,1691 6829,1683 6837,1676 6853,1661 6884,1627 6892,1619 6900,1610 6916,1592 6948,1555 6952,1550 6964,1535 6979,1515 7011,1471 7074,1375 7079,1368 7083,1361 7091,1346 7109,1316 7143,1252 7147,1244 7151,1236 7160,1219 7177,1185 7212,1110 7216,1101 7220,1091 7229,1072 7246,1030 7280,946 7349,761 7353,749 7357,736 7366,713 7382,664 7416,568 7420,556 7424,543 7433,518 7450,472 7483,380 7488,370 7492,360 7500,338 7517,295 7521,285 7525,276 7534,256 7551,219 7555,211 7559,202 7568,185 7572,177 7576,169 7584,154 7589,148 7593,141 7597,133 7601,126 7618,102 7622,96 7626,90 7630,85 7634,79 7638,75 7642,70 7646,66 7649,62 7653,59 7657,55 7665,48 7681,33 7685,30 7689,26 7693,23 7697,21 7701,19 7704,18 7712,15 7716,13 7720,12 7728,8 7732,7 7736,5 7740,4 7744,2 7748,1 7752,0 7756,0 7759,0 7763,0 7767,0 7771,0 7775,0 7779,0 7783,0 7787,0 7791,1 7795,2 7803,3 7807,4 7810,6 7814,7 7822,10 7826,11 7830,13 7834,14 7838,16 7842,18 7846,21 7854,25 7858,27 7862,29 7865,32 7869,34 7878,40 7886,47 7903,62 7937,93 7942,97 7946,102 7963,118 7971,127 7976,131 7980,136 7989,147 8006,167 8010,173 8023,188 8040,209 8074,255 8142,352 8146,357 8150,363 8158,375 8174,399 8205,446 8269,542 8396,731 8400,736 8404,742 8412,753 8427,775 8459,818 8521,901 8529,911 8536,921 8552,941 8583,978 8646,1051 8650,1056 8654,1060 8662,1069 8679,1087 8713,1123 8717,1127 8722,1131 8730,1139 8747,1155 8781,1186 8785,1190 8789,1193 8798,1200 8815,1215 8848,1241 8853,1244 8857,1248 8865,1254 8882,1266 8916,1288 8920,1291 8924,1293 8932,1298 8948,1308 8979,1325 8983,1327 8987,1329 8995,1333 9011,1341 9042,1355 9046,1357 9050,1359 9058,1362 9074,1368 9105,1379 9109,1381 9113,1382 9121,1385 9137,1389 9169,1398 9186,1403 9203,1407 9241,1416 9254,1418 9271,1422 9305,1428 9314,1430 9323,1431 9340,1434 9374,1440 9442,1450 9446,1451 9450,1452 9458,1453 9474,1455 9506,1461 9514,1462 9522,1464 9538,1466 9570,1472 9574,1473 9578,1474 9586,1475 9602,1478 9610,1480 9618,1481 9622,1482 9630,1484 9634,1484 9698,1499 9702,1500 9706,1501 9713,1503 9729,1507 9760,1515 9823,1532 9827,1534 9831,1535 9839,1537 9854,1542 9886,1552 9948,1573 9957,1576 9965,1579 9982,1585 10016,1598 10084,1624 10220,1681 10474,1790 10749,1903 10753,1905 10757,1906 10765,1909 10782,1915 10816,1929 10883,1954 11018,2000 11026,2003 11034,2006 11050,2011 11081,2020 11144,2040 11148,2041 11152,2042 11160,2045 11176,2050 11207,2058 11270,2076 11274,2077 11279,2078 11287,2080 11304,2085 11338,2094 11407,2111 11415,2113 11424,2115 11441,2119 11475,2126 11543,2141 11547,2142 11551,2142 11559,2144 11563,2145 11571,2147 11575,2148 11583,2148 11587,2149 11591,2149 11607,2153 11670,2166 11678,2167 11686,2168 11702,2171 11710,2173 11718,2174 11734,2177 11798,2187 11802,2188 11806,2188 11813,2190 11817,2190 11821,2191 11829,2192 11833,2192 11841,2193 11845,2194 11860,2197 11864,2198 11868,2198 11876,2201 11880,2201 11884,2202 11892,2203 11895,2204 11899,2204 11903,2205 11907,2205 11911,2206 11915,2206 11923,2207 11927,2208 11931,2208 11934,2208 11938,2209 11942,2209 11950,2210 11954,2210 11962,2211 11970,2212 11973,2212 11977,2213 11981,2213 11985,2214 11989,2215 11993,2215 12001,2216 12016,2218 12048,2222 12052,2223 12056,2224 12060,2224 12065,2225 12069,2225 12073,2226 12077,2227 12081,2227 12086,2227 12090,2228 12098,2228 12115,2229 12124,2230 12128,2230 12137,2231 12141,2232 12145,2232 12149,2232 12158,2233 12166,2234 12170,2234 12175,2234 12179,2235 12183,2235 12187,2235 12192,2236 12200,2237 12204,2237 12209,2238 12213,2238 12217,2239 12251,2242 12255,2243 12259,2243 12264,2244 12268,2244 12276,2245 12281,2244 12285,2246 12289,2246 12298,2247 12302,2248 12306,2248 12315,2248 12319,2249 12323,2249 12327,2249 12331,2249 12335,2249 12338,2250 12342,2250 12346,2250 12350,2250 12354,2250 12358,2250 12366,2251 12370,2251 12374,2251 12382,2251 12386,2252 12390,2252 12394,2252 12398,2252 12402,2253 12410,2253 12413,2253 12417,2253 12421,2253 12429,2254 12437,2254 12441,2254 12449,2255 12453,2255 12457,2255 12461,2256 12465,2256 12469,2256 12473,2256 12477,2256 12485,2257 12489,2257 12493,2257 12497,2257 12500,2258 12504,2258 12508,2258 12572,2263 12580,2263 12585,2264 12589,2264 12598,2264 12607,2265 12625,2267 12642,2268 12651,2269 12655,2269 12664,2270 12678,2270 12682,2270 12686,2271 12691,2271 12695,2271 12717,2271 12722,2271 12735,2272 12739,2270 12744,2272 12748,2272 12752,2272 12761,2272 12766,2272 12770,2272 12775,2273 12792,2273 12797,2270 12801,2273 12805,2274 12810,2274 12819,2274 12823,2272 12827,2272 12832,2275 12841,2275 12845,2275 12849,2273 12854,2270">
          <text:p/>
        </draw:polyline>
        <draw:frame draw:style-name="gr7" draw:text-style-name="P5" draw:layer="layout" svg:width="0.688cm" svg:height="0.505cm" svg:x="7.299cm" svg:y="2.813cm">
          <draw:text-box>
            <text:p text:style-name="P4"><text:span text:style-name="T1">200</text:span></text:p>
          </draw:text-box>
        </draw:frame>
        <draw:frame draw:style-name="gr7" draw:text-style-name="P5" draw:layer="layout" svg:width="0.891cm" svg:height="0.505cm" svg:x="8.193cm" svg:y="7.338cm">
          <draw:text-box>
            <text:p text:style-name="P4"><text:span text:style-name="T1">SNR</text:span></text:p>
          </draw:text-box>
        </draw:frame>
        <draw:frame draw:style-name="gr7" draw:text-style-name="P5" draw:layer="layout" svg:width="0.456cm" svg:height="0.53cm" svg:x="9.082cm" svg:y="7.321cm">
          <draw:text-box>
            <text:p text:style-name="P4"><text:span text:style-name="T2">=</text:span></text:p>
          </draw:text-box>
        </draw:frame>
        <draw:line draw:style-name="gr8" draw:text-style-name="P1" draw:layer="layout" svg:x1="14.376cm" svg:y1="10.342cm" svg:x2="1.523cm" svg:y2="10.342cm">
          <text:p/>
        </draw:line>
        <draw:line draw:style-name="gr8" draw:text-style-name="P1" draw:layer="layout" svg:x1="1.523cm" svg:y1="10.342cm" svg:x2="1.523cm" svg:y2="0.06cm">
          <text:p/>
        </draw:line>
        <draw:line draw:style-name="gr8" draw:text-style-name="P1" draw:layer="layout" svg:x1="1.523cm" svg:y1="0.06cm" svg:x2="14.376cm" svg:y2="0.06cm">
          <text:p/>
        </draw:line>
        <draw:line draw:style-name="gr8" draw:text-style-name="P1" draw:layer="layout" svg:x1="14.376cm" svg:y1="0.06cm" svg:x2="14.376cm" svg:y2="10.342cm">
          <text:p/>
        </draw:line>
        <draw:line draw:style-name="gr9" draw:text-style-name="P1" draw:layer="layout" svg:x1="1.523cm" svg:y1="9.862cm" svg:x2="1.585cm" svg:y2="9.862cm">
          <text:p/>
        </draw:line>
        <draw:line draw:style-name="gr9" draw:text-style-name="P1" draw:layer="layout" svg:x1="1.523cm" svg:y1="9.372cm" svg:x2="1.585cm" svg:y2="9.372cm">
          <text:p/>
        </draw:line>
        <draw:line draw:style-name="gr9" draw:text-style-name="P1" draw:layer="layout" svg:x1="1.523cm" svg:y1="8.882cm" svg:x2="1.585cm" svg:y2="8.882cm">
          <text:p/>
        </draw:line>
        <draw:line draw:style-name="gr9" draw:text-style-name="P1" draw:layer="layout" svg:x1="1.523cm" svg:y1="8.392cm" svg:x2="1.585cm" svg:y2="8.392cm">
          <text:p/>
        </draw:line>
        <draw:line draw:style-name="gr9" draw:text-style-name="P1" draw:layer="layout" svg:x1="1.523cm" svg:y1="7.901cm" svg:x2="1.625cm" svg:y2="7.901cm">
          <text:p/>
        </draw:line>
        <draw:frame draw:style-name="gr7" draw:text-style-name="P5" draw:layer="layout" svg:width="0.916cm" svg:height="0.505cm" svg:x="9.377cm" svg:y="7.338cm">
          <draw:text-box>
            <text:p text:style-name="P4"><text:span text:style-name="T1">1000</text:span></text:p>
          </draw:text-box>
        </draw:frame>
        <draw:line draw:style-name="gr9" draw:text-style-name="P1" draw:layer="layout" svg:x1="1.523cm" svg:y1="7.411cm" svg:x2="1.585cm" svg:y2="7.411cm">
          <text:p/>
        </draw:line>
        <draw:line draw:style-name="gr9" draw:text-style-name="P1" draw:layer="layout" svg:x1="1.523cm" svg:y1="6.921cm" svg:x2="1.585cm" svg:y2="6.921cm">
          <text:p/>
        </draw:line>
        <draw:line draw:style-name="gr9" draw:text-style-name="P1" draw:layer="layout" svg:x1="1.523cm" svg:y1="6.431cm" svg:x2="1.585cm" svg:y2="6.431cm">
          <text:p/>
        </draw:line>
        <draw:line draw:style-name="gr9" draw:text-style-name="P1" draw:layer="layout" svg:x1="1.523cm" svg:y1="5.941cm" svg:x2="1.585cm" svg:y2="5.941cm">
          <text:p/>
        </draw:line>
        <draw:line draw:style-name="gr9" draw:text-style-name="P1" draw:layer="layout" svg:x1="1.523cm" svg:y1="5.451cm" svg:x2="1.625cm" svg:y2="5.451cm">
          <text:p/>
        </draw:line>
        <draw:frame draw:style-name="gr7" draw:text-style-name="P5" draw:layer="layout" svg:width="0.456cm" svg:height="0.505cm" svg:x="1.219cm" svg:y="7.653cm">
          <draw:text-box>
            <text:p text:style-name="P4"><text:span text:style-name="T1">5</text:span></text:p>
          </draw:text-box>
        </draw:frame>
        <draw:line draw:style-name="gr9" draw:text-style-name="P1" draw:layer="layout" svg:x1="1.523cm" svg:y1="4.961cm" svg:x2="1.585cm" svg:y2="4.961cm">
          <text:p/>
        </draw:line>
        <draw:line draw:style-name="gr9" draw:text-style-name="P1" draw:layer="layout" svg:x1="1.523cm" svg:y1="4.471cm" svg:x2="1.585cm" svg:y2="4.471cm">
          <text:p/>
        </draw:line>
        <draw:line draw:style-name="gr9" draw:text-style-name="P1" draw:layer="layout" svg:x1="1.523cm" svg:y1="3.981cm" svg:x2="1.585cm" svg:y2="3.981cm">
          <text:p/>
        </draw:line>
        <draw:line draw:style-name="gr9" draw:text-style-name="P1" draw:layer="layout" svg:x1="1.523cm" svg:y1="3.491cm" svg:x2="1.585cm" svg:y2="3.491cm">
          <text:p/>
        </draw:line>
        <draw:line draw:style-name="gr9" draw:text-style-name="P1" draw:layer="layout" svg:x1="1.523cm" svg:y1="3.001cm" svg:x2="1.625cm" svg:y2="3.001cm">
          <text:p/>
        </draw:line>
        <draw:frame draw:style-name="gr7" draw:text-style-name="P5" draw:layer="layout" svg:width="0.459cm" svg:height="0.505cm" svg:x="0.991cm" svg:y="5.203cm">
          <draw:text-box>
            <text:p text:style-name="P4"><text:span text:style-name="T1">10</text:span></text:p>
          </draw:text-box>
        </draw:frame>
        <draw:line draw:style-name="gr9" draw:text-style-name="P1" draw:layer="layout" svg:x1="1.523cm" svg:y1="2.511cm" svg:x2="1.585cm" svg:y2="2.511cm">
          <text:p/>
        </draw:line>
        <draw:line draw:style-name="gr9" draw:text-style-name="P1" draw:layer="layout" svg:x1="1.523cm" svg:y1="2.021cm" svg:x2="1.585cm" svg:y2="2.021cm">
          <text:p/>
        </draw:line>
        <draw:line draw:style-name="gr9" draw:text-style-name="P1" draw:layer="layout" svg:x1="1.523cm" svg:y1="1.53cm" svg:x2="1.585cm" svg:y2="1.53cm">
          <text:p/>
        </draw:line>
        <draw:line draw:style-name="gr9" draw:text-style-name="P1" draw:layer="layout" svg:x1="1.523cm" svg:y1="1.04cm" svg:x2="1.585cm" svg:y2="1.04cm">
          <text:p/>
        </draw:line>
        <draw:line draw:style-name="gr9" draw:text-style-name="P1" draw:layer="layout" svg:x1="1.523cm" svg:y1="0.55cm" svg:x2="1.625cm" svg:y2="0.55cm">
          <text:p/>
        </draw:line>
        <draw:frame draw:style-name="gr7" draw:text-style-name="P5" draw:layer="layout" svg:width="0.459cm" svg:height="0.505cm" svg:x="0.991cm" svg:y="2.753cm">
          <draw:text-box>
            <text:p text:style-name="P4"><text:span text:style-name="T1">15</text:span></text:p>
          </draw:text-box>
        </draw:frame>
        <draw:line draw:style-name="gr9" draw:text-style-name="P1" draw:layer="layout" svg:x1="1.523cm" svg:y1="0.06cm" svg:x2="1.585cm" svg:y2="0.06cm">
          <text:p/>
        </draw:line>
        <draw:line draw:style-name="gr9" draw:text-style-name="P1" draw:layer="layout" svg:x1="14.376cm" svg:y1="9.862cm" svg:x2="14.315cm" svg:y2="9.862cm">
          <text:p/>
        </draw:line>
        <draw:line draw:style-name="gr9" draw:text-style-name="P1" draw:layer="layout" svg:x1="14.376cm" svg:y1="9.372cm" svg:x2="14.315cm" svg:y2="9.372cm">
          <text:p/>
        </draw:line>
        <draw:line draw:style-name="gr9" draw:text-style-name="P1" draw:layer="layout" svg:x1="14.376cm" svg:y1="8.882cm" svg:x2="14.315cm" svg:y2="8.882cm">
          <text:p/>
        </draw:line>
        <draw:line draw:style-name="gr9" draw:text-style-name="P1" draw:layer="layout" svg:x1="14.376cm" svg:y1="8.392cm" svg:x2="14.315cm" svg:y2="8.392cm">
          <text:p/>
        </draw:line>
        <draw:line draw:style-name="gr9" draw:text-style-name="P1" draw:layer="layout" svg:x1="14.376cm" svg:y1="7.901cm" svg:x2="14.274cm" svg:y2="7.901cm">
          <text:p/>
        </draw:line>
        <draw:line draw:style-name="gr9" draw:text-style-name="P1" draw:layer="layout" svg:x1="14.376cm" svg:y1="7.411cm" svg:x2="14.315cm" svg:y2="7.411cm">
          <text:p/>
        </draw:line>
        <draw:line draw:style-name="gr9" draw:text-style-name="P1" draw:layer="layout" svg:x1="14.376cm" svg:y1="6.921cm" svg:x2="14.315cm" svg:y2="6.921cm">
          <text:p/>
        </draw:line>
        <draw:line draw:style-name="gr9" draw:text-style-name="P1" draw:layer="layout" svg:x1="14.376cm" svg:y1="6.431cm" svg:x2="14.315cm" svg:y2="6.431cm">
          <text:p/>
        </draw:line>
        <draw:line draw:style-name="gr9" draw:text-style-name="P1" draw:layer="layout" svg:x1="14.376cm" svg:y1="5.941cm" svg:x2="14.315cm" svg:y2="5.941cm">
          <text:p/>
        </draw:line>
        <draw:line draw:style-name="gr9" draw:text-style-name="P1" draw:layer="layout" svg:x1="14.376cm" svg:y1="5.451cm" svg:x2="14.274cm" svg:y2="5.451cm">
          <text:p/>
        </draw:line>
        <draw:line draw:style-name="gr9" draw:text-style-name="P1" draw:layer="layout" svg:x1="14.376cm" svg:y1="4.961cm" svg:x2="14.315cm" svg:y2="4.961cm">
          <text:p/>
        </draw:line>
        <draw:line draw:style-name="gr9" draw:text-style-name="P1" draw:layer="layout" svg:x1="14.376cm" svg:y1="4.471cm" svg:x2="14.315cm" svg:y2="4.471cm">
          <text:p/>
        </draw:line>
        <draw:line draw:style-name="gr9" draw:text-style-name="P1" draw:layer="layout" svg:x1="14.376cm" svg:y1="3.981cm" svg:x2="14.315cm" svg:y2="3.981cm">
          <text:p/>
        </draw:line>
        <draw:line draw:style-name="gr9" draw:text-style-name="P1" draw:layer="layout" svg:x1="14.376cm" svg:y1="3.491cm" svg:x2="14.315cm" svg:y2="3.491cm">
          <text:p/>
        </draw:line>
        <draw:line draw:style-name="gr9" draw:text-style-name="P1" draw:layer="layout" svg:x1="14.376cm" svg:y1="3.001cm" svg:x2="14.274cm" svg:y2="3.001cm">
          <text:p/>
        </draw:line>
        <draw:line draw:style-name="gr9" draw:text-style-name="P1" draw:layer="layout" svg:x1="14.376cm" svg:y1="2.511cm" svg:x2="14.315cm" svg:y2="2.511cm">
          <text:p/>
        </draw:line>
        <draw:line draw:style-name="gr9" draw:text-style-name="P1" draw:layer="layout" svg:x1="14.376cm" svg:y1="2.021cm" svg:x2="14.315cm" svg:y2="2.021cm">
          <text:p/>
        </draw:line>
        <draw:line draw:style-name="gr9" draw:text-style-name="P1" draw:layer="layout" svg:x1="14.376cm" svg:y1="1.53cm" svg:x2="14.315cm" svg:y2="1.53cm">
          <text:p/>
        </draw:line>
        <draw:line draw:style-name="gr9" draw:text-style-name="P1" draw:layer="layout" svg:x1="14.376cm" svg:y1="1.04cm" svg:x2="14.315cm" svg:y2="1.04cm">
          <text:p/>
        </draw:line>
        <draw:line draw:style-name="gr9" draw:text-style-name="P1" draw:layer="layout" svg:x1="14.376cm" svg:y1="0.55cm" svg:x2="14.274cm" svg:y2="0.55cm">
          <text:p/>
        </draw:line>
        <draw:line draw:style-name="gr9" draw:text-style-name="P1" draw:layer="layout" svg:x1="14.376cm" svg:y1="0.06cm" svg:x2="14.315cm" svg:y2="0.06cm">
          <text:p/>
        </draw:line>
        <draw:frame draw:style-name="gr7" draw:text-style-name="P5" draw:layer="layout" svg:width="0.459cm" svg:height="0.505cm" svg:x="0.991cm" svg:y="0.302cm">
          <draw:text-box>
            <text:p text:style-name="P4"><text:span text:style-name="T1">20</text:span></text:p>
          </draw:text-box>
        </draw:frame>
        <draw:line draw:style-name="gr1" draw:text-style-name="P1" draw:layer="layout" svg:x1="1.54cm" svg:y1="12.942cm" svg:x2="1.54cm" svg:y2="10.371cm">
          <text:p/>
        </draw:line>
        <draw:line draw:style-name="gr1" draw:text-style-name="P1" draw:layer="layout" svg:x1="2.342cm" svg:y1="12.942cm" svg:x2="2.342cm" svg:y2="10.371cm">
          <text:p/>
        </draw:line>
        <draw:line draw:style-name="gr1" draw:text-style-name="P1" draw:layer="layout" svg:x1="3.144cm" svg:y1="12.942cm" svg:x2="3.144cm" svg:y2="10.371cm">
          <text:p/>
        </draw:line>
        <draw:line draw:style-name="gr1" draw:text-style-name="P1" draw:layer="layout" svg:x1="3.946cm" svg:y1="12.942cm" svg:x2="3.946cm" svg:y2="10.371cm">
          <text:p/>
        </draw:line>
        <draw:line draw:style-name="gr1" draw:text-style-name="P1" draw:layer="layout" svg:x1="4.749cm" svg:y1="12.942cm" svg:x2="4.749cm" svg:y2="10.371cm">
          <text:p/>
        </draw:line>
        <draw:line draw:style-name="gr1" draw:text-style-name="P1" draw:layer="layout" svg:x1="5.551cm" svg:y1="12.942cm" svg:x2="5.551cm" svg:y2="10.371cm">
          <text:p/>
        </draw:line>
        <draw:line draw:style-name="gr1" draw:text-style-name="P1" draw:layer="layout" svg:x1="6.353cm" svg:y1="12.942cm" svg:x2="6.353cm" svg:y2="10.371cm">
          <text:p/>
        </draw:line>
        <draw:line draw:style-name="gr1" draw:text-style-name="P1" draw:layer="layout" svg:x1="7.156cm" svg:y1="12.942cm" svg:x2="7.156cm" svg:y2="10.371cm">
          <text:p/>
        </draw:line>
        <draw:line draw:style-name="gr1" draw:text-style-name="P1" draw:layer="layout" svg:x1="7.958cm" svg:y1="12.942cm" svg:x2="7.958cm" svg:y2="10.371cm">
          <text:p/>
        </draw:line>
        <draw:line draw:style-name="gr1" draw:text-style-name="P1" draw:layer="layout" svg:x1="8.76cm" svg:y1="12.942cm" svg:x2="8.76cm" svg:y2="10.371cm">
          <text:p/>
        </draw:line>
        <draw:line draw:style-name="gr1" draw:text-style-name="P1" draw:layer="layout" svg:x1="9.562cm" svg:y1="12.942cm" svg:x2="9.562cm" svg:y2="10.371cm">
          <text:p/>
        </draw:line>
        <draw:line draw:style-name="gr1" draw:text-style-name="P1" draw:layer="layout" svg:x1="10.365cm" svg:y1="12.942cm" svg:x2="10.365cm" svg:y2="10.371cm">
          <text:p/>
        </draw:line>
        <draw:line draw:style-name="gr1" draw:text-style-name="P1" draw:layer="layout" svg:x1="11.167cm" svg:y1="12.942cm" svg:x2="11.167cm" svg:y2="10.371cm">
          <text:p/>
        </draw:line>
        <draw:line draw:style-name="gr1" draw:text-style-name="P1" draw:layer="layout" svg:x1="11.969cm" svg:y1="12.942cm" svg:x2="11.969cm" svg:y2="10.371cm">
          <text:p/>
        </draw:line>
        <draw:line draw:style-name="gr1" draw:text-style-name="P1" draw:layer="layout" svg:x1="12.771cm" svg:y1="12.942cm" svg:x2="12.771cm" svg:y2="10.371cm">
          <text:p/>
        </draw:line>
        <draw:line draw:style-name="gr1" draw:text-style-name="P1" draw:layer="layout" svg:x1="13.574cm" svg:y1="12.942cm" svg:x2="13.574cm" svg:y2="10.371cm">
          <text:p/>
        </draw:line>
        <draw:line draw:style-name="gr1" draw:text-style-name="P1" draw:layer="layout" svg:x1="1.523cm" svg:y1="12.942cm" svg:x2="14.376cm" svg:y2="12.942cm">
          <text:p/>
        </draw:line>
        <draw:line draw:style-name="gr1" draw:text-style-name="P1" draw:layer="layout" svg:x1="1.523cm" svg:y1="12.708cm" svg:x2="14.376cm" svg:y2="12.708cm">
          <text:p/>
        </draw:line>
        <draw:line draw:style-name="gr1" draw:text-style-name="P1" draw:layer="layout" svg:x1="1.523cm" svg:y1="12.474cm" svg:x2="14.376cm" svg:y2="12.474cm">
          <text:p/>
        </draw:line>
        <draw:line draw:style-name="gr1" draw:text-style-name="P1" draw:layer="layout" svg:x1="1.523cm" svg:y1="12.241cm" svg:x2="14.376cm" svg:y2="12.241cm">
          <text:p/>
        </draw:line>
        <draw:line draw:style-name="gr1" draw:text-style-name="P1" draw:layer="layout" svg:x1="1.523cm" svg:y1="12.007cm" svg:x2="14.376cm" svg:y2="12.007cm">
          <text:p/>
        </draw:line>
        <draw:line draw:style-name="gr1" draw:text-style-name="P1" draw:layer="layout" svg:x1="1.523cm" svg:y1="11.773cm" svg:x2="14.376cm" svg:y2="11.773cm">
          <text:p/>
        </draw:line>
        <draw:line draw:style-name="gr1" draw:text-style-name="P1" draw:layer="layout" svg:x1="1.523cm" svg:y1="11.54cm" svg:x2="14.376cm" svg:y2="11.54cm">
          <text:p/>
        </draw:line>
        <draw:line draw:style-name="gr1" draw:text-style-name="P1" draw:layer="layout" svg:x1="1.523cm" svg:y1="11.306cm" svg:x2="14.376cm" svg:y2="11.306cm">
          <text:p/>
        </draw:line>
        <draw:line draw:style-name="gr1" draw:text-style-name="P1" draw:layer="layout" svg:x1="1.523cm" svg:y1="11.072cm" svg:x2="14.376cm" svg:y2="11.072cm">
          <text:p/>
        </draw:line>
        <draw:line draw:style-name="gr1" draw:text-style-name="P1" draw:layer="layout" svg:x1="1.523cm" svg:y1="10.838cm" svg:x2="14.376cm" svg:y2="10.838cm">
          <text:p/>
        </draw:line>
        <draw:line draw:style-name="gr1" draw:text-style-name="P1" draw:layer="layout" svg:x1="1.523cm" svg:y1="10.605cm" svg:x2="14.376cm" svg:y2="10.605cm">
          <text:p/>
        </draw:line>
        <draw:line draw:style-name="gr1" draw:text-style-name="P1" draw:layer="layout" svg:x1="1.523cm" svg:y1="10.371cm" svg:x2="14.376cm" svg:y2="10.371cm">
          <text:p/>
        </draw:line>
        <draw:polygon draw:style-name="gr10" draw:text-style-name="P6" draw:layer="layout" svg:width="12.853cm" svg:height="1.902cm" svg:x="1.523cm" svg:y="11.04cm" svg:viewBox="0 0 12854 1903" draw:points="0,1902 32,1902 36,1902 40,1902 44,1902 48,1902 56,1902 60,1902 64,1902 67,1902 71,1902 75,1902 79,1902 83,1902 87,1902 91,1902 95,1902 127,1902 131,1902 135,1902 138,1902 142,1902 146,1902 150,1902 154,1902 158,1902 162,1902 166,1902 170,1902 174,1902 178,1902 186,1902 190,1902 194,1902 198,1902 202,1902 206,1902 209,1902 213,1902 217,1902 225,1902 229,1902 233,1902 237,1902 245,1902 249,1902 253,1902 257,1902 261,1902 274,1902 287,1902 291,1902 296,1902 300,1902 304,1902 317,1902 330,1902 334,1902 347,1902 360,1902 372,1902 377,1902 390,1902 402,1902 407,1902 411,1902 415,1902 419,1902 432,1902 445,1902 449,1902 454,1902 458,1902 462,1902 475,1902 488,1902 492,1902 496,1902 501,1902 505,1902 518,1902 526,1902 530,1902 534,1902 546,1902 558,1902 562,1902 574,1902 578,1902 590,1902 602,1902 606,1902 618,1902 622,1902 654,1902 658,1902 662,1902 674,1902 678,1902 690,1902 702,1902 706,1902 710,1902 714,1902 718,1902 722,1902 726,1902 730,1902 734,1902 746,1902 750,1902 762,1902 774,1902 778,1902 782,1902 789,1902 793,1902 797,1902 813,1902 817,1902 821,1902 829,1902 833,1902 836,1902 840,1902 844,1902 848,1902 852,1902 860,1902 864,1902 868,1902 872,1902 876,1902 879,1902 883,1902 887,1902 891,1902 899,1902 903,1902 907,1902 911,1902 915,1902 919,1902 923,1902 926,1902 930,1902 934,1902 938,1902 969,1902 973,1902 977,1902 981,1902 985,1902 989,1902 993,1902 1001,1902 1005,1902 1008,1902 1013,1902 1016,1902 1020,1902 1024,1902 1028,1902 1032,1902 1036,1902 1040,1902 1045,1902 1049,1902 1053,1902 1062,1902 1070,1902 1074,1902 1079,1902 1091,1902 1096,1902 1104,1902 1108,1902 1113,1902 1117,1902 1121,1902 1134,1902 1138,1902 1147,1902 1151,1902 1155,1902 1159,1902 1164,1902 1172,1902 1176,1902 1189,1902 1193,1902 1197,1902 1206,1902 1215,1902 1219,1902 1223,1902 1227,1902 1231,1902 1236,1902 1240,1902 1248,1902 1257,1902 1261,1902 1265,1902 1278,1902 1282,1902 1291,1902 1295,1902 1299,1902 1304,1902 1308,1902 1316,1902 1319,1902 1323,1902 1327,1902 1331,1902 1335,1902 1343,1902 1347,1902 1351,1902 1359,1902 1363,1902 1375,1902 1379,1902 1391,1902 1395,1902 1399,1902 1430,1902 1434,1902 1438,1902 1442,1902 1446,1902 1450,1902 1454,1902 1462,1902 1466,1902 1470,1902 1478,1902 1482,1902 1486,1902 1490,1902 1494,1902 1498,1902 1506,1902 1510,1902 1513,1902 1517,1902 1521,1902 1525,1902 1529,1902 1533,1902 1537,1902 1541,1902 1545,1902 1549,1902 1557,1902 1561,1902 1566,1902 1578,1902 1583,1902 1587,1902 1591,1902 1596,1902 1600,1902 1604,1902 1608,1902 1613,1902 1617,1902 1621,1902 1634,1902 1639,1902 1643,1902 1647,1902 1652,1902 1664,1902 1673,1902 1677,1902 1682,1902 1686,1902 1690,1902 1694,1902 1703,1902 1707,1902 1720,1902 1724,1902 1729,1902 1733,1902 1737,1902 1750,1902 1763,1902 1767,1902 1772,1902 1776,1902 1780,1902 1789,1902 1793,1902 1806,1902 1810,1902 1815,1902 1819,1902 1823,1902 1832,1902 1836,1902 1844,1902 1849,1902 1853,1902 1857,1902 1861,1902 1865,1902 1874,1902 1878,1902 1882,1902 1886,1902 1891,1902 1895,1902 1903,1902 1908,1902 1912,1902 1916,1902 1920,1902 1924,1902 1933,1902 1937,1902 1941,1902 1945,1902 1950,1902 1954,1902 1958,1902 1962,1902 1967,1902 1971,1902 1975,1902 1979,1902 1983,1902 1988,1902 1992,1902 1996,1902 2000,1902 2004,1902 2009,1902 2013,1902 2017,1902 2021,1902 2026,1902 2030,1902 2034,1902 2038,1902 2042,1902 2047,1902 2051,1902 2055,1902 2064,1902 2068,1902 2072,1902 2076,1902 2080,1902 2084,1902 2093,1902 2097,1902 2101,1902 2105,1902 2109,1902 2113,1902 2117,1902 2121,1902 2125,1902 2129,1902 2133,1902 2137,1902 2141,1902 2145,1902 2149,1902 2152,1902 2160,1902 2164,1902 2168,1902 2172,1902 2176,1902 2180,1902 2184,1902 2188,1902 2192,1902 2196,1902 2200,1902 2204,1902 2208,1902 2211,1902 2215,1902 2219,1902 2223,1902 2227,1902 2231,1902 2235,1902 2239,1902 2243,1902 2251,1902 2255,1902 2259,1902 2263,1902 2267,1902 2270,1902 2274,1902 2278,1902 2282,1902 2286,1902 2290,1902 2294,1902 2298,1902 2302,1902 2306,1902 2310,1902 2314,1902 2318,1902 2321,1902 2325,1902 2329,1902 2333,1902 2337,1902 2341,1902 2345,1902 2349,1902 2353,1902 2357,1902 2366,1902 2374,1902 2379,1902 2383,1902 2387,1902 2391,1902 2396,1902 2404,1902 2408,1902 2413,1902 2417,1902 2421,1902 2425,1902 2430,1902 2434,1902 2438,1902 2442,1902 2447,1902 2451,1902 2455,1902 2459,1902 2464,1902 2468,1902 2472,1902 2481,1902 2485,1902 2494,1902 2498,1902 2502,1902 2506,1902 2511,1902 2515,1902 2519,1902 2528,1902 2532,1902 2536,1902 2540,1902 2545,1902 2549,1902 2558,1902 2562,1902 2566,1902 2570,1902 2575,1902 2587,1902 2592,1902 2596,1902 2600,1902 2604,1902 2617,1902 2621,1902 2626,1902 2630,1902 2646,1902 2650,1902 2654,1902 2657,1902 2673,1902 2677,1902 2681,1902 2685,1902 2689,1902 2705,1902 2709,1902 2713,1902 2717,1902 2721,1902 2753,1902 2761,1902 2769,1902 2773,1902 2793,1902 2797,1902 2801,1902 2821,1902 2825,1902 2829,1902 2848,1902 2852,1902 2856,1902 2888,1902 2892,1902 2896,1902 2900,1902 2908,1902 2931,1902 2935,1902 2970,1902 2974,1902 3017,1902 3021,1902 3060,1902 3064,1902 3107,1902 3110,1902 3155,1902 3160,1902 3198,1902 3265,1902 3274,1902 3278,1901 3333,1901 3337,1901 3397,1901 3401,1901 3448,1901 3452,1901 3460,1901 3464,1901 3468,1902 3472,1902 3476,1902 3480,1902 3484,1902 3496,1902 3500,1902 3515,1902 3519,1902 3543,1902 3547,1902 3575,1902 3579,1901 3590,1901 3654,1901 3662,1901 3666,1901 3696,1901 3701,1901 3718,1901 3722,1901 3765,1901 3769,1901 3786,1901 3790,1901 3795,1901 3803,1901 3808,1901 3812,1901 3821,1901 3825,1901 3829,1901 3833,1901 3850,1901 3859,1901 3872,1901 3876,1901 3893,1901 3898,1901 3915,1901 3919,1901 3936,1901 3940,1900 3961,1900 3965,1900 3978,1900 3982,1900 4007,1900 4012,1900 4024,1900 4028,1900 4033,1900 4037,1900 4041,1900 4045,1900 4049,1901 4054,1901 4058,1901 4062,1901 4066,1901 4075,1901 4079,1900 4091,1900 4096,1900 4129,1900 4138,1900 4142,1900 4159,1900 4163,1900 4171,1900 4175,1900 4188,1900 4192,1899 4196,1899 4447,1899 4452,1898 4460,1898 4464,1898 4469,1898 4473,1898 4477,1898 4481,1898 4485,1898 4494,1899 4498,1899 4503,1899 4511,1899 4515,1899 4519,1899 4524,1898 4528,1898 4532,1898 4537,1898 4541,1898 4545,1898 4554,1898 4558,1898 4562,1898 4566,1898 4570,1898 4575,1898 4579,1898 4604,1898 4609,1898 4630,1898 4634,1898 4639,1897 4643,1897 4655,1897 4660,1897 4664,1897 4668,1897 4673,1897 4677,1897 4681,1897 4685,1897 4690,1897 4694,1897 4698,1897 4702,1898 4706,1898 4711,1898 4715,1898 4719,1898 4723,1898 4727,1897 4743,1897 4747,1897 4755,1897 4763,1897 4767,1897 4771,1897 4795,1897 4799,1896 4803,1896 4807,1896 4811,1896 4818,1896 4822,1896 4830,1895 4838,1895 4842,1896 4854,1896 4862,1896 4870,1896 4874,1896 4878,1896 4882,1895 4886,1895 4894,1895 4898,1895 4902,1895 4907,1895 4911,1895 4974,1894 4987,1894 4996,1894 5000,1894 5017,1894 5034,1894 5039,1894 5043,1894 5052,1894 5060,1893 5073,1893 5077,1893 5086,1893 5090,1893 5095,1893 5099,1893 5103,1893 5108,1893 5116,1892 5120,1892 5125,1892 5129,1892 5133,1892 5138,1892 5142,1892 5150,1892 5155,1892 5159,1892 5163,1892 5168,1892 5172,1892 5176,1891 5185,1891 5189,1891 5193,1891 5198,1891 5219,1891 5224,1891 5236,1891 5241,1891 5249,1890 5254,1890 5258,1890 5266,1890 5270,1890 5275,1889 5279,1889 5283,1889 5296,1889 5300,1889 5304,1889 5308,1889 5317,1889 5321,1888 5325,1888 5334,1888 5338,1888 5342,1888 5346,1888 5351,1887 5355,1887 5359,1887 5368,1887 5372,1887 5376,1887 5384,1886 5389,1886 5393,1886 5397,1886 5414,1886 5422,1885 5427,1885 5435,1885 5439,1885 5443,1884 5448,1884 5456,1884 5460,1884 5465,1884 5469,1884 5473,1884 5477,1883 5482,1883 5486,1883 5490,1883 5494,1883 5498,1882 5503,1882 5507,1882 5515,1882 5519,1882 5523,1882 5527,1881 5531,1881 5535,1881 5539,1881 5543,1880 5547,1880 5551,1880 5582,1878 5586,1878 5590,1878 5598,1878 5614,1877 5618,1877 5622,1876 5626,1876 5630,1876 5634,1876 5638,1876 5641,1875 5645,1875 5649,1875 5653,1874 5657,1874 5661,1874 5665,1874 5673,1873 5677,1873 5681,1873 5685,1873 5689,1872 5693,1872 5708,1871 5712,1871 5716,1871 5720,1870 5724,1870 5728,1870 5732,1869 5740,1868 5744,1868 5748,1868 5756,1867 5760,1867 5764,1867 5767,1866 5771,1866 5776,1865 5780,1865 5784,1864 5797,1863 5801,1863 5810,1862 5823,1861 5827,1860 5831,1860 5836,1859 5840,1859 5844,1859 5848,1858 5852,1857 5857,1857 5861,1856 5865,1856 5874,1855 5891,1852 5895,1852 5899,1852 5904,1850 5908,1849 5912,1849 5917,1848 5921,1848 5925,1848 5929,1848 5934,1847 5938,1845 5942,1844 5951,1843 5955,1843 5959,1842 5964,1841 5968,1841 5972,1840 5981,1838 5985,1837 6011,1832 6045,1825 6053,1823 6061,1821 6077,1816 6081,1815 6085,1814 6093,1812 6096,1811 6100,1810 6104,1809 6108,1808 6112,1807 6116,1807 6124,1806 6128,1802 6132,1801 6136,1801 6140,1800 6144,1795 6148,1792 6152,1791 6156,1790 6160,1789 6172,1785 6176,1777 6180,1783 6184,1780 6188,1778 6192,1776 6196,1774 6200,1772 6204,1771 6208,1769 6212,1766 6216,1763 6220,1760 6224,1758 6228,1754 6232,1753 6236,1751 6240,1747 6244,1744 6248,1741 6252,1738 6256,1736 6260,1739 6264,1735 6268,1727 6272,1730 6276,1727 6280,1723 6284,1725 6288,1717 6292,1714 6296,1715 6300,1711 6304,1709 6308,1708 6311,1705 6315,1703 6319,1700 6323,1697 6327,1694 6331,1691 6335,1686 6339,1683 6343,1681 6347,1678 6351,1679 6354,1670 6358,1664 6362,1655 6366,1667 6370,1656 6374,1659 6378,1635 6382,1638 6386,1630 6390,1636 6394,1630 6397,1626 6401,1623 6405,1618 6409,1614 6425,1597 6429,1592 6433,1588 6436,1583 6440,1579 6444,1573 6448,1568 6452,1561 6456,1553 6487,1516 6491,1521 6495,1509 6499,1497 6503,1498 6519,1478 6522,1474 6526,1468 6530,1463 6534,1457 6538,1450 6542,1448 6546,1445 6550,1441 6554,1437 6558,1434 6563,1429 6567,1425 6571,1422 6575,1420 6584,1415 6588,1411 6592,1409 6597,1408 6601,1406 6605,1404 6609,1402 6613,1402 6618,1402 6622,1401 6626,1407 6630,1402 6635,1401 6639,1405 6643,1402 6647,1404 6652,1405 6656,1405 6660,1407 6664,1408 6669,1410 6673,1411 6677,1414 6681,1417 6686,1421 6690,1425 6694,1430 6698,1432 6702,1434 6707,1435 6711,1436 6715,1440 6719,1442 6724,1469 6728,1461 6732,1455 6736,1459 6741,1465 6745,1466 6749,1468 6753,1477 6821,1532 6825,1537 6829,1540 6833,1543 6837,1546 6841,1551 6845,1556 6849,1561 6853,1565 6857,1568 6861,1572 6865,1576 6869,1578 6873,1580 6877,1582 6880,1585 6884,1588 6888,1592 6892,1595 6900,1602 6916,1615 6948,1640 6952,1643 6956,1646 6960,1649 6964,1651 6967,1655 6975,1662 6979,1665 7011,1686 7015,1691 7019,1693 7023,1695 7031,1707 7035,1701 7039,1704 7043,1707 7074,1725 7079,1728 7083,1730 7087,1729 7091,1732 7096,1737 7100,1740 7104,1741 7109,1746 7113,1746 7117,1748 7122,1750 7126,1752 7130,1754 7134,1756 7139,1758 7143,1761 7147,1762 7151,1764 7160,1768 7177,1776 7181,1778 7190,1781 7194,1784 7199,1787 7203,1789 7207,1792 7212,1793 7220,1795 7224,1795 7229,1796 7233,1798 7237,1799 7246,1802 7280,1812 7284,1815 7289,1816 7293,1817 7297,1818 7301,1819 7306,1821 7314,1823 7323,1826 7332,1828 7349,1832 7353,1833 7357,1834 7366,1836 7416,1846 7420,1847 7424,1847 7429,1848 7433,1849 7437,1850 7441,1851 7450,1853 7454,1853 7458,1854 7467,1856 7471,1856 7475,1856 7479,1857 7483,1858 7488,1858 7492,1859 7496,1859 7500,1860 7504,1861 7509,1861 7517,1863 7521,1863 7525,1864 7534,1865 7551,1867 7555,1867 7559,1867 7563,1868 7568,1869 7572,1870 7576,1870 7580,1871 7584,1871 7589,1872 7593,1872 7597,1873 7601,1872 7605,1875 7610,1872 7614,1875 7618,1874 7622,1874 7626,1874 7630,1875 7634,1875 7638,1876 7642,1876 7646,1876 7649,1876 7653,1876 7657,1876 7661,1875 7665,1878 7669,1877 7673,1879 7677,1879 7681,1880 7685,1879 7689,1880 7693,1881 7697,1881 7701,1881 7704,1882 7708,1883 7712,1883 7716,1883 7720,1883 7724,1882 7728,1882 7732,1883 7736,1884 7740,1884 7744,1884 7748,1884 7752,1885 7756,1885 7759,1885 7763,1885 7767,1886 7771,1885 7775,1886 7779,1886 7783,1886 7787,1886 7791,1887 7795,1887 7799,1887 7803,1887 7807,1888 7810,1888 7814,1888 7818,1888 7822,1887 7826,1888 7830,1886 7834,1886 7838,1886 7842,1883 7846,1884 7850,1890 7854,1890 7858,1887 7862,1883 7865,1880 7869,1877 7874,1893 7878,1895 7882,1895 7886,1894 7891,1884 7895,1890 7899,1891 7903,1894 7908,1897 7912,1893 7916,1893 7921,1893 7925,1892 7929,1892 7933,1892 7937,1892 7942,1892 7955,1891 7959,1882 7963,1881 7967,1883 7971,1887 7976,1891 7980,1895 7984,1893 7989,1884 7993,1885 7997,1887 8001,1888 8006,1889 8010,1886 8014,1886 8023,1888 8027,1890 8031,1894 8040,1895 8044,1894 8048,1894 8052,1892 8057,1890 8061,1897 8065,1892 8069,1891 8074,1891 8078,1890 8082,1888 8087,1887 8091,1885 8095,1883 8099,1883 8104,1882 8108,1882 8112,1884 8121,1888 8125,1889 8129,1889 8133,1891 8142,1894 8154,1897 8158,1897 8174,1897 8182,1895 8186,1895 8190,1895 8193,1894 8202,1891 8205,1890 8209,1892 8213,1894 8217,1897 8221,1898 8225,1898 8229,1898 8233,1898 8237,1898 8241,1897 8245,1897 8249,1898 8253,1899 8257,1899 8261,1899 8265,1899 8269,1898 8273,1899 8277,1899 8281,1899 8285,1899 8297,1898 8305,1899 8309,1899 8313,1900 8321,1899 8325,1899 8329,1899 8333,1899 8337,1899 8353,1900 8357,1900 8360,1899 8364,1899 8368,1899 8380,1899 8384,1899 8388,1899 8392,1899 8396,1900 8400,1901 8404,1901 8412,1901 8416,1901 8420,1900 8424,1900 8431,1899 8439,1899 8443,1900 8447,1900 8451,1900 8455,1900 8459,1901 8462,1901 8482,1901 8486,1900 8490,1900 8494,1900 8497,1900 8501,1900 8505,1900 8509,1900 8513,1900 8517,1900 8529,1900 8533,1900 8544,1900 8548,1900 8552,1900 8556,1901 8560,1901 8568,1901 8571,1900 8591,1900 8595,1900 8599,1900 8603,1900 8675,1900 8679,1900 8692,1900 8696,1900 8722,1900 8726,1900 8730,1900 8734,1900 8739,1900 8747,1900 8755,1900 8764,1901 8768,1901 8772,1901 8781,1901 8785,1901 8827,1901 8832,1901 8836,1901 8840,1901 8848,1901 8853,1901 8857,1900 8865,1901 8870,1901 8874,1901 8882,1901 8891,1901 8895,1901 8899,1902 8908,1902 8912,1902 8924,1902 8932,1902 8936,1902 8940,1901 8952,1901 8956,1901 8960,1901 8963,1901 8967,1901 8971,1901 8975,1901 8983,1901 8987,1902 8995,1902 9003,1902 9007,1902 9015,1902 9023,1902 9027,1902 9031,1902 9035,1902 9042,1902 9046,1902 9050,1902 9054,1902 9058,1902 9062,1901 9066,1901 9074,1901 9078,1901 9082,1902 9090,1902 9098,1902 9101,1902 9105,1902 9109,1902 9113,1902 9117,1902 9121,1902 9129,1902 9133,1902 9137,1902 9177,1902 9181,1902 9186,1902 9198,1902 9207,1902 9216,1902 9224,1902 9250,1902 9254,1902 9258,1902 9263,1902 9276,1901 9280,1901 9284,1901 9288,1902 9293,1902 9297,1902 9305,1902 9348,1901 9352,1901 9357,1901 9361,1901 9365,1902 9374,1902 9399,1902 9404,1902 9408,1902 9429,1902 9434,1902 9438,1902 9442,1902 9446,1902 9450,1902 9454,1902 9458,1902 9466,1902 9470,1901 9474,1901 9482,1902 9486,1902 9494,1902 9498,1902 9502,1902 9506,1902 9510,1902 9514,1902 9518,1902 9522,1902 9526,1902 9530,1902 9534,1902 9542,1902 9546,1902 9554,1902 9558,1902 9562,1902 9566,1902 9570,1902 9574,1902 9578,1902 9582,1902 9586,1902 9594,1902 9598,1902 9610,1902 9638,1902 9642,1902 9646,1902 9650,1902 9654,1902 9658,1902 9662,1902 9678,1902 9682,1902 9686,1902 9690,1902 9706,1902 9709,1902 9713,1902 9721,1902 9725,1902 9729,1902 9732,1903 9776,1903 9780,1902 9788,1902 9792,1902 9796,1902 9800,1902 9803,1902 9807,1902 9811,1902 9854,1902 9857,1903 9886,1903 9890,1902 9894,1902 9901,1903 9913,1903 9917,1902 9921,1902 9925,1902 9937,1902 9940,1902 9944,1903 10056,1903 10059,1902 10063,1902 10067,1902 10071,1902 10076,1902 10080,1902 10084,1902 10093,1902 10097,1903 10110,1903 10114,1902 10117,1903 10244,1903 10248,1902 10252,1902 10256,1902 10260,1902 10264,1902 10268,1902 10280,1903 10283,1902 10295,1902 10299,1902 10303,1902 10311,1902 10315,1902 10317,1903 10383,1903 10387,1902 10390,1902 10398,1902 10402,1902 10406,1902 10410,1903 10525,1903 10530,1902 10534,1902 10538,1903 10542,1902 10598,1902 10603,1903 10611,1903 10615,1902 10624,1902 10628,1903 10799,1903 10803,1902 10812,1902 10816,1903 11109,1903 11113,1902 11117,1902 11121,1902 11125,1902 11129,1902 11132,1903 11160,1903 11164,1902 11168,1902 11172,1903 11180,1903 11184,1902 11199,1902 11203,1903 11250,1903 11254,1902 11258,1903 11279,1903 11287,1902 11291,1902 11296,1902 11300,1902 11304,1903 11428,1903 11432,1902 11441,1902 11444,1903 11454,1903 11462,1902 11475,1902 11479,1902 11488,1902 11492,1903 11530,1903 11535,1902 11543,1902 11547,1903 11615,1903 11619,1902 11623,1903 11635,1903 11639,1902 11643,1902 11647,1903 11651,1903 11655,1902 11662,1902 11666,1903 11670,1903 11674,1902 11678,1902 11682,1902 11686,1902 11690,1902 11706,1902 11710,1903 11762,1903 11766,1902 11770,1902 11774,1902 11778,1902 11786,1903 11813,1903 11817,1902 11841,1902 11845,1903 11852,1903 11856,1902 11860,1903 11872,1903 11876,1902 11884,1902 11888,1902 11895,1902 11899,1902 11903,1902 11907,1902 11927,1902 11931,1903 11966,1903 11970,1902 11973,1902 11977,1902 11985,1902 11989,1902 11993,1902 11997,1903 12061,1903 12065,1902 12069,1902 12073,1902 12077,1902 12081,1902 12086,1903 12090,1902 12098,1902 12103,1903 12141,1903 12145,1902 12149,1902 12154,1902 12158,1902 12162,1902 12166,1902 12170,1902 12183,1902 12187,1902 12196,1902 12200,1903 12234,1903 12238,1902 12242,1902 12247,1902 12251,1902 12255,1903 12264,1903 12268,1902 12272,1902 12276,1902 12281,1901 12285,1902 12293,1902 12298,1902 12302,1902 12310,1903 12358,1903 12366,1902 12374,1902 12378,1902 12382,1902 12386,1902 12390,1902 12394,1902 12402,1902 12410,1903 12477,1903 12481,1902 12485,1903 12498,1903 12500,1902 12504,1902 12508,1902 12512,1902 12516,1902 12519,1903 12638,1903 12647,1902 12651,1902 12655,1902 12660,1902 12661,1903 12678,1903 12682,1902 12686,1902 12691,1902 12695,1903 12775,1903 12783,1902 12788,1902 12797,1902 12810,1902 12814,1902 12819,1902 12823,1902 12827,1902 12836,1902 12854,1902 12836,1902 12827,1902 12823,1902 12819,1902 12814,1902 12810,1902 12797,1902 12788,1902 12783,1902 12775,1903 12695,1903 12691,1902 12686,1902 12682,1902 12678,1903 12661,1903 12660,1902 12655,1902 12651,1902 12647,1902 12638,1903 12519,1903 12516,1902 12512,1902 12508,1902 12504,1902 12500,1902 12498,1903 12485,1903 12481,1902 12477,1903 12410,1903 12402,1902 12394,1902 12390,1902 12386,1902 12382,1902 12378,1902 12374,1902 12366,1902 12358,1903 12310,1903 12302,1902 12298,1902 12293,1902 12285,1902 12281,1901 12276,1902 12272,1902 12268,1902 12264,1903 12255,1903 12251,1902 12247,1902 12242,1902 12238,1902 12234,1903 12200,1903 12196,1902 12187,1902 12183,1902 12170,1902 12166,1902 12162,1902 12158,1902 12154,1902 12149,1902 12145,1902 12141,1903 12103,1903 12098,1902 12090,1902 12086,1903 12081,1902 12077,1902 12073,1902 12069,1902 12065,1902 12061,1903 11997,1903 11993,1902 11989,1902 11985,1902 11977,1902 11973,1902 11970,1902 11966,1903 11931,1903 11927,1902 11907,1902 11903,1902 11899,1902 11895,1902 11888,1902 11884,1902 11876,1902 11872,1903 11860,1903 11856,1902 11852,1903 11845,1903 11841,1902 11817,1902 11813,1903 11786,1903 11778,1902 11774,1902 11770,1902 11766,1902 11762,1903 11710,1903 11706,1902 11690,1902 11686,1902 11682,1902 11678,1902 11674,1902 11670,1903 11666,1903 11662,1902 11655,1902 11651,1903 11647,1903 11643,1902 11639,1902 11635,1903 11623,1903 11619,1902 11615,1903 11547,1903 11543,1902 11535,1902 11530,1903 11492,1903 11488,1902 11479,1902 11475,1902 11462,1902 11454,1903 11444,1903 11441,1902 11432,1902 11428,1903 11304,1903 11300,1902 11296,1902 11291,1902 11287,1902 11279,1903 11258,1903 11254,1902 11250,1903 11203,1903 11199,1902 11184,1902 11180,1903 11172,1903 11168,1902 11164,1902 11160,1903 11132,1903 11129,1902 11125,1902 11121,1902 11117,1902 11113,1902 11109,1903 10820,1903 10816,1902 10795,1902 10791,1903 10761,1903 10757,1902 10744,1902 10740,1903 10688,1903 10684,1902 10675,1902 10671,1903 10650,1903 10645,1902 10581,1902 10577,1902 10560,1902 10555,1902 10517,1902 10513,1903 10433,1903 10430,1902 10422,1902 10418,1903 10414,1903 10410,1902 10406,1902 10402,1902 10398,1902 10390,1902 10383,1902 10380,1903 10355,1903 10351,1902 10331,1902 10329,1903 10319,1903 10315,1902 10311,1902 10307,1902 10303,1902 10299,1902 10295,1902 10291,1902 10283,1902 10276,1902 10272,1902 10268,1902 10264,1902 10260,1902 10256,1902 10252,1902 10248,1902 10244,1902 10240,1903 10212,1903 10207,1902 10205,1903 10173,1903 10169,1902 10165,1902 10161,1902 10152,1903 10122,1903 10118,1902 10114,1902 10110,1902 10105,1902 10101,1902 10097,1902 10093,1902 10088,1902 10084,1902 10080,1902 10076,1902 10071,1902 10067,1902 10059,1902 10055,1902 10050,1902 10046,1903 10033,1902 10029,1902 10025,1902 10023,1903 9991,1903 9987,1902 9982,1902 9978,1902 9965,1902 9961,1902 9953,1902 9948,1902 9944,1902 9940,1902 9933,1902 9929,1902 9921,1902 9917,1902 9913,1902 9909,1902 9905,1902 9901,1902 9894,1902 9890,1902 9886,1902 9882,1902 9878,1902 9874,1902 9870,1902 9866,1902 9862,1902 9858,1902 9854,1902 9850,1902 9819,1902 9815,1901 9807,1901 9803,1902 9800,1902 9796,1901 9792,1901 9788,1901 9784,1901 9772,1901 9768,1902 9764,1901 9760,1902 9737,1902 9733,1901 9729,1901 9725,1901 9721,1901 9717,1901 9713,1901 9709,1901 9706,1901 9690,1901 9686,1901 9682,1901 9678,1901 9674,1900 9654,1900 9650,1901 9646,1901 9642,1901 9630,1901 9626,1901 9606,1901 9594,1900 9590,1900 9582,1900 9578,1900 9570,1900 9558,1900 9538,1900 9534,1900 9510,1900 9506,1900 9502,1900 9494,1900 9490,1900 9486,1899 9482,1899 9470,1898 9466,1899 9462,1899 9454,1899 9450,1899 9442,1899 9434,1899 9429,1899 9425,1899 9417,1899 9408,1899 9399,1899 9395,1899 9374,1899 9340,1898 9335,1898 9327,1898 9310,1898 9305,1898 9297,1898 9293,1898 9288,1898 9284,1898 9280,1897 9276,1897 9271,1897 9263,1897 9258,1897 9254,1897 9250,1898 9241,1898 9233,1898 9228,1898 9224,1898 9207,1897 9198,1897 9190,1896 9181,1896 9169,1896 9165,1896 9161,1896 9157,1896 9153,1897 9149,1897 9145,1897 9141,1897 9137,1897 9133,1897 9129,1897 9125,1897 9121,1897 9117,1896 9113,1896 9109,1896 9105,1896 9098,1895 9094,1895 9090,1895 9086,1895 9078,1894 9074,1894 9062,1894 9058,1894 9054,1895 9027,1895 9023,1895 9015,1895 9011,1895 9007,1894 9003,1894 8999,1894 8995,1894 8987,1894 8983,1893 8979,1893 8971,1893 8967,1893 8963,1893 8960,1892 8956,1892 8952,1892 8948,1892 8899,1892 8895,1892 8887,1892 8882,1891 8874,1891 8870,1891 8865,1891 8857,1891 8853,1890 8844,1890 8840,1890 8836,1890 8832,1890 8827,1890 8823,1890 8815,1890 8806,1890 8802,1890 8798,1890 8789,1890 8781,1889 8777,1889 8764,1889 8760,1889 8751,1888 8747,1888 8739,1888 8734,1888 8726,1888 8717,1888 8713,1887 8709,1887 8705,1887 8700,1887 8696,1887 8688,1887 8684,1887 8675,1886 8671,1886 8662,1886 8658,1886 8654,1886 8650,1886 8642,1886 8638,1886 8634,1886 8630,1886 8622,1886 8618,1886 8614,1886 8607,1885 8603,1885 8599,1885 8591,1885 8587,1885 8583,1885 8579,1885 8575,1885 8571,1885 8564,1886 8560,1886 8556,1886 8548,1886 8544,1886 8536,1885 8533,1885 8529,1885 8521,1884 8517,1884 8505,1884 8501,1884 8494,1883 8490,1883 8486,1883 8478,1883 8474,1883 8470,1883 8466,1884 8462,1884 8459,1885 8451,1886 8447,1885 8443,1885 8439,1885 8435,1884 8431,1884 8427,1883 8420,1883 8416,1883 8412,1882 8408,1882 8404,1882 8400,1881 8396,1881 8384,1880 8380,1880 8376,1880 8372,1880 8368,1880 8364,1880 8360,1880 8357,1880 8353,1879 8349,1879 8345,1879 8337,1879 8333,1878 8325,1878 8321,1878 8317,1878 8313,1878 8309,1878 8305,1877 8297,1876 8293,1876 8289,1876 8285,1876 8281,1876 8277,1876 8273,1876 8269,1876 8261,1875 8257,1875 8253,1876 8249,1875 8245,1873 8241,1872 8237,1873 8233,1873 8229,1874 8225,1873 8221,1873 8217,1872 8213,1869 8209,1867 8205,1864 8202,1865 8197,1867 8193,1868 8190,1869 8186,1870 8182,1869 8178,1869 8174,1869 8170,1869 8166,1869 8162,1869 8158,1869 8154,1868 8150,1867 8146,1865 8142,1863 8138,1862 8133,1861 8129,1860 8125,1857 8121,1855 8116,1852 8112,1851 8108,1849 8099,1849 8095,1850 8091,1851 8087,1852 8082,1853 8078,1853 8074,1854 8069,1854 8065,1855 8061,1856 8057,1850 8052,1852 8048,1854 8044,1855 8040,1855 8035,1853 8031,1851 8027,1848 8023,1845 8018,1844 8014,1842 8010,1838 8006,1837 8001,1839 7997,1840 7993,1839 7989,1839 7984,1839 7980,1838 7976,1837 7971,1836 7967,1834 7963,1832 7959,1833 7950,1834 7946,1836 7942,1837 7937,1838 7933,1838 7929,1838 7925,1838 7921,1836 7916,1834 7912,1832 7908,1834 7903,1833 7899,1832 7895,1832 7891,1824 7886,1824 7882,1825 7878,1828 7874,1831 7869,1818 7865,1818 7862,1818 7858,1819 7854,1820 7850,1822 7846,1818 7842,1814 7838,1814 7834,1814 7830,1814 7826,1813 7822,1812 7818,1812 7814,1811 7810,1810 7807,1808 7791,1804 7787,1803 7783,1801 7779,1800 7775,1799 7771,1798 7767,1796 7763,1795 7759,1795 7756,1795 7752,1794 7748,1793 7744,1791 7740,1789 7736,1786 7732,1783 7728,1780 7724,1779 7720,1778 7716,1776 7712,1774 7708,1774 7704,1772 7701,1770 7697,1768 7693,1766 7689,1764 7685,1761 7681,1760 7649,1744 7634,1735 7626,1730 7622,1728 7618,1726 7601,1716 7593,1711 7589,1709 7584,1707 7580,1704 7576,1700 7572,1698 7568,1694 7559,1688 7555,1684 7551,1681 7534,1669 7530,1667 7525,1664 7521,1660 7517,1656 7509,1649 7504,1645 7500,1641 7492,1634 7488,1630 7483,1626 7450,1594 7433,1576 7429,1570 7424,1565 7420,1561 7416,1557 7399,1538 7391,1527 7387,1523 7382,1516 7366,1495 7357,1484 7353,1478 7349,1472 7314,1421 7297,1394 7289,1380 7284,1373 7280,1365 7246,1303 7229,1271 7220,1256 7216,1248 7212,1240 7177,1165 7160,1129 7151,1111 7147,1100 7143,1090 7109,1007 7091,962 7083,941 7079,929 7074,917 7011,744 6979,658 6964,610 6956,585 6952,572 6948,561 6884,379 6853,296 6845,273 6841,262 6837,250 6833,241 6829,233 6825,223 6821,213 6813,191 6808,180 6804,170 6800,159 6796,150 6791,145 6783,124 6779,113 6775,105 6770,101 6766,97 6762,93 6758,88 6753,71 6749,66 6745,58 6741,52 6736,42 6732,37 6728,42 6724,48 6719,21 6715,18 6711,14 6707,13 6702,10 6698,8 6694,7 6690,3 6686,4 6681,1 6677,0 6673,0 6669,1 6664,2 6660,5 6656,8 6652,13 6643,22 6639,30 6635,32 6630,41 6626,52 6622,56 6618,66 6601,107 6597,117 6592,125 6588,141 6584,151 6575,180 6571,195 6567,209 6558,243 6554,259 6550,276 6519,408 6503,478 6495,515 6491,542 6487,551 6456,688 6448,727 6444,744 6440,761 6433,794 6429,808 6425,822 6394,934 6378,991 6370,1016 6366,1039 6362,1045 6347,1092 6339,1116 6335,1130 6331,1142 6323,1165 6319,1175 6315,1185 6308,1204 6304,1214 6300,1221 6268,1290 6252,1327 6244,1343 6240,1351 6236,1360 6220,1391 6212,1406 6208,1413 6204,1419 6196,1431 6192,1437 6184,1447 6180,1452 6176,1453 6172,1465 6164,1474 6160,1479 6156,1483 6152,1488 6148,1494 6144,1502 6140,1510 6136,1515 6132,1518 6128,1521 6124,1529 6120,1534 6116,1539 6112,1542 6108,1547 6093,1565 6085,1572 6077,1580 6069,1588 6065,1593 6061,1596 6049,1606 6045,1609 6011,1637 5993,1648 5985,1654 5981,1657 5968,1666 5964,1669 5955,1674 5951,1676 5946,1679 5942,1681 5938,1683 5929,1689 5925,1692 5921,1693 5908,1699 5904,1701 5895,1707 5891,1709 5882,1713 5878,1715 5874,1717 5857,1725 5848,1729 5844,1731 5840,1733 5823,1739 5806,1746 5789,1752 5776,1756 5771,1758 5740,1768 5716,1775 5712,1776 5708,1777 5677,1786 5661,1789 5653,1791 5645,1793 5614,1800 5598,1804 5590,1805 5586,1806 5582,1807 5567,1810 5559,1811 5555,1812 5551,1812 5535,1815 5527,1817 5523,1817 5519,1818 5515,1819 5507,1820 5503,1820 5498,1821 5494,1822 5490,1823 5486,1823 5482,1824 5477,1825 5473,1826 5469,1826 5465,1827 5460,1827 5456,1828 5452,1828 5443,1829 5439,1829 5435,1830 5431,1831 5427,1831 5422,1832 5418,1833 5414,1833 5410,1834 5405,1834 5401,1834 5393,1835 5389,1836 5384,1836 5351,1840 5334,1842 5325,1843 5321,1843 5317,1844 5283,1847 5275,1848 5270,1848 5266,1849 5262,1849 5258,1850 5254,1850 5249,1850 5215,1853 5198,1855 5189,1855 5181,1856 5163,1857 5155,1858 5150,1858 5142,1859 5138,1859 5133,1859 5129,1860 5125,1860 5120,1860 5116,1860 5112,1861 5077,1863 5069,1863 5065,1863 5060,1864 5052,1864 5047,1865 5043,1865 5039,1865 5034,1866 5026,1866 5017,1867 5013,1867 5009,1867 4991,1868 4979,1869 4974,1869 4911,1872 4894,1872 4886,1873 4882,1873 4878,1873 4870,1874 4866,1874 4862,1874 4858,1874 4854,1874 4850,1874 4846,1874 4830,1874 4822,1875 4818,1875 4811,1876 4807,1876 4803,1876 4795,1877 4791,1877 4787,1877 4783,1877 4771,1877 4767,1878 4763,1878 4759,1878 4755,1878 4751,1878 4743,1878 4735,1878 4727,1879 4723,1879 4719,1879 4715,1879 4711,1880 4706,1880 4702,1880 4698,1880 4677,1881 4673,1881 4668,1881 4664,1881 4660,1881 4655,1881 4647,1881 4634,1881 4630,1882 4626,1882 4621,1882 4617,1882 4613,1883 4609,1883 4604,1883 4600,1883 4596,1883 4592,1883 4583,1883 4570,1883 4566,1884 4558,1884 4545,1884 4541,1884 4537,1884 4532,1884 4524,1885 4515,1885 4507,1885 4503,1885 4498,1885 4490,1885 4485,1886 4481,1885 4473,1886 4469,1886 4460,1886 4456,1886 4452,1886 4447,1886 4443,1887 4436,1887 4432,1887 4424,1887 4420,1887 4416,1887 4412,1887 4408,1887 4400,1887 4396,1888 4392,1888 4388,1888 4385,1888 4381,1888 4377,1888 4373,1888 4369,1888 4361,1888 4357,1888 4353,1888 4349,1888 4345,1888 4338,1888 4334,1888 4330,1888 4326,1888 4322,1889 4318,1889 4310,1889 4306,1889 4302,1889 4298,1889 4290,1889 4287,1890 4279,1890 4275,1890 4271,1890 4267,1890 4263,1890 4259,1890 4251,1890 4247,1891 4243,1891 4212,1891 4208,1891 4188,1891 4184,1890 4180,1890 4175,1891 4171,1891 4167,1891 4163,1891 4154,1891 4150,1891 4146,1891 4142,1891 4138,1891 4133,1891 4129,1892 4125,1892 4121,1892 4117,1892 4112,1892 4104,1892 4100,1892 4096,1893 4091,1893 4083,1893 4079,1893 4075,1893 4070,1893 4066,1893 4062,1893 4058,1893 4054,1894 4041,1894 4037,1893 4012,1893 4007,1893 4003,1893 3999,1893 3991,1893 3986,1893 3965,1893 3961,1893 3957,1893 3936,1893 3932,1893 3927,1893 3893,1894 3889,1894 3885,1895 3876,1895 3833,1896 3829,1896 3825,1896 3790,1896 3786,1896 3782,1896 3778,1896 3761,1896 3756,1896 3752,1896 3748,1896 3726,1896 3722,1896 3713,1896 3709,1896 3705,1896 3701,1896 3671,1896 3666,1896 3662,1896 3634,1896 3630,1896 3606,1896 3602,1896 3598,1896 3594,1896 3590,1896 3582,1897 3579,1897 3575,1897 3571,1897 3563,1897 3559,1897 3555,1897 3551,1897 3547,1897 3543,1897 3535,1898 3527,1898 3523,1898 3515,1898 3511,1898 3507,1898 3503,1898 3500,1898 3492,1899 3488,1899 3392,1899 3388,1899 3375,1899 3371,1899 3350,1899 3346,1899 3210,1899 3206,1899 3193,1899 3189,1899 3185,1899 3079,1899 3075,1898 3052,1898 3044,1899 3017,1899 3013,1899 3009,1899 3005,1899 2990,1899 2982,1899 2978,1899 2974,1900 2970,1900 2966,1900 2962,1900 2958,1900 2954,1900 2951,1900 2947,1900 2943,1900 2935,1900 2931,1900 2927,1900 2923,1901 2919,1901 2915,1901 2912,1901 2908,1901 2904,1901 2884,1901 2880,1901 2876,1901 2856,1901 2852,1902 2848,1901 2844,1901 2829,1901 2825,1902 2821,1901 2817,1901 2805,1901 2801,1901 2797,1902 2793,1901 2789,1901 2773,1901 2769,1902 2765,1902 2761,1901 2717,1901 2713,1902 2709,1902 2705,1902 2701,1901 2689,1901 2685,1902 2681,1902 2677,1902 2673,1901 2661,1901 2657,1902 2654,1902 2650,1902 2646,1901 2642,1901 2634,1901 2630,1902 2626,1902 2621,1902 2617,1902 2613,1901 2609,1901 2604,1901 2600,1902 2596,1902 2592,1902 2587,1901 2583,1901 2579,1901 2575,1902 2570,1902 2566,1902 2562,1902 2558,1901 2553,1901 2549,1901 2545,1902 2540,1902 2536,1902 2532,1902 2523,1901 2519,1901 2515,1902 2511,1902 2506,1902 2502,1902 2498,1901 2494,1901 2489,1902 2481,1902 2472,1902 2468,1901 2464,1901 2459,1902 2455,1902 2451,1902 2447,1902 2442,1902 2438,1901 2434,1902 2425,1902 2421,1902 2413,1902 2408,1901 2404,1902 2396,1902 2391,1902 2387,1902 2383,1902 2379,1902 2366,1902 2353,1902 2349,1902 2345,1902 2341,1902 2337,1902 2333,1902 2329,1902 2325,1902 2321,1902 2318,1902 2314,1902 2310,1902 2306,1902 2302,1902 2298,1902 2294,1902 2290,1902 2286,1902 2282,1902 2278,1902 2274,1902 2270,1902 2267,1902 2263,1902 2259,1902 2255,1902 2251,1902 2243,1902 2239,1902 2235,1902 2231,1902 2227,1902 2223,1902 2219,1902 2215,1902 2211,1902 2208,1902 2204,1902 2200,1902 2196,1902 2192,1902 2188,1902 2184,1902 2180,1902 2176,1902 2172,1902 2168,1902 2164,1902 2160,1902 2152,1902 2149,1902 2145,1902 2141,1902 2137,1902 2133,1902 2129,1902 2125,1902 2121,1902 2117,1902 2113,1902 2109,1902 2105,1902 2101,1902 2097,1902 2093,1902 2084,1902 2080,1902 2076,1902 2072,1902 2068,1902 2064,1902 2055,1902 2051,1902 2047,1902 2042,1902 2038,1902 2034,1902 2030,1902 2026,1902 2021,1902 2017,1902 2013,1902 2009,1902 2004,1902 2000,1902 1996,1902 1992,1902 1988,1902 1983,1902 1979,1902 1975,1902 1971,1902 1967,1902 1962,1902 1958,1902 1954,1902 1950,1902 1945,1902 1941,1902 1937,1902 1933,1902 1924,1902 1920,1902 1916,1902 1912,1902 1908,1902 1903,1902 1895,1902 1891,1902 1886,1902 1882,1902 1878,1902 1874,1902 1865,1902 1861,1902 1857,1902 1853,1902 1849,1902 1844,1902 1836,1902 1832,1902 1823,1902 1819,1902 1815,1902 1810,1902 1806,1902 1793,1902 1789,1902 1780,1902 1776,1902 1772,1902 1767,1902 1763,1902 1750,1902 1737,1902 1733,1902 1729,1902 1724,1902 1720,1902 1707,1902 1703,1902 1694,1902 1690,1902 1686,1902 1682,1902 1677,1902 1673,1902 1664,1902 1652,1902 1647,1902 1643,1902 1639,1902 1634,1902 1621,1902 1617,1902 1613,1902 1608,1902 1604,1902 1600,1902 1596,1902 1591,1902 1587,1902 1583,1902 1578,1902 1566,1902 1561,1902 1557,1902 1549,1902 1545,1902 1541,1902 1537,1902 1533,1902 1529,1902 1525,1902 1521,1902 1517,1902 1513,1902 1510,1902 1506,1902 1498,1902 1494,1902 1490,1902 1486,1902 1482,1902 1478,1902 1470,1902 1466,1902 1462,1902 1454,1902 1450,1902 1446,1902 1442,1902 1438,1902 1434,1902 1430,1902 1399,1902 1395,1902 1391,1902 1379,1902 1375,1902 1363,1902 1359,1902 1351,1902 1347,1902 1343,1902 1335,1902 1331,1902 1327,1902 1323,1902 1319,1902 1316,1902 1308,1902 1304,1902 1299,1902 1295,1902 1291,1902 1282,1902 1278,1902 1265,1902 1261,1902 1257,1902 1248,1902 1240,1902 1236,1902 1231,1902 1227,1902 1223,1902 1219,1902 1215,1902 1206,1902 1197,1902 1193,1902 1189,1902 1176,1902 1172,1902 1164,1902 1159,1902 1155,1902 1151,1902 1147,1902 1138,1902 1134,1902 1121,1902 1117,1902 1113,1902 1108,1902 1104,1902 1096,1902 1091,1902 1079,1902 1074,1902 1070,1902 1062,1902 1053,1902 1049,1902 1045,1902 1040,1902 1036,1902 1032,1902 1028,1902 1024,1902 1020,1902 1016,1902 1013,1902 1008,1902 1005,1902 1001,1902 993,1902 989,1902 985,1902 981,1902 977,1902 973,1902 969,1902 938,1902 934,1902 930,1902 926,1902 923,1902 919,1902 915,1902 911,1902 907,1902 903,1902 899,1902 891,1902 887,1902 883,1902 879,1902 876,1902 872,1902 868,1902 864,1902 860,1902 852,1902 848,1902 844,1902 840,1902 836,1902 833,1902 829,1902 821,1902 817,1902 813,1902 797,1902 793,1902 789,1902 782,1902 778,1902 774,1902 762,1902 750,1902 746,1902 734,1902 730,1902 726,1902 722,1902 718,1902 714,1902 710,1902 706,1902 702,1902 690,1902 678,1902 674,1902 662,1902 658,1902 654,1902 622,1902 618,1902 606,1902 602,1902 590,1902 578,1902 574,1902 562,1902 558,1902 546,1902 534,1902 530,1902 526,1902 518,1902 505,1902 501,1902 496,1902 492,1902 488,1902 475,1902 462,1902 458,1902 454,1902 449,1902 445,1902 432,1902 419,1902 415,1902 411,1902 407,1902 402,1902 390,1902 377,1902 372,1902 360,1902 347,1902 334,1902 330,1902 317,1902 304,1902 300,1902 296,1902 291,1902 287,1902 274,1902 261,1902 257,1902 253,1902 249,1902 245,1902 237,1902 233,1902 229,1902 225,1902 217,1902 213,1902 209,1902 206,1902 202,1902 198,1902 194,1902 190,1902 186,1902 178,1902 174,1902 170,1902 166,1902 162,1902 158,1902 154,1902 150,1902 146,1902 142,1902 138,1902 135,1902 131,1902 127,1902 95,1902 91,1902 87,1902 83,1902 79,1902 75,1902 71,1902 67,1902 64,1902 60,1902 56,1902 48,1902 44,1902 40,1902 36,1902 32,1902">
          <text:p/>
        </draw:polygon>
        <draw:polyline draw:style-name="gr5" draw:text-style-name="P1" draw:layer="layout" svg:width="9.868cm" svg:height="1.312cm" svg:x="1.523cm" svg:y="11.63cm" svg:viewBox="0 0 9869 1313" draw:points="0,1312 32,1312 36,1312 40,1312 44,1312 48,1312 56,1312 60,1312 64,1312 67,1312 71,1312 75,1312 79,1312 83,1312 87,1312 91,1312 95,1312 127,1312 131,1312 135,1312 138,1312 142,1312 146,1312 150,1312 154,1312 158,1312 162,1312 166,1312 170,1312 174,1312 178,1312 186,1312 190,1312 194,1312 198,1312 202,1312 206,1312 209,1312 213,1312 217,1312 225,1312 229,1312 233,1312 237,1312 245,1312 249,1312 253,1312 257,1312 261,1312 274,1312 287,1312 291,1312 296,1312 300,1312 304,1312 317,1312 330,1312 334,1312 347,1312 360,1312 372,1312 377,1312 390,1312 402,1312 407,1312 411,1312 415,1312 419,1312 432,1312 445,1312 449,1312 454,1312 458,1312 462,1312 475,1312 488,1312 492,1312 496,1312 501,1312 505,1312 518,1312 526,1312 530,1312 534,1312 546,1312 558,1312 562,1312 574,1312 578,1312 590,1312 602,1312 606,1312 618,1312 622,1312 654,1312 658,1312 662,1312 674,1312 678,1312 690,1312 702,1312 706,1312 710,1312 714,1312 718,1312 722,1312 726,1312 730,1312 734,1312 746,1312 750,1312 762,1312 774,1312 778,1312 782,1312 789,1312 793,1312 797,1312 813,1312 817,1312 821,1312 829,1312 833,1312 836,1312 840,1312 844,1312 848,1312 852,1312 860,1312 864,1312 868,1312 872,1312 876,1312 879,1312 883,1312 887,1312 891,1312 899,1312 903,1312 907,1312 911,1312 915,1312 919,1312 923,1312 926,1312 930,1312 934,1312 938,1312 969,1312 973,1312 977,1312 981,1312 985,1312 989,1312 993,1312 1001,1312 1005,1312 1008,1312 1013,1312 1016,1312 1020,1312 1024,1312 1028,1312 1032,1312 1036,1312 1040,1312 1045,1312 1049,1312 1053,1312 1062,1312 1070,1312 1074,1312 1079,1312 1091,1312 1096,1312 1104,1312 1108,1312 1113,1312 1117,1312 1121,1312 1134,1312 1138,1312 1147,1312 1151,1312 1155,1312 1159,1312 1164,1312 1172,1312 1176,1312 1189,1312 1193,1312 1197,1312 1206,1312 1215,1312 1219,1312 1223,1312 1227,1312 1231,1312 1236,1312 1240,1312 1248,1312 1257,1312 1261,1312 1265,1312 1278,1312 1282,1312 1291,1312 1295,1312 1299,1312 1304,1312 1308,1312 1316,1312 1319,1312 1323,1312 1327,1312 1331,1312 1335,1312 1343,1312 1347,1312 1351,1312 1359,1312 1363,1312 1375,1312 1379,1312 1391,1312 1395,1312 1399,1312 1430,1312 1434,1312 1438,1312 1442,1312 1446,1312 1450,1312 1454,1312 1462,1312 1466,1312 1470,1312 1478,1312 1482,1312 1486,1312 1490,1312 1494,1312 1498,1312 1506,1312 1510,1312 1513,1312 1517,1312 1521,1312 1525,1312 1529,1312 1533,1312 1537,1312 1541,1312 1545,1312 1549,1312 1557,1312 1561,1312 1566,1312 1578,1312 1583,1312 1587,1312 1591,1312 1596,1312 1600,1312 1604,1312 1608,1312 1613,1312 1617,1312 1621,1312 1634,1312 1639,1312 1643,1312 1647,1312 1652,1312 1664,1312 1673,1312 1677,1312 1682,1312 1686,1312 1690,1312 1694,1312 1703,1312 1707,1312 1720,1312 1724,1312 1729,1312 1733,1312 1737,1312 1750,1312 1763,1312 1767,1312 1772,1312 1776,1312 1780,1312 1789,1312 1793,1312 1806,1312 1810,1312 1815,1312 1819,1312 1823,1312 1832,1312 1836,1312 1844,1312 1849,1312 1853,1312 1857,1312 1861,1312 1865,1312 1874,1312 1878,1312 1882,1312 1886,1312 1891,1312 1895,1312 1903,1312 1908,1312 1912,1312 1916,1312 1920,1312 1924,1312 1933,1312 1937,1312 1941,1312 1945,1312 1950,1312 1954,1312 1958,1312 1962,1312 1967,1312 1971,1312 1975,1312 1979,1312 1983,1312 1988,1312 1992,1312 1996,1312 2000,1312 2004,1312 2009,1312 2013,1312 2017,1312 2021,1312 2026,1312 2030,1312 2034,1312 2038,1312 2042,1312 2047,1312 2051,1312 2055,1312 2064,1312 2068,1312 2072,1312 2076,1312 2080,1312 2084,1312 2093,1312 2097,1312 2101,1312 2105,1312 2109,1312 2113,1312 2117,1312 2121,1312 2125,1312 2129,1312 2133,1312 2137,1312 2141,1312 2145,1312 2149,1312 2152,1312 2160,1312 2164,1312 2168,1312 2172,1312 2176,1312 2180,1312 2184,1312 2188,1312 2192,1312 2196,1312 2200,1312 2204,1312 2208,1312 2211,1312 2215,1312 2219,1312 2223,1312 2227,1312 2231,1312 2235,1312 2239,1312 2243,1312 2251,1312 2255,1312 2259,1312 2263,1312 2267,1312 2270,1312 2274,1312 2278,1312 2282,1312 2286,1312 2290,1312 2294,1312 2298,1312 2302,1312 2306,1312 2310,1312 2314,1312 2318,1312 2321,1312 2325,1312 2329,1312 2333,1312 2337,1312 2341,1312 2345,1312 2349,1312 2353,1312 2366,1312 2379,1312 2383,1312 2387,1312 2391,1312 2396,1312 2404,1312 2408,1312 2413,1312 2421,1312 2425,1312 2434,1312 2438,1312 2442,1312 2447,1312 2451,1312 2455,1312 2459,1312 2464,1312 2468,1312 2472,1312 2481,1312 2489,1312 2494,1312 2498,1312 2502,1312 2506,1312 2511,1312 2515,1312 2519,1311 2528,1311 2532,1312 2536,1312 2540,1312 2545,1312 2549,1311 2558,1311 2562,1312 2566,1312 2570,1312 2575,1312 2579,1311 2587,1311 2592,1312 2596,1312 2600,1312 2604,1311 2613,1311 2621,1312 2626,1312 2630,1312 2634,1311 2646,1311 2650,1312 2654,1312 2657,1312 2661,1311 2673,1311 2677,1312 2681,1312 2685,1312 2689,1311 2701,1311 2709,1312 2713,1312 2717,1311 2761,1311 2765,1312 2769,1312 2773,1311 2821,1311 2825,1312 2829,1311 2848,1311 2852,1312 2856,1311 2880,1311 2884,1311 2888,1311 2892,1311 2915,1311 2919,1311 2923,1311 2931,1311 2935,1311 2939,1311 2943,1311 2947,1311 2951,1311 2954,1310 2958,1310 2962,1310 2966,1310 2990,1310 2993,1310 3118,1310 3122,1310 3126,1310 3130,1310 3134,1310 3138,1310 3151,1310 3155,1310 3160,1310 3312,1310 3316,1310 3485,1310 3489,1310 3493,1310 3501,1310 3504,1309 3512,1309 3516,1309 3524,1309 3528,1309 3532,1309 3540,1309 3544,1309 3564,1309 3568,1309 3572,1309 3576,1309 3611,1309 3615,1308 3619,1309 3627,1309 3631,1308 3639,1308 3643,1309 3647,1309 3651,1308 3655,1308 3928,1307 3975,1307 3979,1307 3983,1307 3987,1307 3992,1307 4055,1307 4059,1307 4063,1306 4067,1306 4071,1306 4076,1306 4080,1306 4084,1306 4088,1306 4092,1306 4097,1306 4101,1305 4105,1305 4109,1305 4113,1305 4168,1305 4172,1305 4205,1305 4209,1305 4233,1305 4237,1305 4241,1305 4248,1305 4252,1304 4260,1304 4264,1304 4268,1304 4272,1304 4276,1304 4284,1304 4307,1304 4311,1303 4323,1303 4327,1303 4331,1303 4339,1303 4342,1303 4370,1303 4374,1303 4378,1303 4382,1303 4386,1303 4389,1303 4393,1303 4401,1303 4409,1302 4413,1302 4417,1302 4421,1302 4425,1302 4429,1302 4433,1302 4437,1302 4440,1302 4470,1302 4474,1302 4478,1302 4482,1302 4486,1302 4491,1302 4495,1302 4499,1302 4504,1301 4512,1301 4516,1301 4520,1301 4533,1301 4538,1301 4542,1300 4546,1300 4550,1300 4559,1300 4567,1300 4571,1300 4584,1300 4589,1300 4605,1300 4610,1300 4614,1299 4618,1299 4622,1299 4631,1299 4640,1299 4648,1298 4652,1298 4656,1298 4661,1298 4665,1298 4682,1298 4686,1298 4707,1298 4712,1298 4720,1297 4724,1297 4728,1297 4740,1296 4744,1296 4752,1296 4756,1296 4760,1296 4768,1296 4772,1296 4788,1296 4800,1296 4804,1295 4808,1295 4816,1295 4819,1295 4823,1294 4827,1294 4835,1294 4843,1294 4847,1294 4851,1294 4855,1294 4863,1294 4879,1293 4883,1293 4891,1293 4895,1293 4899,1293 4911,1292 4915,1292 4919,1292 4927,1292 4935,1292 4938,1292 4946,1291 4954,1291 4958,1291 4962,1291 4966,1291 4970,1291 4974,1290 4979,1290 4983,1290 4987,1290 4996,1290 5000,1289 5004,1289 5009,1289 5043,1288 5047,1288 5052,1287 5056,1287 5060,1287 5065,1287 5077,1286 5112,1285 5116,1285 5120,1284 5125,1284 5129,1284 5142,1284 5146,1283 5150,1283 5155,1283 5159,1283 5168,1282 5172,1282 5176,1282 5181,1282 5185,1282 5189,1281 5193,1281 5198,1281 5206,1280 5215,1280 5249,1278 5254,1278 5258,1278 5262,1277 5266,1277 5270,1277 5275,1277 5283,1276 5317,1274 5321,1273 5325,1273 5330,1273 5334,1273 5338,1272 5342,1272 5351,1271 5355,1271 5359,1271 5368,1270 5384,1268 5389,1268 5393,1268 5397,1267 5401,1267 5405,1267 5410,1267 5414,1266 5418,1266 5422,1265 5427,1265 5435,1264 5439,1264 5443,1263 5452,1263 5456,1262 5460,1262 5465,1262 5469,1261 5473,1261 5477,1260 5486,1259 5490,1259 5494,1258 5503,1258 5507,1257 5511,1257 5515,1257 5519,1256 5523,1256 5527,1255 5535,1254 5539,1253 5543,1253 5551,1252 5582,1248 5586,1247 5590,1247 5594,1247 5598,1246 5602,1246 5606,1246 5614,1245 5618,1244 5622,1244 5626,1243 5630,1243 5634,1242 5638,1241 5641,1241 5645,1240 5649,1239 5653,1238 5661,1237 5677,1234 5708,1228 5712,1227 5716,1227 5740,1222 5771,1215 5776,1214 5793,1209 5797,1208 5801,1207 5806,1206 5814,1204 5823,1202 5840,1197 5844,1196 5848,1194 5861,1190 5865,1189 5874,1186 5882,1183 5887,1182 5891,1181 5895,1179 5899,1177 5904,1174 5908,1173 5912,1172 5921,1170 5925,1168 5929,1166 5934,1164 5938,1161 5942,1160 5946,1159 5951,1158 5955,1156 5964,1152 5968,1151 5976,1146 5981,1144 5985,1142 5993,1138 6011,1130 6015,1127 6019,1125 6023,1123 6028,1120 6045,1110 6049,1108 6053,1105 6057,1103 6065,1098 6069,1095 6073,1091 6077,1088 6081,1086 6085,1084 6089,1081 6093,1079 6096,1076 6104,1069 6108,1066 6112,1062 6116,1061 6120,1057 6124,1054 6128,1049 6132,1047 6140,1040 6172,1009 6176,999 6180,999 6184,995 6192,988 6196,984 6204,976 6208,972 6212,966 6220,955 6236,933 6240,927 6244,921 6248,915 6252,911 6268,885 6272,879 6276,874 6280,870 6284,863 6288,854 6292,848 6296,842 6300,835 6304,828 6308,820 6315,807 6331,776 6335,766 6339,758 6347,742 6362,706 6366,702 6370,682 6374,688 6378,666 6394,627 6425,544 6429,534 6433,525 6436,513 6440,501 6444,489 6448,476 6456,447 6487,348 6491,346 6499,307 6503,291 6507,283 6511,266 6515,264 6519,251 6522,238 6526,230 6530,216 6534,203 6550,156 6554,145 6558,134 6563,123 6567,111 6571,103 6575,93 6580,84 6584,75 6588,66 6592,61 6597,51 6601,43 6605,37 6609,31 6613,28 6618,22 6622,18 6626,21 6630,12 6635,9 6639,9 6643,5 6647,4 6652,2 6656,1 6664,0 6669,2 6673,3 6677,6 6681,10 6686,12 6690,16 6694,20 6698,24 6702,23 6707,32 6711,34 6715,39 6719,38 6724,72 6728,62 6732,61 6736,67 6753,98 6758,115 6762,119 6766,122 6770,127 6787,157 6821,226 6825,235 6829,242 6833,249 6837,256 6841,266 6845,276 6853,295 6884,360 6948,494 6952,502 6956,512 6964,530 6979,563 7011,623 7074,737 7079,746 7083,754 7087,760 7091,768 7109,796 7143,849 7147,856 7151,863 7156,869 7160,874 7164,879 7169,885 7177,895 7181,900 7186,906 7194,918 7203,930 7207,936 7212,942 7216,946 7220,950 7224,953 7229,958 7233,963 7246,978 7280,1011 7289,1021 7293,1026 7297,1030 7301,1034 7306,1037 7314,1044 7319,1047 7323,1051 7327,1055 7332,1061 7349,1075 7353,1079 7357,1082 7366,1088 7382,1101 7416,1123 7420,1125 7424,1127 7429,1130 7433,1132 7450,1143 7483,1161 7488,1163 7492,1164 7500,1169 7504,1171 7509,1173 7517,1178 7521,1180 7525,1182 7530,1184 7534,1185 7538,1186 7542,1188 7551,1191 7555,1192 7559,1195 7568,1199 7572,1201 7576,1202 7580,1204 7584,1206 7589,1207 7593,1208 7597,1211 7601,1211 7605,1213 7610,1214 7614,1216 7618,1217 7622,1217 7626,1219 7630,1220 7634,1222 7649,1226 7653,1226 7657,1227 7661,1227 7665,1228 7669,1230 7673,1231 7677,1233 7681,1235 7685,1235 7689,1237 7697,1239 7701,1240 7704,1242 7708,1243 7712,1243 7716,1243 7720,1244 7724,1244 7728,1245 7732,1246 7736,1247 7740,1249 7744,1249 7748,1250 7752,1252 7756,1252 7759,1253 7763,1253 7767,1254 7771,1254 7775,1255 7779,1255 7783,1256 7787,1258 7791,1258 7795,1259 7799,1259 7803,1260 7807,1261 7810,1262 7814,1263 7818,1264 7822,1264 7826,1264 7830,1264 7834,1265 7838,1264 7842,1261 7846,1262 7850,1267 7854,1268 7858,1267 7865,1267 7869,1267 7874,1274 7878,1271 7882,1271 7886,1271 7891,1271 7895,1274 7899,1274 7908,1275 7912,1275 7916,1278 7921,1278 7925,1278 7937,1278 7942,1275 7955,1272 7959,1272 7963,1274 7967,1278 7971,1274 7976,1273 7980,1276 7984,1279 7993,1282 7997,1279 8001,1274 8006,1273 8010,1273 8018,1281 8023,1283 8040,1287 8044,1287 8048,1285 8052,1284 8057,1281 8061,1287 8065,1286 8069,1286 8074,1284 8078,1283 8087,1281 8091,1279 8095,1278 8099,1277 8108,1277 8112,1278 8116,1280 8121,1282 8125,1285 8129,1287 8133,1287 8138,1288 8142,1291 8150,1293 8154,1294 8158,1295 8162,1295 8166,1294 8174,1293 8178,1294 8182,1295 8186,1294 8190,1293 8193,1292 8197,1291 8202,1289 8205,1289 8209,1291 8213,1293 8217,1296 8221,1297 8225,1297 8233,1298 8237,1298 8241,1298 8245,1298 8249,1298 8257,1298 8261,1298 8273,1298 8281,1299 8285,1299 8289,1299 8293,1299 8297,1299 8305,1298 8309,1298 8313,1299 8317,1299 8321,1300 8325,1300 8329,1300 8333,1300 8337,1300 8345,1301 8349,1301 8357,1300 8360,1300 8364,1300 8368,1300 8372,1300 8376,1300 8380,1300 8384,1301 8392,1301 8396,1301 8400,1301 8404,1301 8408,1302 8412,1302 8416,1302 8420,1302 8424,1302 8427,1302 8431,1302 8435,1302 8439,1303 8443,1303 8447,1304 8451,1304 8455,1304 8459,1304 8462,1304 8470,1304 8474,1304 8478,1303 8482,1303 8486,1302 8490,1302 8494,1303 8501,1303 8505,1303 8517,1303 8536,1303 8540,1303 8544,1304 8548,1304 8556,1304 8560,1304 8575,1304 8579,1304 8587,1304 8591,1303 8595,1303 8599,1303 8607,1303 8614,1304 8622,1304 8630,1304 8638,1304 8646,1304 8667,1304 8671,1304 8675,1304 8679,1304 8684,1304 8688,1304 8696,1304 8700,1304 8705,1304 8709,1304 8726,1304 8730,1305 8734,1305 8739,1305 8747,1305 8751,1305 8755,1305 8764,1305 8772,1306 8777,1306 8781,1306 8785,1306 8802,1306 8806,1306 8832,1306 8836,1306 8844,1306 8853,1306 8857,1306 8865,1306 8870,1307 8874,1307 8882,1307 8895,1307 8899,1308 8920,1308 8924,1307 8948,1307 8952,1307 8956,1307 8960,1307 8963,1307 8971,1308 8979,1308 8983,1308 8987,1308 8995,1308 9003,1309 9007,1309 9015,1309 9023,1309 9027,1309 9035,1309 9042,1309 9046,1309 9050,1309 9054,1309 9058,1308 9066,1308 9070,1308 9074,1308 9078,1308 9082,1308 9086,1308 9090,1309 9098,1309 9101,1309 9105,1309 9109,1309 9113,1310 9117,1310 9121,1310 9125,1310 9129,1311 9133,1310 9141,1310 9149,1310 9153,1310 9157,1310 9161,1309 9165,1309 9169,1309 9177,1309 9181,1309 9186,1309 9194,1309 9203,1310 9207,1310 9220,1311 9224,1311 9228,1311 9233,1311 9237,1311 9245,1310 9254,1310 9284,1310 9301,1310 9318,1310 9323,1310 9331,1310 9340,1310 9344,1309 9348,1309 9357,1309 9361,1310 9365,1310 9374,1311 9399,1311 9404,1311 9408,1311 9412,1311 9417,1311 9434,1311 9438,1311 9446,1311 9454,1311 9458,1311 9478,1311 9482,1311 9486,1311 9490,1311 9494,1311 9498,1311 9510,1311 9514,1311 9518,1311 9522,1311 9534,1311 9538,1311 9550,1311 9554,1311 9558,1311 9570,1312 9578,1312 9582,1311 9590,1311 9594,1311 9598,1311 9610,1312 9618,1312 9622,1312 9626,1312 9630,1312 9638,1312 9642,1312 9646,1312 9650,1311 9658,1311 9662,1311 9674,1311 9678,1311 9682,1311 9694,1312 9702,1312 9709,1312 9721,1312 9725,1312 9729,1312 9733,1312 9737,1312 9760,1312 9764,1312 9780,1312 9784,1312 9796,1312 9800,1312 9803,1312 9807,1312 9815,1312 9823,1312 9839,1312 9854,1312 9858,1312 9862,1312 9866,1313 9869,1313">
          <text:p/>
        </draw:polyline>
        <draw:polyline draw:style-name="gr5" draw:text-style-name="P1" draw:layer="layout" svg:width="0.091cm" svg:height="0cm" svg:x="11.397cm" svg:y="12.941cm" svg:viewBox="0 0 92 1" draw:points="0,1 3,0 7,0 11,0 15,0 19,0 26,0 30,0 34,0 38,0 42,0 46,0 62,0 65,0 69,0 73,0 78,1 92,1">
          <text:p/>
        </draw:polyline>
        <draw:polyline draw:style-name="gr5" draw:text-style-name="P1" draw:layer="layout" svg:width="0.252cm" svg:height="0cm" svg:x="12.037cm" svg:y="12.941cm" svg:viewBox="0 0 253 1" draw:points="0,1 2,1 6,0 45,0 49,0 53,0 58,0 118,0 122,1 253,1">
          <text:p/>
        </draw:polyline>
        <draw:line draw:style-name="gr5" draw:text-style-name="P1" draw:layer="layout" svg:x1="12.533cm" svg:y1="12.942cm" svg:x2="12.617cm" svg:y2="12.942cm">
          <text:p/>
        </draw:line>
        <draw:polyline draw:style-name="gr5" draw:text-style-name="P1" draw:layer="layout" svg:width="0.046cm" svg:height="0cm" svg:x="12.785cm" svg:y="12.941cm" svg:viewBox="0 0 47 1" draw:points="0,1 16,1 24,0 28,0 33,0 37,0 41,1 47,1">
          <text:p/>
        </draw:polyline>
        <draw:polyline draw:style-name="gr5" draw:text-style-name="P1" draw:layer="layout" svg:width="0.022cm" svg:height="0cm" svg:x="13.048cm" svg:y="12.941cm" svg:viewBox="0 0 23 1" draw:points="0,1 4,1 9,0 17,0 21,1 23,1">
          <text:p/>
        </draw:polyline>
        <draw:polyline draw:style-name="gr5" draw:text-style-name="P1" draw:layer="layout" svg:width="0.067cm" svg:height="0cm" svg:x="11.574cm" svg:y="12.941cm" svg:viewBox="0 0 68 1" draw:points="0,1 3,0 7,0 15,0 19,0 24,0 28,0 32,0 36,0 41,0 45,0 58,0 62,0 66,1 68,1">
          <text:p/>
        </draw:polyline>
        <draw:polyline draw:style-name="gr5" draw:text-style-name="P1" draw:layer="layout" svg:width="0.021cm" svg:height="0cm" svg:x="11.853cm" svg:y="12.941cm" svg:viewBox="0 0 22 1" draw:points="0,1 16,1 20,0 22,1">
          <text:p/>
        </draw:polyline>
        <draw:polyline draw:style-name="gr5" draw:text-style-name="P1" draw:layer="layout" svg:width="0.041cm" svg:height="0cm" svg:x="12.924cm" svg:y="12.941cm" svg:viewBox="0 0 42 1" draw:points="0,1 26,1 30,0 39,0 42,1">
          <text:p/>
        </draw:polyline>
        <draw:polyline draw:style-name="gr5" draw:text-style-name="P1" draw:layer="layout" svg:width="0.132cm" svg:height="0cm" svg:x="13.104cm" svg:y="12.941cm" svg:viewBox="0 0 133 1" draw:points="0,1 33,1 37,0 41,1 53,1 57,0 61,0 65,1 69,1 73,0 80,0 84,1 88,1 92,0 96,0 100,0 104,0 108,0 124,0 128,1 133,1">
          <text:p/>
        </draw:polyline>
        <draw:polyline draw:style-name="gr5" draw:text-style-name="P1" draw:layer="layout" svg:width="0.066cm" svg:height="0cm" svg:x="13.393cm" svg:y="12.941cm" svg:viewBox="0 0 67 1" draw:points="0,1 1,1 5,0 13,0 17,0 24,0 28,0 32,0 36,0 56,0 60,1 67,1">
          <text:p/>
        </draw:polyline>
        <draw:polyline draw:style-name="gr5" draw:text-style-name="P1" draw:layer="layout" svg:width="0.06cm" svg:height="0cm" svg:x="13.663cm" svg:y="12.941cm" svg:viewBox="0 0 61 1" draw:points="0,1 4,0 8,0 13,0 17,0 21,0 25,0 29,0 42,0 46,0 55,0 59,1 61,1">
          <text:p/>
        </draw:polyline>
        <draw:polyline draw:style-name="gr5" draw:text-style-name="P1" draw:layer="layout" svg:width="0.075cm" svg:height="0cm" svg:x="11.764cm" svg:y="12.941cm" svg:viewBox="0 0 76 1" draw:points="0,1 2,1 6,0 10,0 14,0 18,0 22,0 26,0 30,0 34,0 41,0 45,0 53,0 57,0 61,0 65,0 69,0 73,0 76,1">
          <text:p/>
        </draw:polyline>
        <draw:polyline draw:style-name="gr5" draw:text-style-name="P1" draw:layer="layout" svg:width="0.053cm" svg:height="0cm" svg:x="12.294cm" svg:y="12.941cm" svg:viewBox="0 0 54 1" draw:points="0,1 23,1 27,0 44,0 48,1 54,1">
          <text:p/>
        </draw:polyline>
        <draw:polyline draw:style-name="gr5" draw:text-style-name="P1" draw:layer="layout" svg:width="0.056cm" svg:height="0cm" svg:x="13.33cm" svg:y="12.941cm" svg:viewBox="0 0 57 1" draw:points="0,1 5,1 9,0 33,0 37,1 44,1 48,0 52,1 57,1">
          <text:p/>
        </draw:polyline>
        <draw:polyline draw:style-name="gr5" draw:text-style-name="P1" draw:layer="layout" svg:width="0.054cm" svg:height="0cm" svg:x="13.88cm" svg:y="12.941cm" svg:viewBox="0 0 55 1" draw:points="0,1 8,0 16,0 20,0 24,0 28,0 32,0 36,0 44,0 52,1 55,1">
          <text:p/>
        </draw:polyline>
        <draw:polyline draw:style-name="gr5" draw:text-style-name="P1" draw:layer="layout" svg:width="0.026cm" svg:height="0cm" svg:x="14.156cm" svg:y="12.941cm" svg:viewBox="0 0 27 1" draw:points="0,1 4,1 13,0 17,0 21,0 26,0 27,1">
          <text:p/>
        </draw:polyline>
        <draw:polyline draw:style-name="gr5" draw:text-style-name="P1" draw:layer="layout" svg:width="0.034cm" svg:height="0cm" svg:x="11.904cm" svg:y="12.941cm" svg:viewBox="0 0 35 1" draw:points="0,1 1,1 5,0 8,0 13,0 16,0 20,0 28,1 35,1">
          <text:p/>
        </draw:polyline>
        <draw:line draw:style-name="gr5" draw:text-style-name="P1" draw:layer="layout" svg:x1="12.418cm" svg:y1="12.942cm" svg:x2="12.494cm" svg:y2="12.942cm">
          <text:p/>
        </draw:line>
        <draw:polyline draw:style-name="gr5" draw:text-style-name="P1" draw:layer="layout" svg:width="0.062cm" svg:height="0cm" svg:x="12.671cm" svg:y="12.941cm" svg:viewBox="0 0 63 1" draw:points="0,1 11,1 15,0 19,0 23,1 31,1 35,0 50,0 54,1 63,1">
          <text:p/>
        </draw:polyline>
        <draw:polyline draw:style-name="gr5" draw:text-style-name="P1" draw:layer="layout" svg:width="0.041cm" svg:height="0cm" svg:x="12.975cm" svg:y="12.941cm" svg:viewBox="0 0 42 1" draw:points="0,1 1,1 9,0 22,0 26,0 35,0 39,1 42,1">
          <text:p/>
        </draw:polyline>
        <draw:polyline draw:style-name="gr5" draw:text-style-name="P1" draw:layer="layout" svg:width="0.031cm" svg:height="0cm" svg:x="13.488cm" svg:y="12.941cm" svg:viewBox="0 0 32 1" draw:points="0,1 4,0 7,0 11,0 19,0 23,0 27,0 31,1 32,1">
          <text:p/>
        </draw:polyline>
        <draw:polyline draw:style-name="gr5" draw:text-style-name="P1" draw:layer="layout" svg:width="0.081cm" svg:height="0.003cm" svg:x="13.753cm" svg:y="12.94cm" svg:viewBox="0 0 82 4" draw:points="0,4 3,4 7,2 11,2 16,2 20,2 24,4 33,4 37,2 41,2 45,2 50,0 54,2 63,2 68,2 72,2 80,4 82,4">
          <text:p/>
        </draw:polyline>
        <draw:polyline draw:style-name="gr5" draw:text-style-name="P1" draw:layer="layout" svg:width="0.02cm" svg:height="0cm" svg:x="14.02cm" svg:y="12.941cm" svg:viewBox="0 0 21 1" draw:points="0,1 2,0 6,0 10,0 14,0 18,0 21,1">
          <text:p/>
        </draw:polyline>
        <draw:polyline draw:style-name="gr5" draw:text-style-name="P1" draw:layer="layout" svg:width="0.079cm" svg:height="0cm" svg:x="14.296cm" svg:y="12.941cm" svg:viewBox="0 0 80 1" draw:points="0,1 1,1 9,0 14,0 23,0 36,0 40,0 45,0 49,0 53,0 62,0 80,0">
          <text:p/>
        </draw:polyline>
        <draw:line draw:style-name="gr5" draw:text-style-name="P1" draw:layer="layout" svg:x1="11.499cm" svg:y1="12.942cm" svg:x2="11.506cm" svg:y2="12.942cm">
          <text:p/>
        </draw:line>
        <draw:polyline draw:style-name="gr5" draw:text-style-name="P1" draw:layer="layout" svg:width="0.044cm" svg:height="0cm" svg:x="13.583cm" svg:y="12.941cm" svg:viewBox="0 0 45 1" draw:points="0,1 4,0 8,0 12,0 16,0 20,0 25,1 29,0 37,0 42,1 45,1">
          <text:p/>
        </draw:polyline>
        <draw:polyline draw:style-name="gr5" draw:text-style-name="P1" draw:layer="layout" svg:width="0.024cm" svg:height="0cm" svg:x="12.629cm" svg:y="12.941cm" svg:viewBox="0 0 25 1" draw:points="0,1 2,1 6,0 10,0 14,0 18,0 22,0 25,1">
          <text:p/>
        </draw:polyline>
        <draw:polyline draw:style-name="gr5" draw:text-style-name="P1" draw:layer="layout" svg:width="0.04cm" svg:height="0cm" svg:x="13.27cm" svg:y="12.941cm" svg:viewBox="0 0 41 1" draw:points="0,1 14,1 18,0 22,0 26,0 30,0 38,1 41,1">
          <text:p/>
        </draw:polyline>
        <draw:line draw:style-name="gr5" draw:text-style-name="P1" draw:layer="layout" svg:x1="14.058cm" svg:y1="12.942cm" svg:x2="14.064cm" svg:y2="12.942cm">
          <text:p/>
        </draw:line>
        <draw:polyline draw:style-name="gr5" draw:text-style-name="P1" draw:layer="layout" svg:width="0.011cm" svg:height="0cm" svg:x="11.547cm" svg:y="12.941cm" svg:viewBox="0 0 12 1" draw:points="0,1 4,0 8,0 12,1">
          <text:p/>
        </draw:polyline>
        <draw:polyline draw:style-name="gr5" draw:text-style-name="P1" draw:layer="layout" svg:width="0.012cm" svg:height="0cm" svg:x="11.678cm" svg:y="12.941cm" svg:viewBox="0 0 13 1" draw:points="0,1 5,0 9,0 13,1">
          <text:p/>
        </draw:polyline>
        <draw:polyline draw:style-name="gr5" draw:text-style-name="P1" draw:layer="layout" svg:width="0.011cm" svg:height="0cm" svg:x="11.941cm" svg:y="12.941cm" svg:viewBox="0 0 12 1" draw:points="0,1 3,1 7,0 11,1 12,1">
          <text:p/>
        </draw:polyline>
        <draw:line draw:style-name="gr5" draw:text-style-name="P1" draw:layer="layout" svg:x1="12.909cm" svg:y1="12.942cm" svg:x2="12.919cm" svg:y2="12.942cm">
          <text:p/>
        </draw:line>
        <draw:polyline draw:style-name="gr5" draw:text-style-name="P1" draw:layer="layout" svg:width="0.019cm" svg:height="0cm" svg:x="14.2cm" svg:y="12.941cm" svg:viewBox="0 0 20 1" draw:points="0,1 4,0 8,0 13,0 17,1 20,1">
          <text:p/>
        </draw:polyline>
        <draw:polyline draw:style-name="gr5" draw:text-style-name="P1" draw:layer="layout" svg:width="0.012cm" svg:height="0cm" svg:x="12.77cm" svg:y="12.941cm" svg:viewBox="0 0 13 1" draw:points="0,1 2,1 6,0 10,1 13,1">
          <text:p/>
        </draw:polyline>
        <draw:polyline draw:style-name="gr5" draw:text-style-name="P1" draw:layer="layout" svg:width="0.007cm" svg:height="0cm" svg:x="13.999cm" svg:y="12.941cm" svg:viewBox="0 0 8 1" draw:points="0,1 4,0 8,1">
          <text:p/>
        </draw:polyline>
        <draw:line draw:style-name="gr5" draw:text-style-name="P1" draw:layer="layout" svg:x1="12.88cm" svg:y1="12.942cm" svg:x2="12.89cm" svg:y2="12.942cm">
          <text:p/>
        </draw:line>
        <draw:line draw:style-name="gr5" draw:text-style-name="P1" draw:layer="layout" svg:x1="12.525cm" svg:y1="12.942cm" svg:x2="12.531cm" svg:y2="12.942cm">
          <text:p/>
        </draw:line>
        <draw:polyline draw:style-name="gr11" draw:text-style-name="P1" draw:layer="layout" svg:width="9.991cm" svg:height="1.902cm" svg:x="1.523cm" svg:y="11.04cm" svg:viewBox="0 0 9992 1903" draw:points="0,1902 32,1902 36,1902 40,1902 44,1902 48,1902 56,1902 60,1902 64,1902 67,1902 71,1902 75,1902 79,1902 83,1902 87,1902 91,1902 95,1902 127,1902 131,1902 135,1902 138,1902 142,1902 146,1902 150,1902 154,1902 158,1902 162,1902 166,1902 170,1902 174,1902 178,1902 186,1902 190,1902 194,1902 198,1902 202,1902 206,1902 209,1902 213,1902 217,1902 225,1902 229,1902 233,1902 237,1902 245,1902 249,1902 253,1902 257,1902 261,1902 274,1902 287,1902 291,1902 296,1902 300,1902 304,1902 317,1902 330,1902 334,1902 347,1902 360,1902 372,1902 377,1902 390,1902 402,1902 407,1902 411,1902 415,1902 419,1902 432,1902 445,1902 449,1902 454,1902 458,1902 462,1902 475,1902 488,1902 492,1902 496,1902 501,1902 505,1902 518,1902 526,1902 530,1902 534,1902 546,1902 558,1902 562,1902 574,1902 578,1902 590,1902 602,1902 606,1902 618,1902 622,1902 654,1902 658,1902 662,1902 674,1902 678,1902 690,1902 702,1902 706,1902 710,1902 714,1902 718,1902 722,1902 726,1902 730,1902 734,1902 746,1902 750,1902 762,1902 774,1902 778,1902 782,1902 789,1902 793,1902 797,1902 813,1902 817,1902 821,1902 829,1902 833,1902 836,1902 840,1902 844,1902 848,1902 852,1902 860,1902 864,1902 868,1902 872,1902 876,1902 879,1902 883,1902 887,1902 891,1902 899,1902 903,1902 907,1902 911,1902 915,1902 919,1902 923,1902 926,1902 930,1902 934,1902 938,1902 969,1902 973,1902 977,1902 981,1902 985,1902 989,1902 993,1902 1001,1902 1005,1902 1008,1902 1013,1902 1016,1902 1020,1902 1024,1902 1028,1902 1032,1902 1036,1902 1040,1902 1045,1902 1049,1902 1053,1902 1062,1902 1070,1902 1074,1902 1079,1902 1091,1902 1096,1902 1104,1902 1108,1902 1113,1902 1117,1902 1121,1902 1134,1902 1138,1902 1147,1902 1151,1902 1155,1902 1159,1902 1164,1902 1172,1902 1176,1902 1189,1902 1193,1902 1197,1902 1206,1902 1215,1902 1219,1902 1223,1902 1227,1902 1231,1902 1236,1902 1240,1902 1248,1902 1257,1902 1261,1902 1265,1902 1278,1902 1282,1902 1291,1902 1295,1902 1299,1902 1304,1902 1308,1902 1316,1902 1319,1902 1323,1902 1327,1902 1331,1902 1335,1902 1343,1902 1347,1902 1351,1902 1359,1902 1363,1902 1375,1902 1379,1902 1391,1902 1395,1902 1399,1902 1430,1902 1434,1902 1438,1902 1442,1902 1446,1902 1450,1902 1454,1902 1462,1902 1466,1902 1470,1902 1478,1902 1482,1902 1486,1902 1490,1902 1494,1902 1498,1902 1506,1902 1510,1902 1513,1902 1517,1902 1521,1902 1525,1902 1529,1902 1533,1902 1537,1902 1541,1902 1545,1902 1549,1902 1557,1902 1561,1902 1566,1902 1578,1902 1583,1902 1587,1902 1591,1902 1596,1902 1600,1902 1604,1902 1608,1902 1613,1902 1617,1902 1621,1902 1634,1902 1639,1902 1643,1902 1647,1902 1652,1902 1664,1902 1673,1902 1677,1902 1682,1902 1686,1902 1690,1902 1694,1902 1703,1902 1707,1902 1720,1902 1724,1902 1729,1902 1733,1902 1737,1902 1750,1902 1763,1902 1767,1902 1772,1902 1776,1902 1780,1902 1789,1902 1793,1902 1806,1902 1810,1902 1815,1902 1819,1902 1823,1902 1832,1902 1836,1902 1844,1902 1849,1902 1853,1902 1857,1902 1861,1902 1865,1902 1874,1902 1878,1902 1882,1902 1886,1902 1891,1902 1895,1902 1903,1902 1908,1902 1912,1902 1916,1902 1920,1902 1924,1902 1933,1902 1937,1902 1941,1902 1945,1902 1950,1902 1954,1902 1958,1902 1962,1902 1967,1902 1971,1902 1975,1902 1979,1902 1983,1902 1988,1902 1992,1902 1996,1902 2000,1902 2004,1902 2009,1902 2013,1902 2017,1902 2021,1902 2026,1902 2030,1902 2034,1902 2038,1902 2042,1902 2047,1902 2051,1902 2055,1902 2064,1902 2068,1902 2072,1902 2076,1902 2080,1902 2084,1902 2093,1902 2097,1902 2101,1902 2105,1902 2109,1902 2113,1902 2117,1902 2121,1902 2125,1902 2129,1902 2133,1902 2137,1902 2141,1902 2145,1902 2149,1902 2152,1902 2160,1902 2164,1902 2168,1902 2172,1902 2176,1902 2180,1902 2184,1902 2188,1902 2192,1902 2196,1902 2200,1902 2204,1902 2208,1902 2211,1902 2215,1902 2219,1902 2223,1902 2227,1902 2231,1902 2235,1902 2239,1902 2243,1902 2251,1902 2255,1902 2259,1902 2263,1902 2267,1902 2270,1902 2274,1902 2278,1902 2282,1902 2286,1902 2290,1902 2294,1902 2298,1902 2302,1902 2306,1902 2310,1902 2314,1902 2318,1902 2321,1902 2325,1902 2329,1902 2333,1902 2337,1902 2341,1902 2345,1902 2349,1902 2353,1902 2366,1902 2379,1902 2383,1902 2387,1902 2391,1902 2396,1902 2404,1902 2408,1901 2413,1902 2421,1902 2425,1902 2434,1902 2438,1901 2442,1902 2447,1902 2451,1902 2455,1902 2459,1902 2464,1901 2468,1901 2472,1902 2481,1902 2489,1902 2494,1901 2498,1901 2502,1902 2506,1902 2511,1902 2515,1902 2519,1901 2523,1901 2532,1902 2536,1902 2540,1902 2545,1902 2549,1901 2553,1901 2558,1901 2562,1902 2566,1902 2570,1902 2575,1902 2579,1901 2583,1901 2587,1901 2592,1902 2596,1902 2600,1902 2604,1901 2609,1901 2613,1901 2617,1902 2621,1902 2626,1902 2630,1902 2634,1901 2642,1901 2646,1901 2650,1902 2654,1902 2657,1902 2661,1901 2673,1901 2677,1902 2681,1902 2685,1902 2689,1901 2701,1901 2705,1902 2709,1902 2713,1902 2717,1901 2761,1901 2765,1902 2769,1902 2773,1901 2789,1901 2793,1901 2797,1902 2801,1901 2805,1901 2817,1901 2821,1901 2825,1902 2829,1901 2844,1901 2848,1901 2852,1902 2856,1901 2876,1901 2880,1901 2884,1901 2904,1901 2908,1901 2912,1901 2915,1901 2919,1901 2923,1901 2927,1900 2931,1900 2935,1900 2943,1900 2947,1900 2951,1900 2954,1900 2958,1900 2962,1900 2966,1900 2970,1900 2974,1900 2978,1899 2982,1899 2990,1899 3005,1899 3009,1899 3013,1899 3017,1899 3044,1899 3052,1898 3075,1898 3079,1899 3185,1899 3189,1899 3193,1899 3206,1899 3210,1899 3346,1899 3350,1899 3371,1899 3375,1899 3388,1899 3392,1899 3489,1899 3493,1899 3501,1898 3504,1898 3508,1898 3512,1898 3516,1898 3524,1898 3528,1898 3536,1898 3544,1897 3548,1897 3552,1897 3556,1897 3560,1897 3564,1897 3572,1897 3576,1897 3580,1897 3583,1897 3591,1896 3595,1896 3599,1896 3603,1896 3607,1896 3631,1896 3635,1896 3663,1896 3667,1896 3672,1896 3702,1896 3706,1896 3710,1896 3714,1896 3723,1896 3727,1896 3749,1896 3753,1896 3757,1896 3762,1896 3779,1896 3783,1896 3787,1896 3791,1896 3826,1896 3830,1896 3834,1896 3877,1895 3886,1895 3890,1894 3894,1894 3928,1893 3933,1893 3937,1893 3958,1893 3962,1893 3966,1893 3987,1893 3992,1893 4000,1893 4004,1893 4008,1893 4013,1893 4038,1893 4042,1894 4055,1894 4059,1893 4063,1893 4067,1893 4071,1893 4076,1893 4080,1893 4084,1893 4092,1893 4097,1893 4101,1892 4105,1892 4113,1892 4118,1892 4122,1892 4126,1892 4130,1892 4134,1891 4139,1891 4143,1891 4147,1891 4151,1891 4155,1891 4164,1891 4168,1891 4172,1891 4176,1891 4181,1890 4185,1890 4189,1891 4209,1891 4213,1891 4244,1891 4248,1891 4252,1890 4260,1890 4264,1890 4268,1890 4272,1890 4276,1890 4280,1890 4288,1890 4291,1889 4299,1889 4303,1889 4307,1889 4311,1889 4319,1889 4323,1889 4327,1888 4331,1888 4335,1888 4339,1888 4346,1888 4350,1888 4354,1888 4358,1888 4362,1888 4370,1888 4374,1888 4378,1888 4382,1888 4386,1888 4389,1888 4393,1888 4397,1888 4401,1887 4409,1887 4413,1887 4417,1887 4421,1887 4425,1887 4433,1887 4437,1887 4444,1887 4448,1886 4453,1886 4457,1886 4461,1886 4470,1886 4474,1886 4482,1885 4486,1886 4491,1885 4499,1885 4504,1885 4508,1885 4516,1885 4525,1885 4533,1884 4538,1884 4542,1884 4546,1884 4559,1884 4567,1884 4571,1883 4584,1883 4593,1883 4597,1883 4601,1883 4605,1883 4610,1883 4614,1883 4618,1882 4622,1882 4627,1882 4631,1882 4635,1881 4648,1881 4656,1881 4661,1881 4665,1881 4669,1881 4674,1881 4678,1881 4699,1880 4703,1880 4707,1880 4712,1880 4716,1879 4720,1879 4724,1879 4728,1879 4736,1878 4744,1878 4752,1878 4756,1878 4760,1878 4764,1878 4768,1878 4772,1877 4784,1877 4788,1877 4792,1877 4796,1877 4804,1876 4808,1876 4812,1876 4819,1875 4823,1875 4831,1874 4847,1874 4851,1874 4855,1874 4859,1874 4863,1874 4867,1874 4871,1874 4879,1873 4883,1873 4887,1873 4895,1872 4911,1872 4974,1869 4979,1869 4991,1868 5009,1867 5013,1867 5017,1867 5026,1866 5034,1866 5039,1865 5043,1865 5047,1865 5052,1864 5060,1864 5065,1863 5069,1863 5077,1863 5112,1861 5116,1860 5120,1860 5125,1860 5129,1860 5133,1859 5138,1859 5142,1859 5150,1858 5155,1858 5163,1857 5181,1856 5189,1855 5198,1855 5215,1853 5249,1850 5254,1850 5258,1850 5262,1849 5266,1849 5270,1848 5275,1848 5283,1847 5317,1844 5321,1843 5325,1843 5334,1842 5351,1840 5384,1836 5389,1836 5393,1835 5401,1834 5405,1834 5410,1834 5414,1833 5418,1833 5422,1832 5427,1831 5431,1831 5435,1830 5439,1829 5443,1829 5452,1828 5456,1828 5460,1827 5465,1827 5469,1826 5473,1826 5477,1825 5482,1824 5486,1823 5490,1823 5494,1822 5498,1821 5503,1820 5507,1820 5515,1819 5519,1818 5523,1817 5527,1817 5535,1815 5551,1812 5555,1812 5559,1811 5567,1810 5582,1807 5586,1806 5590,1805 5598,1804 5614,1800 5645,1793 5653,1791 5661,1789 5677,1786 5708,1777 5712,1776 5716,1775 5740,1768 5771,1758 5776,1756 5789,1752 5806,1746 5823,1739 5840,1733 5844,1731 5848,1729 5857,1725 5874,1717 5878,1715 5882,1713 5891,1709 5895,1707 5904,1701 5908,1699 5921,1693 5925,1692 5929,1689 5938,1683 5942,1681 5946,1679 5951,1676 5955,1674 5964,1669 5968,1666 5981,1657 5985,1654 5993,1648 6011,1637 6045,1609 6049,1606 6061,1596 6065,1593 6069,1588 6077,1580 6085,1572 6093,1565 6108,1547 6112,1542 6116,1539 6120,1534 6124,1529 6128,1521 6132,1518 6136,1515 6140,1510 6144,1502 6148,1494 6152,1488 6156,1483 6160,1479 6164,1474 6172,1465 6176,1453 6180,1452 6184,1447 6192,1437 6196,1431 6204,1419 6208,1413 6212,1406 6220,1391 6236,1360 6240,1351 6244,1343 6252,1327 6268,1290 6300,1221 6304,1214 6308,1204 6315,1185 6319,1175 6323,1165 6331,1142 6335,1130 6339,1116 6347,1092 6362,1045 6366,1039 6370,1016 6378,991 6394,934 6425,822 6429,808 6433,794 6440,761 6444,744 6448,727 6456,688 6487,551 6491,542 6495,515 6503,478 6519,408 6550,276 6554,259 6558,243 6567,209 6571,195 6575,180 6584,151 6588,141 6592,125 6597,117 6601,107 6618,66 6622,56 6626,52 6630,41 6635,32 6639,30 6643,22 6652,13 6656,8 6660,5 6664,2 6669,1 6673,0 6677,0 6681,1 6686,4 6690,3 6694,7 6698,8 6702,10 6707,13 6711,14 6715,18 6719,21 6724,48 6728,42 6732,37 6736,42 6741,52 6745,58 6749,66 6753,71 6758,88 6762,93 6766,97 6770,101 6775,105 6779,113 6783,124 6791,145 6796,150 6800,159 6804,170 6808,180 6813,191 6821,213 6825,223 6829,233 6833,241 6837,250 6841,262 6845,273 6853,296 6884,379 6948,561 6952,572 6956,585 6964,610 6979,658 7011,744 7074,917 7079,929 7083,941 7091,962 7109,1007 7143,1090 7147,1100 7151,1111 7160,1129 7177,1165 7212,1240 7216,1248 7220,1256 7229,1271 7246,1303 7280,1365 7284,1373 7289,1380 7297,1394 7314,1421 7349,1472 7353,1478 7357,1484 7366,1495 7382,1516 7387,1523 7391,1527 7399,1538 7416,1557 7420,1561 7424,1565 7429,1570 7433,1576 7450,1594 7483,1626 7488,1630 7492,1634 7500,1641 7504,1645 7509,1649 7517,1656 7521,1660 7525,1664 7530,1667 7534,1669 7551,1681 7555,1684 7559,1688 7568,1694 7572,1698 7576,1700 7580,1704 7584,1707 7589,1709 7593,1711 7601,1716 7618,1726 7622,1728 7626,1730 7634,1735 7649,1744 7681,1760 7685,1761 7689,1764 7693,1766 7697,1768 7701,1770 7704,1772 7708,1774 7712,1774 7716,1776 7720,1778 7724,1779 7728,1780 7732,1783 7736,1786 7740,1789 7744,1791 7748,1793 7752,1794 7756,1795 7759,1795 7763,1795 7767,1796 7771,1798 7775,1799 7779,1800 7783,1801 7787,1803 7791,1804 7807,1808 7810,1810 7814,1811 7818,1812 7822,1812 7826,1813 7830,1814 7834,1814 7838,1814 7842,1814 7846,1818 7850,1822 7854,1820 7858,1819 7862,1818 7865,1818 7869,1818 7874,1831 7878,1828 7882,1825 7886,1824 7891,1824 7895,1832 7899,1832 7903,1833 7908,1834 7912,1832 7916,1834 7921,1836 7925,1838 7929,1838 7933,1838 7937,1838 7942,1837 7946,1836 7950,1834 7959,1833 7963,1832 7967,1834 7971,1836 7976,1837 7980,1838 7984,1839 7989,1839 7993,1839 7997,1840 8001,1839 8006,1837 8010,1838 8014,1842 8018,1844 8023,1845 8027,1848 8031,1851 8035,1853 8040,1855 8044,1855 8048,1854 8052,1852 8057,1850 8061,1856 8065,1855 8069,1854 8074,1854 8078,1853 8082,1853 8087,1852 8091,1851 8095,1850 8099,1849 8108,1849 8112,1851 8116,1852 8121,1855 8125,1857 8129,1860 8133,1861 8138,1862 8142,1863 8146,1865 8150,1867 8154,1868 8158,1869 8162,1869 8166,1869 8170,1869 8174,1869 8178,1869 8182,1869 8186,1870 8190,1869 8193,1868 8197,1867 8202,1865 8205,1864 8209,1867 8213,1869 8217,1872 8221,1873 8225,1873 8229,1874 8233,1873 8237,1873 8241,1872 8245,1873 8249,1875 8253,1876 8257,1875 8261,1875 8269,1876 8273,1876 8277,1876 8281,1876 8285,1876 8289,1876 8293,1876 8297,1876 8305,1877 8309,1878 8313,1878 8317,1878 8321,1878 8325,1878 8333,1878 8337,1879 8345,1879 8349,1879 8353,1879 8357,1880 8360,1880 8364,1880 8368,1880 8372,1880 8376,1880 8380,1880 8384,1880 8396,1881 8400,1881 8404,1882 8408,1882 8412,1882 8416,1883 8420,1883 8427,1883 8431,1884 8435,1884 8439,1885 8443,1885 8447,1885 8451,1886 8459,1885 8462,1884 8466,1884 8470,1883 8474,1883 8478,1883 8486,1883 8490,1883 8494,1883 8501,1884 8505,1884 8517,1884 8521,1884 8529,1885 8533,1885 8536,1885 8544,1886 8548,1886 8556,1886 8560,1886 8564,1886 8571,1885 8575,1885 8579,1885 8583,1885 8587,1885 8591,1885 8599,1885 8603,1885 8607,1885 8614,1886 8618,1886 8622,1886 8630,1886 8634,1886 8638,1886 8642,1886 8650,1886 8654,1886 8658,1886 8662,1886 8671,1886 8675,1886 8684,1887 8688,1887 8696,1887 8700,1887 8705,1887 8709,1887 8713,1887 8717,1888 8726,1888 8734,1888 8739,1888 8747,1888 8751,1888 8760,1889 8764,1889 8777,1889 8781,1889 8789,1890 8798,1890 8802,1890 8806,1890 8815,1890 8823,1890 8827,1890 8832,1890 8836,1890 8840,1890 8844,1890 8853,1890 8857,1891 8865,1891 8870,1891 8874,1891 8882,1891 8887,1892 8895,1892 8899,1892 8948,1892 8952,1892 8956,1892 8960,1892 8963,1893 8967,1893 8971,1893 8979,1893 8983,1893 8987,1894 8995,1894 8999,1894 9003,1894 9007,1894 9011,1895 9015,1895 9023,1895 9027,1895 9054,1895 9058,1894 9062,1894 9074,1894 9078,1894 9086,1895 9090,1895 9094,1895 9098,1895 9105,1896 9109,1896 9113,1896 9117,1896 9121,1897 9125,1897 9129,1897 9133,1897 9137,1897 9141,1897 9145,1897 9149,1897 9153,1897 9157,1896 9161,1896 9165,1896 9169,1896 9181,1896 9190,1896 9198,1897 9207,1897 9224,1898 9228,1898 9233,1898 9241,1898 9250,1898 9254,1897 9258,1897 9263,1897 9271,1897 9276,1897 9280,1897 9284,1898 9288,1898 9293,1898 9297,1898 9305,1898 9310,1898 9327,1898 9335,1898 9340,1898 9374,1899 9395,1899 9399,1899 9408,1899 9417,1899 9425,1899 9429,1899 9434,1899 9442,1899 9450,1899 9454,1899 9462,1899 9466,1899 9470,1898 9482,1899 9486,1899 9490,1900 9494,1900 9502,1900 9506,1900 9510,1900 9534,1900 9538,1900 9558,1900 9570,1900 9578,1900 9582,1900 9590,1900 9594,1900 9606,1901 9626,1901 9630,1901 9642,1901 9646,1901 9650,1901 9654,1900 9674,1900 9678,1901 9682,1901 9686,1901 9690,1901 9706,1901 9709,1901 9713,1901 9717,1901 9721,1901 9725,1901 9729,1901 9733,1901 9737,1902 9760,1902 9764,1901 9768,1902 9772,1901 9784,1901 9788,1901 9792,1901 9796,1901 9800,1902 9803,1902 9807,1901 9815,1901 9819,1902 9850,1902 9854,1902 9858,1902 9862,1902 9866,1902 9870,1902 9874,1902 9878,1902 9882,1902 9886,1902 9890,1902 9894,1902 9901,1902 9905,1902 9909,1902 9913,1902 9917,1902 9921,1902 9929,1902 9933,1902 9940,1902 9944,1902 9948,1902 9953,1902 9961,1902 9965,1902 9978,1902 9982,1902 9987,1902 9991,1903 9992,1903">
          <text:p/>
        </draw:polyline>
        <draw:polyline draw:style-name="gr11" draw:text-style-name="P1" draw:layer="layout" svg:width="0.255cm" svg:height="0cm" svg:x="12.035cm" svg:y="12.941cm" svg:viewBox="0 0 256 1" draw:points="0,1 4,0 42,0 47,0 64,0 68,0 132,0 137,1 158,1 162,0 171,0 175,1 227,1 231,0 244,0 248,1 256,1">
          <text:p/>
        </draw:polyline>
        <draw:line draw:style-name="gr11" draw:text-style-name="P1" draw:layer="layout" svg:x1="12.533cm" svg:y1="12.942cm" svg:x2="12.568cm" svg:y2="12.942cm">
          <text:p/>
        </draw:line>
        <draw:polyline draw:style-name="gr11" draw:text-style-name="P1" draw:layer="layout" svg:width="0.046cm" svg:height="0cm" svg:x="12.785cm" svg:y="12.941cm" svg:viewBox="0 0 47 1" draw:points="0,1 16,1 24,0 28,0 33,0 37,0 41,1 47,1">
          <text:p/>
        </draw:polyline>
        <draw:polyline draw:style-name="gr11" draw:text-style-name="P1" draw:layer="layout" svg:width="0.022cm" svg:height="0cm" svg:x="13.048cm" svg:y="12.941cm" svg:viewBox="0 0 23 1" draw:points="0,1 4,1 9,0 17,0 21,1 23,1">
          <text:p/>
        </draw:polyline>
        <draw:polyline draw:style-name="gr11" draw:text-style-name="P1" draw:layer="layout" svg:width="0.1cm" svg:height="0.001cm" svg:x="11.545cm" svg:y="12.941cm" svg:viewBox="0 0 101 2" draw:points="0,2 2,0 7,0 11,0 24,2 28,0 33,0 37,0 45,0 49,0 54,0 58,0 62,0 66,0 71,0 75,0 79,0 83,0 88,0 92,0 96,0 100,2 101,2">
          <text:p/>
        </draw:polyline>
        <draw:polyline draw:style-name="gr11" draw:text-style-name="P1" draw:layer="layout" svg:width="0.025cm" svg:height="0cm" svg:x="11.851cm" svg:y="12.941cm" svg:viewBox="0 0 26 1" draw:points="0,1 2,0 22,0 26,1">
          <text:p/>
        </draw:polyline>
        <draw:polyline draw:style-name="gr11" draw:text-style-name="P1" draw:layer="layout" svg:width="0.041cm" svg:height="0cm" svg:x="12.924cm" svg:y="12.941cm" svg:viewBox="0 0 42 1" draw:points="0,1 26,1 30,0 39,0 42,1">
          <text:p/>
        </draw:polyline>
        <draw:polyline draw:style-name="gr11" draw:text-style-name="P1" draw:layer="layout" svg:width="0.132cm" svg:height="0cm" svg:x="13.104cm" svg:y="12.941cm" svg:viewBox="0 0 133 1" draw:points="0,1 33,1 37,0 41,1 53,1 57,0 61,0 65,1 69,1 73,0 80,0 84,1 88,1 92,0 96,0 100,0 104,0 108,0 124,0 128,1 133,1">
          <text:p/>
        </draw:polyline>
        <draw:polyline draw:style-name="gr11" draw:text-style-name="P1" draw:layer="layout" svg:width="0.066cm" svg:height="0cm" svg:x="13.393cm" svg:y="12.941cm" svg:viewBox="0 0 67 1" draw:points="0,1 1,1 5,0 13,0 17,0 24,0 28,0 32,0 36,0 56,0 60,1 67,1">
          <text:p/>
        </draw:polyline>
        <draw:polyline draw:style-name="gr11" draw:text-style-name="P1" draw:layer="layout" svg:width="0.06cm" svg:height="0cm" svg:x="13.663cm" svg:y="12.941cm" svg:viewBox="0 0 61 1" draw:points="0,1 4,0 8,0 13,0 17,0 21,0 25,0 29,0 42,0 46,0 55,0 59,1 61,1">
          <text:p/>
        </draw:polyline>
        <draw:polyline draw:style-name="gr11" draw:text-style-name="P1" draw:layer="layout" svg:width="0.081cm" svg:height="0.001cm" svg:x="11.76cm" svg:y="12.941cm" svg:viewBox="0 0 82 2" draw:points="0,2 2,2 6,0 10,0 14,0 18,0 22,0 26,0 30,0 34,0 38,0 46,0 54,0 58,0 62,0 66,0 70,0 74,0 78,0 82,2">
          <text:p/>
        </draw:polyline>
        <draw:polyline draw:style-name="gr11" draw:text-style-name="P1" draw:layer="layout" svg:width="0.056cm" svg:height="0cm" svg:x="12.292cm" svg:y="12.941cm" svg:viewBox="0 0 57 1" draw:points="0,1 21,1 25,0 46,0 50,1 57,1">
          <text:p/>
        </draw:polyline>
        <draw:line draw:style-name="gr11" draw:text-style-name="P1" draw:layer="layout" svg:x1="12.568cm" svg:y1="12.942cm" svg:x2="12.617cm" svg:y2="12.942cm">
          <text:p/>
        </draw:line>
        <draw:polyline draw:style-name="gr11" draw:text-style-name="P1" draw:layer="layout" svg:width="0.056cm" svg:height="0cm" svg:x="13.33cm" svg:y="12.941cm" svg:viewBox="0 0 57 1" draw:points="0,1 5,1 9,0 33,0 37,1 44,1 48,0 52,1 57,1">
          <text:p/>
        </draw:polyline>
        <draw:polyline draw:style-name="gr11" draw:text-style-name="P1" draw:layer="layout" svg:width="0.054cm" svg:height="0cm" svg:x="13.88cm" svg:y="12.941cm" svg:viewBox="0 0 55 1" draw:points="0,1 8,0 16,0 20,0 24,0 28,0 32,0 36,0 44,0 52,1 55,1">
          <text:p/>
        </draw:polyline>
        <draw:polyline draw:style-name="gr11" draw:text-style-name="P1" draw:layer="layout" svg:width="0.026cm" svg:height="0cm" svg:x="14.156cm" svg:y="12.941cm" svg:viewBox="0 0 27 1" draw:points="0,1 4,1 13,0 17,0 21,0 26,0 27,1">
          <text:p/>
        </draw:polyline>
        <draw:polyline draw:style-name="gr11" draw:text-style-name="P1" draw:layer="layout" svg:width="0.024cm" svg:height="0cm" svg:x="11.672cm" svg:y="12.941cm" svg:viewBox="0 0 25 1" draw:points="0,1 2,1 11,0 15,0 19,0 23,1 25,1">
          <text:p/>
        </draw:polyline>
        <draw:polyline draw:style-name="gr11" draw:text-style-name="P1" draw:layer="layout" svg:width="0.052cm" svg:height="0cm" svg:x="11.902cm" svg:y="12.941cm" svg:viewBox="0 0 53 1" draw:points="0,1 3,0 10,0 18,0 22,0 26,0 30,0 34,1 38,1 42,0 50,0 53,1">
          <text:p/>
        </draw:polyline>
        <draw:line draw:style-name="gr11" draw:text-style-name="P1" draw:layer="layout" svg:x1="12.418cm" svg:y1="12.942cm" svg:x2="12.494cm" svg:y2="12.942cm">
          <text:p/>
        </draw:line>
        <draw:polyline draw:style-name="gr11" draw:text-style-name="P1" draw:layer="layout" svg:width="0.061cm" svg:height="0cm" svg:x="12.672cm" svg:y="12.941cm" svg:viewBox="0 0 62 1" draw:points="0,1 10,1 14,0 18,0 22,1 30,1 34,0 49,0 53,1 62,1">
          <text:p/>
        </draw:polyline>
        <draw:polyline draw:style-name="gr11" draw:text-style-name="P1" draw:layer="layout" svg:width="0.041cm" svg:height="0cm" svg:x="12.975cm" svg:y="12.941cm" svg:viewBox="0 0 42 1" draw:points="0,1 1,1 9,0 22,0 26,0 35,0 39,1 42,1">
          <text:p/>
        </draw:polyline>
        <draw:polyline draw:style-name="gr11" draw:text-style-name="P1" draw:layer="layout" svg:width="0.031cm" svg:height="0cm" svg:x="13.488cm" svg:y="12.941cm" svg:viewBox="0 0 32 1" draw:points="0,1 4,0 7,0 11,0 19,0 23,0 27,0 31,1 32,1">
          <text:p/>
        </draw:polyline>
        <draw:polyline draw:style-name="gr11" draw:text-style-name="P1" draw:layer="layout" svg:width="0.081cm" svg:height="0.003cm" svg:x="13.753cm" svg:y="12.94cm" svg:viewBox="0 0 82 4" draw:points="0,4 3,4 7,2 11,2 16,2 20,2 24,4 33,4 37,2 41,2 45,2 50,0 54,2 63,2 68,2 72,2 80,4 82,4">
          <text:p/>
        </draw:polyline>
        <draw:polyline draw:style-name="gr11" draw:text-style-name="P1" draw:layer="layout" svg:width="0.02cm" svg:height="0cm" svg:x="14.02cm" svg:y="12.941cm" svg:viewBox="0 0 21 1" draw:points="0,1 2,0 6,0 10,0 14,0 18,0 21,1">
          <text:p/>
        </draw:polyline>
        <draw:polyline draw:style-name="gr11" draw:text-style-name="P1" draw:layer="layout" svg:width="0.079cm" svg:height="0cm" svg:x="14.296cm" svg:y="12.941cm" svg:viewBox="0 0 80 1" draw:points="0,1 1,1 9,0 14,0 23,0 36,0 40,0 45,0 49,0 53,0 62,0 80,0">
          <text:p/>
        </draw:polyline>
        <draw:polyline draw:style-name="gr11" draw:text-style-name="P1" draw:layer="layout" svg:width="0.044cm" svg:height="0cm" svg:x="13.583cm" svg:y="12.941cm" svg:viewBox="0 0 45 1" draw:points="0,1 4,0 8,0 12,0 16,0 20,0 25,1 29,0 37,0 42,1 45,1">
          <text:p/>
        </draw:polyline>
        <draw:polyline draw:style-name="gr11" draw:text-style-name="P1" draw:layer="layout" svg:width="0.024cm" svg:height="0cm" svg:x="12.629cm" svg:y="12.941cm" svg:viewBox="0 0 25 1" draw:points="0,1 2,1 6,0 10,0 14,0 18,0 22,0 25,1">
          <text:p/>
        </draw:polyline>
        <draw:polyline draw:style-name="gr11" draw:text-style-name="P1" draw:layer="layout" svg:width="0.04cm" svg:height="0cm" svg:x="13.27cm" svg:y="12.941cm" svg:viewBox="0 0 41 1" draw:points="0,1 14,1 18,0 22,0 26,0 30,0 38,1 41,1">
          <text:p/>
        </draw:polyline>
        <draw:line draw:style-name="gr11" draw:text-style-name="P1" draw:layer="layout" svg:x1="14.058cm" svg:y1="12.942cm" svg:x2="14.064cm" svg:y2="12.942cm">
          <text:p/>
        </draw:line>
        <draw:line draw:style-name="gr11" draw:text-style-name="P1" draw:layer="layout" svg:x1="12.909cm" svg:y1="12.942cm" svg:x2="12.919cm" svg:y2="12.942cm">
          <text:p/>
        </draw:line>
        <draw:polyline draw:style-name="gr11" draw:text-style-name="P1" draw:layer="layout" svg:width="0.019cm" svg:height="0cm" svg:x="14.2cm" svg:y="12.941cm" svg:viewBox="0 0 20 1" draw:points="0,1 4,0 8,0 13,0 17,1 20,1">
          <text:p/>
        </draw:polyline>
        <draw:polyline draw:style-name="gr11" draw:text-style-name="P1" draw:layer="layout" svg:width="0.012cm" svg:height="0cm" svg:x="12.77cm" svg:y="12.941cm" svg:viewBox="0 0 13 1" draw:points="0,1 2,1 6,0 10,1 13,1">
          <text:p/>
        </draw:polyline>
        <draw:polyline draw:style-name="gr11" draw:text-style-name="P1" draw:layer="layout" svg:width="0.007cm" svg:height="0cm" svg:x="13.999cm" svg:y="12.941cm" svg:viewBox="0 0 8 1" draw:points="0,1 4,0 8,1">
          <text:p/>
        </draw:polyline>
        <draw:line draw:style-name="gr11" draw:text-style-name="P1" draw:layer="layout" svg:x1="11.971cm" svg:y1="12.942cm" svg:x2="11.977cm" svg:y2="12.942cm">
          <text:p/>
        </draw:line>
        <draw:line draw:style-name="gr11" draw:text-style-name="P1" draw:layer="layout" svg:x1="12.88cm" svg:y1="12.942cm" svg:x2="12.889cm" svg:y2="12.942cm">
          <text:p/>
        </draw:line>
        <draw:polyline draw:style-name="gr11" draw:text-style-name="P1" draw:layer="layout" svg:width="0.009cm" svg:height="0cm" svg:x="11.727cm" svg:y="12.941cm" svg:viewBox="0 0 10 1" draw:points="0,1 2,0 7,1 10,1">
          <text:p/>
        </draw:polyline>
        <draw:line draw:style-name="gr11" draw:text-style-name="P1" draw:layer="layout" svg:x1="12.525cm" svg:y1="12.942cm" svg:x2="12.53cm" svg:y2="12.942cm">
          <text:p/>
        </draw:line>
        <draw:polyline draw:style-name="gr11" draw:text-style-name="P1" draw:layer="layout" svg:width="9.731cm" svg:height="0.502cm" svg:x="1.523cm" svg:y="12.44cm" svg:viewBox="0 0 9732 503" draw:points="0,502 32,502 36,502 40,502 44,502 48,502 56,502 60,502 64,502 67,502 71,502 75,502 79,502 83,502 87,502 91,502 95,502 127,502 131,502 135,502 138,502 142,502 146,502 150,502 154,502 158,502 162,502 166,502 170,502 174,502 178,502 186,502 190,502 194,502 198,502 202,502 206,502 209,502 213,502 217,502 225,502 229,502 233,502 237,502 245,502 249,502 253,502 257,502 261,502 274,502 287,502 291,502 296,502 300,502 304,502 317,502 330,502 334,502 347,502 360,502 372,502 377,502 390,502 402,502 407,502 411,502 415,502 419,502 432,502 445,502 449,502 454,502 458,502 462,502 475,502 488,502 492,502 496,502 501,502 505,502 518,502 526,502 530,502 534,502 546,502 558,502 562,502 574,502 578,502 590,502 602,502 606,502 618,502 622,502 654,502 658,502 662,502 674,502 678,502 690,502 702,502 706,502 710,502 714,502 718,502 722,502 726,502 730,502 734,502 746,502 750,502 762,502 774,502 778,502 782,502 789,502 793,502 797,502 813,502 817,502 821,502 829,502 833,502 836,502 840,502 844,502 848,502 852,502 860,502 864,502 868,502 872,502 876,502 879,502 883,502 887,502 891,502 899,502 903,502 907,502 911,502 915,502 919,502 923,502 926,502 930,502 934,502 938,502 969,502 973,502 977,502 981,502 985,502 989,502 993,502 1001,502 1005,502 1008,502 1013,502 1016,502 1020,502 1024,502 1028,502 1032,502 1036,502 1040,502 1045,502 1049,502 1053,502 1062,502 1070,502 1074,502 1079,502 1091,502 1096,502 1104,502 1108,502 1113,502 1117,502 1121,502 1134,502 1138,502 1147,502 1151,502 1155,502 1159,502 1164,502 1172,502 1176,502 1189,502 1193,502 1197,502 1206,502 1215,502 1219,502 1223,502 1227,502 1231,502 1236,502 1240,502 1248,502 1257,502 1261,502 1265,502 1278,502 1282,502 1291,502 1295,502 1299,502 1304,502 1308,502 1316,502 1319,502 1323,502 1327,502 1331,502 1335,502 1343,502 1347,502 1351,502 1359,502 1363,502 1375,502 1379,502 1391,502 1395,502 1399,502 1430,502 1434,502 1438,502 1442,502 1446,502 1450,502 1454,502 1462,502 1466,502 1470,502 1478,502 1482,502 1486,502 1490,502 1494,502 1498,502 1506,502 1510,502 1513,502 1517,502 1521,502 1525,502 1529,502 1533,502 1537,502 1541,502 1545,502 1549,502 1557,502 1561,502 1566,502 1578,502 1583,502 1587,502 1591,502 1596,502 1600,502 1604,502 1608,502 1613,502 1617,502 1621,502 1634,502 1639,502 1643,502 1647,502 1652,502 1664,502 1673,502 1677,502 1682,502 1686,502 1690,502 1694,502 1703,502 1707,502 1720,502 1724,502 1729,502 1733,502 1737,502 1750,502 1763,502 1767,502 1772,502 1776,502 1780,502 1789,502 1793,502 1806,502 1810,502 1815,502 1819,502 1823,502 1832,502 1836,502 1844,502 1849,502 1853,502 1857,502 1861,502 1865,502 1874,502 1878,502 1882,502 1886,502 1891,502 1895,502 1903,502 1908,502 1912,502 1916,502 1920,502 1924,502 1933,502 1937,502 1941,502 1945,502 1950,502 1954,502 1958,502 1962,502 1967,502 1971,502 1975,502 1979,502 1983,502 1988,502 1992,502 1996,502 2000,502 2004,502 2009,502 2013,502 2017,502 2021,502 2026,502 2030,502 2034,502 2038,502 2042,502 2047,502 2051,502 2055,502 2064,502 2068,502 2072,502 2076,502 2080,502 2084,502 2093,502 2097,502 2101,502 2105,502 2109,502 2113,502 2117,502 2121,502 2125,502 2129,502 2133,502 2137,502 2141,502 2145,502 2149,502 2152,502 2160,502 2164,502 2168,502 2172,502 2176,502 2180,502 2184,502 2188,502 2192,502 2196,502 2200,502 2204,502 2208,502 2211,502 2215,502 2219,502 2223,502 2227,502 2231,502 2235,502 2239,502 2243,502 2251,502 2255,502 2259,502 2263,502 2267,502 2270,502 2274,502 2278,502 2282,502 2286,502 2290,502 2294,502 2298,502 2302,502 2306,502 2310,502 2314,502 2318,502 2321,502 2325,502 2329,502 2333,502 2337,502 2341,502 2345,502 2349,502 2353,502 2357,502 2366,502 2374,502 2379,502 2383,502 2387,502 2391,502 2396,502 2404,502 2408,502 2413,502 2417,502 2421,502 2425,502 2430,502 2434,502 2438,502 2442,502 2447,502 2451,502 2455,502 2459,502 2464,502 2468,502 2472,502 2481,502 2485,502 2494,502 2498,502 2502,502 2506,502 2511,502 2515,502 2519,502 2528,502 2532,502 2536,502 2540,502 2545,502 2549,502 2558,502 2562,502 2566,502 2570,502 2575,502 2587,502 2592,502 2596,502 2600,502 2604,502 2617,502 2621,502 2626,502 2630,502 2646,502 2650,502 2654,502 2657,502 2673,502 2677,502 2681,502 2685,502 2689,502 2705,502 2709,502 2713,502 2717,502 2721,502 2753,502 2761,502 2769,502 2773,502 2793,502 2797,502 2801,502 2821,502 2825,502 2829,502 2848,502 2852,502 2856,502 2888,502 2892,502 2896,502 2900,502 2908,502 2931,502 2935,502 2970,502 2974,502 3017,502 3021,502 3060,502 3064,502 3107,502 3110,502 3155,502 3160,502 3198,502 3265,502 3274,502 3278,501 3333,501 3337,501 3398,501 3402,501 3449,501 3453,501 3461,501 3465,501 3469,502 3473,502 3477,502 3481,502 3485,502 3497,502 3501,502 3516,502 3520,502 3544,502 3548,502 3576,502 3580,501 3591,501 3655,501 3663,501 3667,501 3697,501 3702,501 3719,501 3723,501 3766,501 3770,501 3787,501 3791,501 3796,501 3804,501 3809,501 3813,501 3822,501 3826,501 3830,501 3834,501 3851,501 3860,501 3873,501 3877,501 3894,501 3899,501 3916,501 3920,501 3937,501 3941,500 3962,500 3966,500 3979,500 3983,500 4008,500 4013,500 4025,500 4029,500 4034,500 4038,500 4042,500 4046,500 4050,501 4055,501 4059,501 4063,501 4067,501 4076,501 4080,500 4092,500 4097,500 4130,500 4139,500 4143,500 4160,500 4164,500 4172,500 4176,500 4189,500 4193,499 4197,499 4448,499 4453,498 4461,498 4465,498 4470,498 4474,498 4478,498 4482,498 4486,498 4495,499 4499,499 4504,499 4512,499 4516,499 4520,499 4525,498 4529,498 4533,498 4538,498 4542,498 4546,498 4555,498 4559,498 4563,498 4567,498 4571,498 4576,498 4580,498 4605,498 4610,498 4631,498 4635,498 4640,497 4644,497 4656,497 4661,497 4665,497 4669,497 4674,497 4678,497 4682,497 4686,497 4691,497 4695,497 4699,497 4703,498 4707,498 4712,498 4716,498 4720,498 4724,498 4728,497 4744,497 4748,497 4756,497 4764,497 4768,497 4772,497 4796,497 4800,496 4804,496 4808,496 4812,496 4819,496 4823,496 4831,495 4839,495 4843,496 4855,496 4863,496 4871,496 4875,496 4879,496 4883,495 4887,495 4895,495 4899,495 4903,495 4907,495 4911,495 4974,494 4987,494 4996,494 5000,494 5017,494 5034,494 5039,494 5043,494 5052,494 5060,493 5073,493 5077,493 5086,493 5090,493 5095,493 5099,493 5103,493 5108,493 5116,492 5120,492 5125,492 5129,492 5133,492 5138,492 5142,492 5150,492 5155,492 5159,492 5163,492 5168,492 5172,492 5176,491 5185,491 5189,491 5193,491 5198,491 5219,491 5224,491 5236,491 5241,491 5249,490 5254,490 5258,490 5266,490 5270,490 5275,489 5279,489 5283,489 5296,489 5300,489 5304,489 5308,489 5317,489 5321,488 5325,488 5334,488 5338,488 5342,488 5346,488 5351,487 5355,487 5359,487 5368,487 5372,487 5376,487 5384,486 5389,486 5393,486 5397,486 5414,486 5422,485 5427,485 5435,485 5439,485 5443,484 5448,484 5456,484 5460,484 5465,484 5469,484 5473,484 5477,483 5482,483 5486,483 5490,483 5494,483 5498,482 5503,482 5507,482 5515,482 5519,482 5523,482 5527,481 5531,481 5535,481 5539,481 5543,480 5547,480 5551,480 5582,478 5586,478 5590,478 5598,478 5614,477 5618,477 5622,476 5626,476 5630,476 5634,476 5638,476 5641,475 5645,475 5649,475 5653,474 5657,474 5661,474 5665,474 5673,473 5677,473 5681,473 5685,473 5689,472 5693,472 5708,471 5712,471 5716,471 5720,470 5724,470 5728,470 5732,469 5740,468 5744,468 5748,468 5756,467 5760,467 5764,467 5767,466 5771,466 5776,465 5780,465 5784,464 5797,463 5801,463 5810,462 5823,461 5827,460 5831,460 5836,459 5840,459 5844,459 5848,458 5852,457 5857,457 5861,456 5865,456 5874,455 5891,452 5895,452 5899,452 5904,450 5908,449 5912,449 5917,448 5921,448 5925,448 5929,448 5934,447 5938,445 5942,444 5951,443 5955,443 5959,442 5964,441 5968,441 5972,440 5981,438 5985,437 6011,432 6045,425 6053,423 6061,421 6077,416 6081,415 6085,414 6093,412 6096,411 6100,410 6104,409 6108,408 6112,407 6116,407 6124,406 6128,402 6132,401 6136,401 6140,400 6144,395 6148,392 6152,391 6156,390 6160,389 6172,385 6176,377 6180,383 6184,380 6188,378 6192,376 6196,374 6200,372 6204,371 6208,369 6212,366 6216,363 6220,360 6224,358 6228,354 6232,353 6236,351 6240,347 6244,344 6248,341 6252,338 6256,335 6260,339 6264,334 6268,326 6272,329 6276,326 6280,322 6284,324 6288,316 6292,313 6296,314 6300,310 6304,308 6308,307 6311,304 6315,302 6319,299 6323,296 6327,293 6331,290 6335,285 6339,282 6343,280 6347,277 6351,278 6354,269 6358,263 6362,254 6366,266 6370,255 6374,258 6378,234 6382,237 6386,229 6390,235 6394,229 6397,225 6401,222 6405,217 6409,213 6425,196 6429,191 6433,187 6436,182 6440,178 6444,172 6448,167 6452,160 6456,152 6487,115 6491,120 6495,108 6499,96 6503,97 6519,77 6522,73 6526,67 6530,62 6534,56 6538,49 6542,47 6546,44 6550,40 6554,36 6558,33 6563,28 6567,24 6571,21 6575,19 6584,14 6588,10 6592,8 6597,7 6601,5 6605,3 6609,1 6613,1 6618,1 6622,0 6626,6 6630,1 6635,0 6639,4 6643,1 6647,3 6652,4 6656,4 6660,6 6664,7 6669,9 6673,10 6677,13 6681,16 6686,20 6690,24 6694,29 6698,31 6702,33 6707,34 6711,35 6715,39 6719,41 6724,68 6728,60 6732,54 6736,58 6741,64 6745,65 6749,67 6753,76 6821,131 6825,136 6829,139 6833,142 6837,145 6841,150 6845,155 6849,160 6853,164 6857,167 6861,171 6865,175 6869,177 6873,179 6877,181 6880,184 6884,187 6888,191 6892,194 6900,201 6916,214 6948,239 6952,242 6956,245 6960,248 6964,250 6967,254 6975,261 6979,264 7011,285 7015,290 7019,292 7023,294 7031,306 7035,300 7039,303 7043,306 7074,324 7079,327 7083,329 7087,328 7091,331 7096,337 7100,340 7104,341 7109,346 7113,346 7117,348 7122,350 7126,352 7130,354 7134,356 7139,358 7143,361 7147,362 7151,364 7160,368 7177,376 7181,378 7190,381 7194,384 7199,387 7203,389 7207,392 7212,393 7220,395 7224,395 7229,396 7233,398 7237,399 7246,402 7280,412 7284,415 7289,416 7293,417 7297,418 7301,419 7306,421 7314,423 7323,426 7332,428 7349,432 7353,433 7357,434 7366,436 7416,446 7420,447 7424,447 7429,448 7433,449 7437,450 7441,451 7450,453 7454,453 7458,454 7467,456 7471,456 7475,456 7479,457 7483,458 7488,458 7492,459 7496,459 7500,460 7504,461 7509,461 7517,463 7521,463 7525,464 7534,465 7551,467 7555,467 7559,467 7563,468 7568,469 7572,470 7576,470 7580,471 7584,471 7589,472 7593,472 7597,473 7601,472 7605,475 7610,472 7614,475 7618,474 7622,474 7626,474 7630,475 7634,475 7638,476 7642,476 7646,476 7649,476 7653,476 7657,476 7661,475 7665,478 7669,477 7673,479 7677,479 7681,480 7685,479 7689,480 7693,481 7697,481 7701,481 7704,482 7708,483 7712,483 7716,483 7720,483 7724,482 7728,482 7732,483 7736,484 7740,484 7744,484 7748,484 7752,485 7756,485 7759,485 7763,485 7767,486 7771,485 7775,486 7779,486 7783,486 7787,486 7791,487 7795,487 7799,487 7803,487 7807,488 7810,488 7814,488 7818,488 7822,487 7826,488 7830,486 7834,486 7838,486 7842,483 7846,484 7850,490 7854,490 7858,487 7862,483 7865,480 7869,477 7874,493 7878,495 7882,495 7886,494 7891,484 7895,490 7899,491 7903,494 7908,497 7912,493 7916,493 7921,493 7925,492 7929,492 7933,492 7937,492 7942,492 7955,491 7959,482 7963,481 7967,483 7971,487 7976,491 7980,495 7984,493 7989,484 7993,485 7997,487 8001,488 8006,489 8010,486 8014,486 8023,488 8027,490 8031,494 8040,495 8044,494 8048,494 8052,492 8057,490 8061,497 8065,492 8069,491 8074,491 8078,490 8082,488 8087,487 8091,485 8095,483 8099,483 8104,482 8108,482 8112,484 8121,488 8125,489 8129,489 8133,491 8142,494 8154,497 8158,497 8174,497 8182,495 8186,495 8190,495 8193,494 8202,491 8205,490 8209,492 8213,494 8217,497 8221,498 8225,498 8229,498 8233,498 8237,498 8241,497 8245,497 8249,498 8253,499 8257,499 8261,499 8265,499 8269,498 8273,499 8277,499 8281,499 8285,499 8297,498 8305,499 8309,499 8313,500 8321,499 8325,499 8329,499 8333,499 8337,499 8353,500 8357,500 8360,499 8364,499 8368,499 8380,499 8384,499 8388,499 8392,499 8396,500 8400,501 8404,501 8412,501 8416,501 8420,500 8424,500 8431,499 8439,499 8443,500 8447,500 8451,500 8455,500 8459,501 8462,501 8482,501 8486,500 8490,500 8494,500 8497,500 8501,500 8505,500 8509,500 8513,500 8517,500 8529,500 8533,500 8544,500 8548,500 8552,500 8556,501 8560,501 8568,501 8571,500 8591,500 8595,500 8599,500 8603,500 8675,500 8679,500 8692,500 8696,500 8722,500 8726,500 8730,500 8734,500 8739,500 8747,500 8755,500 8764,501 8768,501 8772,501 8781,501 8785,501 8827,501 8832,501 8836,501 8840,501 8848,501 8853,501 8857,500 8865,501 8870,501 8874,501 8882,501 8891,501 8895,501 8899,502 8908,502 8912,502 8924,502 8932,502 8936,502 8940,501 8952,501 8956,501 8960,501 8963,501 8967,501 8971,501 8975,501 8983,501 8987,502 8995,502 9003,502 9007,502 9015,502 9023,502 9027,502 9031,502 9035,502 9042,502 9046,502 9050,502 9054,502 9058,502 9062,501 9066,501 9074,501 9078,501 9082,502 9090,502 9098,502 9101,502 9105,502 9109,502 9113,502 9117,502 9121,502 9129,502 9133,502 9137,502 9177,502 9181,502 9186,502 9198,502 9207,502 9216,502 9224,502 9250,502 9254,502 9258,502 9263,502 9276,501 9280,501 9284,501 9288,502 9293,502 9297,502 9305,502 9348,501 9352,501 9357,501 9361,501 9365,502 9374,502 9399,502 9404,502 9408,502 9429,502 9434,502 9438,502 9442,502 9446,502 9450,502 9454,502 9458,502 9466,502 9470,501 9474,501 9482,502 9486,502 9494,502 9498,502 9502,502 9506,502 9510,502 9514,502 9518,502 9522,502 9526,502 9530,502 9534,502 9542,502 9546,502 9554,502 9558,502 9562,502 9566,502 9570,502 9574,502 9578,502 9582,502 9586,502 9594,502 9598,502 9610,502 9638,502 9642,502 9646,502 9650,502 9654,502 9658,502 9662,502 9678,502 9682,502 9686,502 9690,502 9706,502 9709,502 9713,502 9721,502 9725,502 9729,502 9732,503">
          <text:p/>
        </draw:polyline>
        <draw:line draw:style-name="gr11" draw:text-style-name="P1" draw:layer="layout" svg:x1="12.24cm" svg:y1="12.942cm" svg:x2="12.289cm" svg:y2="12.942cm">
          <text:p/>
        </draw:line>
        <draw:line draw:style-name="gr11" draw:text-style-name="P1" draw:layer="layout" svg:x1="12.534cm" svg:y1="12.942cm" svg:x2="12.568cm" svg:y2="12.942cm">
          <text:p/>
        </draw:line>
        <draw:polyline draw:style-name="gr11" draw:text-style-name="P1" draw:layer="layout" svg:width="0.046cm" svg:height="0cm" svg:x="12.785cm" svg:y="12.941cm" svg:viewBox="0 0 47 1" draw:points="0,1 16,1 24,0 28,0 33,0 37,0 41,1 47,1">
          <text:p/>
        </draw:polyline>
        <draw:polyline draw:style-name="gr11" draw:text-style-name="P1" draw:layer="layout" svg:width="0.022cm" svg:height="0cm" svg:x="13.048cm" svg:y="12.941cm" svg:viewBox="0 0 23 1" draw:points="0,1 4,1 9,0 17,0 21,1 23,1">
          <text:p/>
        </draw:polyline>
        <draw:polyline draw:style-name="gr11" draw:text-style-name="P1" draw:layer="layout" svg:width="0.084cm" svg:height="0cm" svg:x="11.294cm" svg:y="12.941cm" svg:viewBox="0 0 85 1" draw:points="0,1 4,1 8,0 16,0 20,0 24,0 28,0 31,0 35,0 39,0 82,0 85,1">
          <text:p/>
        </draw:polyline>
        <draw:polyline draw:style-name="gr11" draw:text-style-name="P1" draw:layer="layout" svg:width="0.043cm" svg:height="0cm" svg:x="11.578cm" svg:y="12.941cm" svg:viewBox="0 0 44 1" draw:points="0,1 3,0 7,0 11,0 15,0 20,0 24,0 28,0 37,0 41,1 44,1">
          <text:p/>
        </draw:polyline>
        <draw:line draw:style-name="gr11" draw:text-style-name="P1" draw:layer="layout" svg:x1="11.863cm" svg:y1="12.942cm" svg:x2="11.873cm" svg:y2="12.942cm">
          <text:p/>
        </draw:line>
        <draw:polyline draw:style-name="gr11" draw:text-style-name="P1" draw:layer="layout" svg:width="0.194cm" svg:height="0cm" svg:x="12.038cm" svg:y="12.941cm" svg:viewBox="0 0 195 1" draw:points="0,1 9,1 14,0 18,0 22,1 26,0 82,0 87,1 95,1 99,0 108,0 112,1 195,1">
          <text:p/>
        </draw:polyline>
        <draw:polyline draw:style-name="gr11" draw:text-style-name="P1" draw:layer="layout" svg:width="0.041cm" svg:height="0cm" svg:x="12.924cm" svg:y="12.941cm" svg:viewBox="0 0 42 1" draw:points="0,1 26,1 30,0 39,0 42,1">
          <text:p/>
        </draw:polyline>
        <draw:polyline draw:style-name="gr11" draw:text-style-name="P1" draw:layer="layout" svg:width="0.132cm" svg:height="0cm" svg:x="13.104cm" svg:y="12.941cm" svg:viewBox="0 0 133 1" draw:points="0,1 33,1 37,0 41,1 53,1 57,0 61,0 65,1 69,1 73,0 80,0 84,1 88,1 92,0 96,0 100,0 104,0 108,0 124,0 128,1 133,1">
          <text:p/>
        </draw:polyline>
        <draw:polyline draw:style-name="gr11" draw:text-style-name="P1" draw:layer="layout" svg:width="0.066cm" svg:height="0cm" svg:x="13.393cm" svg:y="12.941cm" svg:viewBox="0 0 67 1" draw:points="0,1 1,1 5,0 13,0 17,0 24,0 28,0 32,0 36,0 56,0 60,1 67,1">
          <text:p/>
        </draw:polyline>
        <draw:polyline draw:style-name="gr11" draw:text-style-name="P1" draw:layer="layout" svg:width="0.06cm" svg:height="0cm" svg:x="13.663cm" svg:y="12.941cm" svg:viewBox="0 0 61 1" draw:points="0,1 4,0 8,0 13,0 17,0 21,0 25,0 29,0 42,0 46,0 55,0 59,1 61,1">
          <text:p/>
        </draw:polyline>
        <draw:polyline draw:style-name="gr11" draw:text-style-name="P1" draw:layer="layout" svg:width="0.072cm" svg:height="0cm" svg:x="11.766cm" svg:y="12.941cm" svg:viewBox="0 0 73 1" draw:points="0,1 4,0 8,0 12,0 16,0 20,0 24,0 36,1 39,0 51,0 55,0 59,0 67,0 71,0 73,1">
          <text:p/>
        </draw:polyline>
        <draw:polyline draw:style-name="gr11" draw:text-style-name="P1" draw:layer="layout" svg:width="0.044cm" svg:height="0cm" svg:x="12.302cm" svg:y="12.941cm" svg:viewBox="0 0 45 1" draw:points="0,1 19,1 23,0 32,0 36,1 45,1">
          <text:p/>
        </draw:polyline>
        <draw:line draw:style-name="gr11" draw:text-style-name="P1" draw:layer="layout" svg:x1="12.568cm" svg:y1="12.942cm" svg:x2="12.617cm" svg:y2="12.942cm">
          <text:p/>
        </draw:line>
        <draw:polyline draw:style-name="gr11" draw:text-style-name="P1" draw:layer="layout" svg:width="0.056cm" svg:height="0cm" svg:x="13.33cm" svg:y="12.941cm" svg:viewBox="0 0 57 1" draw:points="0,1 5,1 9,0 33,0 37,1 44,1 48,0 52,1 57,1">
          <text:p/>
        </draw:polyline>
        <draw:polyline draw:style-name="gr11" draw:text-style-name="P1" draw:layer="layout" svg:width="0.054cm" svg:height="0cm" svg:x="13.88cm" svg:y="12.941cm" svg:viewBox="0 0 55 1" draw:points="0,1 8,0 16,0 20,0 24,0 28,0 32,0 36,0 44,0 52,1 55,1">
          <text:p/>
        </draw:polyline>
        <draw:polyline draw:style-name="gr11" draw:text-style-name="P1" draw:layer="layout" svg:width="0.026cm" svg:height="0cm" svg:x="14.156cm" svg:y="12.941cm" svg:viewBox="0 0 27 1" draw:points="0,1 4,1 13,0 17,0 21,0 26,0 27,1">
          <text:p/>
        </draw:polyline>
        <draw:polyline draw:style-name="gr11" draw:text-style-name="P1" draw:layer="layout" svg:width="0.016cm" svg:height="0cm" svg:x="11.408cm" svg:y="12.941cm" svg:viewBox="0 0 17 1" draw:points="0,1 4,0 8,0 15,1 17,1">
          <text:p/>
        </draw:polyline>
        <draw:line draw:style-name="gr11" draw:text-style-name="P1" draw:layer="layout" svg:x1="12.418cm" svg:y1="12.942cm" svg:x2="12.481cm" svg:y2="12.942cm">
          <text:p/>
        </draw:line>
        <draw:polyline draw:style-name="gr11" draw:text-style-name="P1" draw:layer="layout" svg:width="0.061cm" svg:height="0cm" svg:x="12.672cm" svg:y="12.941cm" svg:viewBox="0 0 62 1" draw:points="0,1 10,1 14,0 18,0 22,1 30,1 34,0 49,0 53,1 62,1">
          <text:p/>
        </draw:polyline>
        <draw:polyline draw:style-name="gr11" draw:text-style-name="P1" draw:layer="layout" svg:width="0.041cm" svg:height="0cm" svg:x="12.975cm" svg:y="12.941cm" svg:viewBox="0 0 42 1" draw:points="0,1 1,1 9,0 22,0 26,0 35,0 39,1 42,1">
          <text:p/>
        </draw:polyline>
        <draw:polyline draw:style-name="gr11" draw:text-style-name="P1" draw:layer="layout" svg:width="0.031cm" svg:height="0cm" svg:x="13.488cm" svg:y="12.941cm" svg:viewBox="0 0 32 1" draw:points="0,1 4,0 7,0 11,0 19,0 23,0 27,0 31,1 32,1">
          <text:p/>
        </draw:polyline>
        <draw:polyline draw:style-name="gr11" draw:text-style-name="P1" draw:layer="layout" svg:width="0.081cm" svg:height="0.003cm" svg:x="13.753cm" svg:y="12.94cm" svg:viewBox="0 0 82 4" draw:points="0,4 3,4 7,2 11,2 16,2 20,2 24,4 33,4 37,2 41,2 45,2 50,0 54,2 63,2 68,2 72,2 80,4 82,4">
          <text:p/>
        </draw:polyline>
        <draw:polyline draw:style-name="gr11" draw:text-style-name="P1" draw:layer="layout" svg:width="0.02cm" svg:height="0cm" svg:x="14.02cm" svg:y="12.941cm" svg:viewBox="0 0 21 1" draw:points="0,1 2,0 6,0 10,0 14,0 18,0 21,1">
          <text:p/>
        </draw:polyline>
        <draw:polyline draw:style-name="gr11" draw:text-style-name="P1" draw:layer="layout" svg:width="0.079cm" svg:height="0cm" svg:x="14.296cm" svg:y="12.941cm" svg:viewBox="0 0 80 1" draw:points="0,1 1,1 9,0 14,0 23,0 36,0 40,0 45,0 49,0 53,0 62,0 80,0">
          <text:p/>
        </draw:polyline>
        <draw:polyline draw:style-name="gr11" draw:text-style-name="P1" draw:layer="layout" svg:width="0.044cm" svg:height="0cm" svg:x="13.583cm" svg:y="12.941cm" svg:viewBox="0 0 45 1" draw:points="0,1 4,0 8,0 12,0 16,0 20,0 25,1 29,0 37,0 42,1 45,1">
          <text:p/>
        </draw:polyline>
        <draw:polyline draw:style-name="gr11" draw:text-style-name="P1" draw:layer="layout" svg:width="0.024cm" svg:height="0cm" svg:x="12.629cm" svg:y="12.941cm" svg:viewBox="0 0 25 1" draw:points="0,1 2,1 6,0 10,0 14,0 18,0 22,0 25,1">
          <text:p/>
        </draw:polyline>
        <draw:polyline draw:style-name="gr11" draw:text-style-name="P1" draw:layer="layout" svg:width="0.035cm" svg:height="0cm" svg:x="11.432cm" svg:y="12.941cm" svg:viewBox="0 0 36 1" draw:points="0,1 3,1 7,0 11,0 15,0 27,0 30,0 34,1 36,1">
          <text:p/>
        </draw:polyline>
        <draw:polyline draw:style-name="gr11" draw:text-style-name="P1" draw:layer="layout" svg:width="0.04cm" svg:height="0cm" svg:x="13.27cm" svg:y="12.941cm" svg:viewBox="0 0 41 1" draw:points="0,1 14,1 18,0 22,0 26,0 30,0 38,1 41,1">
          <text:p/>
        </draw:polyline>
        <draw:line draw:style-name="gr11" draw:text-style-name="P1" draw:layer="layout" svg:x1="14.058cm" svg:y1="12.942cm" svg:x2="14.064cm" svg:y2="12.942cm">
          <text:p/>
        </draw:line>
        <draw:line draw:style-name="gr11" draw:text-style-name="P1" draw:layer="layout" svg:x1="11.945cm" svg:y1="12.942cm" svg:x2="11.951cm" svg:y2="12.942cm">
          <text:p/>
        </draw:line>
        <draw:line draw:style-name="gr11" draw:text-style-name="P1" draw:layer="layout" svg:x1="12.482cm" svg:y1="12.942cm" svg:x2="12.493cm" svg:y2="12.942cm">
          <text:p/>
        </draw:line>
        <draw:polyline draw:style-name="gr11" draw:text-style-name="P1" draw:layer="layout" svg:width="0.026cm" svg:height="0cm" svg:x="11.905cm" svg:y="12.941cm" svg:viewBox="0 0 27 1" draw:points="0,1 4,0 7,0 15,0 19,0 23,0 27,1">
          <text:p/>
        </draw:polyline>
        <draw:line draw:style-name="gr11" draw:text-style-name="P1" draw:layer="layout" svg:x1="12.909cm" svg:y1="12.942cm" svg:x2="12.919cm" svg:y2="12.942cm">
          <text:p/>
        </draw:line>
        <draw:polyline draw:style-name="gr11" draw:text-style-name="P1" draw:layer="layout" svg:width="0.019cm" svg:height="0cm" svg:x="14.2cm" svg:y="12.941cm" svg:viewBox="0 0 20 1" draw:points="0,1 4,0 8,0 13,0 17,1 20,1">
          <text:p/>
        </draw:polyline>
        <draw:polyline draw:style-name="gr11" draw:text-style-name="P1" draw:layer="layout" svg:width="0.012cm" svg:height="0cm" svg:x="12.77cm" svg:y="12.941cm" svg:viewBox="0 0 13 1" draw:points="0,1 2,1 6,0 10,1 13,1">
          <text:p/>
        </draw:polyline>
        <draw:polyline draw:style-name="gr11" draw:text-style-name="P1" draw:layer="layout" svg:width="0.007cm" svg:height="0cm" svg:x="13.999cm" svg:y="12.941cm" svg:viewBox="0 0 8 1" draw:points="0,1 4,0 8,1">
          <text:p/>
        </draw:polyline>
        <draw:polyline draw:style-name="gr11" draw:text-style-name="P1" draw:layer="layout" svg:width="0.009cm" svg:height="0cm" svg:x="11.629cm" svg:y="12.941cm" svg:viewBox="0 0 10 1" draw:points="0,1 3,1 7,0 10,1">
          <text:p/>
        </draw:polyline>
        <draw:line draw:style-name="gr11" draw:text-style-name="P1" draw:layer="layout" svg:x1="12.88cm" svg:y1="12.942cm" svg:x2="12.889cm" svg:y2="12.942cm">
          <text:p/>
        </draw:line>
        <draw:line draw:style-name="gr11" draw:text-style-name="P1" draw:layer="layout" svg:x1="11.285cm" svg:y1="12.942cm" svg:x2="11.29cm" svg:y2="12.942cm">
          <text:p/>
        </draw:line>
        <draw:line draw:style-name="gr11" draw:text-style-name="P1" draw:layer="layout" svg:x1="12.525cm" svg:y1="12.942cm" svg:x2="12.53cm" svg:y2="12.942cm">
          <text:p/>
        </draw:line>
        <draw:line draw:style-name="gr11" draw:text-style-name="P1" draw:layer="layout" svg:x1="11.684cm" svg:y1="12.942cm" svg:x2="11.687cm" svg:y2="12.942cm">
          <text:p/>
        </draw:line>
        <draw:frame draw:style-name="gr12" draw:text-style-name="P7" draw:layer="layout" svg:width="0.609cm" svg:height="0.674cm" draw:transform="rotate (1.5707963267949) translate (0.124cm 5.337cm)">
          <draw:text-box>
            <text:p text:style-name="P4"><text:span text:style-name="T3">z</text:span></text:p>
          </draw:text-box>
        </draw:frame>
        <draw:frame draw:style-name="gr7" draw:text-style-name="P5" draw:layer="layout" svg:width="0.891cm" svg:height="0.505cm" svg:x="5.73cm" svg:y="12.038cm">
          <draw:text-box>
            <text:p text:style-name="P4"><text:span text:style-name="T1">SNR</text:span></text:p>
          </draw:text-box>
        </draw:frame>
        <draw:frame draw:style-name="gr7" draw:text-style-name="P5" draw:layer="layout" svg:width="0.456cm" svg:height="0.53cm" svg:x="6.619cm" svg:y="12.021cm">
          <draw:text-box>
            <text:p text:style-name="P4"><text:span text:style-name="T2">=</text:span></text:p>
          </draw:text-box>
        </draw:frame>
        <draw:polygon draw:style-name="gr10" draw:text-style-name="P6" draw:layer="layout" svg:width="12.853cm" svg:height="0.382cm" svg:x="1.523cm" svg:y="12.56cm" svg:viewBox="0 0 12854 383" draw:points="0,383 3640,383 3642,382 3643,383 3669,383 3671,382 3672,383 4121,383 4125,382 4138,382 4142,383 4146,382 4154,382 4159,382 4167,382 4171,382 4175,382 4180,382 4184,382 4204,382 4208,382 4228,382 4232,382 4240,382 4243,382 4259,382 4263,382 4267,382 4275,382 4279,383 4690,383 4694,382 4698,382 4702,382 4706,382 4711,382 4739,382 4743,382 4747,382 4751,382 4759,382 4767,382 4779,382 4783,382 4791,382 4795,382 4799,382 4803,382 4807,382 4815,382 4818,382 4822,382 4826,382 4830,382 4834,382 4842,382 4846,382 4854,382 4862,382 4870,382 4874,382 4911,382 4915,382 4942,382 4946,382 4979,382 4983,382 4991,382 4996,382 5009,382 5013,382 5017,382 5022,382 5034,382 5039,382 5043,382 5047,382 5052,382 5056,382 5060,382 5073,382 5077,382 5095,382 5099,381 5103,381 5108,381 5112,381 5116,381 5120,381 5125,381 5138,381 5142,381 5159,381 5163,381 5172,381 5176,381 5228,381 5232,382 5254,382 5258,381 5275,381 5279,381 5304,381 5308,381 5317,381 5321,381 5325,381 5334,381 5338,381 5342,381 5351,381 5355,381 5363,381 5368,380 5397,380 5401,381 5410,381 5414,381 5435,381 5439,381 5452,381 5456,381 5465,381 5469,381 5503,381 5507,380 5511,380 5515,380 5523,380 5527,380 5531,380 5535,380 5539,380 5543,380 5547,380 5551,380 5555,380 5567,380 5571,380 5582,380 5586,380 5602,380 5606,380 5645,380 5649,380 5657,380 5661,380 5669,380 5673,380 5677,380 5681,379 5685,379 5689,379 5720,379 5724,379 5736,379 5740,380 5744,380 5748,380 5752,380 5756,380 5760,379 5764,379 5767,379 5771,379 5776,379 5789,379 5793,379 5797,379 5806,379 5810,379 5814,379 5818,379 5827,379 5831,379 5836,379 5852,379 5857,379 5878,379 5882,379 5891,379 5895,378 5899,378 5908,378 5912,378 5917,378 5921,378 5925,378 5929,378 5934,378 5951,378 5959,378 5968,378 5972,378 5981,378 5989,378 6006,378 6011,378 6015,378 6019,377 6049,377 6053,378 6057,377 6061,377 6065,377 6073,377 6077,377 6081,377 6085,377 6089,377 6093,377 6096,377 6100,377 6120,377 6124,377 6128,377 6132,376 6144,376 6148,377 6156,376 6160,376 6164,376 6172,376 6176,376 6212,376 6216,376 6220,376 6224,376 6228,376 6236,375 6240,375 6248,375 6252,375 6268,375 6272,375 6276,375 6288,375 6292,375 6300,375 6304,374 6319,374 6323,374 6327,374 6331,374 6335,374 6358,374 6362,374 6366,374 6370,374 6382,374 6386,374 6394,374 6397,373 6401,373 6405,373 6409,373 6413,373 6417,373 6433,373 6440,373 6444,373 6448,373 6456,373 6460,372 6464,372 6468,372 6472,372 6476,372 6479,372 6495,372 6499,372 6507,372 6511,371 6515,371 6522,371 6526,371 6534,371 6538,371 6542,371 6546,371 6550,371 6554,371 6558,371 6567,371 6580,370 6597,370 6601,370 6605,370 6613,370 6618,369 6622,369 6635,369 6639,369 6652,369 6656,369 6664,369 6669,368 6673,368 6677,368 6690,367 6694,367 6698,367 6702,367 6707,367 6715,367 6724,367 6728,367 6741,366 6745,366 6749,366 6758,366 6762,365 6770,365 6779,365 6783,365 6787,365 6796,364 6800,364 6804,364 6808,364 6813,363 6817,363 6821,363 6829,363 6833,363 6837,363 6841,363 6845,362 6849,362 6853,362 6857,362 6861,362 6865,361 6869,361 6873,361 6877,361 6880,361 6884,361 6888,360 6892,360 6896,360 6900,360 6908,359 6912,359 6920,359 6924,359 6928,358 6932,358 6936,358 6940,358 6944,358 6948,358 6952,357 6956,357 6964,356 6967,356 6971,356 6975,355 6979,355 6983,355 6987,355 6991,355 6995,354 6999,354 7003,354 7007,354 7011,354 7015,353 7019,353 7023,352 7031,351 7035,351 7039,350 7043,350 7047,350 7055,349 7059,349 7062,348 7066,348 7070,348 7074,348 7079,347 7083,347 7087,347 7091,346 7096,346 7100,346 7109,346 7113,346 7117,345 7122,345 7126,345 7130,344 7139,343 7143,343 7147,343 7151,341 7156,341 7160,341 7164,340 7169,340 7173,340 7177,339 7212,335 7216,334 7220,334 7224,333 7229,333 7233,332 7246,331 7250,330 7254,330 7259,329 7263,328 7267,328 7272,327 7280,325 7284,324 7289,324 7297,323 7314,320 7319,319 7323,318 7327,317 7332,316 7336,315 7340,315 7344,314 7349,313 7353,313 7357,312 7361,311 7366,311 7370,309 7374,308 7378,307 7382,307 7387,306 7391,306 7395,305 7399,304 7416,301 7420,300 7424,299 7429,298 7433,298 7437,297 7441,297 7445,296 7450,295 7454,294 7458,293 7462,293 7467,292 7471,292 7475,291 7479,291 7483,290 7488,290 7492,289 7496,288 7500,287 7504,287 7509,287 7517,287 7521,287 7525,286 7530,286 7534,286 7538,286 7542,286 7546,285 7551,285 7555,285 7559,286 7563,285 7572,285 7576,286 7584,286 7589,286 7593,286 7597,286 7601,287 7605,287 7610,288 7614,288 7618,288 7622,288 7626,289 7630,289 7634,290 7638,290 7642,291 7646,291 7649,292 7657,292 7661,292 7665,292 7669,293 7673,293 7677,294 7681,295 7685,295 7689,296 7693,297 7697,298 7701,299 7704,299 7708,299 7712,300 7716,300 7720,300 7724,301 7728,301 7732,302 7736,303 7744,305 7748,306 7752,306 7759,308 7763,309 7767,310 7771,311 7775,312 7779,312 7783,312 7787,313 7791,313 7795,314 7799,315 7807,316 7869,326 7882,328 7886,329 7891,329 7895,329 7899,330 7903,330 7908,331 7916,333 7921,334 7925,335 7929,335 7933,335 7937,336 7942,336 7946,336 7950,337 7955,337 7959,338 7963,339 7971,341 7984,343 7989,343 7993,343 7997,344 8001,344 8006,345 8010,345 8014,346 8018,347 8031,348 8035,349 8040,350 8044,350 8048,350 8065,351 8069,352 8074,353 8078,354 8087,354 8091,355 8095,355 8099,356 8112,357 8116,357 8121,357 8125,357 8129,358 8142,359 8154,361 8158,361 8162,361 8182,362 8186,363 8197,363 8205,364 8209,365 8213,365 8217,365 8221,365 8237,366 8245,366 8257,367 8261,368 8269,368 8273,368 8277,369 8281,369 8285,369 8301,370 8305,370 8309,370 8317,371 8321,371 8333,371 8337,371 8345,372 8349,372 8357,372 8364,372 8396,374 8400,374 8404,374 8408,374 8412,374 8416,374 8420,374 8424,374 8427,374 8459,375 8462,375 8466,376 8470,376 8478,376 8486,376 8490,376 8521,377 8525,377 8529,377 8533,377 8536,377 8540,377 8548,377 8552,378 8556,378 8560,378 8564,378 8568,378 8571,378 8575,378 8583,379 8587,379 8591,379 8595,379 8599,379 8603,379 8610,379 8614,379 8618,379 8622,379 8626,379 8646,379 8650,379 8654,379 8658,379 8667,380 8671,380 8675,380 8679,380 8684,380 8688,380 8705,380 8709,380 8717,380 8722,380 8726,380 8730,380 8734,380 8743,380 8747,380 8755,380 8760,380 8764,381 8768,381 8772,380 8777,381 8781,380 8785,381 8789,380 8793,380 8798,381 8802,381 8806,381 8810,381 8815,381 8823,381 8827,381 8832,381 8836,381 8840,381 8848,381 8853,381 8857,381 8865,381 8870,381 8874,381 8878,381 8882,381 8895,381 8899,381 8903,381 8908,381 8912,381 8924,381 8928,381 8932,381 8936,381 8944,381 8948,381 8967,381 8971,381 8975,381 8979,381 8983,381 8987,382 9011,382 9015,382 9019,382 9027,382 9031,381 9038,381 9046,382 9050,382 9066,382 9070,382 9078,382 9082,382 9086,382 9090,382 9098,382 9101,382 9105,382 9117,382 9121,382 9141,382 9145,382 9149,382 9177,382 9181,382 9190,382 9194,382 9207,382 9211,382 9271,382 9276,382 9361,382 9365,382 9370,382 9429,382 9434,382 9458,382 9462,382 9510,382 9514,382 9622,382 9626,382 9634,382 9638,382 9650,382 9654,382 9670,382 9674,382 9678,382 9682,382 9709,382 9713,382 9717,382 9721,382 9768,382 9772,382 9780,382 9784,382 9796,382 9800,382 9807,382 9811,383 9823,383 9827,382 9835,382 9839,382 9850,382 9854,382 9862,382 9866,382 9890,382 9894,382 10008,382 10012,383 10020,383 10025,382 10067,382 10071,383 10084,383 10088,382 10114,382 10118,383 10148,383 10152,382 10169,382 10173,383 10212,383 10216,382 10228,382 10232,383 10315,383 10319,382 10323,383 10442,383 10446,382 10474,382 10478,383 10585,383 10590,382 10594,383 10624,383 10628,382 10633,382 10637,383 12302,383 12306,382 12310,383 12656,383 12660,382 12669,382 12673,383 12854,383 12673,383 12669,382 12660,382 12656,383 12310,383 12306,382 12302,383 10976,383 10972,382 10968,383 10858,383 10854,382 10846,382 10841,383 10740,383 10736,382 10727,382 10723,383 10688,383 10684,382 10675,382 10671,383 10645,383 10641,382 10637,382 10633,382 10628,382 10624,382 10598,382 10594,382 10585,382 10581,382 10577,382 10573,383 10534,383 10530,382 10495,382 10491,382 10478,382 10474,382 10446,382 10442,382 10426,382 10422,382 10418,382 10414,382 10406,382 10402,382 10398,382 10395,382 10379,382 10375,382 10347,382 10343,382 10331,382 10327,382 10323,382 10319,382 10311,382 10307,382 10283,382 10280,382 10236,382 10232,382 10195,382 10190,382 10186,382 10173,382 10169,382 10144,382 10139,382 10127,382 10122,382 10114,382 10110,382 10071,382 10067,382 10008,382 10004,381 9995,381 9991,381 9987,381 9982,381 9974,381 9970,381 9940,381 9937,381 9897,381 9894,381 9874,381 9870,381 9847,381 9843,381 9839,381 9835,381 9823,381 9819,381 9815,381 9811,381 9807,381 9803,381 9796,381 9792,381 9768,381 9764,380 9741,380 9737,380 9717,380 9713,380 9694,380 9690,380 9650,380 9646,380 9642,380 9638,380 9634,380 9630,380 9622,380 9618,380 9602,380 9598,380 9562,380 9558,379 9530,379 9526,379 9506,379 9490,379 9482,379 9454,379 9450,379 9425,379 9421,379 9395,379 9391,379 9365,379 9361,378 9348,378 9344,378 9327,378 9323,378 9284,378 9280,378 9267,378 9263,378 9245,378 9241,378 9233,378 9228,378 9211,378 9207,378 9194,378 9190,377 9181,377 9177,377 9169,377 9137,377 9129,377 9125,377 9117,377 9113,377 9098,377 9090,376 9086,376 9082,376 9078,376 9074,376 9070,376 9066,376 9062,376 9058,376 9046,376 9038,376 9035,375 9031,375 9027,376 9015,376 9007,375 8999,375 8995,375 8987,375 8983,375 8975,375 8971,375 8967,375 8960,375 8956,374 8952,374 8944,374 8940,374 8928,374 8924,374 8920,374 8916,374 8912,373 8908,373 8899,373 8895,373 8891,373 8882,373 8874,373 8870,373 8865,372 8857,372 8853,372 8844,372 8840,372 8836,371 8832,371 8827,371 8819,371 8815,371 8806,370 8802,370 8798,370 8793,369 8785,369 8781,369 8777,369 8772,369 8768,368 8764,368 8760,368 8751,367 8747,367 8743,367 8739,367 8734,367 8730,366 8722,366 8713,365 8679,363 8662,362 8658,362 8654,361 8650,361 8646,361 8642,361 8634,360 8630,359 8626,359 8618,359 8614,358 8607,357 8603,357 8599,357 8595,356 8591,356 8587,356 8583,355 8579,355 8575,354 8571,354 8568,354 8560,353 8556,352 8552,352 8536,350 8533,349 8529,349 8525,348 8521,348 8490,344 8474,341 8466,340 8462,340 8459,339 8427,334 8412,331 8404,329 8400,328 8396,328 8364,321 8349,317 8341,315 8337,315 8317,310 8309,307 8305,306 8301,305 8285,301 8277,299 8273,297 8269,296 8253,291 8241,287 8237,286 8221,281 8209,276 8205,275 8174,263 8158,256 8150,253 8146,251 8142,250 8074,217 8040,199 8023,190 8014,185 8010,183 8006,180 7937,141 7903,121 7886,111 7878,106 7869,101 7807,66 7775,50 7759,42 7752,38 7748,36 7744,35 7736,31 7732,29 7728,27 7720,24 7716,23 7712,21 7704,19 7701,17 7697,16 7689,14 7685,12 7681,11 7677,10 7673,8 7669,7 7665,6 7661,6 7657,5 7653,4 7649,4 7642,3 7638,2 7634,2 7630,1 7626,1 7622,1 7618,0 7614,0 7610,0 7605,0 7601,1 7597,1 7593,1 7589,1 7584,2 7580,2 7576,3 7572,3 7568,4 7563,4 7559,5 7555,6 7551,7 7546,8 7542,9 7538,11 7534,12 7525,15 7521,17 7517,18 7509,22 7504,24 7500,26 7492,30 7488,32 7483,34 7467,44 7458,48 7454,51 7450,53 7433,65 7424,70 7420,73 7416,75 7382,98 7366,109 7357,115 7353,118 7349,120 7280,162 7246,181 7229,190 7212,198 7177,213 7160,220 7156,222 7151,222 7147,225 7143,227 7134,230 7126,233 7117,236 7113,237 7109,238 7100,241 7091,243 7087,244 7083,246 7079,247 7074,249 7043,258 7027,263 7019,265 7015,266 7007,269 7003,269 6995,271 6991,272 6987,273 6979,275 6964,278 6956,280 6952,281 6948,282 6916,288 6900,291 6892,293 6888,293 6884,294 6853,299 6845,301 6841,301 6837,302 6829,303 6821,304 6787,309 6770,311 6766,312 6762,312 6758,313 6753,314 6736,316 6732,316 6728,317 6724,317 6719,318 6711,319 6707,319 6694,320 6690,321 6686,321 6652,325 6635,327 6622,328 6618,328 6584,331 6567,333 6558,334 6550,334 6542,335 6538,335 6534,335 6530,336 6526,336 6522,336 6519,336 6515,337 6511,337 6507,337 6499,338 6495,338 6491,339 6487,339 6456,341 6440,342 6433,343 6429,343 6425,343 6421,343 6417,343 6409,344 6405,344 6401,344 6397,345 6390,345 6386,345 6382,346 6378,346 6374,346 6370,346 6366,346 6362,347 6354,347 6351,347 6347,347 6343,348 6339,348 6335,348 6331,348 6323,349 6319,349 6315,349 6308,349 6304,350 6300,350 6284,351 6280,351 6276,351 6272,351 6256,352 6252,352 6240,353 6236,353 6232,353 6228,353 6224,354 6220,354 6216,354 6212,354 6208,355 6204,355 6200,355 6180,355 6172,355 6108,358 6104,358 6100,358 6096,358 6093,358 6077,359 6069,359 6061,359 6053,360 6045,360 6040,360 6036,360 6023,360 6015,361 6011,361 5993,361 5989,362 5985,362 5972,362 5968,362 5912,364 5908,364 5899,364 5895,364 5891,364 5887,364 5882,365 5878,365 5874,365 5865,365 5861,365 5857,365 5844,365 5840,366 5831,366 5814,366 5810,366 5806,366 5801,366 5797,367 5793,367 5771,367 5767,367 5764,367 5756,367 5752,368 5744,368 5740,368 5732,368 5728,368 5720,368 5716,368 5708,368 5704,368 5701,368 5697,368 5693,368 5685,369 5681,369 5677,369 5673,369 5669,369 5665,369 5661,369 5657,369 5653,369 5645,370 5630,370 5626,370 5618,370 5606,370 5602,371 5590,371 5586,371 5582,371 5579,371 5575,371 5571,371 5559,371 5555,371 5551,371 5547,371 5543,371 5527,371 5523,371 5519,371 5515,371 5507,372 5503,372 5494,372 5490,372 5486,372 5482,372 5473,372 5469,372 5465,373 5456,373 5452,373 5448,373 5443,373 5439,373 5435,373 5427,373 5422,373 5418,373 5393,373 5389,374 5384,374 5380,374 5376,374 5372,374 5368,374 5321,374 5317,374 5296,374 5291,374 5287,374 5283,374 5279,374 5275,374 5270,374 5266,374 5262,375 5258,375 5254,375 5249,375 5232,375 5224,375 5219,375 5215,375 5211,376 5202,376 5198,376 5193,376 5189,376 5185,376 5181,376 5176,376 5172,376 5168,376 5163,376 5159,376 5133,376 5129,377 5125,377 5120,377 5112,377 5108,377 5099,377 5095,377 5082,377 5077,377 5060,377 5052,377 4987,377 4983,377 4958,377 4954,377 4950,377 4946,377 4942,377 4935,377 4931,377 4927,377 4919,378 4915,378 4911,378 4902,378 4890,378 4886,378 4882,378 4878,378 4862,378 4854,378 4850,379 4846,379 4815,379 4811,379 4807,379 4803,379 4799,379 4795,379 4787,379 4783,380 4755,380 4751,380 4743,380 4739,380 4735,380 4731,380 4727,380 4723,380 4702,380 4698,380 4694,380 4690,380 4685,380 4677,380 4673,380 4626,380 4621,381 4596,381 4592,380 4583,380 4579,381 4515,381 4511,381 4507,381 4503,381 4494,381 4490,380 4481,380 4473,380 4447,380 4443,380 4432,380 4424,380 4420,380 4416,380 4392,380 4388,380 4365,380 4361,380 4357,380 4353,380 4345,380 4341,380 4334,380 4330,380 4318,380 4314,381 4310,380 4306,380 4290,380 4287,381 4283,380 4279,380 4275,381 4263,381 4259,381 4232,381 4228,382 4224,381 4220,381 4204,381 4200,382 4196,381 4180,381 4175,381 4171,382 4167,381 4154,381 4150,381 4146,382 4142,383 4138,381 4129,381 4125,381 4121,381 4117,382 4114,383 4112,383 4108,381 4104,381 4100,382 4091,382 4088,383 4082,383 4079,382 4066,382 4062,382 4060,383 4053,383 4049,382 4037,382 4033,382 4032,383 4024,383 4020,381 4007,381 4004,383 3994,383 3991,381 3982,381 3978,382 3976,383 3965,383 3961,381 3953,381 3949,382 3948,383 3936,383 3932,381 3927,381 3923,382 3920,383 3906,383 3902,381 3898,381 3893,382 3892,383 3877,383 3876,382 3872,381 3868,381 3864,383 3848,383 3846,382 3842,381 3838,382 3836,383 3818,383 3816,382 3812,381 3808,383 3788,383 3786,382 3782,382 3781,383 3759,383 3756,382 3753,383 3729,383 3726,382 3724,383 3672,383 3671,382 3669,383 3643,383 3642,382 3640,383">
          <text:p/>
        </draw:polygon>
        <draw:polyline draw:style-name="gr5" draw:text-style-name="P1" draw:layer="layout" svg:width="0.013cm" svg:height="0cm" svg:x="5.444cm" svg:y="12.941cm" svg:viewBox="0 0 14 1" draw:points="0,1 2,0 11,0 14,1">
          <text:p/>
        </draw:polyline>
        <draw:polyline draw:style-name="gr5" draw:text-style-name="P1" draw:layer="layout" svg:width="6.386cm" svg:height="0.26cm" svg:x="5.665cm" svg:y="12.682cm" svg:viewBox="0 0 6387 261" draw:points="0,261 4,260 8,260 12,260 25,260 29,260 33,260 38,260 42,260 54,260 58,260 62,259 74,259 78,259 82,259 86,260 90,259 105,259 109,259 125,259 129,259 152,259 156,259 160,259 164,259 168,259 172,259 180,259 184,259 196,259 199,259 203,259 207,259 211,259 227,259 231,260 243,260 246,260 258,260 262,260 270,260 274,260 282,260 290,260 297,260 301,260 318,260 322,260 327,260 331,260 339,260 343,260 356,260 361,260 369,260 373,260 420,260 424,260 441,260 446,260 454,260 458,260 475,260 479,260 497,260 501,260 518,260 522,260 526,260 531,260 535,260 543,259 548,259 552,259 556,259 560,259 564,259 569,259 573,259 577,259 593,259 597,259 601,259 605,259 613,259 617,259 637,259 641,259 649,259 653,258 657,258 661,258 665,258 673,258 704,258 708,258 712,257 720,257 724,257 728,257 732,257 748,257 752,257 756,257 760,257 784,257 788,258 807,258 811,257 815,258 836,258 840,258 861,258 866,258 870,258 874,257 883,257 887,258 904,258 913,257 926,257 930,257 956,257 960,257 965,257 969,257 977,257 986,257 990,257 1003,257 1007,256 1016,256 1020,256 1025,256 1029,256 1033,256 1042,256 1046,256 1050,256 1055,256 1059,256 1063,256 1068,256 1089,256 1093,256 1170,256 1174,256 1178,256 1182,255 1195,255 1199,255 1220,255 1225,255 1229,255 1233,255 1241,255 1246,255 1250,255 1254,255 1267,255 1271,254 1275,254 1279,254 1284,254 1292,254 1296,254 1300,254 1305,254 1309,254 1351,254 1355,254 1364,254 1368,254 1372,254 1376,254 1384,254 1388,253 1408,253 1412,253 1420,253 1424,253 1428,253 1432,253 1439,253 1443,253 1447,253 1451,253 1455,253 1459,253 1463,252 1467,252 1471,252 1475,252 1483,252 1487,252 1491,252 1522,252 1526,252 1546,252 1550,252 1565,252 1569,252 1573,251 1581,251 1585,251 1589,251 1593,251 1597,251 1601,251 1605,251 1613,251 1617,251 1621,251 1628,250 1637,250 1658,250 1663,250 1667,250 1671,250 1684,250 1688,250 1701,250 1709,249 1714,249 1722,249 1731,249 1744,249 1748,249 1761,248 1765,248 1769,248 1778,248 1782,248 1786,248 1791,248 1803,248 1821,247 1833,247 1855,247 1859,247 1868,246 1880,246 1885,246 1889,246 1893,246 1897,246 1902,246 1910,246 1914,246 1918,246 1922,245 1926,245 1950,245 1953,244 1961,244 1973,244 1981,244 1997,244 2001,244 2005,244 2009,243 2013,243 2045,242 2049,242 2053,242 2065,242 2069,242 2073,242 2077,241 2081,241 2085,241 2101,241 2105,241 2109,240 2113,240 2117,240 2121,240 2157,239 2165,239 2168,238 2176,238 2180,238 2188,238 2192,238 2196,238 2204,237 2208,237 2211,237 2219,237 2223,237 2227,237 2235,236 2239,236 2243,236 2247,236 2251,236 2282,234 2286,234 2290,234 2293,234 2297,234 2301,233 2305,233 2309,233 2313,233 2344,232 2407,229 2415,228 2424,228 2441,226 2449,226 2454,226 2458,226 2462,225 2466,225 2470,225 2475,225 2479,224 2483,224 2492,223 2496,223 2504,223 2509,222 2513,222 2517,222 2526,221 2530,221 2534,221 2543,220 2547,220 2551,219 2564,218 2568,218 2581,217 2585,217 2593,216 2610,215 2615,214 2619,214 2627,213 2644,212 2678,208 2682,208 2686,208 2690,207 2698,206 2702,206 2706,205 2710,205 2714,204 2718,204 2722,204 2726,203 2741,201 2745,201 2749,201 2753,200 2757,200 2761,199 2765,198 2769,198 2773,197 2777,197 2781,196 2785,196 2789,195 2793,195 2797,194 2805,193 2809,193 2821,191 2836,188 2844,187 2848,186 2852,185 2860,184 2864,184 2868,183 2872,182 2876,182 2884,180 2900,177 2931,170 2936,169 2940,168 2944,167 2948,166 2966,163 2970,162 2974,161 2979,160 2983,159 2987,158 2991,157 2996,156 3000,155 3004,153 3008,151 3013,151 3017,150 3021,149 3026,148 3030,147 3034,146 3043,143 3051,140 3069,134 3073,133 3077,131 3086,128 3103,122 3137,109 3141,108 3146,106 3154,103 3171,95 3206,80 3210,78 3214,76 3223,72 3239,64 3273,48 3277,46 3281,44 3290,40 3294,38 3298,36 3307,33 3311,31 3315,29 3324,26 3328,24 3332,23 3336,21 3340,19 3345,18 3349,17 3357,14 3361,13 3366,12 3370,11 3374,9 3378,8 3382,7 3391,6 3395,5 3399,4 3403,3 3408,3 3412,2 3416,2 3420,2 3425,2 3429,2 3433,1 3437,1 3441,1 3446,1 3450,1 3454,0 3458,0 3467,0 3471,1 3475,1 3479,2 3483,2 3491,4 3506,7 3510,8 3514,9 3518,9 3522,10 3526,11 3530,12 3534,14 3538,15 3542,16 3546,17 3550,19 3554,20 3558,21 3561,22 3569,24 3573,25 3577,26 3581,28 3585,29 3589,31 3593,33 3597,34 3601,36 3605,37 3609,39 3613,40 3616,42 3620,44 3624,46 3632,49 3664,61 3667,62 3671,64 3679,66 3683,67 3687,68 3691,70 3695,71 3699,72 3703,74 3711,77 3715,78 3719,80 3722,81 3726,83 3735,87 3743,91 3760,99 3765,102 3769,104 3773,106 3778,108 3782,110 3799,117 3812,121 3828,128 3863,142 3867,143 3871,145 3880,148 3897,154 3932,165 3940,168 3949,171 3966,176 4000,185 4004,186 4008,187 4016,189 4032,193 4063,200 4067,201 4071,202 4079,203 4095,206 4127,212 4135,214 4143,215 4159,218 4191,222 4195,223 4207,225 4222,227 4254,230 4258,231 4262,231 4266,232 4274,232 4278,233 4285,234 4317,237 4320,237 4324,237 4332,238 4336,238 4340,239 4344,239 4348,239 4355,240 4359,240 4363,241 4379,242 4387,242 4394,243 4441,246 4445,246 4449,246 4457,246 4461,247 4465,247 4472,247 4476,248 4484,248 4488,248 4492,248 4496,249 4500,249 4504,249 4508,249 4512,249 4516,250 4529,250 4533,250 4537,250 4542,250 4546,250 4554,251 4558,251 4567,251 4571,251 4580,252 4584,252 4588,252 4592,252 4597,252 4605,252 4609,252 4613,253 4618,253 4622,253 4639,253 4643,253 4647,253 4651,253 4656,253 4660,254 4664,254 4673,254 4677,254 4685,254 4690,254 4698,255 4702,255 4706,255 4711,255 4719,255 4723,255 4728,255 4740,255 4749,255 4753,255 4757,256 4770,256 4774,256 4778,256 4782,256 4786,256 4790,256 4802,256 4806,256 4810,256 4814,256 4829,256 4833,256 4837,256 4841,257 4865,257 4873,257 4885,257 4889,257 4893,257 4896,257 4900,257 4908,257 4912,257 4928,257 4932,257 4940,257 4944,257 4948,257 4952,257 4979,257 4983,258 4991,258 4995,258 5031,258 5035,258 5065,258 5069,258 5095,258 5099,258 5116,258 5121,258 5172,258 5176,258 5181,258 5185,258 5223,258 5228,259 5270,259 5275,259 5344,259 5348,259 5372,259 5376,259 5384,259 5388,259 5392,259 5396,259 5424,259 5428,259 5480,259 5484,259 5488,259 5492,259 5512,259 5516,259 5552,259 5556,259 5564,259 5567,259 5571,259 5599,259 5603,260 5626,260 5630,260 5634,260 5638,260 5650,260 5654,260 5661,260 5665,260 5669,260 5673,260 5677,260 5681,260 5685,260 5689,260 5728,260 5732,260 5736,260 5740,260 5755,260 5759,260 5771,260 5775,260 5795,260 5798,260 5832,260 5836,260 5840,260 5857,260 5862,260 5870,260 5874,260 5878,260 5929,260 5934,260 5942,260 5946,260 5968,260 5972,260 5980,260 5985,260 5997,260 6002,260 6031,260 6036,260 6040,260 6044,260 6057,260 6061,260 6070,260 6074,260 6082,260 6086,260 6138,260 6141,260 6165,260 6169,260 6177,260 6181,260 6185,260 6189,261 6193,261 6197,260 6245,260 6248,261 6264,261 6268,260 6304,260 6308,260 6332,260 6336,260 6349,260 6353,261 6387,261">
          <text:p/>
        </draw:polyline>
        <draw:polyline draw:style-name="gr5" draw:text-style-name="P1" draw:layer="layout" svg:width="0.021cm" svg:height="0cm" svg:x="5.583cm" svg:y="12.941cm" svg:viewBox="0 0 22 1" draw:points="0,1 2,0 19,0 22,1">
          <text:p/>
        </draw:polyline>
        <draw:polyline draw:style-name="gr5" draw:text-style-name="P1" draw:layer="layout" svg:width="0.068cm" svg:height="0cm" svg:x="12.098cm" svg:y="12.941cm" svg:viewBox="0 0 69 1" draw:points="0,1 1,1 5,0 22,0 27,1 44,1 48,0 61,0 65,1 69,1">
          <text:p/>
        </draw:polyline>
        <draw:polyline draw:style-name="gr5" draw:text-style-name="P1" draw:layer="layout" svg:width="0.027cm" svg:height="0cm" svg:x="5.637cm" svg:y="12.941cm" svg:viewBox="0 0 28 1" draw:points="0,1 3,0 7,0 19,0 24,0 28,1">
          <text:p/>
        </draw:polyline>
        <draw:polyline draw:style-name="gr5" draw:text-style-name="P1" draw:layer="layout" svg:width="0.017cm" svg:height="0cm" svg:x="12.193cm" svg:y="12.941cm" svg:viewBox="0 0 18 1" draw:points="0,1 4,1 9,0 13,1 18,1">
          <text:p/>
        </draw:polyline>
        <draw:polyline draw:style-name="gr5" draw:text-style-name="P1" draw:layer="layout" svg:width="0.016cm" svg:height="0cm" svg:x="5.471cm" svg:y="12.941cm" svg:viewBox="0 0 17 1" draw:points="0,1 1,0 5,0 13,0 17,1">
          <text:p/>
        </draw:polyline>
        <draw:polyline draw:style-name="gr5" draw:text-style-name="P1" draw:layer="layout" svg:width="0.022cm" svg:height="0cm" svg:x="5.612cm" svg:y="12.941cm" svg:viewBox="0 0 23 1" draw:points="0,1 2,0 7,0 19,0 23,1">
          <text:p/>
        </draw:polyline>
        <draw:polyline draw:style-name="gr5" draw:text-style-name="P1" draw:layer="layout" svg:width="0.005cm" svg:height="0cm" svg:x="5.276cm" svg:y="12.941cm" svg:viewBox="0 0 6 1" draw:points="0,1 3,0 6,1">
          <text:p/>
        </draw:polyline>
        <draw:polyline draw:style-name="gr5" draw:text-style-name="P1" draw:layer="layout" svg:width="0.027cm" svg:height="0cm" svg:x="12.359cm" svg:y="12.941cm" svg:viewBox="0 0 28 1" draw:points="0,1 9,1 13,0 17,1 28,1">
          <text:p/>
        </draw:polyline>
        <draw:polyline draw:style-name="gr5" draw:text-style-name="P1" draw:layer="layout" svg:width="0.013cm" svg:height="0cm" svg:x="5.415cm" svg:y="12.941cm" svg:viewBox="0 0 14 1" draw:points="0,1 1,0 6,0 10,0 14,1">
          <text:p/>
        </draw:polyline>
        <draw:polyline draw:style-name="gr5" draw:text-style-name="P1" draw:layer="layout" svg:width="0.002cm" svg:height="0cm" svg:x="5.192cm" svg:y="12.941cm" svg:viewBox="0 0 3 1" draw:points="0,1 2,0 3,1">
          <text:p/>
        </draw:polyline>
        <draw:line draw:style-name="gr5" draw:text-style-name="P1" draw:layer="layout" svg:x1="12.407cm" svg:y1="12.942cm" svg:x2="12.434cm" svg:y2="12.942cm">
          <text:p/>
        </draw:line>
        <draw:polyline draw:style-name="gr5" draw:text-style-name="P1" draw:layer="layout" svg:width="0.017cm" svg:height="0cm" svg:x="5.528cm" svg:y="12.941cm" svg:viewBox="0 0 18 1" draw:points="0,1 2,0 15,0 18,1">
          <text:p/>
        </draw:polyline>
        <draw:polyline draw:style-name="gr5" draw:text-style-name="P1" draw:layer="layout" svg:width="0.018cm" svg:height="0cm" svg:x="14.178cm" svg:y="12.941cm" svg:viewBox="0 0 19 1" draw:points="0,1 4,0 13,0 17,1 19,1">
          <text:p/>
        </draw:polyline>
        <draw:polyline draw:style-name="gr5" draw:text-style-name="P1" draw:layer="layout" svg:width="0.012cm" svg:height="0cm" svg:x="5.387cm" svg:y="12.941cm" svg:viewBox="0 0 13 1" draw:points="0,1 4,0 8,0 12,0 13,1">
          <text:p/>
        </draw:polyline>
        <draw:polyline draw:style-name="gr5" draw:text-style-name="P1" draw:layer="layout" svg:width="0.017cm" svg:height="0cm" svg:x="5.499cm" svg:y="12.941cm" svg:viewBox="0 0 18 1" draw:points="0,1 2,0 15,0 18,1">
          <text:p/>
        </draw:polyline>
        <draw:polyline draw:style-name="gr5" draw:text-style-name="P1" draw:layer="layout" svg:width="0.011cm" svg:height="0cm" svg:x="5.359cm" svg:y="12.941cm" svg:viewBox="0 0 12 1" draw:points="0,1 2,0 6,0 10,0 12,1">
          <text:p/>
        </draw:polyline>
        <draw:polyline draw:style-name="gr5" draw:text-style-name="P1" draw:layer="layout" svg:width="0.019cm" svg:height="0cm" svg:x="5.555cm" svg:y="12.941cm" svg:viewBox="0 0 20 1" draw:points="0,1 1,0 5,0 17,0 20,1">
          <text:p/>
        </draw:polyline>
        <draw:line draw:style-name="gr5" draw:text-style-name="P1" draw:layer="layout" svg:x1="12.241cm" svg:y1="12.942cm" svg:x2="12.265cm" svg:y2="12.942cm">
          <text:p/>
        </draw:line>
        <draw:polyline draw:style-name="gr5" draw:text-style-name="P1" draw:layer="layout" svg:width="0.009cm" svg:height="0cm" svg:x="13.823cm" svg:y="12.941cm" svg:viewBox="0 0 10 1" draw:points="0,1 1,1 5,0 9,1 10,1">
          <text:p/>
        </draw:polyline>
        <draw:line draw:style-name="gr5" draw:text-style-name="P1" draw:layer="layout" svg:x1="5.219cm" svg:y1="12.942cm" svg:x2="5.224cm" svg:y2="12.942cm">
          <text:p/>
        </draw:line>
        <draw:line draw:style-name="gr5" draw:text-style-name="P1" draw:layer="layout" svg:x1="13.42cm" svg:y1="12.942cm" svg:x2="13.423cm" svg:y2="12.942cm">
          <text:p/>
        </draw:line>
        <draw:line draw:style-name="gr5" draw:text-style-name="P1" draw:layer="layout" svg:x1="13.592cm" svg:y1="12.942cm" svg:x2="13.599cm" svg:y2="12.942cm">
          <text:p/>
        </draw:line>
        <draw:polyline draw:style-name="gr5" draw:text-style-name="P1" draw:layer="layout" svg:width="0.008cm" svg:height="0cm" svg:x="5.332cm" svg:y="12.941cm" svg:viewBox="0 0 9 1" draw:points="0,1 3,0 7,0 9,1">
          <text:p/>
        </draw:polyline>
        <draw:line draw:style-name="gr5" draw:text-style-name="P1" draw:layer="layout" svg:x1="12.49cm" svg:y1="12.942cm" svg:x2="12.501cm" svg:y2="12.942cm">
          <text:p/>
        </draw:line>
        <draw:line draw:style-name="gr5" draw:text-style-name="P1" draw:layer="layout" svg:x1="13.279cm" svg:y1="12.942cm" svg:x2="13.282cm" svg:y2="12.942cm">
          <text:p/>
        </draw:line>
        <draw:polyline draw:style-name="gr5" draw:text-style-name="P1" draw:layer="layout" svg:width="0.006cm" svg:height="0cm" svg:x="5.304cm" svg:y="12.941cm" svg:viewBox="0 0 7 1" draw:points="0,1 1,0 5,0 7,1">
          <text:p/>
        </draw:polyline>
        <draw:polyline draw:style-name="gr5" draw:text-style-name="P1" draw:layer="layout" svg:width="0.004cm" svg:height="0cm" svg:x="5.247cm" svg:y="12.941cm" svg:viewBox="0 0 5 1" draw:points="0,1 2,0 5,1">
          <text:p/>
        </draw:polyline>
        <draw:line draw:style-name="gr5" draw:text-style-name="P1" draw:layer="layout" svg:x1="12.476cm" svg:y1="12.942cm" svg:x2="12.48cm" svg:y2="12.942cm">
          <text:p/>
        </draw:line>
        <draw:line draw:style-name="gr5" draw:text-style-name="P1" draw:layer="layout" svg:x1="12.7cm" svg:y1="12.942cm" svg:x2="12.704cm" svg:y2="12.942cm">
          <text:p/>
        </draw:line>
        <draw:polyline draw:style-name="gr5" draw:text-style-name="P1" draw:layer="layout" svg:width="0.002cm" svg:height="0cm" svg:x="5.163cm" svg:y="12.941cm" svg:viewBox="0 0 3 1" draw:points="0,1 2,0 3,1">
          <text:p/>
        </draw:polyline>
        <draw:polyline draw:style-name="gr5" draw:text-style-name="P1" draw:layer="layout" svg:width="0cm" svg:height="0cm" svg:x="5.078cm" svg:y="12.942cm" svg:viewBox="0 0 0 0" draw:points="0,0">
          <text:p/>
        </draw:polyline>
        <draw:polyline draw:style-name="gr11" draw:text-style-name="P1" draw:layer="layout" svg:width="0.016cm" svg:height="0.003cm" svg:x="5.443cm" svg:y="12.94cm" svg:viewBox="0 0 17 4" draw:points="0,4 3,2 7,0 13,0 17,4">
          <text:p/>
        </draw:polyline>
        <draw:polyline draw:style-name="gr11" draw:text-style-name="P1" draw:layer="layout" svg:width="6.395cm" svg:height="0.382cm" svg:x="5.665cm" svg:y="12.56cm" svg:viewBox="0 0 6396 383" draw:points="0,383 4,382 8,381 12,381 25,381 29,382 33,381 38,381 54,381 58,382 62,381 78,381 82,381 86,382 90,381 117,381 121,381 133,381 137,380 141,380 145,381 148,380 164,380 168,380 172,381 176,380 188,380 192,380 199,380 203,380 211,380 215,380 219,380 223,380 246,380 250,380 274,380 278,380 282,380 290,380 301,380 305,380 331,380 339,380 348,380 352,381 361,381 365,381 369,381 373,381 437,381 441,380 450,380 454,381 479,381 484,380 531,380 535,380 543,380 548,380 552,380 556,380 560,380 581,380 585,380 589,380 593,380 597,380 601,380 609,380 613,380 641,380 645,379 653,379 657,379 661,379 665,379 669,379 673,379 704,379 708,379 712,378 720,378 736,378 740,378 744,378 748,378 760,378 768,378 772,378 776,378 784,377 788,377 792,377 799,377 803,377 807,377 811,377 815,377 840,377 844,377 909,377 917,377 934,377 939,377 952,377 956,377 965,377 969,377 977,377 982,377 986,377 990,376 1016,376 1020,376 1025,376 1029,376 1033,376 1038,376 1042,376 1046,376 1050,376 1055,376 1059,376 1068,376 1072,375 1076,375 1081,375 1089,375 1106,375 1111,375 1115,375 1119,375 1123,374 1127,374 1132,374 1136,374 1140,374 1144,374 1148,374 1153,374 1174,374 1178,374 1225,374 1229,374 1233,374 1237,374 1241,374 1246,374 1250,373 1275,373 1279,373 1284,373 1292,373 1296,373 1300,373 1305,373 1309,373 1313,373 1322,373 1326,372 1330,372 1339,372 1343,372 1347,372 1351,372 1360,372 1364,372 1372,371 1376,371 1380,371 1384,371 1400,371 1404,371 1408,371 1412,371 1416,371 1428,371 1432,371 1436,371 1439,371 1443,371 1447,371 1459,371 1463,370 1475,370 1483,370 1487,370 1502,370 1510,369 1514,369 1518,369 1522,369 1526,369 1530,369 1534,369 1538,369 1542,369 1550,368 1554,368 1558,368 1561,368 1565,368 1573,368 1577,368 1585,368 1589,368 1597,368 1601,368 1609,368 1613,367 1621,367 1624,367 1628,367 1650,367 1654,367 1658,366 1663,366 1667,366 1671,366 1688,366 1697,366 1701,365 1714,365 1718,365 1722,365 1731,365 1735,365 1739,365 1744,364 1748,364 1752,364 1756,364 1765,364 1769,364 1825,362 1829,362 1842,362 1846,362 1850,361 1868,361 1872,361 1880,360 1893,360 1897,360 1902,360 1910,360 1918,359 1926,359 1934,359 1950,358 1953,358 1957,358 1961,358 1965,358 2029,355 2037,355 2057,355 2061,355 2065,355 2069,354 2073,354 2077,354 2081,354 2085,353 2089,353 2093,353 2097,353 2109,352 2113,352 2129,351 2133,351 2137,351 2141,351 2157,350 2161,350 2165,349 2172,349 2176,349 2180,349 2188,348 2192,348 2196,348 2200,348 2204,347 2208,347 2211,347 2219,347 2223,346 2227,346 2231,346 2235,346 2239,346 2243,345 2247,345 2254,345 2258,344 2262,344 2266,344 2274,343 2278,343 2282,343 2286,343 2290,343 2297,342 2313,341 2344,339 2348,339 2352,338 2356,338 2364,337 2368,337 2372,337 2376,336 2379,336 2383,336 2387,336 2391,335 2395,335 2399,335 2407,334 2415,334 2424,333 2441,331 2475,328 2479,328 2492,327 2509,325 2543,321 2547,321 2551,320 2564,319 2568,319 2576,318 2581,317 2585,317 2589,316 2593,316 2610,314 2615,313 2619,312 2623,312 2627,311 2644,309 2678,304 2686,303 2694,302 2698,301 2702,301 2710,299 2741,294 2745,293 2749,293 2757,291 2773,288 2805,282 2809,281 2813,280 2821,278 2836,275 2844,273 2848,272 2852,271 2860,269 2864,269 2872,266 2876,265 2884,263 2900,258 2931,249 2936,247 2940,246 2944,244 2948,243 2957,241 2966,238 2970,237 2974,236 2983,233 2991,230 3000,227 3004,225 3008,222 3013,222 3017,220 3034,213 3069,198 3086,190 3103,181 3137,162 3206,120 3210,118 3214,115 3223,109 3239,98 3273,75 3277,73 3281,70 3290,65 3307,53 3311,51 3315,48 3324,44 3340,34 3345,32 3349,30 3357,26 3361,24 3366,22 3374,18 3378,17 3382,15 3391,12 3395,11 3399,9 3403,8 3408,7 3412,6 3416,5 3420,4 3425,4 3429,3 3433,3 3437,2 3441,2 3446,1 3450,1 3454,1 3458,1 3462,0 3467,0 3471,0 3475,0 3479,1 3483,1 3487,1 3491,2 3495,2 3499,3 3506,4 3510,4 3514,5 3518,6 3522,6 3526,7 3530,8 3534,10 3538,11 3542,12 3546,14 3554,16 3558,17 3561,19 3569,21 3573,23 3577,24 3585,27 3589,29 3593,31 3601,35 3605,36 3609,38 3616,42 3632,50 3664,66 3726,101 3735,106 3743,111 3760,121 3794,141 3863,180 3867,183 3871,185 3880,190 3897,199 3932,217 4000,250 4004,251 4008,253 4016,256 4032,263 4063,275 4067,276 4079,281 4095,286 4099,287 4111,291 4127,296 4131,297 4135,299 4143,301 4159,305 4163,306 4167,307 4175,310 4195,315 4199,315 4207,317 4222,321 4254,328 4258,328 4262,329 4270,331 4285,334 4317,339 4320,340 4324,340 4332,341 4348,344 4379,348 4383,348 4387,349 4391,349 4394,350 4410,352 4414,352 4418,353 4426,354 4429,354 4433,354 4437,355 4441,355 4445,356 4449,356 4453,356 4457,357 4461,357 4465,357 4472,358 4476,359 4484,359 4488,359 4492,360 4500,361 4504,361 4508,361 4512,361 4516,362 4520,362 4537,363 4571,365 4580,366 4588,366 4592,367 4597,367 4601,367 4605,367 4609,367 4618,368 4622,368 4626,368 4630,369 4635,369 4639,369 4643,369 4651,369 4656,370 4660,370 4664,370 4673,371 4677,371 4685,371 4690,371 4694,371 4698,372 4702,372 4711,372 4715,372 4723,372 4728,373 4732,373 4740,373 4749,373 4753,373 4757,373 4766,373 4770,373 4774,374 4778,374 4782,374 4786,374 4798,374 4802,374 4810,374 4814,374 4818,375 4825,375 4829,375 4833,375 4841,375 4845,375 4853,375 4857,375 4865,375 4873,376 4885,376 4889,375 4893,375 4896,376 4904,376 4916,376 4920,376 4924,376 4928,376 4932,376 4936,376 4940,376 4944,376 4948,376 4956,377 4971,377 4975,377 4983,377 4987,377 4995,377 5027,377 5035,377 5039,377 5048,377 5052,378 5065,378 5069,378 5086,378 5091,378 5099,378 5103,378 5121,378 5125,378 5138,378 5142,378 5181,378 5185,378 5202,378 5206,378 5219,378 5223,379 5249,379 5253,379 5279,379 5283,379 5308,379 5312,379 5340,379 5348,379 5364,379 5384,379 5388,379 5416,379 5420,380 5456,380 5460,380 5476,380 5480,380 5488,380 5492,380 5496,380 5500,380 5504,380 5508,380 5548,380 5552,380 5571,380 5575,380 5595,380 5599,380 5622,380 5626,381 5650,381 5654,381 5661,381 5665,381 5669,381 5673,381 5677,381 5681,381 5693,381 5697,381 5701,381 5705,381 5728,381 5732,381 5752,381 5755,381 5795,381 5798,381 5828,381 5832,381 5840,381 5845,381 5849,381 5853,381 5862,381 5866,382 5925,382 5929,382 5968,382 5972,382 5980,382 5985,382 5997,382 6002,382 6027,382 6031,382 6044,382 6048,382 6053,382 6090,382 6094,382 6138,382 6141,382 6165,382 6169,382 6177,382 6181,382 6185,382 6189,382 6201,382 6205,382 6233,382 6237,382 6253,382 6256,382 6260,382 6264,382 6272,382 6276,382 6280,382 6284,382 6300,382 6304,382 6332,382 6336,382 6349,382 6353,382 6388,382 6392,383 6396,383">
          <text:p/>
        </draw:polyline>
        <draw:polyline draw:style-name="gr11" draw:text-style-name="P1" draw:layer="layout" svg:width="0.044cm" svg:height="0cm" svg:x="12.228cm" svg:y="12.941cm" svg:viewBox="0 0 45 1" draw:points="0,1 17,1 21,0 30,0 34,1 45,1">
          <text:p/>
        </draw:polyline>
        <draw:polyline draw:style-name="gr11" draw:text-style-name="P1" draw:layer="layout" svg:width="0.022cm" svg:height="0.001cm" svg:x="5.583cm" svg:y="12.941cm" svg:viewBox="0 0 23 2" draw:points="0,2 2,0 6,0 20,0 23,2">
          <text:p/>
        </draw:polyline>
        <draw:polyline draw:style-name="gr11" draw:text-style-name="P1" draw:layer="layout" svg:width="0.079cm" svg:height="0cm" svg:x="12.093cm" svg:y="12.941cm" svg:viewBox="0 0 80 1" draw:points="0,1 2,1 6,0 10,0 14,0 23,0 27,0 53,0 57,0 62,0 66,0 70,0 74,1 80,1">
          <text:p/>
        </draw:polyline>
        <draw:line draw:style-name="gr11" draw:text-style-name="P1" draw:layer="layout" svg:x1="12.404cm" svg:y1="12.942cm" svg:x2="12.435cm" svg:y2="12.942cm">
          <text:p/>
        </draw:line>
        <draw:polyline draw:style-name="gr11" draw:text-style-name="P1" draw:layer="layout" svg:width="0.028cm" svg:height="0.003cm" svg:x="5.637cm" svg:y="12.94cm" svg:viewBox="0 0 29 4" draw:points="0,4 3,2 8,0 12,0 16,0 25,0 29,4">
          <text:p/>
        </draw:polyline>
        <draw:polyline draw:style-name="gr11" draw:text-style-name="P1" draw:layer="layout" svg:width="0.025cm" svg:height="0cm" svg:x="12.189cm" svg:y="12.941cm" svg:viewBox="0 0 26 1" draw:points="0,1 4,1 8,0 17,0 21,1 26,1">
          <text:p/>
        </draw:polyline>
        <draw:polyline draw:style-name="gr11" draw:text-style-name="P1" draw:layer="layout" svg:width="0.029cm" svg:height="0cm" svg:x="12.472cm" svg:y="12.941cm" svg:viewBox="0 0 30 1" draw:points="0,1 18,1 22,0 26,1 30,1">
          <text:p/>
        </draw:polyline>
        <draw:polyline draw:style-name="gr11" draw:text-style-name="P1" draw:layer="layout" svg:width="0.017cm" svg:height="0.003cm" svg:x="5.471cm" svg:y="12.94cm" svg:viewBox="0 0 18 4" draw:points="0,4 1,2 5,0 14,0 18,4">
          <text:p/>
        </draw:polyline>
        <draw:polyline draw:style-name="gr11" draw:text-style-name="P1" draw:layer="layout" svg:width="0.024cm" svg:height="0.003cm" svg:x="5.611cm" svg:y="12.94cm" svg:viewBox="0 0 25 4" draw:points="0,4 3,2 12,2 17,0 21,0 25,4">
          <text:p/>
        </draw:polyline>
        <draw:polyline draw:style-name="gr11" draw:text-style-name="P1" draw:layer="layout" svg:width="0.005cm" svg:height="0cm" svg:x="5.276cm" svg:y="12.941cm" svg:viewBox="0 0 6 1" draw:points="0,1 3,0 6,1">
          <text:p/>
        </draw:polyline>
        <draw:polyline draw:style-name="gr11" draw:text-style-name="P1" draw:layer="layout" svg:width="0.036cm" svg:height="0cm" svg:x="12.355cm" svg:y="12.941cm" svg:viewBox="0 0 37 1" draw:points="0,1 8,1 13,0 21,0 25,1 37,1">
          <text:p/>
        </draw:polyline>
        <draw:polyline draw:style-name="gr11" draw:text-style-name="P1" draw:layer="layout" svg:width="0.014cm" svg:height="0.003cm" svg:x="5.415cm" svg:y="12.94cm" svg:viewBox="0 0 15 4" draw:points="0,4 1,2 6,0 11,0 15,4">
          <text:p/>
        </draw:polyline>
        <draw:polyline draw:style-name="gr11" draw:text-style-name="P1" draw:layer="layout" svg:width="0.002cm" svg:height="0cm" svg:x="5.192cm" svg:y="12.941cm" svg:viewBox="0 0 3 1" draw:points="0,1 2,0 3,1">
          <text:p/>
        </draw:polyline>
        <draw:polyline draw:style-name="gr11" draw:text-style-name="P1" draw:layer="layout" svg:width="0.02cm" svg:height="0.003cm" svg:x="5.527cm" svg:y="12.94cm" svg:viewBox="0 0 21 4" draw:points="0,4 3,0 17,0 21,4">
          <text:p/>
        </draw:polyline>
        <draw:polyline draw:style-name="gr11" draw:text-style-name="P1" draw:layer="layout" svg:width="0.018cm" svg:height="0cm" svg:x="14.178cm" svg:y="12.941cm" svg:viewBox="0 0 19 1" draw:points="0,1 4,0 13,0 17,1 19,1">
          <text:p/>
        </draw:polyline>
        <draw:polyline draw:style-name="gr11" draw:text-style-name="P1" draw:layer="layout" svg:width="0.013cm" svg:height="0.003cm" svg:x="5.387cm" svg:y="12.94cm" svg:viewBox="0 0 14 4" draw:points="0,4 4,0 9,0 13,2 14,4">
          <text:p/>
        </draw:polyline>
        <draw:polyline draw:style-name="gr11" draw:text-style-name="P1" draw:layer="layout" svg:width="0.018cm" svg:height="0.003cm" svg:x="5.499cm" svg:y="12.94cm" svg:viewBox="0 0 19 4" draw:points="0,4 2,2 6,0 15,0 19,4">
          <text:p/>
        </draw:polyline>
        <draw:polyline draw:style-name="gr11" draw:text-style-name="P1" draw:layer="layout" svg:width="0.012cm" svg:height="0.003cm" svg:x="5.359cm" svg:y="12.94cm" svg:viewBox="0 0 13 4" draw:points="0,4 2,2 7,0 11,2 13,4">
          <text:p/>
        </draw:polyline>
        <draw:polyline draw:style-name="gr11" draw:text-style-name="P1" draw:layer="layout" svg:width="0.021cm" svg:height="0.001cm" svg:x="5.555cm" svg:y="12.941cm" svg:viewBox="0 0 22 2" draw:points="0,2 1,0 5,0 18,0 22,2">
          <text:p/>
        </draw:polyline>
        <draw:polyline draw:style-name="gr11" draw:text-style-name="P1" draw:layer="layout" svg:width="0.009cm" svg:height="0cm" svg:x="13.823cm" svg:y="12.941cm" svg:viewBox="0 0 10 1" draw:points="0,1 1,1 5,0 9,1 10,1">
          <text:p/>
        </draw:polyline>
        <draw:line draw:style-name="gr11" draw:text-style-name="P1" draw:layer="layout" svg:x1="5.219cm" svg:y1="12.942cm" svg:x2="5.224cm" svg:y2="12.942cm">
          <text:p/>
        </draw:line>
        <draw:line draw:style-name="gr11" draw:text-style-name="P1" draw:layer="layout" svg:x1="13.42cm" svg:y1="12.942cm" svg:x2="13.423cm" svg:y2="12.942cm">
          <text:p/>
        </draw:line>
        <draw:line draw:style-name="gr11" draw:text-style-name="P1" draw:layer="layout" svg:x1="13.592cm" svg:y1="12.942cm" svg:x2="13.599cm" svg:y2="12.942cm">
          <text:p/>
        </draw:line>
        <draw:polyline draw:style-name="gr11" draw:text-style-name="P1" draw:layer="layout" svg:width="0.01cm" svg:height="0.003cm" svg:x="5.331cm" svg:y="12.94cm" svg:viewBox="0 0 11 4" draw:points="0,4 5,0 9,2 11,4">
          <text:p/>
        </draw:polyline>
        <draw:line draw:style-name="gr11" draw:text-style-name="P1" draw:layer="layout" svg:x1="12.627cm" svg:y1="12.942cm" svg:x2="12.63cm" svg:y2="12.942cm">
          <text:p/>
        </draw:line>
        <draw:line draw:style-name="gr11" draw:text-style-name="P1" draw:layer="layout" svg:x1="13.279cm" svg:y1="12.942cm" svg:x2="13.282cm" svg:y2="12.942cm">
          <text:p/>
        </draw:line>
        <draw:polyline draw:style-name="gr11" draw:text-style-name="P1" draw:layer="layout" svg:width="0.006cm" svg:height="0cm" svg:x="5.304cm" svg:y="12.941cm" svg:viewBox="0 0 7 1" draw:points="0,1 1,0 5,0 7,1">
          <text:p/>
        </draw:polyline>
        <draw:polyline draw:style-name="gr11" draw:text-style-name="P1" draw:layer="layout" svg:width="0.004cm" svg:height="0cm" svg:x="5.247cm" svg:y="12.941cm" svg:viewBox="0 0 5 1" draw:points="0,1 2,0 5,1">
          <text:p/>
        </draw:polyline>
        <draw:line draw:style-name="gr11" draw:text-style-name="P1" draw:layer="layout" svg:x1="12.7cm" svg:y1="12.942cm" svg:x2="12.704cm" svg:y2="12.942cm">
          <text:p/>
        </draw:line>
        <draw:line draw:style-name="gr11" draw:text-style-name="P1" draw:layer="layout" svg:x1="12.559cm" svg:y1="12.942cm" svg:x2="12.561cm" svg:y2="12.942cm">
          <text:p/>
        </draw:line>
        <draw:polyline draw:style-name="gr11" draw:text-style-name="P1" draw:layer="layout" svg:width="0.002cm" svg:height="0cm" svg:x="5.163cm" svg:y="12.941cm" svg:viewBox="0 0 3 1" draw:points="0,1 2,0 3,1">
          <text:p/>
        </draw:polyline>
        <draw:polyline draw:style-name="gr11" draw:text-style-name="P1" draw:layer="layout" svg:width="0cm" svg:height="0cm" svg:x="5.078cm" svg:y="12.942cm" svg:viewBox="0 0 0 0" draw:points="0,0">
          <text:p/>
        </draw:polyline>
        <draw:polyline draw:style-name="gr11" draw:text-style-name="P1" draw:layer="layout" svg:width="0.14cm" svg:height="0cm" svg:x="5.665cm" svg:y="12.941cm" svg:viewBox="0 0 141 1" draw:points="0,1 4,0 12,0 17,0 25,0 29,0 33,0 38,0 42,0 62,0 66,0 86,0 90,0 98,0 101,0 117,0 121,0 125,0 133,0 137,1 141,1">
          <text:p/>
        </draw:polyline>
        <draw:polyline draw:style-name="gr11" draw:text-style-name="P1" draw:layer="layout" svg:width="5.438cm" svg:height="0.098cm" svg:x="6.21cm" svg:y="12.844cm" svg:viewBox="0 0 5439 99" draw:points="0,99 3,99 7,98 11,98 15,98 19,98 24,98 52,98 56,98 60,98 64,98 72,98 80,98 92,98 96,98 104,98 108,98 112,98 116,98 120,98 128,98 131,98 135,98 139,98 143,98 147,98 155,98 159,98 167,98 175,98 183,98 187,98 223,98 227,98 254,98 258,98 291,98 295,98 303,98 308,98 321,98 325,98 329,98 334,98 346,98 351,98 355,98 359,98 364,98 368,98 372,98 385,98 389,98 407,98 411,97 415,97 420,97 424,97 428,97 432,97 437,97 450,97 454,97 471,97 475,97 484,97 488,97 540,97 544,98 566,98 570,97 587,97 591,97 616,97 620,97 629,97 633,97 637,97 646,97 650,97 654,97 663,97 667,97 675,97 680,96 709,96 713,97 722,97 726,97 747,97 751,97 764,97 768,97 777,97 781,97 815,97 819,96 823,96 827,96 835,96 839,96 843,96 847,96 851,96 855,96 859,96 863,96 867,96 879,96 883,96 894,96 898,96 914,96 918,96 957,96 961,96 969,96 973,96 981,96 985,96 989,96 993,95 997,95 1001,95 1032,95 1036,95 1048,95 1052,96 1056,96 1060,96 1064,96 1068,96 1072,95 1076,95 1079,95 1083,95 1088,95 1101,95 1105,95 1109,95 1118,95 1122,95 1126,95 1130,95 1139,95 1143,95 1148,95 1164,95 1169,95 1190,95 1194,95 1203,95 1207,94 1211,94 1220,94 1224,94 1229,94 1233,94 1237,94 1241,94 1246,94 1263,94 1271,94 1280,94 1284,94 1293,94 1301,94 1318,94 1323,94 1327,94 1331,93 1361,93 1365,94 1369,93 1373,93 1377,93 1385,93 1389,93 1393,93 1397,93 1401,93 1405,93 1408,93 1412,93 1432,93 1436,93 1440,93 1444,92 1456,92 1460,93 1468,92 1472,92 1476,92 1484,92 1488,92 1524,92 1528,92 1532,92 1536,92 1540,92 1548,91 1552,91 1560,91 1564,91 1580,91 1584,91 1588,91 1600,91 1604,91 1612,91 1616,90 1631,90 1635,90 1639,90 1643,90 1647,90 1670,90 1674,90 1678,90 1682,90 1694,90 1698,90 1706,90 1709,89 1713,89 1717,89 1721,89 1725,89 1729,89 1745,89 1752,89 1756,89 1760,89 1768,89 1772,88 1776,88 1780,88 1784,88 1788,88 1791,88 1807,88 1811,88 1819,88 1823,87 1827,87 1834,87 1838,87 1846,87 1850,87 1854,87 1858,87 1862,87 1866,87 1870,87 1879,87 1892,86 1909,86 1913,86 1917,86 1925,86 1930,85 1934,85 1947,85 1952,85 1965,85 1969,85 1977,85 1982,84 1986,84 1990,84 2003,83 2007,83 2011,83 2015,83 2020,83 2028,83 2037,83 2041,83 2054,82 2058,82 2062,82 2071,82 2075,81 2083,81 2092,81 2096,81 2100,81 2109,80 2113,80 2117,80 2121,80 2126,79 2130,79 2134,79 2142,79 2146,79 2150,79 2154,79 2158,78 2162,78 2166,78 2170,78 2174,78 2178,77 2182,77 2186,77 2190,77 2193,77 2197,77 2201,76 2205,76 2209,76 2213,76 2221,75 2225,75 2233,75 2237,75 2241,74 2245,74 2249,74 2253,74 2257,74 2261,74 2265,73 2269,73 2277,72 2280,72 2284,72 2288,71 2292,71 2296,71 2300,71 2304,71 2308,70 2312,70 2316,70 2320,70 2324,70 2328,69 2332,69 2336,68 2344,67 2348,67 2352,66 2356,66 2360,66 2368,65 2372,65 2375,64 2379,64 2383,64 2387,64 2392,63 2396,63 2400,63 2404,62 2409,62 2413,62 2422,62 2426,62 2430,61 2435,61 2439,61 2443,60 2452,59 2456,59 2460,59 2464,57 2469,57 2473,57 2477,56 2482,56 2486,56 2490,55 2525,51 2529,50 2533,50 2537,49 2542,49 2546,48 2559,47 2563,46 2567,46 2572,45 2576,44 2580,44 2585,43 2593,41 2597,40 2602,40 2610,39 2627,36 2632,35 2636,34 2640,33 2645,32 2649,31 2653,31 2657,30 2662,29 2666,29 2670,28 2674,27 2679,27 2683,25 2687,24 2691,23 2695,23 2700,22 2704,22 2708,21 2712,20 2729,17 2733,16 2737,15 2742,14 2746,14 2750,13 2754,13 2758,12 2763,11 2767,10 2771,8 2775,8 2780,7 2784,7 2788,6 2792,6 2796,5 2801,5 2805,4 2809,3 2813,2 2817,2 2822,2 2830,2 2834,2 2838,1 2843,1 2847,1 2851,1 2855,1 2859,0 2864,0 2868,0 2872,1 2876,0 2885,0 2889,1 2897,1 2902,1 2906,1 2910,1 2914,2 2918,2 2923,3 2927,3 2931,3 2935,3 2939,4 2943,4 2947,5 2951,5 2955,6 2959,6 2962,7 2970,7 2974,7 2978,7 2982,8 2986,8 2990,10 2994,11 2998,11 3002,12 3006,13 3010,14 3014,15 3017,15 3021,15 3025,16 3029,16 3033,16 3037,17 3041,17 3045,18 3049,19 3057,21 3061,22 3065,22 3072,24 3076,25 3080,26 3084,27 3088,28 3092,28 3096,28 3100,29 3104,29 3108,30 3112,31 3120,32 3182,42 3195,44 3199,45 3204,45 3208,45 3212,46 3216,46 3221,47 3229,49 3234,50 3238,51 3242,51 3246,51 3250,52 3255,52 3259,52 3263,53 3268,53 3272,54 3276,55 3284,57 3297,59 3302,59 3306,59 3310,60 3314,60 3319,61 3323,61 3327,62 3331,63 3344,64 3348,65 3353,66 3357,66 3361,66 3378,67 3382,68 3387,69 3391,70 3400,70 3404,71 3408,71 3412,72 3425,73 3429,73 3434,73 3438,73 3442,74 3455,75 3467,77 3471,77 3475,77 3495,78 3499,79 3510,79 3518,80 3522,81 3526,81 3530,81 3534,81 3550,82 3558,82 3570,83 3574,84 3582,84 3586,84 3590,85 3594,85 3598,85 3614,86 3618,86 3622,86 3630,87 3634,87 3646,87 3650,87 3658,88 3662,88 3670,88 3677,88 3709,90 3713,90 3717,90 3721,90 3725,90 3729,90 3733,90 3737,90 3740,90 3772,91 3775,91 3779,92 3783,92 3791,92 3799,92 3803,92 3834,93 3838,93 3842,93 3846,93 3849,93 3853,93 3861,93 3865,94 3869,94 3873,94 3877,94 3881,94 3884,94 3888,94 3896,95 3900,95 3904,95 3908,95 3912,95 3916,95 3923,95 3927,95 3931,95 3935,95 3939,95 3959,95 3963,95 3967,95 3971,95 3980,96 3984,96 3988,96 3992,96 3997,96 4001,96 4018,96 4022,96 4030,96 4035,96 4039,96 4043,96 4047,96 4056,96 4060,96 4068,96 4073,96 4077,97 4081,97 4085,96 4090,97 4094,96 4098,97 4102,96 4106,96 4111,97 4115,97 4119,97 4123,97 4128,97 4136,97 4140,97 4145,97 4149,97 4153,97 4161,97 4166,97 4170,97 4178,97 4183,97 4187,97 4191,97 4195,97 4208,97 4212,97 4216,97 4221,97 4225,97 4237,97 4241,97 4245,97 4249,97 4257,97 4261,97 4280,97 4284,97 4288,97 4292,97 4296,97 4300,98 4324,98 4328,98 4332,98 4340,98 4344,97 4351,97 4359,98 4363,98 4379,98 4383,98 4391,98 4395,98 4399,98 4403,98 4411,98 4414,98 4418,98 4430,98 4434,98 4454,98 4458,98 4462,98 4490,98 4494,98 4503,98 4507,98 4520,98 4524,98 4584,98 4589,98 4674,98 4678,98 4683,98 4742,98 4747,98 4771,98 4775,98 4823,98 4827,98 4935,98 4939,98 4947,98 4951,98 4963,98 4967,98 4983,98 4987,98 4991,98 4995,98 5022,98 5026,98 5030,98 5034,98 5081,98 5085,98 5093,98 5097,98 5109,98 5113,98 5120,98 5124,99 5136,99 5140,98 5148,98 5152,98 5163,98 5167,98 5175,98 5179,98 5203,98 5207,98 5321,98 5325,99 5333,99 5338,98 5380,98 5384,99 5397,99 5401,98 5427,98 5431,99 5439,99">
          <text:p/>
        </draw:polyline>
        <draw:polyline draw:style-name="gr11" draw:text-style-name="P1" draw:layer="layout" svg:width="0.146cm" svg:height="0cm" svg:x="11.659cm" svg:y="12.941cm" svg:viewBox="0 0 147 1" draw:points="0,1 11,1 15,0 32,0 36,1 75,1 79,0 91,0 95,1 147,1">
          <text:p/>
        </draw:polyline>
        <draw:polyline draw:style-name="gr11" draw:text-style-name="P1" draw:layer="layout" svg:width="0.076cm" svg:height="0cm" svg:x="11.936cm" svg:y="12.941cm" svg:viewBox="0 0 77 1" draw:points="0,1 28,1 32,0 60,0 64,1 77,1">
          <text:p/>
        </draw:polyline>
        <draw:line draw:style-name="gr11" draw:text-style-name="P1" draw:layer="layout" svg:x1="11.866cm" svg:y1="12.942cm" svg:x2="11.881cm" svg:y2="12.942cm">
          <text:p/>
        </draw:line>
        <draw:polyline draw:style-name="gr11" draw:text-style-name="P1" draw:layer="layout" svg:width="0.025cm" svg:height="0cm" svg:x="5.639cm" svg:y="12.941cm" svg:viewBox="0 0 26 1" draw:points="0,1 5,1 9,0 22,0 26,1">
          <text:p/>
        </draw:polyline>
        <draw:line draw:style-name="gr11" draw:text-style-name="P1" draw:layer="layout" svg:x1="12.197cm" svg:y1="12.942cm" svg:x2="12.207cm" svg:y2="12.942cm">
          <text:p/>
        </draw:line>
        <draw:line draw:style-name="gr11" draw:text-style-name="P1" draw:layer="layout" svg:x1="11.887cm" svg:y1="12.942cm" svg:x2="11.903cm" svg:y2="12.942cm">
          <text:p/>
        </draw:line>
        <draw:polyline draw:style-name="gr11" draw:text-style-name="P1" draw:layer="layout" svg:width="0.02cm" svg:height="0cm" svg:x="11.827cm" svg:y="12.941cm" svg:viewBox="0 0 21 1" draw:points="0,1 10,1 14,0 18,1 21,1">
          <text:p/>
        </draw:polyline>
        <draw:line draw:style-name="gr11" draw:text-style-name="P1" draw:layer="layout" svg:x1="12.362cm" svg:y1="12.942cm" svg:x2="12.383cm" svg:y2="12.942cm">
          <text:p/>
        </draw:line>
        <draw:polyline draw:style-name="gr11" draw:text-style-name="P1" draw:layer="layout" svg:width="0.002cm" svg:height="0cm" svg:x="5.192cm" svg:y="12.941cm" svg:viewBox="0 0 3 1" draw:points="0,1 2,0 3,1">
          <text:p/>
        </draw:polyline>
        <draw:polyline draw:style-name="gr11" draw:text-style-name="P1" draw:layer="layout" svg:width="0.018cm" svg:height="0cm" svg:x="12.144cm" svg:y="12.941cm" svg:viewBox="0 0 19 1" draw:points="0,1 2,1 6,0 11,0 15,1 19,1">
          <text:p/>
        </draw:polyline>
        <draw:line draw:style-name="gr11" draw:text-style-name="P1" draw:layer="layout" svg:x1="12.409cm" svg:y1="12.942cm" svg:x2="12.426cm" svg:y2="12.942cm">
          <text:p/>
        </draw:line>
        <draw:polyline draw:style-name="gr11" draw:text-style-name="P1" draw:layer="layout" svg:width="0.018cm" svg:height="0cm" svg:x="14.178cm" svg:y="12.941cm" svg:viewBox="0 0 19 1" draw:points="0,1 4,0 13,0 17,1 19,1">
          <text:p/>
        </draw:polyline>
        <draw:polyline draw:style-name="gr11" draw:text-style-name="P1" draw:layer="layout" svg:width="0.025cm" svg:height="0cm" svg:x="12.102cm" svg:y="12.941cm" svg:viewBox="0 0 26 1" draw:points="0,1 5,1 10,0 14,1 26,1">
          <text:p/>
        </draw:polyline>
        <draw:line draw:style-name="gr11" draw:text-style-name="P1" draw:layer="layout" svg:x1="12.251cm" svg:y1="12.942cm" svg:x2="12.259cm" svg:y2="12.942cm">
          <text:p/>
        </draw:line>
        <draw:polyline draw:style-name="gr11" draw:text-style-name="P1" draw:layer="layout" svg:width="0.009cm" svg:height="0cm" svg:x="13.823cm" svg:y="12.941cm" svg:viewBox="0 0 10 1" draw:points="0,1 1,1 5,0 9,1 10,1">
          <text:p/>
        </draw:polyline>
        <draw:line draw:style-name="gr11" draw:text-style-name="P1" draw:layer="layout" svg:x1="5.219cm" svg:y1="12.942cm" svg:x2="5.224cm" svg:y2="12.942cm">
          <text:p/>
        </draw:line>
        <draw:line draw:style-name="gr11" draw:text-style-name="P1" draw:layer="layout" svg:x1="13.42cm" svg:y1="12.942cm" svg:x2="13.423cm" svg:y2="12.942cm">
          <text:p/>
        </draw:line>
        <draw:line draw:style-name="gr11" draw:text-style-name="P1" draw:layer="layout" svg:x1="13.592cm" svg:y1="12.942cm" svg:x2="13.599cm" svg:y2="12.942cm">
          <text:p/>
        </draw:line>
        <draw:line draw:style-name="gr11" draw:text-style-name="P1" draw:layer="layout" svg:x1="12.428cm" svg:y1="12.942cm" svg:x2="12.432cm" svg:y2="12.942cm">
          <text:p/>
        </draw:line>
        <draw:line draw:style-name="gr11" draw:text-style-name="P1" draw:layer="layout" svg:x1="12.491cm" svg:y1="12.942cm" svg:x2="12.5cm" svg:y2="12.942cm">
          <text:p/>
        </draw:line>
        <draw:line draw:style-name="gr11" draw:text-style-name="P1" draw:layer="layout" svg:x1="13.279cm" svg:y1="12.942cm" svg:x2="13.282cm" svg:y2="12.942cm">
          <text:p/>
        </draw:line>
        <draw:line draw:style-name="gr11" draw:text-style-name="P1" draw:layer="layout" svg:x1="12.7cm" svg:y1="12.942cm" svg:x2="12.703cm" svg:y2="12.942cm">
          <text:p/>
        </draw:line>
        <draw:polyline draw:style-name="gr11" draw:text-style-name="P1" draw:layer="layout" svg:width="0.002cm" svg:height="0cm" svg:x="5.163cm" svg:y="12.941cm" svg:viewBox="0 0 3 1" draw:points="0,1 2,0 3,1">
          <text:p/>
        </draw:polyline>
        <draw:line draw:style-name="gr11" draw:text-style-name="P1" draw:layer="layout" svg:x1="5.63cm" svg:y1="12.942cm" svg:x2="5.631cm" svg:y2="12.942cm">
          <text:p/>
        </draw:line>
        <draw:polyline draw:style-name="gr11" draw:text-style-name="P1" draw:layer="layout" svg:width="0cm" svg:height="0cm" svg:x="5.078cm" svg:y="12.942cm" svg:viewBox="0 0 0 0" draw:points="0,0">
          <text:p/>
        </draw:polyline>
        <draw:frame draw:style-name="gr7" draw:text-style-name="P5" draw:layer="layout" svg:width="0.688cm" svg:height="0.505cm" svg:x="6.914cm" svg:y="12.038cm">
          <draw:text-box>
            <text:p text:style-name="P4"><text:span text:style-name="T1">200</text:span></text:p>
          </draw:text-box>
        </draw:frame>
        <draw:frame draw:style-name="gr7" draw:text-style-name="P5" draw:layer="layout" svg:width="0.891cm" svg:height="0.505cm" svg:x="9.501cm" svg:y="12.175cm">
          <draw:text-box>
            <text:p text:style-name="P4"><text:span text:style-name="T1">SNR</text:span></text:p>
          </draw:text-box>
        </draw:frame>
        <draw:frame draw:style-name="gr7" draw:text-style-name="P5" draw:layer="layout" svg:width="0.456cm" svg:height="0.53cm" svg:x="10.389cm" svg:y="12.158cm">
          <draw:text-box>
            <text:p text:style-name="P4"><text:span text:style-name="T2">=</text:span></text:p>
          </draw:text-box>
        </draw:frame>
        <draw:line draw:style-name="gr8" draw:text-style-name="P1" draw:layer="layout" svg:x1="14.376cm" svg:y1="12.942cm" svg:x2="1.523cm" svg:y2="12.942cm">
          <text:p/>
        </draw:line>
        <draw:line draw:style-name="gr8" draw:text-style-name="P1" draw:layer="layout" svg:x1="1.523cm" svg:y1="12.942cm" svg:x2="1.523cm" svg:y2="10.371cm">
          <text:p/>
        </draw:line>
        <draw:line draw:style-name="gr8" draw:text-style-name="P1" draw:layer="layout" svg:x1="1.523cm" svg:y1="10.371cm" svg:x2="14.376cm" svg:y2="10.371cm">
          <text:p/>
        </draw:line>
        <draw:line draw:style-name="gr8" draw:text-style-name="P1" draw:layer="layout" svg:x1="14.376cm" svg:y1="10.371cm" svg:x2="14.376cm" svg:y2="12.942cm">
          <text:p/>
        </draw:line>
        <draw:line draw:style-name="gr9" draw:text-style-name="P1" draw:layer="layout" svg:x1="1.54cm" svg:y1="12.942cm" svg:x2="1.54cm" svg:y2="12.89cm">
          <text:p/>
        </draw:line>
        <draw:line draw:style-name="gr9" draw:text-style-name="P1" draw:layer="layout" svg:x1="2.342cm" svg:y1="12.942cm" svg:x2="2.342cm" svg:y2="12.89cm">
          <text:p/>
        </draw:line>
        <draw:line draw:style-name="gr9" draw:text-style-name="P1" draw:layer="layout" svg:x1="3.144cm" svg:y1="12.942cm" svg:x2="3.144cm" svg:y2="12.855cm">
          <text:p/>
        </draw:line>
        <draw:frame draw:style-name="gr7" draw:text-style-name="P5" draw:layer="layout" svg:width="0.916cm" svg:height="0.505cm" svg:x="10.684cm" svg:y="12.175cm">
          <draw:text-box>
            <text:p text:style-name="P4"><text:span text:style-name="T1">1000</text:span></text:p>
          </draw:text-box>
        </draw:frame>
        <draw:line draw:style-name="gr9" draw:text-style-name="P1" draw:layer="layout" svg:x1="3.946cm" svg:y1="12.942cm" svg:x2="3.946cm" svg:y2="12.89cm">
          <text:p/>
        </draw:line>
        <draw:line draw:style-name="gr9" draw:text-style-name="P1" draw:layer="layout" svg:x1="4.749cm" svg:y1="12.942cm" svg:x2="4.749cm" svg:y2="12.89cm">
          <text:p/>
        </draw:line>
        <draw:line draw:style-name="gr9" draw:text-style-name="P1" draw:layer="layout" svg:x1="5.551cm" svg:y1="12.942cm" svg:x2="5.551cm" svg:y2="12.89cm">
          <text:p/>
        </draw:line>
        <draw:line draw:style-name="gr9" draw:text-style-name="P1" draw:layer="layout" svg:x1="6.353cm" svg:y1="12.942cm" svg:x2="6.353cm" svg:y2="12.855cm">
          <text:p/>
        </draw:line>
        <draw:frame draw:style-name="gr7" draw:text-style-name="P5" draw:layer="layout" svg:width="0.456cm" svg:height="0.505cm" svg:x="3.03cm" svg:y="13.034cm">
          <draw:text-box>
            <text:p text:style-name="P4"><text:span text:style-name="T1">2</text:span></text:p>
          </draw:text-box>
        </draw:frame>
        <draw:line draw:style-name="gr9" draw:text-style-name="P1" draw:layer="layout" svg:x1="7.156cm" svg:y1="12.942cm" svg:x2="7.156cm" svg:y2="12.89cm">
          <text:p/>
        </draw:line>
        <draw:line draw:style-name="gr9" draw:text-style-name="P1" draw:layer="layout" svg:x1="7.958cm" svg:y1="12.942cm" svg:x2="7.958cm" svg:y2="12.89cm">
          <text:p/>
        </draw:line>
        <draw:line draw:style-name="gr9" draw:text-style-name="P1" draw:layer="layout" svg:x1="8.76cm" svg:y1="12.942cm" svg:x2="8.76cm" svg:y2="12.89cm">
          <text:p/>
        </draw:line>
        <draw:line draw:style-name="gr9" draw:text-style-name="P1" draw:layer="layout" svg:x1="9.562cm" svg:y1="12.942cm" svg:x2="9.562cm" svg:y2="12.855cm">
          <text:p/>
        </draw:line>
        <draw:frame draw:style-name="gr7" draw:text-style-name="P5" draw:layer="layout" svg:width="0.456cm" svg:height="0.505cm" svg:x="6.239cm" svg:y="13.034cm">
          <draw:text-box>
            <text:p text:style-name="P4"><text:span text:style-name="T1">4</text:span></text:p>
          </draw:text-box>
        </draw:frame>
        <draw:line draw:style-name="gr9" draw:text-style-name="P1" draw:layer="layout" svg:x1="10.365cm" svg:y1="12.942cm" svg:x2="10.365cm" svg:y2="12.89cm">
          <text:p/>
        </draw:line>
        <draw:line draw:style-name="gr9" draw:text-style-name="P1" draw:layer="layout" svg:x1="11.167cm" svg:y1="12.942cm" svg:x2="11.167cm" svg:y2="12.89cm">
          <text:p/>
        </draw:line>
        <draw:line draw:style-name="gr9" draw:text-style-name="P1" draw:layer="layout" svg:x1="11.969cm" svg:y1="12.942cm" svg:x2="11.969cm" svg:y2="12.89cm">
          <text:p/>
        </draw:line>
        <draw:line draw:style-name="gr9" draw:text-style-name="P1" draw:layer="layout" svg:x1="12.771cm" svg:y1="12.942cm" svg:x2="12.771cm" svg:y2="12.855cm">
          <text:p/>
        </draw:line>
        <draw:frame draw:style-name="gr7" draw:text-style-name="P5" draw:layer="layout" svg:width="0.456cm" svg:height="0.505cm" svg:x="9.448cm" svg:y="13.034cm">
          <draw:text-box>
            <text:p text:style-name="P4"><text:span text:style-name="T1">6</text:span></text:p>
          </draw:text-box>
        </draw:frame>
        <draw:line draw:style-name="gr9" draw:text-style-name="P1" draw:layer="layout" svg:x1="13.574cm" svg:y1="12.942cm" svg:x2="13.574cm" svg:y2="12.89cm">
          <text:p/>
        </draw:line>
        <draw:line draw:style-name="gr9" draw:text-style-name="P1" draw:layer="layout" svg:x1="14.376cm" svg:y1="12.942cm" svg:x2="14.376cm" svg:y2="12.89cm">
          <text:p/>
        </draw:line>
        <draw:line draw:style-name="gr9" draw:text-style-name="P1" draw:layer="layout" svg:x1="1.523cm" svg:y1="12.942cm" svg:x2="1.61cm" svg:y2="12.942cm">
          <text:p/>
        </draw:line>
        <draw:frame draw:style-name="gr7" draw:text-style-name="P5" draw:layer="layout" svg:width="0.456cm" svg:height="0.505cm" svg:x="12.658cm" svg:y="13.034cm">
          <draw:text-box>
            <text:p text:style-name="P4"><text:span text:style-name="T1">8</text:span></text:p>
          </draw:text-box>
        </draw:frame>
        <draw:line draw:style-name="gr9" draw:text-style-name="P1" draw:layer="layout" svg:x1="1.523cm" svg:y1="12.825cm" svg:x2="1.575cm" svg:y2="12.825cm">
          <text:p/>
        </draw:line>
        <draw:line draw:style-name="gr9" draw:text-style-name="P1" draw:layer="layout" svg:x1="1.523cm" svg:y1="12.708cm" svg:x2="1.575cm" svg:y2="12.708cm">
          <text:p/>
        </draw:line>
        <draw:line draw:style-name="gr9" draw:text-style-name="P1" draw:layer="layout" svg:x1="1.523cm" svg:y1="12.591cm" svg:x2="1.575cm" svg:y2="12.591cm">
          <text:p/>
        </draw:line>
        <draw:line draw:style-name="gr9" draw:text-style-name="P1" draw:layer="layout" svg:x1="1.523cm" svg:y1="12.474cm" svg:x2="1.61cm" svg:y2="12.474cm">
          <text:p/>
        </draw:line>
        <draw:frame draw:style-name="gr7" draw:text-style-name="P5" draw:layer="layout" svg:width="0.456cm" svg:height="0.505cm" svg:x="1.219cm" svg:y="12.694cm">
          <draw:text-box>
            <text:p text:style-name="P4"><text:span text:style-name="T1">0</text:span></text:p>
          </draw:text-box>
        </draw:frame>
        <draw:line draw:style-name="gr9" draw:text-style-name="P1" draw:layer="layout" svg:x1="1.523cm" svg:y1="12.357cm" svg:x2="1.575cm" svg:y2="12.357cm">
          <text:p/>
        </draw:line>
        <draw:line draw:style-name="gr9" draw:text-style-name="P1" draw:layer="layout" svg:x1="1.523cm" svg:y1="12.241cm" svg:x2="1.575cm" svg:y2="12.241cm">
          <text:p/>
        </draw:line>
        <draw:line draw:style-name="gr9" draw:text-style-name="P1" draw:layer="layout" svg:x1="1.523cm" svg:y1="12.124cm" svg:x2="1.575cm" svg:y2="12.124cm">
          <text:p/>
        </draw:line>
        <draw:line draw:style-name="gr9" draw:text-style-name="P1" draw:layer="layout" svg:x1="1.523cm" svg:y1="12.007cm" svg:x2="1.61cm" svg:y2="12.007cm">
          <text:p/>
        </draw:line>
        <draw:frame draw:style-name="gr7" draw:text-style-name="P5" draw:layer="layout" svg:width="0.456cm" svg:height="0.505cm" svg:x="1.219cm" svg:y="12.226cm">
          <draw:text-box>
            <text:p text:style-name="P4"><text:span text:style-name="T1">2</text:span></text:p>
          </draw:text-box>
        </draw:frame>
        <draw:line draw:style-name="gr9" draw:text-style-name="P1" draw:layer="layout" svg:x1="1.523cm" svg:y1="11.89cm" svg:x2="1.575cm" svg:y2="11.89cm">
          <text:p/>
        </draw:line>
        <draw:line draw:style-name="gr9" draw:text-style-name="P1" draw:layer="layout" svg:x1="1.523cm" svg:y1="11.773cm" svg:x2="1.575cm" svg:y2="11.773cm">
          <text:p/>
        </draw:line>
        <draw:line draw:style-name="gr9" draw:text-style-name="P1" draw:layer="layout" svg:x1="1.523cm" svg:y1="11.656cm" svg:x2="1.575cm" svg:y2="11.656cm">
          <text:p/>
        </draw:line>
        <draw:line draw:style-name="gr9" draw:text-style-name="P1" draw:layer="layout" svg:x1="1.523cm" svg:y1="11.54cm" svg:x2="1.61cm" svg:y2="11.54cm">
          <text:p/>
        </draw:line>
        <draw:frame draw:style-name="gr7" draw:text-style-name="P5" draw:layer="layout" svg:width="0.456cm" svg:height="0.505cm" svg:x="1.219cm" svg:y="11.759cm">
          <draw:text-box>
            <text:p text:style-name="P4"><text:span text:style-name="T1">4</text:span></text:p>
          </draw:text-box>
        </draw:frame>
        <draw:line draw:style-name="gr9" draw:text-style-name="P1" draw:layer="layout" svg:x1="1.523cm" svg:y1="11.423cm" svg:x2="1.575cm" svg:y2="11.423cm">
          <text:p/>
        </draw:line>
        <draw:line draw:style-name="gr9" draw:text-style-name="P1" draw:layer="layout" svg:x1="1.523cm" svg:y1="11.306cm" svg:x2="1.575cm" svg:y2="11.306cm">
          <text:p/>
        </draw:line>
        <draw:line draw:style-name="gr9" draw:text-style-name="P1" draw:layer="layout" svg:x1="1.523cm" svg:y1="11.189cm" svg:x2="1.575cm" svg:y2="11.189cm">
          <text:p/>
        </draw:line>
        <draw:line draw:style-name="gr9" draw:text-style-name="P1" draw:layer="layout" svg:x1="1.523cm" svg:y1="11.072cm" svg:x2="1.61cm" svg:y2="11.072cm">
          <text:p/>
        </draw:line>
        <draw:frame draw:style-name="gr7" draw:text-style-name="P5" draw:layer="layout" svg:width="0.456cm" svg:height="0.505cm" svg:x="1.219cm" svg:y="11.291cm">
          <draw:text-box>
            <text:p text:style-name="P4"><text:span text:style-name="T1">6</text:span></text:p>
          </draw:text-box>
        </draw:frame>
        <draw:line draw:style-name="gr9" draw:text-style-name="P1" draw:layer="layout" svg:x1="1.523cm" svg:y1="10.955cm" svg:x2="1.575cm" svg:y2="10.955cm">
          <text:p/>
        </draw:line>
        <draw:line draw:style-name="gr9" draw:text-style-name="P1" draw:layer="layout" svg:x1="1.523cm" svg:y1="10.838cm" svg:x2="1.575cm" svg:y2="10.838cm">
          <text:p/>
        </draw:line>
        <draw:line draw:style-name="gr9" draw:text-style-name="P1" draw:layer="layout" svg:x1="1.523cm" svg:y1="10.722cm" svg:x2="1.575cm" svg:y2="10.722cm">
          <text:p/>
        </draw:line>
        <draw:line draw:style-name="gr9" draw:text-style-name="P1" draw:layer="layout" svg:x1="1.523cm" svg:y1="10.605cm" svg:x2="1.61cm" svg:y2="10.605cm">
          <text:p/>
        </draw:line>
        <draw:frame draw:style-name="gr7" draw:text-style-name="P5" draw:layer="layout" svg:width="0.456cm" svg:height="0.505cm" svg:x="1.219cm" svg:y="10.824cm">
          <draw:text-box>
            <text:p text:style-name="P4"><text:span text:style-name="T1">8</text:span></text:p>
          </draw:text-box>
        </draw:frame>
        <draw:line draw:style-name="gr9" draw:text-style-name="P1" draw:layer="layout" svg:x1="1.523cm" svg:y1="10.488cm" svg:x2="1.575cm" svg:y2="10.488cm">
          <text:p/>
        </draw:line>
        <draw:line draw:style-name="gr9" draw:text-style-name="P1" draw:layer="layout" svg:x1="1.523cm" svg:y1="10.371cm" svg:x2="1.575cm" svg:y2="10.371cm">
          <text:p/>
        </draw:line>
        <draw:line draw:style-name="gr9" draw:text-style-name="P1" draw:layer="layout" svg:x1="1.54cm" svg:y1="10.371cm" svg:x2="1.54cm" svg:y2="10.423cm">
          <text:p/>
        </draw:line>
        <draw:line draw:style-name="gr9" draw:text-style-name="P1" draw:layer="layout" svg:x1="2.342cm" svg:y1="10.371cm" svg:x2="2.342cm" svg:y2="10.423cm">
          <text:p/>
        </draw:line>
        <draw:line draw:style-name="gr9" draw:text-style-name="P1" draw:layer="layout" svg:x1="3.144cm" svg:y1="10.371cm" svg:x2="3.144cm" svg:y2="10.458cm">
          <text:p/>
        </draw:line>
        <draw:line draw:style-name="gr9" draw:text-style-name="P1" draw:layer="layout" svg:x1="3.946cm" svg:y1="10.371cm" svg:x2="3.946cm" svg:y2="10.423cm">
          <text:p/>
        </draw:line>
        <draw:line draw:style-name="gr9" draw:text-style-name="P1" draw:layer="layout" svg:x1="4.749cm" svg:y1="10.371cm" svg:x2="4.749cm" svg:y2="10.423cm">
          <text:p/>
        </draw:line>
        <draw:line draw:style-name="gr9" draw:text-style-name="P1" draw:layer="layout" svg:x1="5.551cm" svg:y1="10.371cm" svg:x2="5.551cm" svg:y2="10.423cm">
          <text:p/>
        </draw:line>
        <draw:line draw:style-name="gr9" draw:text-style-name="P1" draw:layer="layout" svg:x1="6.353cm" svg:y1="10.371cm" svg:x2="6.353cm" svg:y2="10.458cm">
          <text:p/>
        </draw:line>
        <draw:line draw:style-name="gr9" draw:text-style-name="P1" draw:layer="layout" svg:x1="7.156cm" svg:y1="10.371cm" svg:x2="7.156cm" svg:y2="10.423cm">
          <text:p/>
        </draw:line>
        <draw:line draw:style-name="gr9" draw:text-style-name="P1" draw:layer="layout" svg:x1="7.958cm" svg:y1="10.371cm" svg:x2="7.958cm" svg:y2="10.423cm">
          <text:p/>
        </draw:line>
        <draw:line draw:style-name="gr9" draw:text-style-name="P1" draw:layer="layout" svg:x1="8.76cm" svg:y1="10.371cm" svg:x2="8.76cm" svg:y2="10.423cm">
          <text:p/>
        </draw:line>
        <draw:line draw:style-name="gr9" draw:text-style-name="P1" draw:layer="layout" svg:x1="9.562cm" svg:y1="10.371cm" svg:x2="9.562cm" svg:y2="10.458cm">
          <text:p/>
        </draw:line>
        <draw:line draw:style-name="gr9" draw:text-style-name="P1" draw:layer="layout" svg:x1="10.365cm" svg:y1="10.371cm" svg:x2="10.365cm" svg:y2="10.423cm">
          <text:p/>
        </draw:line>
        <draw:line draw:style-name="gr9" draw:text-style-name="P1" draw:layer="layout" svg:x1="11.167cm" svg:y1="10.371cm" svg:x2="11.167cm" svg:y2="10.423cm">
          <text:p/>
        </draw:line>
        <draw:line draw:style-name="gr9" draw:text-style-name="P1" draw:layer="layout" svg:x1="11.969cm" svg:y1="10.371cm" svg:x2="11.969cm" svg:y2="10.423cm">
          <text:p/>
        </draw:line>
        <draw:line draw:style-name="gr9" draw:text-style-name="P1" draw:layer="layout" svg:x1="12.771cm" svg:y1="10.371cm" svg:x2="12.771cm" svg:y2="10.458cm">
          <text:p/>
        </draw:line>
        <draw:line draw:style-name="gr9" draw:text-style-name="P1" draw:layer="layout" svg:x1="13.574cm" svg:y1="10.371cm" svg:x2="13.574cm" svg:y2="10.423cm">
          <text:p/>
        </draw:line>
        <draw:line draw:style-name="gr9" draw:text-style-name="P1" draw:layer="layout" svg:x1="14.376cm" svg:y1="10.371cm" svg:x2="14.376cm" svg:y2="10.423cm">
          <text:p/>
        </draw:line>
        <draw:line draw:style-name="gr9" draw:text-style-name="P1" draw:layer="layout" svg:x1="14.376cm" svg:y1="12.942cm" svg:x2="14.289cm" svg:y2="12.942cm">
          <text:p/>
        </draw:line>
        <draw:line draw:style-name="gr9" draw:text-style-name="P1" draw:layer="layout" svg:x1="14.376cm" svg:y1="12.825cm" svg:x2="14.324cm" svg:y2="12.825cm">
          <text:p/>
        </draw:line>
        <draw:line draw:style-name="gr9" draw:text-style-name="P1" draw:layer="layout" svg:x1="14.376cm" svg:y1="12.708cm" svg:x2="14.324cm" svg:y2="12.708cm">
          <text:p/>
        </draw:line>
        <draw:line draw:style-name="gr9" draw:text-style-name="P1" draw:layer="layout" svg:x1="14.376cm" svg:y1="12.591cm" svg:x2="14.324cm" svg:y2="12.591cm">
          <text:p/>
        </draw:line>
        <draw:line draw:style-name="gr9" draw:text-style-name="P1" draw:layer="layout" svg:x1="14.376cm" svg:y1="12.474cm" svg:x2="14.289cm" svg:y2="12.474cm">
          <text:p/>
        </draw:line>
        <draw:line draw:style-name="gr9" draw:text-style-name="P1" draw:layer="layout" svg:x1="14.376cm" svg:y1="12.357cm" svg:x2="14.324cm" svg:y2="12.357cm">
          <text:p/>
        </draw:line>
        <draw:line draw:style-name="gr9" draw:text-style-name="P1" draw:layer="layout" svg:x1="14.376cm" svg:y1="12.241cm" svg:x2="14.324cm" svg:y2="12.241cm">
          <text:p/>
        </draw:line>
        <draw:line draw:style-name="gr9" draw:text-style-name="P1" draw:layer="layout" svg:x1="14.376cm" svg:y1="12.124cm" svg:x2="14.324cm" svg:y2="12.124cm">
          <text:p/>
        </draw:line>
        <draw:line draw:style-name="gr9" draw:text-style-name="P1" draw:layer="layout" svg:x1="14.376cm" svg:y1="12.007cm" svg:x2="14.289cm" svg:y2="12.007cm">
          <text:p/>
        </draw:line>
        <draw:line draw:style-name="gr9" draw:text-style-name="P1" draw:layer="layout" svg:x1="14.376cm" svg:y1="11.89cm" svg:x2="14.324cm" svg:y2="11.89cm">
          <text:p/>
        </draw:line>
        <draw:line draw:style-name="gr9" draw:text-style-name="P1" draw:layer="layout" svg:x1="14.376cm" svg:y1="11.773cm" svg:x2="14.324cm" svg:y2="11.773cm">
          <text:p/>
        </draw:line>
        <draw:line draw:style-name="gr9" draw:text-style-name="P1" draw:layer="layout" svg:x1="14.376cm" svg:y1="11.656cm" svg:x2="14.324cm" svg:y2="11.656cm">
          <text:p/>
        </draw:line>
        <draw:line draw:style-name="gr9" draw:text-style-name="P1" draw:layer="layout" svg:x1="14.376cm" svg:y1="11.54cm" svg:x2="14.289cm" svg:y2="11.54cm">
          <text:p/>
        </draw:line>
        <draw:line draw:style-name="gr9" draw:text-style-name="P1" draw:layer="layout" svg:x1="14.376cm" svg:y1="11.423cm" svg:x2="14.324cm" svg:y2="11.423cm">
          <text:p/>
        </draw:line>
        <draw:line draw:style-name="gr9" draw:text-style-name="P1" draw:layer="layout" svg:x1="14.376cm" svg:y1="11.306cm" svg:x2="14.324cm" svg:y2="11.306cm">
          <text:p/>
        </draw:line>
        <draw:line draw:style-name="gr9" draw:text-style-name="P1" draw:layer="layout" svg:x1="14.376cm" svg:y1="11.189cm" svg:x2="14.324cm" svg:y2="11.189cm">
          <text:p/>
        </draw:line>
        <draw:line draw:style-name="gr9" draw:text-style-name="P1" draw:layer="layout" svg:x1="14.376cm" svg:y1="11.072cm" svg:x2="14.289cm" svg:y2="11.072cm">
          <text:p/>
        </draw:line>
        <draw:line draw:style-name="gr9" draw:text-style-name="P1" draw:layer="layout" svg:x1="14.376cm" svg:y1="10.955cm" svg:x2="14.324cm" svg:y2="10.955cm">
          <text:p/>
        </draw:line>
        <draw:line draw:style-name="gr9" draw:text-style-name="P1" draw:layer="layout" svg:x1="14.376cm" svg:y1="10.838cm" svg:x2="14.324cm" svg:y2="10.838cm">
          <text:p/>
        </draw:line>
        <draw:line draw:style-name="gr9" draw:text-style-name="P1" draw:layer="layout" svg:x1="14.376cm" svg:y1="10.722cm" svg:x2="14.324cm" svg:y2="10.722cm">
          <text:p/>
        </draw:line>
        <draw:line draw:style-name="gr9" draw:text-style-name="P1" draw:layer="layout" svg:x1="14.376cm" svg:y1="10.605cm" svg:x2="14.289cm" svg:y2="10.605cm">
          <text:p/>
        </draw:line>
        <draw:line draw:style-name="gr9" draw:text-style-name="P1" draw:layer="layout" svg:x1="14.376cm" svg:y1="10.488cm" svg:x2="14.324cm" svg:y2="10.488cm">
          <text:p/>
        </draw:line>
        <draw:line draw:style-name="gr9" draw:text-style-name="P1" draw:layer="layout" svg:x1="14.376cm" svg:y1="10.371cm" svg:x2="14.324cm" svg:y2="10.371cm">
          <text:p/>
        </draw:line>
        <draw:frame draw:style-name="gr7" draw:text-style-name="P5" draw:layer="layout" svg:width="0.459cm" svg:height="0.505cm" svg:x="0.991cm" svg:y="10.357cm">
          <draw:text-box>
            <text:p text:style-name="P4"><text:span text:style-name="T1">10</text:span></text:p>
          </draw:text-box>
        </draw:frame>
        <draw:frame draw:style-name="gr12" draw:text-style-name="P7" draw:layer="layout" svg:width="0.781cm" svg:height="0.674cm" svg:x="6.342cm" svg:y="13.716cm">
          <draw:text-box>
            <text:p text:style-name="P4"><text:span text:style-name="T3">log</text:span></text:p>
          </draw:text-box>
        </draw:frame>
        <draw:frame draw:style-name="gr13" draw:text-style-name="P8" draw:layer="layout" svg:width="0.434cm" svg:height="0.479cm" svg:x="7.121cm" svg:y="13.992cm">
          <draw:text-box>
            <text:p text:style-name="P4"><text:span text:style-name="T4">10</text:span></text:p>
          </draw:text-box>
        </draw:frame>
        <draw:frame draw:style-name="gr12" draw:text-style-name="P7" draw:layer="layout" svg:width="0.609cm" svg:height="0.712cm" svg:x="7.567cm" svg:y="13.693cm">
          <draw:text-box>
            <text:p text:style-name="P4"><text:span text:style-name="T5">(</text:span></text:p>
          </draw:text-box>
        </draw:frame>
        <draw:frame draw:style-name="gr12" draw:text-style-name="P7" draw:layer="layout" svg:width="0.609cm" svg:height="0.674cm" svg:x="7.762cm" svg:y="13.716cm">
          <draw:text-box>
            <text:p text:style-name="P4"><text:span text:style-name="T3">M</text:span></text:p>
          </draw:text-box>
        </draw:frame>
        <draw:frame draw:style-name="gr12" draw:text-style-name="P7" draw:layer="layout" svg:width="0.734cm" svg:height="0.712cm" svg:x="8.304cm" svg:y="13.693cm">
          <draw:text-box>
            <text:p text:style-name="P4"><text:span text:style-name="T5">/</text:span><text:span text:style-name="T6">M</text:span></text:p>
          </draw:text-box>
        </draw:frame>
        <draw:frame draw:style-name="gr13" draw:text-style-name="P8" draw:layer="layout" svg:width="0.432cm" svg:height="0.505cm" svg:x="9.005cm" svg:y="13.998cm">
          <draw:text-box>
            <text:p text:style-name="P4"><text:span text:style-name="T7">⊙</text:span></text:p>
          </draw:text-box>
        </draw:frame>
        <draw:frame draw:style-name="gr12" draw:text-style-name="P7" draw:layer="layout" svg:width="0.609cm" svg:height="0.712cm" svg:x="9.363cm" svg:y="13.693cm">
          <draw:text-box>
            <text:p text:style-name="P4"><text:span text:style-name="T5">)</text:span></text:p>
          </draw:text-box>
        </draw:frame>
        <draw:frame draw:style-name="gr12" draw:text-style-name="P7" draw:layer="layout" svg:width="0.609cm" svg:height="0.712cm" draw:transform="rotate (1.5707963267949) translate (0.102cm 11.986cm)">
          <draw:text-box>
            <text:p text:style-name="P4"><text:span text:style-name="T5">Δ</text:span></text:p>
          </draw:text-box>
        </draw:frame>
        <draw:frame draw:style-name="gr12" draw:text-style-name="P7" draw:layer="layout" svg:width="0.609cm" svg:height="0.674cm" draw:transform="rotate (1.5707963267949) translate (0.124cm 11.598cm)">
          <draw:text-box>
            <text:p text:style-name="P4"><text:span text:style-name="T3">z</text:span></text:p>
          </draw:text-box>
        </draw:frame>
        <draw:frame draw:style-name="gr14" draw:text-style-name="P10" draw:layer="layout" svg:width="4.064cm" svg:height="0.937cm" svg:x="3.148cm" svg:y="1.016cm">
          <draw:text-box>
            <text:p text:style-name="P9">Lognormal</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iroFont201" svg:font-family="CairoFont20"/>
    <style:font-face style:name="Mathematica1" svg:font-family="Mathematica"/>
    <style:font-face style:name="TimesNewRoman1" svg:font-family="TimesNewRoman"/>
    <style:font-face style:name="CairoFont20" svg:font-family="CairoFont20" style:font-pitch="variable"/>
    <style:font-face style:name="Liberation Serif1" svg:font-family="'Liberation Serif'" style:font-pitch="variable"/>
    <style:font-face style:name="Mathematica" svg:font-family="Mathematica" style:font-pitch="variable"/>
    <style:font-face style:name="Tahoma1" svg:font-family="Tahoma" style:font-pitch="variable"/>
    <style:font-face style:name="TimesNewRoman" svg:font-family="TimesNew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stroke-dash20" draw:style="rect" draw:dots1="1" draw:dots1-length="0.101cm" draw:distance="0.10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1cm" fo:margin-right="0.1cm" fo:page-width="14.64cm" fo:page-height="14.7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1-24T00:01:19.114014864</dc:date>
    <meta:editing-duration>PT5M26S</meta:editing-duration>
    <meta:editing-cycles>1</meta:editing-cycles>
    <meta:document-statistic meta:object-count="466"/>
    <meta:generator>LibreOffice/5.1.6.2$Linux_X86_64 LibreOffice_project/10m0$Build-2</meta:generator>
  </office:meta>
</office:document-meta>
</file>